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85mm"/>
    </style:style>
    <style:style style:name="co2" style:family="table-column">
      <style:table-column-properties fo:break-before="auto" style:column-width="93.68mm"/>
    </style:style>
    <style:style style:name="co3" style:family="table-column">
      <style:table-column-properties fo:break-before="auto" style:column-width="126.5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6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160.53mm"/>
    </style:style>
    <style:style style:name="co8" style:family="table-column">
      <style:table-column-properties fo:break-before="auto" style:column-width="186.21mm"/>
    </style:style>
    <style:style style:name="co9" style:family="table-column">
      <style:table-column-properties fo:break-before="auto" style:column-width="41.89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92.37mm"/>
    </style:style>
    <style:style style:name="co12" style:family="table-column">
      <style:table-column-properties fo:break-before="auto" style:column-width="223.78mm"/>
    </style:style>
    <style:style style:name="co13" style:family="table-column">
      <style:table-column-properties fo:break-before="auto" style:column-width="27.46mm"/>
    </style:style>
    <style:style style:name="co14" style:family="table-column">
      <style:table-column-properties fo:break-before="auto" style:column-width="68.21mm"/>
    </style:style>
    <style:style style:name="co15" style:family="table-column">
      <style:table-column-properties fo:break-before="auto" style:column-width="69.48mm"/>
    </style:style>
    <style:style style:name="co16" style:family="table-column">
      <style:table-column-properties fo:break-before="auto" style:column-width="15.15mm"/>
    </style:style>
    <style:style style:name="co17" style:family="table-column">
      <style:table-column-properties fo:break-before="auto" style:column-width="14.73mm"/>
    </style:style>
    <style:style style:name="co18" style:family="table-column">
      <style:table-column-properties fo:break-before="auto" style:column-width="53.15mm"/>
    </style:style>
    <style:style style:name="co19" style:family="table-column">
      <style:table-column-properties fo:break-before="auto" style:column-width="27.89mm"/>
    </style:style>
    <style:style style:name="co20" style:family="table-column">
      <style:table-column-properties fo:break-before="auto" style:column-width="26.6mm"/>
    </style:style>
    <style:style style:name="co21" style:family="table-column">
      <style:table-column-properties fo:break-before="auto" style:column-width="23.42mm"/>
    </style:style>
    <style:style style:name="co22" style:family="table-column">
      <style:table-column-properties fo:break-before="auto" style:column-width="29.16mm"/>
    </style:style>
    <style:style style:name="co23" style:family="table-column">
      <style:table-column-properties fo:break-before="auto" style:column-width="31.91mm"/>
    </style:style>
    <style:style style:name="co24" style:family="table-column">
      <style:table-column-properties fo:break-before="auto" style:column-width="11.96mm"/>
    </style:style>
    <style:style style:name="co25" style:family="table-column">
      <style:table-column-properties fo:break-before="auto" style:column-width="19.6mm"/>
    </style:style>
    <style:style style:name="co26" style:family="table-column">
      <style:table-column-properties fo:break-before="auto" style:column-width="43.16mm"/>
    </style:style>
    <style:style style:name="co27" style:family="table-column">
      <style:table-column-properties fo:break-before="auto" style:column-width="20.02mm"/>
    </style:style>
    <style:style style:name="co28" style:family="table-column">
      <style:table-column-properties fo:break-before="auto" style:column-width="34.47mm"/>
    </style:style>
    <style:style style:name="co29" style:family="table-column">
      <style:table-column-properties fo:break-before="auto" style:column-width="29.79mm"/>
    </style:style>
    <style:style style:name="co30" style:family="table-column">
      <style:table-column-properties fo:break-before="auto" style:column-width="30.64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32.76mm"/>
    </style:style>
    <style:style style:name="co33" style:family="table-column">
      <style:table-column-properties fo:break-before="auto" style:column-width="44.64mm"/>
    </style:style>
    <style:style style:name="co34" style:family="table-column">
      <style:table-column-properties fo:break-before="auto" style:column-width="39.97mm"/>
    </style:style>
    <style:style style:name="co35" style:family="table-column">
      <style:table-column-properties fo:break-before="auto" style:column-width="30.43mm"/>
    </style:style>
    <style:style style:name="co36" style:family="table-column">
      <style:table-column-properties fo:break-before="auto" style:column-width="30.85mm"/>
    </style:style>
    <style:style style:name="co37" style:family="table-column">
      <style:table-column-properties fo:break-before="auto" style:column-width="25.54mm"/>
    </style:style>
    <style:style style:name="co38" style:family="table-column">
      <style:table-column-properties fo:break-before="auto" style:column-width="33.39mm"/>
    </style:style>
    <style:style style:name="co39" style:family="table-column">
      <style:table-column-properties fo:break-before="auto" style:column-width="32.54mm"/>
    </style:style>
    <style:style style:name="co40" style:family="table-column">
      <style:table-column-properties fo:break-before="auto" style:column-width="35.74mm"/>
    </style:style>
    <style:style style:name="co41" style:family="table-column">
      <style:table-column-properties fo:break-before="auto" style:column-width="34.89mm"/>
    </style:style>
    <style:style style:name="co42" style:family="table-column">
      <style:table-column-properties fo:break-before="auto" style:column-width="36.79mm"/>
    </style:style>
    <style:style style:name="co43" style:family="table-column">
      <style:table-column-properties fo:break-before="auto" style:column-width="28.31mm"/>
    </style:style>
    <style:style style:name="co44" style:family="table-column">
      <style:table-column-properties fo:break-before="auto" style:column-width="27.23mm"/>
    </style:style>
    <style:style style:name="co45" style:family="table-column">
      <style:table-column-properties fo:break-before="auto" style:column-width="71.38mm"/>
    </style:style>
    <style:style style:name="co46" style:family="table-column">
      <style:table-column-properties fo:break-before="auto" style:column-width="72.25mm"/>
    </style:style>
    <style:style style:name="co47" style:family="table-column">
      <style:table-column-properties fo:break-before="auto" style:column-width="66.3mm"/>
    </style:style>
    <style:style style:name="co48" style:family="table-column">
      <style:table-column-properties fo:break-before="auto" style:column-width="59.3mm"/>
    </style:style>
    <style:style style:name="co49" style:family="table-column">
      <style:table-column-properties fo:break-before="auto" style:column-width="49.53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17.8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6mm" fo:break-before="auto" style:use-optimal-row-height="true"/>
    </style:style>
    <style:style style:name="ro7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Cabec_20_cinza" style:data-style-name="N100">
      <style:table-cell-properties fo:background-color="#ffd8ce" style:text-align-source="fix" style:repeat-content="false"/>
      <style:paragraph-properties fo:text-align="end" fo:margin-left="0mm"/>
      <style:text-properties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Content">
      <style:table-cell-properties fo:background-color="#ffd8ce"/>
    </style:style>
    <style:style style:name="ce35" style:family="table-cell" style:parent-style-name="Content">
      <style:table-cell-properties style:text-align-source="fix" style:repeat-content="false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Conten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37" style:family="table-cell" style:parent-style-name="Content">
      <style:text-properties fo:font-style="italic" style:font-style-asian="italic" style:font-style-complex="italic"/>
    </style:style>
    <style:style style:name="ce38" style:family="table-cell" style:parent-style-name="Cabec_20_verde">
      <style:table-cell-properties fo:background-color="#ffd8ce"/>
    </style:style>
    <style:style style:name="ce39" style:family="table-cell" style:parent-style-name="Cabec_20_verde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Conten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Cabec_20_verde">
      <style:text-properties fo:font-size="12pt" style:font-size-asian="12pt" style:font-size-complex="12pt"/>
    </style:style>
    <style:style style:name="ce15" style:family="table-cell" style:parent-style-name="Cabec_20_verde">
      <style:table-cell-properties style:text-align-source="value-type" style:repeat-content="false" style:vertical-align="middle"/>
      <style:paragraph-properties fo:margin-left="0mm"/>
      <style:text-properties fo:font-size="12pt" style:font-size-asian="12pt" style:font-size-complex="12pt"/>
    </style:style>
    <style:style style:name="ce17" style:family="table-cell" style:parent-style-name="Cabec_20_cinza">
      <style:table-cell-properties style:text-align-source="value-type" style:repeat-content="false" style:vertical-align="middle"/>
      <style:paragraph-properties fo:margin-left="0mm"/>
    </style:style>
    <style:style style:name="ce11" style:family="table-cell" style:parent-style-name="Cabec_20_cinza">
      <style:table-cell-properties style:text-align-source="value-type" style:repeat-content="false"/>
      <style:paragraph-properties fo:margin-left="0mm"/>
    </style:style>
    <style:style style:name="ce20" style:family="table-cell" style:parent-style-name="Cabec_20_verde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28" style:family="table-cell" style:parent-style-name="Cabec_20_cinza">
      <style:table-cell-properties style:text-align-source="value-type" style:repeat-content="false" style:vertical-align="middle"/>
      <style:paragraph-properties fo:margin-left="0mm"/>
    </style:style>
    <style:style style:name="ce22" style:family="table-cell" style:parent-style-name="Cabec_20_cinza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Cabec_20_verde">
      <style:table-cell-properties style:text-align-source="value-type" style:repeat-content="false"/>
      <style:paragraph-properties fo:margin-left="0mm"/>
    </style:style>
    <style:style style:name="ce31" style:family="table-cell" style:parent-style-name="Content">
      <style:table-cell-properties style:text-align-source="value-type" style:repeat-content="false" style:vertical-align="middle"/>
      <style:paragraph-properties fo:margin-left="0mm"/>
      <style:text-properties fo:font-style="italic" style:font-style-asian="italic" style:font-style-complex="italic"/>
    </style:style>
    <style:style style:name="ce19" style:family="table-cell" style:parent-style-name="Cabec_20_verde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34" style:family="table-cell" style:parent-style-name="Cabec_20_cinza">
      <style:paragraph-properties fo:margin-left="0mm"/>
    </style:style>
    <style:style style:name="ce43" style:family="table-cell" style:parent-style-name="Cabec_20_cinza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Cabec_20_cinza">
      <style:table-cell-properties style:vertical-align="top"/>
    </style:style>
    <style:style style:name="ce45" style:family="table-cell" style:parent-style-name="Content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Conten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Content">
      <style:table-cell-properties style:text-align-source="value-type" style:repeat-content="false" fo:border="none"/>
      <style:paragraph-properties fo:margin-left="0mm"/>
      <style:text-properties fo:font-style="italic" style:font-style-asian="italic" style:font-style-complex="italic"/>
    </style:style>
    <style:style style:name="ce49" style:family="table-cell" style:parent-style-name="Content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Content">
      <style:table-cell-properties fo:border="none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italic" style:text-position="33% 58%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text-position="33% 58%" style:font-style-asian="italic" style:font-style-complex="italic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9" style:family="text">
      <style:text-properties style:text-position="33% 58%"/>
    </style:style>
    <style:style style:name="T10" style:family="text">
      <style:text-properties style:text-underline-style="none" style:text-underline-color="font-color" fo:font-style="italic" style:text-position="33% 58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a-identificador" table:style-name="ta1">
        <table:table-column table:style-name="co1" table:default-cell-style-name="Content"/>
        <table:table-column table:style-name="co2" table:default-cell-style-name="Content"/>
        <table:table-column table:style-name="co3" table:default-cell-style-name="Content"/>
        <table:table-row table:style-name="ro1">
          <table:table-cell table:style-name="Cabec_20_verde" office:value-type="string" calcext:value-type="string">
            <text:p>Name</text:p>
          </table:table-cell>
          <table:table-cell table:style-name="Cabec_20_verde" office:value-type="string" calcext:value-type="string">
            <text:p>Description</text:p>
          </table:table-cell>
          <table:table-cell table:style-name="Cabec_20_verde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cronym</text:p>
          </table:table-cell>
          <table:table-cell office:value-type="string" calcext:value-type="string">
            <text:p>Identification acronum or number</text:p>
          </table:table-cell>
          <table:table-cell office:value-type="string" calcext:value-type="string">
            <text:p>Sigla ou número identificador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dd-mm-yyyy hh:mm:s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cquisition year</text:p>
          </table:table-cell>
          <table:table-cell office:value-type="string" calcext:value-type="string">
            <text:p>Ano da coleta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ulian day</text:p>
          </table:table-cell>
          <table:table-cell office:value-type="string" calcext:value-type="string">
            <text:p>Dia juliano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Sequential UTC minute from </text:p>
            <text:p>   <text:span text:style-name="T1">● </text:span>0 to 1439 for solarimetric data</text:p>
            <text:p><text:span text:style-name="T2">   </text:span><text:span text:style-name="T3">● </text:span>10 to 1440 for anemometric and meteorologic data</text:p>
            <text:p><text:span text:style-name="T2">   </text:span><text:span text:style-name="T3">● 5 to 1440 for cloud cover data (for web distribution)</text:span></text:p>
          </table:table-cell>
          <table:table-cell office:value-type="string" calcext:value-type="string">
            <text:p>Minuto UTC sequencial de </text:p>
            <text:p><text:span text:style-name="T2">   </text:span><text:span text:style-name="T3">● </text:span>0 a 1439 para dados solarimétricos</text:p>
            <text:p><text:span text:style-name="T2">   </text:span><text:span text:style-name="T3">● 10 a 1440 para dados anemométricos e meteorológicos</text:span></text:p>
            <text:p><text:span text:style-name="T4">   ●  5 a 1440 para dados de cobertura de nuvens (para distribuição na web)</text:span></text:p>
          </table:table-cell>
        </table:table-row>
      </table:table>
      <table:table table:name="Tabela-variavel" table:style-name="ta1" table:print-ranges="'Tabela-variavel'.A1:'Tabela-variavel'.H78">
        <table:table-column table:style-name="co5" table:default-cell-style-name="Content"/>
        <table:table-column table:style-name="co6" table:default-cell-style-name="Content"/>
        <table:table-column table:style-name="co7" table:default-cell-style-name="Content"/>
        <table:table-column table:style-name="co8" table:default-cell-style-name="Content"/>
        <table:table-column table:style-name="co9" table:default-cell-style-name="Content"/>
        <table:table-column table:style-name="co10" table:default-cell-style-name="Content"/>
        <table:table-column table:style-name="co11" table:default-cell-style-name="Content"/>
        <table:table-column table:style-name="co12" table:default-cell-style-name="Content"/>
        <table:table-row table:style-name="ro1">
          <table:table-cell table:style-name="Cabec_20_verde" office:value-type="string" calcext:value-type="string">
            <text:p>Name</text:p>
          </table:table-cell>
          <table:table-cell table:style-name="Cabec_20_verde" office:value-type="string" calcext:value-type="string">
            <text:p>Unit</text:p>
          </table:table-cell>
          <table:table-cell table:style-name="Cabec_20_verde" office:value-type="string" calcext:value-type="string">
            <text:p>Description</text:p>
          </table:table-cell>
          <table:table-cell table:style-name="Cabec_20_verde" office:value-type="string" calcext:value-type="string">
            <text:p>Descrição</text:p>
          </table:table-cell>
          <table:table-cell table:style-name="Cabec_20_verde" office:value-type="string" calcext:value-type="string">
            <text:p>Attribute</text:p>
          </table:table-cell>
          <table:table-cell table:style-name="ce38" office:value-type="string" calcext:value-type="string">
            <text:p>Code<text:span text:style-name="T9"> (1)</text:span></text:p>
          </table:table-cell>
          <table:table-cell table:style-name="Cabec_20_verde" office:value-type="string" calcext:value-type="string">
            <text:p>Attribute description</text:p>
          </table:table-cell>
          <table:table-cell table:style-name="Cabec_20_verde" office:value-type="string" calcext:value-type="string">
            <text:p>Descrição do atributo</text:p>
          </table:table-cell>
        </table:table-row>
        <table:table-row table:style-name="ro1">
          <table:table-cell office:value-type="string" calcext:value-type="string">
            <text:p>cov_brb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Total cloudiness evaluation using the blue/red and blue/green ratio of the image (BRBG)</text:p>
          </table:table-cell>
          <table:table-cell office:value-type="string" calcext:value-type="string">
            <text:p>Avaliação da nebulosidade total usando a razão azul/vermelho e azul/verde da imagem (BRBG)</text:p>
          </table:table-cell>
          <table:table-cell table:style-name="ce33" office:value-type="string" calcext:value-type="string">
            <text:p>cov_brbg_dqc<text:span text:style-name="T5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total cloudiness evaluation using the blue/red and blue/green ratio of the image (BRBG)</text:p>
          </table:table-cell>
          <table:table-cell office:value-type="string" calcext:value-type="string">
            <text:p>Código de qualidade da avaliação da nebulosidade total usando a razão azul/vermelho e azul/verde da imagem (BRBG)</text:p>
          </table:table-cell>
        </table:table-row>
        <table:table-row table:style-name="ro1">
          <table:table-cell office:value-type="string" calcext:value-type="string">
            <text:p>cov_cdoc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Total cloudiness evaluation using the cloud detection and opacity classification algorithm (CDOC)</text:p>
          </table:table-cell>
          <table:table-cell office:value-type="string" calcext:value-type="string">
            <text:p>Avaliação da nebulosidade total usando o algoritmo de detecção de nuvens e classificação da opacidade (CDOC)</text:p>
          </table:table-cell>
          <table:table-cell table:style-name="ce33" office:value-type="string" calcext:value-type="string">
            <text:p><text:span text:style-name="T2">cov_cdoc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total cloudiness evaluation using the cloud detection and opacity classification algorithm (CDOC)</text:p>
          </table:table-cell>
          <table:table-cell office:value-type="string" calcext:value-type="string">
            <text:p><text:span text:style-name="T2">Código de qualidade da a</text:span>valiação da nebulosidade total usando o algoritmo de detecção de nuvens e classificação da opacidade (CDOC)</text:p>
          </table:table-cell>
        </table:table-row>
        <table:table-row table:style-name="ro1">
          <table:table-cell office:value-type="string" calcext:value-type="string">
            <text:p>cov_cdoc_thick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<text:span text:style-name="T2">Cloudiness caused by thick clouds evaluation</text:span> using the CDOC algorithm</text:p>
          </table:table-cell>
          <table:table-cell office:value-type="string" calcext:value-type="string">
            <text:p><text:span text:style-name="T2">Avaliação da n</text:span>ebulosidade causada por nuvens espessas usando o algoritmo CDOC</text:p>
          </table:table-cell>
          <table:table-cell table:style-name="ce33" office:value-type="string" calcext:value-type="string">
            <text:p><text:span text:style-name="T2">cov_cdoc_thick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<text:span text:style-name="T2">Data quality code of cloudiness caused by thick clouds evaluation</text:span> using the CDOC algorithm</text:p>
          </table:table-cell>
          <table:table-cell office:value-type="string" calcext:value-type="string">
            <text:p><text:span text:style-name="T2">Código de qualidade da avaliação da n</text:span>ebulosidade causada por nuvens espessas usando o algoritmo CDOC</text:p>
          </table:table-cell>
        </table:table-row>
        <table:table-row table:style-name="ro1">
          <table:table-cell office:value-type="string" calcext:value-type="string">
            <text:p>cov_cdoc_thin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<text:span text:style-name="T2">Cloudiness caused by thin clouds evaluation using the</text:span> CDOC algorithm</text:p>
          </table:table-cell>
          <table:table-cell office:value-type="string" calcext:value-type="string">
            <text:p><text:span text:style-name="T2">Avaliação da n</text:span>ebulosidade causada por nuvens finas usando o algoritmo CDOC</text:p>
          </table:table-cell>
          <table:table-cell table:style-name="ce33" office:value-type="string" calcext:value-type="string">
            <text:p><text:span text:style-name="T2">cov_cdoc_thin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<text:span text:style-name="T2">Data quality code of cloudiness caused by thin clouds evaluation using the</text:span> CDOC algorithm</text:p>
          </table:table-cell>
          <table:table-cell office:value-type="string" calcext:value-type="string">
            <text:p><text:span text:style-name="T2">Código de qualidade da avaliação da n</text:span>ebulosidade causada por nuvens finas usando o algoritmo CDOC</text:p>
          </table:table-cell>
        </table:table-row>
        <table:table-row table:style-name="ro1">
          <table:table-cell office:value-type="string" calcext:value-type="string">
            <text:p>cov_sun</text:p>
          </table:table-cell>
          <table:table-cell table:style-name="ce33" office:value-type="string" calcext:value-type="string">
            <text:p>code<text:span text:style-name="T5"> (2)</text:span></text:p>
          </table:table-cell>
          <table:table-cell office:value-type="string" calcext:value-type="string">
            <text:p>Code that shows the visibility of the sun</text:p>
          </table:table-cell>
          <table:table-cell office:value-type="string" calcext:value-type="string">
            <text:p>Código que mostra a visibilidade do sol</text:p>
          </table:table-cell>
          <table:table-cell table:style-name="ce33" office:value-type="string" calcext:value-type="string">
            <text:p><text:span text:style-name="T2">cov_sun_dqc</text:span><text:span text:style-name="T8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<text:span text:style-name="T2">Data quality code of</text:span> the visibility of the sun</text:p>
          </table:table-cell>
          <table:table-cell office:value-type="string" calcext:value-type="string">
            <text:p><text:span text:style-name="T2">Código de qualidade da</text:span> visibilidade do sol</text:p>
          </table:table-cell>
        </table:table-row>
        <table:table-row table:style-name="ro1">
          <table:table-cell office:value-type="string" calcext:value-type="string">
            <text:p>dif_avg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ffuse radiation average</text:p>
          </table:table-cell>
          <table:table-cell office:value-type="string" calcext:value-type="string">
            <text:p>Média da radiação difusa</text:p>
          </table:table-cell>
          <table:table-cell office:value-type="string" calcext:value-type="string">
            <text:p>dif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ffuse radiation average</text:p>
          </table:table-cell>
          <table:table-cell office:value-type="string" calcext:value-type="string">
            <text:p>Código de qualidade da média da radiação difusa</text:p>
          </table:table-cell>
        </table:table-row>
        <table:table-row table:style-name="ro1">
          <table:table-cell office:value-type="string" calcext:value-type="string">
            <text:p>dif_max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ffuse radiation maximum</text:p>
          </table:table-cell>
          <table:table-cell office:value-type="string" calcext:value-type="string">
            <text:p>Máximo da radiação difusa</text:p>
          </table:table-cell>
          <table:table-cell office:value-type="string" calcext:value-type="string">
            <text:p>dif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ffuse radiation maximum</text:p>
          </table:table-cell>
          <table:table-cell office:value-type="string" calcext:value-type="string">
            <text:p>Código de qualidade do máximo da radiação difusa</text:p>
          </table:table-cell>
        </table:table-row>
        <table:table-row table:style-name="ro1">
          <table:table-cell office:value-type="string" calcext:value-type="string">
            <text:p>dif_min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ffuse radiation minimum</text:p>
          </table:table-cell>
          <table:table-cell office:value-type="string" calcext:value-type="string">
            <text:p>Mínimo da radiação difusa</text:p>
          </table:table-cell>
          <table:table-cell office:value-type="string" calcext:value-type="string">
            <text:p>dif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ffuse radiation minimum</text:p>
          </table:table-cell>
          <table:table-cell office:value-type="string" calcext:value-type="string">
            <text:p>Código de qualidade do mínimo da radiação difusa</text:p>
          </table:table-cell>
        </table:table-row>
        <table:table-row table:style-name="ro1">
          <table:table-cell office:value-type="string" calcext:value-type="string">
            <text:p>dif_std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ffuse radiation standard deviation</text:p>
          </table:table-cell>
          <table:table-cell office:value-type="string" calcext:value-type="string">
            <text:p>Desvio-padrão da radiação difusa</text:p>
          </table:table-cell>
          <table:table-cell office:value-type="string" calcext:value-type="string">
            <text:p>dif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ffuse radiation standard deviation</text:p>
          </table:table-cell>
          <table:table-cell office:value-type="string" calcext:value-type="string">
            <text:p>Código de qualidade do desvio-padrão da radiação difusa</text:p>
          </table:table-cell>
        </table:table-row>
        <table:table-row table:style-name="ro1">
          <table:table-cell office:value-type="string" calcext:value-type="string">
            <text:p>dir_avg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rect normal radiation average</text:p>
          </table:table-cell>
          <table:table-cell office:value-type="string" calcext:value-type="string">
            <text:p>Média da radiação direta normal</text:p>
          </table:table-cell>
          <table:table-cell office:value-type="string" calcext:value-type="string">
            <text:p>dir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rect normal radiation average</text:p>
          </table:table-cell>
          <table:table-cell office:value-type="string" calcext:value-type="string">
            <text:p>Código de qualidade da média da radiação direta normal</text:p>
          </table:table-cell>
        </table:table-row>
        <table:table-row table:style-name="ro1">
          <table:table-cell office:value-type="string" calcext:value-type="string">
            <text:p>dir_max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rect normal radiation maximum</text:p>
          </table:table-cell>
          <table:table-cell office:value-type="string" calcext:value-type="string">
            <text:p>Máximo da radiação direta normal</text:p>
          </table:table-cell>
          <table:table-cell office:value-type="string" calcext:value-type="string">
            <text:p>dir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rect normal radiation maximum</text:p>
          </table:table-cell>
          <table:table-cell office:value-type="string" calcext:value-type="string">
            <text:p>Código de qualidade do máximo da radiação direta normal</text:p>
          </table:table-cell>
        </table:table-row>
        <table:table-row table:style-name="ro1">
          <table:table-cell office:value-type="string" calcext:value-type="string">
            <text:p>dir_min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rect normal radiation minimum</text:p>
          </table:table-cell>
          <table:table-cell office:value-type="string" calcext:value-type="string">
            <text:p>Mínimo da radiação direta normal</text:p>
          </table:table-cell>
          <table:table-cell office:value-type="string" calcext:value-type="string">
            <text:p>dir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rect normal radiation minimum</text:p>
          </table:table-cell>
          <table:table-cell office:value-type="string" calcext:value-type="string">
            <text:p>Código de qualidade do mínimo da radiação direta normal</text:p>
          </table:table-cell>
        </table:table-row>
        <table:table-row table:style-name="ro1">
          <table:table-cell office:value-type="string" calcext:value-type="string">
            <text:p>dir_std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irect normal radiation standard deviation</text:p>
          </table:table-cell>
          <table:table-cell office:value-type="string" calcext:value-type="string">
            <text:p>Desvio-padrão da radiação direta normal</text:p>
          </table:table-cell>
          <table:table-cell office:value-type="string" calcext:value-type="string">
            <text:p>dir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direct normal radiation standard deviation</text:p>
          </table:table-cell>
          <table:table-cell office:value-type="string" calcext:value-type="string">
            <text:p>Código de qualidade do desvio-padrão da radiação direta normal</text:p>
          </table:table-cell>
        </table:table-row>
        <table:table-row table:style-name="ro1">
          <table:table-cell office:value-type="string" calcext:value-type="string">
            <text:p>glo_avg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Global horizontal radiation average</text:p>
          </table:table-cell>
          <table:table-cell office:value-type="string" calcext:value-type="string">
            <text:p>Média da radiação global horizontal</text:p>
          </table:table-cell>
          <table:table-cell office:value-type="string" calcext:value-type="string">
            <text:p>glo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global horizontal radiation average</text:p>
          </table:table-cell>
          <table:table-cell office:value-type="string" calcext:value-type="string">
            <text:p>Código de qualidade do média da radiação global horizontal</text:p>
          </table:table-cell>
        </table:table-row>
        <table:table-row table:style-name="ro1">
          <table:table-cell office:value-type="string" calcext:value-type="string">
            <text:p>glo_max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Global horizontal radiation maximum</text:p>
          </table:table-cell>
          <table:table-cell office:value-type="string" calcext:value-type="string">
            <text:p>Máximo da radiação global horizontal</text:p>
          </table:table-cell>
          <table:table-cell office:value-type="string" calcext:value-type="string">
            <text:p>glo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global horizontal radiation maximum</text:p>
          </table:table-cell>
          <table:table-cell office:value-type="string" calcext:value-type="string">
            <text:p>Código de qualidade do máximo da radiação global horizontal</text:p>
          </table:table-cell>
        </table:table-row>
        <table:table-row table:style-name="ro1">
          <table:table-cell office:value-type="string" calcext:value-type="string">
            <text:p>glo_min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Global horizontal radiation minimum</text:p>
          </table:table-cell>
          <table:table-cell office:value-type="string" calcext:value-type="string">
            <text:p>Mínimo da radiação global horizontal</text:p>
          </table:table-cell>
          <table:table-cell office:value-type="string" calcext:value-type="string">
            <text:p>glo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global horizontal radiation minimum</text:p>
          </table:table-cell>
          <table:table-cell office:value-type="string" calcext:value-type="string">
            <text:p>Código de qualidade do mínimo da radiação global horizontal</text:p>
          </table:table-cell>
        </table:table-row>
        <table:table-row table:style-name="ro1">
          <table:table-cell office:value-type="string" calcext:value-type="string">
            <text:p>glo_std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Global horizontal radiation standard deviation</text:p>
          </table:table-cell>
          <table:table-cell office:value-type="string" calcext:value-type="string">
            <text:p>Desvio-padrão da radiação global horizontal</text:p>
          </table:table-cell>
          <table:table-cell office:value-type="string" calcext:value-type="string">
            <text:p>glo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global horizontal radiation standard deviation</text:p>
          </table:table-cell>
          <table:table-cell office:value-type="string" calcext:value-type="string">
            <text:p>Código de qualidade do desvio-padrão da radiação global horizontal</text:p>
          </table:table-cell>
        </table:table-row>
        <table:table-row table:style-name="ro1">
          <table:table-cell office:value-type="string" calcext:value-type="string">
            <text:p>humid_2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lative air humidity at 25 m</text:p>
          </table:table-cell>
          <table:table-cell office:value-type="string" calcext:value-type="string">
            <text:p>Umidade relativa do ar a 25 m</text:p>
          </table:table-cell>
          <table:table-cell office:value-type="string" calcext:value-type="string">
            <text:p>humid_25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relative air humidity at 25 m</text:p>
          </table:table-cell>
          <table:table-cell office:value-type="string" calcext:value-type="string">
            <text:p>Código de qualidade da umidade relativa do ar a 25 m</text:p>
          </table:table-cell>
        </table:table-row>
        <table:table-row table:style-name="ro1">
          <table:table-cell office:value-type="string" calcext:value-type="string">
            <text:p>humid_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lative air humidity at 50 m</text:p>
          </table:table-cell>
          <table:table-cell office:value-type="string" calcext:value-type="string">
            <text:p>Umidade relativa do ar a 50 m</text:p>
          </table:table-cell>
          <table:table-cell office:value-type="string" calcext:value-type="string">
            <text:p>humid_50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relative air humidity at 50 m</text:p>
          </table:table-cell>
          <table:table-cell office:value-type="string" calcext:value-type="string">
            <text:p>Código de qualidade da umidade relativa do ar a 50 m</text:p>
          </table:table-cell>
        </table:table-row>
        <table:table-row table:style-name="ro1">
          <table:table-cell office:value-type="string" calcext:value-type="string">
            <text:p>humid_sf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rface relative air humidity</text:p>
          </table:table-cell>
          <table:table-cell office:value-type="string" calcext:value-type="string">
            <text:p>Umidade relativa do ar superficial</text:p>
          </table:table-cell>
          <table:table-cell office:value-type="string" calcext:value-type="string">
            <text:p>humi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surface relative air humidity</text:p>
          </table:table-cell>
          <table:table-cell office:value-type="string" calcext:value-type="string">
            <text:p>Código de qualidade da umidade relativa do ar superficial</text:p>
          </table:table-cell>
        </table:table-row>
        <table:table-row table:style-name="ro1">
          <table:table-cell office:value-type="string" calcext:value-type="string">
            <text:p>lux_avg</text:p>
          </table:table-cell>
          <table:table-cell office:value-type="string" calcext:value-type="string">
            <text:p>kLux</text:p>
          </table:table-cell>
          <table:table-cell office:value-type="string" calcext:value-type="string">
            <text:p>Illuminance average</text:p>
          </table:table-cell>
          <table:table-cell office:value-type="string" calcext:value-type="string">
            <text:p>Média da iluminância</text:p>
          </table:table-cell>
          <table:table-cell office:value-type="string" calcext:value-type="string">
            <text:p>lux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illuminance average</text:p>
          </table:table-cell>
          <table:table-cell office:value-type="string" calcext:value-type="string">
            <text:p>Código de qualidade do média da iluminância</text:p>
          </table:table-cell>
        </table:table-row>
        <table:table-row table:style-name="ro1">
          <table:table-cell office:value-type="string" calcext:value-type="string">
            <text:p>lw_calc_avg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Long wave radiation average with correction</text:p>
          </table:table-cell>
          <table:table-cell office:value-type="string" calcext:value-type="string">
            <text:p>Média da radiação de onda longa descendente com correção</text:p>
          </table:table-cell>
          <table:table-cell office:value-type="string" calcext:value-type="string">
            <text:p><text:span text:style-name="T2">lw_calc</text:span>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average with correction</text:p>
          </table:table-cell>
          <table:table-cell office:value-type="string" calcext:value-type="string">
            <text:p>Código de qualidade do média da radiação de onda longa descendente com correção</text:p>
          </table:table-cell>
        </table:table-row>
        <table:table-row table:style-name="ro1">
          <table:table-cell office:value-type="string" calcext:value-type="string">
            <text:p><text:span text:style-name="T2">lw_calc_</text:span>max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<text:span text:style-name="T2">Long wave radiation maximum </text:span>with correction</text:p>
          </table:table-cell>
          <table:table-cell office:value-type="string" calcext:value-type="string">
            <text:p>Máximo da radiação de onda longa descendente com correção</text:p>
          </table:table-cell>
          <table:table-cell office:value-type="string" calcext:value-type="string">
            <text:p><text:span text:style-name="T2">lw_calc</text:span>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maximum with correction</text:p>
          </table:table-cell>
          <table:table-cell office:value-type="string" calcext:value-type="string">
            <text:p>Código de qualidade do máximo da radiação de onda longa descendente com correção</text:p>
          </table:table-cell>
        </table:table-row>
        <table:table-row table:style-name="ro1">
          <table:table-cell office:value-type="string" calcext:value-type="string">
            <text:p><text:span text:style-name="T2">lw_calc_</text:span>min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<text:span text:style-name="T2">Long wave radiation minimum </text:span>with correction</text:p>
          </table:table-cell>
          <table:table-cell office:value-type="string" calcext:value-type="string">
            <text:p>Mínimo da radiação de onda longa descendente com correção</text:p>
          </table:table-cell>
          <table:table-cell office:value-type="string" calcext:value-type="string">
            <text:p><text:span text:style-name="T2">lw_calc</text:span>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minimum with correction</text:p>
          </table:table-cell>
          <table:table-cell office:value-type="string" calcext:value-type="string">
            <text:p>Código de qualidade do mínimo da radiação de onda longa descendente com correção</text:p>
          </table:table-cell>
        </table:table-row>
        <table:table-row table:style-name="ro1">
          <table:table-cell office:value-type="string" calcext:value-type="string">
            <text:p><text:span text:style-name="T2">lw_calc_</text:span>std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<text:span text:style-name="T2">Long wave radiation standard deviation </text:span>with correction</text:p>
          </table:table-cell>
          <table:table-cell office:value-type="string" calcext:value-type="string">
            <text:p>Desvio-padrão da radiação de onda longa descendente com correção</text:p>
          </table:table-cell>
          <table:table-cell office:value-type="string" calcext:value-type="string">
            <text:p><text:span text:style-name="T2">lw_calc</text:span>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standard deviation with correction</text:p>
          </table:table-cell>
          <table:table-cell office:value-type="string" calcext:value-type="string">
            <text:p>Código de qualidade do desvio-padrão da radiação de onda longa descendente com correção</text:p>
          </table:table-cell>
        </table:table-row>
        <table:table-row table:style-name="ro1">
          <table:table-cell office:value-type="string" calcext:value-type="string">
            <text:p>lw_raw_avg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Long wave radiation average without correction</text:p>
          </table:table-cell>
          <table:table-cell office:value-type="string" calcext:value-type="string">
            <text:p>Média da radiação de onda longa descendente sem correção</text:p>
          </table:table-cell>
          <table:table-cell table:style-name="ce33" office:value-type="string" calcext:value-type="string">
            <text:p><text:span text:style-name="T2">lw_raw_avg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average without correction</text:p>
          </table:table-cell>
          <table:table-cell office:value-type="string" calcext:value-type="string">
            <text:p>Código de qualidade do média da radiação de onda longa descendente sem correção</text:p>
          </table:table-cell>
        </table:table-row>
        <table:table-row table:style-name="ro1">
          <table:table-cell office:value-type="string" calcext:value-type="string">
            <text:p><text:span text:style-name="T2">lw_raw_</text:span>max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Long wave radiation maximum without correction</text:p>
          </table:table-cell>
          <table:table-cell office:value-type="string" calcext:value-type="string">
            <text:p>Máximo da radiação de onda longa descendente sem correção</text:p>
          </table:table-cell>
          <table:table-cell table:style-name="ce33" office:value-type="string" calcext:value-type="string">
            <text:p><text:span text:style-name="T2">lw_raw_max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maximum without correction</text:p>
          </table:table-cell>
          <table:table-cell office:value-type="string" calcext:value-type="string">
            <text:p>Código de qualidade do máximo da radiação de onda longa descendente sem correção</text:p>
          </table:table-cell>
        </table:table-row>
        <table:table-row table:style-name="ro1">
          <table:table-cell office:value-type="string" calcext:value-type="string">
            <text:p><text:span text:style-name="T2">lw_raw_</text:span>min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Long wave radiation minimum without correction</text:p>
          </table:table-cell>
          <table:table-cell office:value-type="string" calcext:value-type="string">
            <text:p>Mínimo da radiação de onda longa descendente sem correção</text:p>
          </table:table-cell>
          <table:table-cell table:style-name="ce33" office:value-type="string" calcext:value-type="string">
            <text:p><text:span text:style-name="T2">lw_raw_min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minimum without correction</text:p>
          </table:table-cell>
          <table:table-cell office:value-type="string" calcext:value-type="string">
            <text:p>Código de qualidade do mínimo da radiação de onda longa descendente sem correção</text:p>
          </table:table-cell>
        </table:table-row>
        <table:table-row table:style-name="ro1">
          <table:table-cell office:value-type="string" calcext:value-type="string">
            <text:p><text:span text:style-name="T2">lw_raw_</text:span>std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Long wave radiation standard deviation without correction</text:p>
          </table:table-cell>
          <table:table-cell office:value-type="string" calcext:value-type="string">
            <text:p>Desvio-padrão da radiação de onda longa descendente sem correção</text:p>
          </table:table-cell>
          <table:table-cell table:style-name="ce33" office:value-type="string" calcext:value-type="string">
            <text:p><text:span text:style-name="T2">lw_raw_std_dqc</text:span><text:span text:style-name="T7"> (3)</text:span>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long wave radiation standard deviation without correction</text:p>
          </table:table-cell>
          <table:table-cell office:value-type="string" calcext:value-type="string">
            <text:p>Código de qualidade do desvio-padrão da radiação de onda longa descendente sem correção</text:p>
          </table:table-cell>
        </table:table-row>
        <table:table-row table:style-name="ro1">
          <table:table-cell office:value-type="string" calcext:value-type="string">
            <text:p>par_avg</text:p>
          </table:table-cell>
          <table:table-cell office:value-type="string" calcext:value-type="string">
            <text:p>µmols/m2.s</text:p>
          </table:table-cell>
          <table:table-cell office:value-type="string" calcext:value-type="string">
            <text:p>Photosynthetically active radiation average</text:p>
          </table:table-cell>
          <table:table-cell office:value-type="string" calcext:value-type="string">
            <text:p>Média da radiação fotossinteticamente ativa</text:p>
          </table:table-cell>
          <table:table-cell office:value-type="string" calcext:value-type="string">
            <text:p>par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photosynthetically active radiation average</text:p>
          </table:table-cell>
          <table:table-cell office:value-type="string" calcext:value-type="string">
            <text:p>Código de qualidade do média da radiação fotossinteticamente ativa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tmospheric pressure</text:p>
          </table:table-cell>
          <table:table-cell office:value-type="string" calcext:value-type="string">
            <text:p>Pressão atmosférica</text:p>
          </table:table-cell>
          <table:table-cell office:value-type="string" calcext:value-type="string">
            <text:p>press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atmospheric pressure</text:p>
          </table:table-cell>
          <table:table-cell office:value-type="string" calcext:value-type="string">
            <text:p>Código de qualidade da pressão atmosférica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ccumulated rainfall</text:p>
          </table:table-cell>
          <table:table-cell office:value-type="string" calcext:value-type="string">
            <text:p>Precipitação acumulada de chuva</text:p>
          </table:table-cell>
          <table:table-cell office:value-type="string" calcext:value-type="string">
            <text:p>ra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accumulated rainfall</text:p>
          </table:table-cell>
          <table:table-cell office:value-type="string" calcext:value-type="string">
            <text:p>Código de qualidade da precipitação acumulada de chuva</text:p>
          </table:table-cell>
        </table:table-row>
        <table:table-row table:style-name="ro1">
          <table:table-cell office:value-type="string" calcext:value-type="string">
            <text:p>tp_2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ir temperature at 25 m</text:p>
          </table:table-cell>
          <table:table-cell office:value-type="string" calcext:value-type="string">
            <text:p>Temperatura do ar a 25 m</text:p>
          </table:table-cell>
          <table:table-cell office:value-type="string" calcext:value-type="string">
            <text:p>tp_25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air temperature at 25 m</text:p>
          </table:table-cell>
          <table:table-cell office:value-type="string" calcext:value-type="string">
            <text:p>Código de qualidade da temperatura do ar a 25 m</text:p>
          </table:table-cell>
        </table:table-row>
        <table:table-row table:style-name="ro1">
          <table:table-cell office:value-type="string" calcext:value-type="string">
            <text:p>tp_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ir temperature at 50 m</text:p>
          </table:table-cell>
          <table:table-cell office:value-type="string" calcext:value-type="string">
            <text:p>Temperatura do ar a 50 m</text:p>
          </table:table-cell>
          <table:table-cell office:value-type="string" calcext:value-type="string">
            <text:p>tp_50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air temperature at 50 m</text:p>
          </table:table-cell>
          <table:table-cell office:value-type="string" calcext:value-type="string">
            <text:p>Código de qualidade da temperatura do ar a 50 m</text:p>
          </table:table-cell>
        </table:table-row>
        <table:table-row table:style-name="ro1">
          <table:table-cell office:value-type="string" calcext:value-type="string">
            <text:p>tp_dif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e of the diffuse radiation pyranometer</text:p>
          </table:table-cell>
          <table:table-cell office:value-type="string" calcext:value-type="string">
            <text:p>Temperatura do piranômetro de radiação difus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p_di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<text:span text:style-name="T6">Temperature of the direct </text:span>normal radiation pyrheliometer</text:p>
          </table:table-cell>
          <table:table-cell office:value-type="string" calcext:value-type="string">
            <text:p>Temperatura do pireliômetro de radiação direta norma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p_glo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<text:span text:style-name="T6">Temperature of the global</text:span> horizontal radiation pyranometer</text:p>
          </table:table-cell>
          <table:table-cell office:value-type="string" calcext:value-type="string">
            <text:p>Temperatura do piranômetro de radiação global horizonta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p_lw_cas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Case temperature of long wave radiation pyrgeometer</text:p>
          </table:table-cell>
          <table:table-cell office:value-type="string" calcext:value-type="string">
            <text:p>Temperatura do corpo do pirgeômetro de radiação de onda long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p_lw_dom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ome temperature of long wave radiation pyrgeometer</text:p>
          </table:table-cell>
          <table:table-cell office:value-type="string" calcext:value-type="string">
            <text:p>Temperatura do domo do pirgeômetro de radiação de onda long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p_sfc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Surface air temperature</text:p>
          </table:table-cell>
          <table:table-cell office:value-type="string" calcext:value-type="string">
            <text:p>Temperatura do ar superficial</text:p>
          </table:table-cell>
          <table:table-cell office:value-type="string" calcext:value-type="string">
            <text:p>tp_sfc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surface air temperature</text:p>
          </table:table-cell>
          <table:table-cell office:value-type="string" calcext:value-type="string">
            <text:p>Código de qualidade da temperatura do ar superficial</text:p>
          </table:table-cell>
        </table:table-row>
        <table:table-row table:style-name="ro1">
          <table:table-cell office:value-type="string" calcext:value-type="string">
            <text:p>wd10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Wind direction average at 10 m from 0° north to 360° clockwise</text:p>
          </table:table-cell>
          <table:table-cell office:value-type="string" calcext:value-type="string">
            <text:p>Direção média do vento a 10 m de 0° norte a 360° sentido horário</text:p>
          </table:table-cell>
          <table:table-cell office:value-type="string" calcext:value-type="string">
            <text:p>wd1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average at 10 m from 0° north to 360° clockwise</text:p>
          </table:table-cell>
          <table:table-cell office:value-type="string" calcext:value-type="string">
            <text:p>Código de qualidade da direção média do vento a 10 m de 0° norte a 360° sentido horário</text:p>
          </table:table-cell>
        </table:table-row>
        <table:table-row table:style-name="ro1">
          <table:table-cell office:value-type="string" calcext:value-type="string">
            <text:p>wd10_st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<text:span text:style-name="T2">Wind direction standard deviation</text:span> at 10 m from 0° north to 360° clockwise</text:p>
          </table:table-cell>
          <table:table-cell office:value-type="string" calcext:value-type="string">
            <text:p>Desvio padrão da direção do vento a 10 m de 0° norte a 360° sentido horário</text:p>
          </table:table-cell>
          <table:table-cell office:value-type="string" calcext:value-type="string">
            <text:p>wd1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standard deviation at 10 m from 0° north to 360° clockwise</text:p>
          </table:table-cell>
          <table:table-cell office:value-type="string" calcext:value-type="string">
            <text:p>Código de qualidade do desvio padrão da direção do vento a 10 m de 0° norte a 360° sentido horário</text:p>
          </table:table-cell>
        </table:table-row>
        <table:table-row table:style-name="ro1">
          <table:table-cell office:value-type="string" calcext:value-type="string">
            <text:p>wd25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Wind direction average at 25 m from 0° north to 360° clockwise</text:p>
          </table:table-cell>
          <table:table-cell office:value-type="string" calcext:value-type="string">
            <text:p>Direção média do vento a 25m de 0° norte a 360° sentido horário</text:p>
          </table:table-cell>
          <table:table-cell office:value-type="string" calcext:value-type="string">
            <text:p>wd25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average at 25 m from 0° north to 360° clockwise</text:p>
          </table:table-cell>
          <table:table-cell office:value-type="string" calcext:value-type="string">
            <text:p>Código de qualidade da direção média do vento a 25m de 0° norte a 360° sentido horário</text:p>
          </table:table-cell>
        </table:table-row>
        <table:table-row table:style-name="ro1">
          <table:table-cell office:value-type="string" calcext:value-type="string">
            <text:p>wd25_st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<text:span text:style-name="T2">Wind direction standard deviation</text:span> at 25 m from 0° north to 360° clockwise</text:p>
          </table:table-cell>
          <table:table-cell office:value-type="string" calcext:value-type="string">
            <text:p>Desvio padrão da direção do vento a 25 m de 0° norte a 360° sentido horário</text:p>
          </table:table-cell>
          <table:table-cell office:value-type="string" calcext:value-type="string">
            <text:p>wd25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standard deviation at 25 m from 0° north to 360° clockwise</text:p>
          </table:table-cell>
          <table:table-cell office:value-type="string" calcext:value-type="string">
            <text:p>Código de qualidade do desvio padrão da direção do vento a 25 m de 0° norte a 360° sentido horário</text:p>
          </table:table-cell>
        </table:table-row>
        <table:table-row table:style-name="ro1">
          <table:table-cell office:value-type="string" calcext:value-type="string">
            <text:p>wd50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Wind direction average at 50 m from 0° north to 360° clockwise</text:p>
          </table:table-cell>
          <table:table-cell office:value-type="string" calcext:value-type="string">
            <text:p>Direção média do vento a 50m de 0° norte a 360° sentido horário</text:p>
          </table:table-cell>
          <table:table-cell office:value-type="string" calcext:value-type="string">
            <text:p>wd5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average at 50 m from 0° north to 360° clockwise</text:p>
          </table:table-cell>
          <table:table-cell office:value-type="string" calcext:value-type="string">
            <text:p>Código de qualidade da direção média do vento a 50m de 0° norte a 360° sentido horário</text:p>
          </table:table-cell>
        </table:table-row>
        <table:table-row table:style-name="ro1">
          <table:table-cell office:value-type="string" calcext:value-type="string">
            <text:p>wd50_max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<text:span text:style-name="T2">Wind direction maximum</text:span> at 25 m from 0° north to 360° clockwise</text:p>
          </table:table-cell>
          <table:table-cell office:value-type="string" calcext:value-type="string">
            <text:p>Direção máxima do vento a 50 m de 0° norte a 360° sentido horário</text:p>
          </table:table-cell>
          <table:table-cell office:value-type="string" calcext:value-type="string">
            <text:p>wd5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maximum at 25 m from 0° north to 360° clockwise</text:p>
          </table:table-cell>
          <table:table-cell office:value-type="string" calcext:value-type="string">
            <text:p>Código de qualidade da direção máxima do vento a 50 m de 0° norte a 360° sentido horário</text:p>
          </table:table-cell>
        </table:table-row>
        <table:table-row table:style-name="ro1">
          <table:table-cell office:value-type="string" calcext:value-type="string">
            <text:p>wd50_min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<text:span text:style-name="T2">Wind direction minimum</text:span> at 25 m from 0° north to 360° clockwise</text:p>
          </table:table-cell>
          <table:table-cell office:value-type="string" calcext:value-type="string">
            <text:p>Direção mínima do vento a 50 m de 0° norte a 360° sentido horário</text:p>
          </table:table-cell>
          <table:table-cell office:value-type="string" calcext:value-type="string">
            <text:p>wd5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minimum at 25 m from 0° north to 360° clockwise</text:p>
          </table:table-cell>
          <table:table-cell office:value-type="string" calcext:value-type="string">
            <text:p>Código de qualidade da direção mínima do vento a 50 m de 0° norte a 360° sentido horário</text:p>
          </table:table-cell>
        </table:table-row>
        <table:table-row table:style-name="ro1">
          <table:table-cell office:value-type="string" calcext:value-type="string">
            <text:p>wd50_st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<text:span text:style-name="T2">Wind direction standard deviation</text:span> at 50 m from 0° north to 360° clockwise</text:p>
          </table:table-cell>
          <table:table-cell office:value-type="string" calcext:value-type="string">
            <text:p>Desvio padrão da direção do vento a 50 m de 0° norte a 360° sentido horário</text:p>
          </table:table-cell>
          <table:table-cell office:value-type="string" calcext:value-type="string">
            <text:p>wd5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direction standard deviation at 50 m from 0° north to 360° clockwise</text:p>
          </table:table-cell>
          <table:table-cell office:value-type="string" calcext:value-type="string">
            <text:p>Código de qualidade do desvio padrão da direção do vento a 50 m de 0° norte a 360° sentido horário</text:p>
          </table:table-cell>
        </table:table-row>
        <table:table-row table:style-name="ro1">
          <table:table-cell office:value-type="string" calcext:value-type="string">
            <text:p>ws10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average at 10 m</text:p>
          </table:table-cell>
          <table:table-cell office:value-type="string" calcext:value-type="string">
            <text:p>Velocidade média do vento a 10 m</text:p>
          </table:table-cell>
          <table:table-cell office:value-type="string" calcext:value-type="string">
            <text:p>ws1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average at 10 m</text:p>
          </table:table-cell>
          <table:table-cell office:value-type="string" calcext:value-type="string">
            <text:p>Código de qualidade da velocidade média do vento a 10 m</text:p>
          </table:table-cell>
        </table:table-row>
        <table:table-row table:style-name="ro1">
          <table:table-cell office:value-type="string" calcext:value-type="string">
            <text:p>ws10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aximum at 10 m</text:p>
          </table:table-cell>
          <table:table-cell office:value-type="string" calcext:value-type="string">
            <text:p>Velocidade máxima do vento a 10 m</text:p>
          </table:table-cell>
          <table:table-cell office:value-type="string" calcext:value-type="string">
            <text:p>ws1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aximum at 10 m</text:p>
          </table:table-cell>
          <table:table-cell office:value-type="string" calcext:value-type="string">
            <text:p>Código de qualidade da velocidade máxima do vento a 10 m</text:p>
          </table:table-cell>
        </table:table-row>
        <table:table-row table:style-name="ro1">
          <table:table-cell office:value-type="string" calcext:value-type="string">
            <text:p>ws10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inimum at 10 m</text:p>
          </table:table-cell>
          <table:table-cell office:value-type="string" calcext:value-type="string">
            <text:p>Velocidade mínima do vento a 10 m</text:p>
          </table:table-cell>
          <table:table-cell office:value-type="string" calcext:value-type="string">
            <text:p>ws1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inimum at 10 m</text:p>
          </table:table-cell>
          <table:table-cell office:value-type="string" calcext:value-type="string">
            <text:p>Código de qualidade da velocidade mínima do vento a 10 m</text:p>
          </table:table-cell>
        </table:table-row>
        <table:table-row table:style-name="ro1">
          <table:table-cell office:value-type="string" calcext:value-type="string">
            <text:p>ws10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2">Wind speed standard deviation</text:span> at 10 m</text:p>
          </table:table-cell>
          <table:table-cell office:value-type="string" calcext:value-type="string">
            <text:p>Desvio padrão da velocidade do vento a 10 m</text:p>
          </table:table-cell>
          <table:table-cell office:value-type="string" calcext:value-type="string">
            <text:p>ws1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standard deviation at 10 m</text:p>
          </table:table-cell>
          <table:table-cell office:value-type="string" calcext:value-type="string">
            <text:p>Código de qualidade do desvio padrão da velocidade do vento a 10 m</text:p>
          </table:table-cell>
        </table:table-row>
        <table:table-row table:style-name="ro1">
          <table:table-cell office:value-type="string" calcext:value-type="string">
            <text:p>ws25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average at 25 m</text:p>
          </table:table-cell>
          <table:table-cell office:value-type="string" calcext:value-type="string">
            <text:p>Velocidade média do vento a 25 m</text:p>
          </table:table-cell>
          <table:table-cell office:value-type="string" calcext:value-type="string">
            <text:p>ws25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average at 25 m</text:p>
          </table:table-cell>
          <table:table-cell office:value-type="string" calcext:value-type="string">
            <text:p>Código de qualidade da velocidade média do vento a 25 m</text:p>
          </table:table-cell>
        </table:table-row>
        <table:table-row table:style-name="ro1">
          <table:table-cell office:value-type="string" calcext:value-type="string">
            <text:p>ws25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aximum at 25 m</text:p>
          </table:table-cell>
          <table:table-cell office:value-type="string" calcext:value-type="string">
            <text:p>Velocidade máxima do vento a 25 m</text:p>
          </table:table-cell>
          <table:table-cell office:value-type="string" calcext:value-type="string">
            <text:p>ws25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aximum at 25 m</text:p>
          </table:table-cell>
          <table:table-cell office:value-type="string" calcext:value-type="string">
            <text:p>Código de qualidade da velocidade máxima do vento a 25 m</text:p>
          </table:table-cell>
        </table:table-row>
        <table:table-row table:style-name="ro1">
          <table:table-cell office:value-type="string" calcext:value-type="string">
            <text:p>ws25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inimum at 25 m</text:p>
          </table:table-cell>
          <table:table-cell office:value-type="string" calcext:value-type="string">
            <text:p>Velocidade mínima do vento a 25 m</text:p>
          </table:table-cell>
          <table:table-cell office:value-type="string" calcext:value-type="string">
            <text:p>ws25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inimum at 25 m</text:p>
          </table:table-cell>
          <table:table-cell office:value-type="string" calcext:value-type="string">
            <text:p>Código de qualidade da velocidade mínima do vento a 25 m</text:p>
          </table:table-cell>
        </table:table-row>
        <table:table-row table:style-name="ro1">
          <table:table-cell office:value-type="string" calcext:value-type="string">
            <text:p>ws25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standard deviation at 25 m</text:p>
          </table:table-cell>
          <table:table-cell office:value-type="string" calcext:value-type="string">
            <text:p>Desvio padrão da velocidade do vento a 25 m</text:p>
          </table:table-cell>
          <table:table-cell office:value-type="string" calcext:value-type="string">
            <text:p>ws25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standard deviation at 25 m</text:p>
          </table:table-cell>
          <table:table-cell office:value-type="string" calcext:value-type="string">
            <text:p>Código de qualidade do desvio padrão da velocidade do vento a 25 m</text:p>
          </table:table-cell>
        </table:table-row>
        <table:table-row table:style-name="ro1">
          <table:table-cell office:value-type="string" calcext:value-type="string">
            <text:p>ws50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average at 50 m</text:p>
          </table:table-cell>
          <table:table-cell office:value-type="string" calcext:value-type="string">
            <text:p>Velocidade média do vento a 50 m</text:p>
          </table:table-cell>
          <table:table-cell office:value-type="string" calcext:value-type="string">
            <text:p>ws5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average at 50 m</text:p>
          </table:table-cell>
          <table:table-cell office:value-type="string" calcext:value-type="string">
            <text:p>Código de qualidade da velocidade média do vento a 50 m</text:p>
          </table:table-cell>
        </table:table-row>
        <table:table-row table:style-name="ro1">
          <table:table-cell office:value-type="string" calcext:value-type="string">
            <text:p>ws50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aximum at 50 m</text:p>
          </table:table-cell>
          <table:table-cell office:value-type="string" calcext:value-type="string">
            <text:p>Velocidade máxima do vento a 50 m</text:p>
          </table:table-cell>
          <table:table-cell office:value-type="string" calcext:value-type="string">
            <text:p>ws5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aximum at 50 m</text:p>
          </table:table-cell>
          <table:table-cell office:value-type="string" calcext:value-type="string">
            <text:p>Código de qualidade da velocidade máxima do vento a 50 m</text:p>
          </table:table-cell>
        </table:table-row>
        <table:table-row table:style-name="ro1">
          <table:table-cell office:value-type="string" calcext:value-type="string">
            <text:p>ws50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minimum at 50 m</text:p>
          </table:table-cell>
          <table:table-cell office:value-type="string" calcext:value-type="string">
            <text:p>Velocidade mínima do vento a 50 m</text:p>
          </table:table-cell>
          <table:table-cell office:value-type="string" calcext:value-type="string">
            <text:p>ws5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minimum at 50 m</text:p>
          </table:table-cell>
          <table:table-cell office:value-type="string" calcext:value-type="string">
            <text:p>Código de qualidade da velocidade mínima do vento a 50 m</text:p>
          </table:table-cell>
        </table:table-row>
        <table:table-row table:style-name="ro1">
          <table:table-cell office:value-type="string" calcext:value-type="string">
            <text:p>ws50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ind speed standard deviation at 50 m</text:p>
          </table:table-cell>
          <table:table-cell office:value-type="string" calcext:value-type="string">
            <text:p>Desvio padrão da velocidade do vento a 50 m</text:p>
          </table:table-cell>
          <table:table-cell office:value-type="string" calcext:value-type="string">
            <text:p>ws5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of wind speed standard deviation at 50 m</text:p>
          </table:table-cell>
          <table:table-cell office:value-type="string" calcext:value-type="string">
            <text:p>Código de qualidade do desvio padrão da velocidade do vento a 50 m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1">
          <table:table-cell table:style-name="ce27" office:value-type="string" calcext:value-type="string">
            <text:p>(1)</text:p>
          </table:table-cell>
          <table:table-cell table:style-name="ce35" office:value-type="string" calcext:value-type="string">
            <text:p>Code</text:p>
          </table:table-cell>
          <table:table-cell table:style-name="ce37" office:value-type="string" calcext:value-type="string">
            <text:p>nnnn, leitura da direita para esquerda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enhum procedimento foi executado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ado suspeito de ser incorreto</text:p>
          </table:table-cell>
          <table:table-cell table:style-name="Default" table:number-columns-repeated="5"/>
        </table:table-row>
        <table:table-row table:style-name="ro1">
          <table:table-cell table:style-name="ce29"/>
          <table:table-cell office:value-type="float" office:value="5" calcext:value-type="float">
            <text:p>5</text:p>
          </table:table-cell>
          <table:table-cell office:value-type="string" calcext:value-type="string">
            <text:p>Procedimento não pode ser executado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Dado de boa qualidade ou não suspeito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27" office:value-type="string" calcext:value-type="string">
            <text:p>(2)</text:p>
          </table:table-cell>
          <table:table-cell table:style-name="ce35" office:value-type="string" calcext:value-type="string">
            <text:p>code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32"/>
          <table:table-cell office:value-type="float" office:value="0" calcext:value-type="float">
            <text:p>0</text:p>
          </table:table-cell>
          <table:table-cell office:value-type="string" calcext:value-type="string">
            <text:p>Sol não visível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ol em céu claro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artes do sol estão coberta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ol atrás das nuvens, mas ponto luminoso visível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Sol fora de vista, ou devido ao ângulo de zênite, ou por estar oculto pelo horizont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Nenhuma avaliação do sol foi feit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27" office:value-type="string" calcext:value-type="string">
            <text:p>(3)</text:p>
          </table:table-cell>
          <table:table-cell table:style-name="ce36" office:value-type="string" calcext:value-type="string" table:number-columns-spanned="2" table:number-rows-spanned="1">
            <text:p>Não serão qualificados no momento</text:p>
          </table:table-cell>
          <table:covered-table-cell table:style-name="Default"/>
          <table:table-cell table:style-name="Default" table:number-columns-repeated="5"/>
        </table:table-row>
      </table:table>
      <table:table table:name="Tabela-sensor" table:style-name="ta1">
        <table:table-column table:style-name="co13" table:default-cell-style-name="Content"/>
        <table:table-column table:style-name="co14" table:default-cell-style-name="Content"/>
        <table:table-column table:style-name="co15" table:default-cell-style-name="Content"/>
        <table:table-row table:style-name="ro1">
          <table:table-cell table:style-name="Cabec_20_verde" office:value-type="string" calcext:value-type="string">
            <text:p>Name</text:p>
          </table:table-cell>
          <table:table-cell table:style-name="Cabec_20_verde" office:value-type="string" calcext:value-type="string">
            <text:p>Description</text:p>
          </table:table-cell>
          <table:table-cell table:style-name="Cabec_20_verde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nm_cupmec</text:p>
          </table:table-cell>
          <table:table-cell office:value-type="string" calcext:value-type="string">
            <text:p>Mechanical cup anemometer</text:p>
          </table:table-cell>
          <table:table-cell office:value-type="string" calcext:value-type="string">
            <text:p>Anemômetro mecânico de copo</text:p>
          </table:table-cell>
        </table:table-row>
        <table:table-row table:style-name="ro1">
          <table:table-cell office:value-type="string" calcext:value-type="string">
            <text:p>anm_propel</text:p>
          </table:table-cell>
          <table:table-cell office:value-type="string" calcext:value-type="string">
            <text:p>Propeller type mechanical anemometer</text:p>
          </table:table-cell>
          <table:table-cell office:value-type="string" calcext:value-type="string">
            <text:p>Anemômetro mecânico de hélice</text:p>
          </table:table-cell>
        </table:table-row>
        <table:table-row table:style-name="ro1">
          <table:table-cell office:value-type="string" calcext:value-type="string">
            <text:p>anm_sonic</text:p>
          </table:table-cell>
          <table:table-cell office:value-type="string" calcext:value-type="string">
            <text:p>Sonic anemometer</text:p>
          </table:table-cell>
          <table:table-cell office:value-type="string" calcext:value-type="string">
            <text:p>Anemômetro sônico</text:p>
          </table:table-cell>
        </table:table-row>
        <table:table-row table:style-name="ro1">
          <table:table-cell office:value-type="string" calcext:value-type="string">
            <text:p>bar_atmosph</text:p>
          </table:table-cell>
          <table:table-cell office:value-type="string" calcext:value-type="string">
            <text:p>Atmospheric barometer</text:p>
          </table:table-cell>
          <table:table-cell office:value-type="string" calcext:value-type="string">
            <text:p>Barômetro atmosférico</text:p>
          </table:table-cell>
        </table:table-row>
        <table:table-row table:style-name="ro1">
          <table:table-cell office:value-type="string" calcext:value-type="string">
            <text:p>gon_wnddir</text:p>
          </table:table-cell>
          <table:table-cell office:value-type="string" calcext:value-type="string">
            <text:p>Wind direction goniometer</text:p>
          </table:table-cell>
          <table:table-cell office:value-type="string" calcext:value-type="string">
            <text:p>Goniômetro de direção do vento</text:p>
          </table:table-cell>
        </table:table-row>
        <table:table-row table:style-name="ro1">
          <table:table-cell office:value-type="string" calcext:value-type="string">
            <text:p>hgr_aspirat</text:p>
          </table:table-cell>
          <table:table-cell office:value-type="string" calcext:value-type="string">
            <text:p>Aspirated hygrometer</text:p>
          </table:table-cell>
          <table:table-cell office:value-type="string" calcext:value-type="string">
            <text:p>Higrômetro aspirado</text:p>
          </table:table-cell>
        </table:table-row>
        <table:table-row table:style-name="ro1">
          <table:table-cell office:value-type="string" calcext:value-type="string">
            <text:p>hgr_ventil</text:p>
          </table:table-cell>
          <table:table-cell office:value-type="string" calcext:value-type="string">
            <text:p>Ventilated hygrometer</text:p>
          </table:table-cell>
          <table:table-cell office:value-type="string" calcext:value-type="string">
            <text:p>Higrômetro ventilado</text:p>
          </table:table-cell>
        </table:table-row>
        <table:table-row table:style-name="ro1">
          <table:table-cell office:value-type="string" calcext:value-type="string">
            <text:p>lux_photodio</text:p>
          </table:table-cell>
          <table:table-cell office:value-type="string" calcext:value-type="string">
            <text:p>Photodiode luximeter</text:p>
          </table:table-cell>
          <table:table-cell office:value-type="string" calcext:value-type="string">
            <text:p>Luxímetro de fotodiodo</text:p>
          </table:table-cell>
        </table:table-row>
        <table:table-row table:style-name="ro1">
          <table:table-cell office:value-type="string" calcext:value-type="string">
            <text:p>par_photodio</text:p>
          </table:table-cell>
          <table:table-cell office:value-type="string" calcext:value-type="string">
            <text:p>Photodiode PAR radiometer</text:p>
          </table:table-cell>
          <table:table-cell office:value-type="string" calcext:value-type="string">
            <text:p>Radiômetro par de fotodiodo</text:p>
          </table:table-cell>
        </table:table-row>
        <table:table-row table:style-name="ro1">
          <table:table-cell office:value-type="string" calcext:value-type="string">
            <text:p>phl_thermpil</text:p>
          </table:table-cell>
          <table:table-cell office:value-type="string" calcext:value-type="string">
            <text:p><text:span text:style-name="T2">Thermopile </text:span>pyrheliometer</text:p>
          </table:table-cell>
          <table:table-cell office:value-type="string" calcext:value-type="string">
            <text:p>Pireliômetro de termopilha</text:p>
          </table:table-cell>
        </table:table-row>
        <table:table-row table:style-name="ro1">
          <table:table-cell office:value-type="string" calcext:value-type="string">
            <text:p>pir_photodio</text:p>
          </table:table-cell>
          <table:table-cell office:value-type="string" calcext:value-type="string">
            <text:p>photodiode pyranometer</text:p>
          </table:table-cell>
          <table:table-cell office:value-type="string" calcext:value-type="string">
            <text:p>Piranômetro de fotodiodo</text:p>
          </table:table-cell>
        </table:table-row>
        <table:table-row table:style-name="ro1">
          <table:table-cell office:value-type="string" calcext:value-type="string">
            <text:p>pir_shdring</text:p>
          </table:table-cell>
          <table:table-cell office:value-type="string" calcext:value-type="string">
            <text:p>pyranometer with shaded ring</text:p>
          </table:table-cell>
          <table:table-cell office:value-type="string" calcext:value-type="string">
            <text:p>Piranômetro com anel sombreado</text:p>
          </table:table-cell>
        </table:table-row>
        <table:table-row table:style-name="ro1">
          <table:table-cell office:value-type="string" calcext:value-type="string">
            <text:p>pir_shdtrker</text:p>
          </table:table-cell>
          <table:table-cell office:value-type="string" calcext:value-type="string">
            <text:p>Pyranometer with shaded tracker</text:p>
          </table:table-cell>
          <table:table-cell office:value-type="string" calcext:value-type="string">
            <text:p>Piranômetro com rastreador sombreado</text:p>
          </table:table-cell>
        </table:table-row>
        <table:table-row table:style-name="ro1">
          <table:table-cell office:value-type="string" calcext:value-type="string">
            <text:p>pir_thermpil</text:p>
          </table:table-cell>
          <table:table-cell office:value-type="string" calcext:value-type="string">
            <text:p>Thermopile pyranometers</text:p>
          </table:table-cell>
          <table:table-cell office:value-type="string" calcext:value-type="string">
            <text:p>Piranômetro de termopilha</text:p>
          </table:table-cell>
        </table:table-row>
        <table:table-row table:style-name="ro1">
          <table:table-cell office:value-type="string" calcext:value-type="string">
            <text:p>plv_tipbuk</text:p>
          </table:table-cell>
          <table:table-cell office:value-type="string" calcext:value-type="string">
            <text:p>pluviometer with tipping bucket</text:p>
          </table:table-cell>
          <table:table-cell office:value-type="string" calcext:value-type="string">
            <text:p>Pluviômetro de báscula</text:p>
          </table:table-cell>
        </table:table-row>
        <table:table-row table:style-name="ro1">
          <table:table-cell office:value-type="string" calcext:value-type="string">
            <text:p>prg_shdtrkr</text:p>
          </table:table-cell>
          <table:table-cell office:value-type="string" calcext:value-type="string">
            <text:p>Pyrgeometer with shaded tracker</text:p>
          </table:table-cell>
          <table:table-cell office:value-type="string" calcext:value-type="string">
            <text:p>Pirgeômetro com rastreador sombreado</text:p>
          </table:table-cell>
        </table:table-row>
        <table:table-row table:style-name="ro1">
          <table:table-cell office:value-type="string" calcext:value-type="string">
            <text:p>prg_unshd</text:p>
          </table:table-cell>
          <table:table-cell office:value-type="string" calcext:value-type="string">
            <text:p>Unshaded Pyrgeometer</text:p>
          </table:table-cell>
          <table:table-cell office:value-type="string" calcext:value-type="string">
            <text:p>Pirgeômetro não sombreado</text:p>
          </table:table-cell>
        </table:table-row>
        <table:table-row table:style-name="ro1">
          <table:table-cell office:value-type="string" calcext:value-type="string">
            <text:p>sky_camera</text:p>
          </table:table-cell>
          <table:table-cell office:value-type="string" calcext:value-type="string">
            <text:p>Sky Imager by camera</text:p>
          </table:table-cell>
          <table:table-cell office:value-type="string" calcext:value-type="string">
            <text:p>Imageador de céu por câmera</text:p>
          </table:table-cell>
        </table:table-row>
        <table:table-row table:style-name="ro1">
          <table:table-cell office:value-type="string" calcext:value-type="string">
            <text:p>sky_mirror</text:p>
          </table:table-cell>
          <table:table-cell office:value-type="string" calcext:value-type="string">
            <text:p>Sky imager by mirror</text:p>
          </table:table-cell>
          <table:table-cell office:value-type="string" calcext:value-type="string">
            <text:p>Imageador de céu por espelho</text:p>
          </table:table-cell>
        </table:table-row>
        <table:table-row table:style-name="ro1">
          <table:table-cell office:value-type="string" calcext:value-type="string">
            <text:p>tcp_sensor</text:p>
          </table:table-cell>
          <table:table-cell office:value-type="string" calcext:value-type="string">
            <text:p>Thermocouple sensor</text:p>
          </table:table-cell>
          <table:table-cell office:value-type="string" calcext:value-type="string">
            <text:p>Sensor termopar</text:p>
          </table:table-cell>
        </table:table-row>
        <table:table-row table:style-name="ro1">
          <table:table-cell office:value-type="string" calcext:value-type="string">
            <text:p>tmo_aspirat</text:p>
          </table:table-cell>
          <table:table-cell office:value-type="string" calcext:value-type="string">
            <text:p>Aspirated thermometer</text:p>
          </table:table-cell>
          <table:table-cell office:value-type="string" calcext:value-type="string">
            <text:p>Termômetro aspirado</text:p>
          </table:table-cell>
        </table:table-row>
        <table:table-row table:style-name="ro1">
          <table:table-cell office:value-type="string" calcext:value-type="string">
            <text:p>tmo_ventil</text:p>
          </table:table-cell>
          <table:table-cell office:value-type="string" calcext:value-type="string">
            <text:p>Ventilated thermometer</text:p>
          </table:table-cell>
          <table:table-cell office:value-type="string" calcext:value-type="string">
            <text:p>Termômetro ventilado</text:p>
          </table:table-cell>
        </table:table-row>
      </table:table>
      <table:table table:name="Tabela-estacao" table:style-name="ta1">
        <table:table-column table:style-name="co16" table:default-cell-style-name="ce4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row table:style-name="ro4">
          <table:table-cell table:style-name="ce39" office:value-type="string" calcext:value-type="string">
            <text:p>Id</text:p>
          </table:table-cell>
          <table:table-cell table:style-name="Cabec_20_verde" office:value-type="string" calcext:value-type="string">
            <text:p>Sigla</text:p>
          </table:table-cell>
          <table:table-cell table:style-name="Cabec_20_verde" office:value-type="string" calcext:value-type="string">
            <text:p>Nome</text:p>
          </table:table-cell>
          <table:table-cell table:style-name="Cabec_20_verde" office:value-type="string" calcext:value-type="string">
            <text:p>Rede</text:p>
          </table:table-cell>
          <table:table-cell table:style-name="Cabec_20_verde" office:value-type="string" calcext:value-type="string">
            <text:p>Proprietário</text:p>
          </table:table-cell>
          <table:table-cell table:style-name="Cabec_20_verde" office:value-type="string" calcext:value-type="string">
            <text:p>Instalação</text:p>
          </table:table-cell>
          <table:table-cell table:style-name="Cabec_20_verde" office:value-type="string" calcext:value-type="string">
            <text:p>Tipo</text:p>
          </table:table-cell>
          <table:table-cell table:style-name="Cabec_20_verde" office:value-type="string" calcext:value-type="string">
            <text:p>Status</text:p>
          </table:table-cell>
          <table:table-cell table:style-name="Cabec_20_verde" office:value-type="string" calcext:value-type="string">
            <text:p>UF</text:p>
          </table:table-cell>
          <table:table-cell table:style-name="Cabec_20_verde" office:value-type="string" calcext:value-type="string">
            <text:p>Latitude</text:p>
          </table:table-cell>
          <table:table-cell table:style-name="Cabec_20_verde" office:value-type="string" calcext:value-type="string">
            <text:p>Longitude</text:p>
          </table:table-cell>
          <table:table-cell table:style-name="Cabec_20_verde" office:value-type="string" calcext:value-type="string">
            <text:p>Altitude</text:p>
          </table:table-cell>
        </table:table-row>
        <table:table-row table:style-name="ro4">
          <table:table-cell table:style-name="ce40" office:value-type="float" office:value="47" calcext:value-type="float">
            <text:p>47</text:p>
          </table:table-cell>
          <table:table-cell table:style-name="Content" office:value-type="string" calcext:value-type="string">
            <text:p>BJL</text:p>
          </table:table-cell>
          <table:table-cell table:style-name="Content" office:value-type="string" calcext:value-type="string">
            <text:p>Bom Jesus da Lapa (BJL)</text:p>
          </table:table-cell>
          <table:table-cell table:style-name="Content" office:value-type="string" calcext:value-type="string">
            <text:p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6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 office:value-type="string" calcext:value-type="string">
            <text:p>Ativa</text:p>
          </table:table-cell>
          <table:table-cell table:style-name="Content" office:value-type="string" calcext:value-type="string">
            <text:p>BA</text:p>
          </table:table-cell>
          <table:table-cell table:style-name="Content" office:value-type="float" office:value="-13.2335" calcext:value-type="float">
            <text:p>-13.2335</text:p>
          </table:table-cell>
          <table:table-cell table:style-name="Content" office:value-type="float" office:value="-43.376" calcext:value-type="float">
            <text:p>-43.376</text:p>
          </table:table-cell>
          <table:table-cell table:style-name="Content" office:value-type="float" office:value="447" calcext:value-type="float">
            <text:p>447</text:p>
          </table:table-cell>
        </table:table-row>
        <table:table-row table:style-name="ro4">
          <table:table-cell table:style-name="ce40" office:value-type="float" office:value="10" calcext:value-type="float">
            <text:p>10</text:p>
          </table:table-cell>
          <table:table-cell table:style-name="Content" office:value-type="string" calcext:value-type="string">
            <text:p>BRB</text:p>
          </table:table-cell>
          <table:table-cell table:style-name="Content" office:value-type="string" calcext:value-type="string">
            <text:p>Brasília (BRB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 office:value-type="string" calcext:value-type="string">
            <text:p>Deastivada</text:p>
          </table:table-cell>
          <table:table-cell table:style-name="Content" office:value-type="string" calcext:value-type="string">
            <text:p>DF</text:p>
          </table:table-cell>
          <table:table-cell table:style-name="Content" office:value-type="float" office:value="-15.6008" calcext:value-type="float">
            <text:p>-15.6008</text:p>
          </table:table-cell>
          <table:table-cell table:style-name="Content" office:value-type="float" office:value="-47.7131" calcext:value-type="float">
            <text:p>-47.7131</text:p>
          </table:table-cell>
          <table:table-cell table:style-name="Content" office:value-type="float" office:value="1023" calcext:value-type="float">
            <text:p>1023</text:p>
          </table:table-cell>
        </table:table-row>
        <table:table-row table:style-name="ro4">
          <table:table-cell table:style-name="ce40" office:value-type="float" office:value="30" calcext:value-type="float">
            <text:p>30</text:p>
          </table:table-cell>
          <table:table-cell table:style-name="Content" office:value-type="string" calcext:value-type="string">
            <text:p>CPA</text:p>
          </table:table-cell>
          <table:table-cell table:style-name="Content" office:value-type="string" calcext:value-type="string">
            <text:p>Cachoeira Paulista (CPA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3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 office:value-type="string" calcext:value-type="string">
            <text:p>Em manutenção</text:p>
          </table:table-cell>
          <table:table-cell table:style-name="Content" office:value-type="string" calcext:value-type="string">
            <text:p>SP</text:p>
          </table:table-cell>
          <table:table-cell table:style-name="Content" office:value-type="float" office:value="-22.6896" calcext:value-type="float">
            <text:p>-22.6896</text:p>
          </table:table-cell>
          <table:table-cell table:style-name="Content" office:value-type="float" office:value="-45.0062" calcext:value-type="float">
            <text:p>-45.0062</text:p>
          </table:table-cell>
          <table:table-cell table:style-name="Content" office:value-type="float" office:value="574" calcext:value-type="float">
            <text:p>574</text:p>
          </table:table-cell>
        </table:table-row>
        <table:table-row table:style-name="ro4">
          <table:table-cell table:style-name="ce40" office:value-type="float" office:value="12" calcext:value-type="float">
            <text:p>12</text:p>
          </table:table-cell>
          <table:table-cell table:style-name="Content" office:value-type="string" calcext:value-type="string">
            <text:p>CGR</text:p>
          </table:table-cell>
          <table:table-cell table:style-name="Content" office:value-type="string" calcext:value-type="string">
            <text:p>Campo Grande (CG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383" calcext:value-type="float">
            <text:p>-20.4383</text:p>
          </table:table-cell>
          <table:table-cell table:style-name="Content" office:value-type="float" office:value="-54.5383" calcext:value-type="float">
            <text:p>-54.5383</text:p>
          </table:table-cell>
          <table:table-cell table:style-name="Content" office:value-type="float" office:value="677" calcext:value-type="float">
            <text:p>677</text:p>
          </table:table-cell>
        </table:table-row>
        <table:table-row table:style-name="ro4">
          <table:table-cell table:style-name="ce40" office:value-type="float" office:value="60" calcext:value-type="float">
            <text:p>60</text:p>
          </table:table-cell>
          <table:table-cell table:style-name="Content" office:value-type="string" calcext:value-type="string">
            <text:p>CTB</text:p>
          </table:table-cell>
          <table:table-cell table:style-name="Content" office:value-type="string" calcext:value-type="string">
            <text:p>Curitiba (CTB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9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R</text:p>
          </table:table-cell>
          <table:table-cell table:style-name="Content" office:value-type="float" office:value="-25.495444" calcext:value-type="float">
            <text:p>-25.495444</text:p>
          </table:table-cell>
          <table:table-cell table:style-name="Content" office:value-type="float" office:value="-49.331208" calcext:value-type="float">
            <text:p>-49.331208</text:p>
          </table:table-cell>
          <table:table-cell table:style-name="Content" office:value-type="float" office:value="891" calcext:value-type="float">
            <text:p>891</text:p>
          </table:table-cell>
        </table:table-row>
        <table:table-row table:style-name="ro4">
          <table:table-cell table:style-name="ce40" office:value-type="string" calcext:value-type="string">
            <text:p>01</text:p>
          </table:table-cell>
          <table:table-cell table:style-name="Content" office:value-type="string" calcext:value-type="string">
            <text:p>FLN</text:p>
          </table:table-cell>
          <table:table-cell table:style-name="Content" office:value-type="string" calcext:value-type="string">
            <text:p>Florianópolis (FLN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6017" calcext:value-type="float">
            <text:p>-27.6017</text:p>
          </table:table-cell>
          <table:table-cell table:style-name="Content" office:value-type="float" office:value="-48.5178" calcext:value-type="float">
            <text:p>-48.5178</text:p>
          </table:table-cell>
          <table:table-cell table:style-name="Content" office:value-type="float" office:value="31" calcext:value-type="float">
            <text:p>31</text:p>
          </table:table-cell>
        </table:table-row>
        <table:table-row table:style-name="ro4">
          <table:table-cell table:style-name="ce40" office:value-type="string" calcext:value-type="string">
            <text:p>04</text:p>
          </table:table-cell>
          <table:table-cell table:style-name="Content" office:value-type="string" calcext:value-type="string">
            <text:p>JOI</text:p>
          </table:table-cell>
          <table:table-cell table:style-name="Content" office:value-type="string" calcext:value-type="string">
            <text:p>Joinville (JOI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6.2525" calcext:value-type="float">
            <text:p>-26.2525</text:p>
          </table:table-cell>
          <table:table-cell table:style-name="Content" office:value-type="float" office:value="-48.8578" calcext:value-type="float">
            <text:p>-48.8578</text:p>
          </table:table-cell>
          <table:table-cell table:style-name="Content" office:value-type="float" office:value="48" calcext:value-type="float">
            <text:p>48</text:p>
          </table:table-cell>
        </table:table-row>
        <table:table-row table:style-name="ro4">
          <table:table-cell table:style-name="ce40" office:value-type="float" office:value="45" calcext:value-type="float">
            <text:p>45</text:p>
          </table:table-cell>
          <table:table-cell table:style-name="Content" office:value-type="string" calcext:value-type="string">
            <text:p>MCL</text:p>
          </table:table-cell>
          <table:table-cell table:style-name="Content" office:value-type="string" calcext:value-type="string">
            <text:p>Montes Claros (MCL)</text:p>
          </table:table-cell>
          <table:table-cell table:style-name="Content" office:value-type="string" calcext:value-type="string">
            <text:p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6/2012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6864" calcext:value-type="float">
            <text:p>-16.6864</text:p>
          </table:table-cell>
          <table:table-cell table:style-name="Content" office:value-type="float" office:value="-43.86877" calcext:value-type="float">
            <text:p>-43.86877</text:p>
          </table:table-cell>
          <table:table-cell table:style-name="Content" office:value-type="float" office:value="675" calcext:value-type="float">
            <text:p>675</text:p>
          </table:table-cell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table:style-name="Content" office:value-type="string" calcext:value-type="string">
            <text:p>NAT</text:p>
          </table:table-cell>
          <table:table-cell table:style-name="Content" office:value-type="string" calcext:value-type="string">
            <text:p>Natal (NAT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7/2007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8367" calcext:value-type="float">
            <text:p>-5.8367</text:p>
          </table:table-cell>
          <table:table-cell table:style-name="Content" office:value-type="float" office:value="-35.2064" calcext:value-type="float">
            <text:p>-35.2064</text:p>
          </table:table-cell>
          <table:table-cell table:style-name="Content" office:value-type="float" office:value="58" calcext:value-type="float">
            <text:p>58</text:p>
          </table:table-cell>
        </table:table-row>
        <table:table-row table:style-name="ro4">
          <table:table-cell table:style-name="ce40" office:value-type="float" office:value="19" calcext:value-type="float">
            <text:p>19</text:p>
          </table:table-cell>
          <table:table-cell table:style-name="Content" office:value-type="string" calcext:value-type="string">
            <text:p>PMA</text:p>
          </table:table-cell>
          <table:table-cell table:style-name="Content" office:value-type="string" calcext:value-type="string">
            <text:p>Palmas (PMA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4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TO</text:p>
          </table:table-cell>
          <table:table-cell table:style-name="Content" office:value-type="float" office:value="-10.1778" calcext:value-type="float">
            <text:p>-10.1778</text:p>
          </table:table-cell>
          <table:table-cell table:style-name="Content" office:value-type="float" office:value="-48.3619" calcext:value-type="float">
            <text:p>-48.3619</text:p>
          </table:table-cell>
          <table:table-cell table:style-name="Content" office:value-type="float" office:value="216" calcext:value-type="float">
            <text:p>216</text:p>
          </table:table-cell>
        </table:table-row>
        <table:table-row table:style-name="ro4">
          <table:table-cell table:style-name="ce40" office:value-type="float" office:value="11" calcext:value-type="float">
            <text:p>11</text:p>
          </table:table-cell>
          <table:table-cell table:style-name="Content" office:value-type="string" calcext:value-type="string">
            <text:p>PTR</text:p>
          </table:table-cell>
          <table:table-cell table:style-name="Content" office:value-type="string" calcext:value-type="string">
            <text:p>Petrolina (PT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7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0691" calcext:value-type="float">
            <text:p>-9.0691</text:p>
          </table:table-cell>
          <table:table-cell table:style-name="Content" office:value-type="float" office:value="-40.3203" calcext:value-type="float">
            <text:p>-40.3203</text:p>
          </table:table-cell>
          <table:table-cell table:style-name="Content" office:value-type="float" office:value="387" calcext:value-type="float">
            <text:p>387</text:p>
          </table:table-cell>
        </table:table-row>
        <table:table-row table:style-name="ro4">
          <table:table-cell table:style-name="ce40" office:value-type="float" office:value="16" calcext:value-type="float">
            <text:p>16</text:p>
          </table:table-cell>
          <table:table-cell table:style-name="Content" office:value-type="string" calcext:value-type="string">
            <text:p>SLZ</text:p>
          </table:table-cell>
          <table:table-cell table:style-name="Content" office:value-type="string" calcext:value-type="string">
            <text:p>São Luiz (SLZ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933" calcext:value-type="float">
            <text:p>-2.5933</text:p>
          </table:table-cell>
          <table:table-cell table:style-name="Content" office:value-type="float" office:value="-44.2122" calcext:value-type="float">
            <text:p>-44.2122</text:p>
          </table:table-cell>
          <table:table-cell table:style-name="Content" office:value-type="float" office:value="40" calcext:value-type="float">
            <text:p>40</text:p>
          </table:table-cell>
        </table:table-row>
        <table:table-row table:style-name="ro4">
          <table:table-cell table:style-name="ce40" office:value-type="string" calcext:value-type="string">
            <text:p>08</text:p>
          </table:table-cell>
          <table:table-cell table:style-name="Content" office:value-type="string" calcext:value-type="string">
            <text:p>SMS</text:p>
          </table:table-cell>
          <table:table-cell table:style-name="Content" office:value-type="string" calcext:value-type="string">
            <text:p>São Martinho da Serra (SMS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/>
          <table:table-cell table:style-name="Content" office:value-type="string" calcext:value-type="string">
            <text:p>RS</text:p>
          </table:table-cell>
          <table:table-cell table:style-name="Content" office:value-type="float" office:value="-29.4428" calcext:value-type="float">
            <text:p>-29.4428</text:p>
          </table:table-cell>
          <table:table-cell table:style-name="Content" office:value-type="float" office:value="-53.8231" calcext:value-type="float">
            <text:p>-53.8231</text:p>
          </table:table-cell>
          <table:table-cell table:style-name="Content" office:value-type="float" office:value="489" calcext:value-type="float">
            <text:p>489</text:p>
          </table:table-cell>
        </table:table-row>
        <table:table-row table:style-name="ro4">
          <table:table-cell table:style-name="ce40" office:value-type="string" calcext:value-type="string">
            <text:p>05</text:p>
          </table:table-cell>
          <table:table-cell table:style-name="Content" office:value-type="string" calcext:value-type="string">
            <text:p>SBR</text:p>
          </table:table-cell>
          <table:table-cell table:style-name="Content" office:value-type="string" calcext:value-type="string">
            <text:p>Sombrio (SB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9.0956" calcext:value-type="float">
            <text:p>-29.0956</text:p>
          </table:table-cell>
          <table:table-cell table:style-name="Content" office:value-type="float" office:value="-49.8133" calcext:value-type="float">
            <text:p>-49.8133</text:p>
          </table:table-cell>
          <table:table-cell table:style-name="Content" office:value-type="float" office:value="15" calcext:value-type="float">
            <text:p>15</text:p>
          </table:table-cell>
        </table:table-row>
        <table:table-row table:style-name="ro4">
          <table:table-cell table:style-name="ce40" office:value-type="float" office:value="44" calcext:value-type="float">
            <text:p>44</text:p>
          </table:table-cell>
          <table:table-cell table:style-name="Content" office:value-type="string" calcext:value-type="string">
            <text:p>TMA</text:p>
          </table:table-cell>
          <table:table-cell table:style-name="Content" office:value-type="string" calcext:value-type="string">
            <text:p>Termoaçu (TMA)</text:p>
          </table:table-cell>
          <table:table-cell table:style-name="Content" office:value-type="string" calcext:value-type="string">
            <text:p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11/2010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38287" calcext:value-type="float">
            <text:p>-5.38287</text:p>
          </table:table-cell>
          <table:table-cell table:style-name="Content" office:value-type="float" office:value="-36.8191" calcext:value-type="float">
            <text:p>-36.8191</text:p>
          </table:table-cell>
          <table:table-cell table:style-name="Content" office:value-type="float" office:value="24" calcext:value-type="float">
            <text:p>24</text:p>
          </table:table-cell>
        </table:table-row>
        <table:table-row table:style-name="ro4">
          <table:table-cell table:style-name="ce40" office:value-type="float" office:value="48" calcext:value-type="float">
            <text:p>48</text:p>
          </table:table-cell>
          <table:table-cell table:style-name="Content" office:value-type="string" calcext:value-type="string">
            <text:p>TLG</text:p>
          </table:table-cell>
          <table:table-cell table:style-name="Content" office:value-type="string" calcext:value-type="string">
            <text:p>Três Lagoas (TLG)</text:p>
          </table:table-cell>
          <table:table-cell table:style-name="Content" office:value-type="string" calcext:value-type="string">
            <text:p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7507" calcext:value-type="float">
            <text:p>-20.7507</text:p>
          </table:table-cell>
          <table:table-cell table:style-name="Content" office:value-type="float" office:value="-51.6642" calcext:value-type="float">
            <text:p>-51.6642</text:p>
          </table:table-cell>
          <table:table-cell table:style-name="Content" office:value-type="float" office:value="317" calcext:value-type="float">
            <text:p>317</text:p>
          </table:table-cell>
        </table:table-row>
        <table:table-row table:style-name="ro4">
          <table:table-cell table:style-name="ce40" office:value-type="float" office:value="46" calcext:value-type="float">
            <text:p>46</text:p>
          </table:table-cell>
          <table:table-cell table:style-name="Content" office:value-type="string" calcext:value-type="string">
            <text:p>UBE</text:p>
          </table:table-cell>
          <table:table-cell table:style-name="Content" office:value-type="string" calcext:value-type="string">
            <text:p>Uberaba (UBE)</text:p>
          </table:table-cell>
          <table:table-cell table:style-name="Content" office:value-type="string" calcext:value-type="string">
            <text:p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13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998054" calcext:value-type="float">
            <text:p>-19.998054</text:p>
          </table:table-cell>
          <table:table-cell table:style-name="Content" office:value-type="float" office:value="-47.900164" calcext:value-type="float">
            <text:p>-47.900164</text:p>
          </table:table-cell>
          <table:table-cell table:style-name="Content" office:value-type="float" office:value="513" calcext:value-type="float">
            <text:p>513</text:p>
          </table:table-cell>
        </table:table-row>
        <table:table-row table:style-name="ro4">
          <table:table-cell table:style-name="ce40" office:value-type="float" office:value="21" calcext:value-type="float">
            <text:p>21</text:p>
          </table:table-cell>
          <table:table-cell table:style-name="Content" office:value-type="string" calcext:value-type="string">
            <text:p>CBA</text:p>
          </table:table-cell>
          <table:table-cell table:style-name="Content" office:value-type="string" calcext:value-type="string">
            <text:p>Cuiabá (CBA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5553" calcext:value-type="float">
            <text:p>-15.5553</text:p>
          </table:table-cell>
          <table:table-cell table:style-name="Content" office:value-type="float" office:value="-56.07" calcext:value-type="float">
            <text:p>-56.07</text:p>
          </table:table-cell>
          <table:table-cell table:style-name="Content" office:value-type="float" office:value="185" calcext:value-type="float">
            <text:p>185</text:p>
          </table:table-cell>
        </table:table-row>
        <table:table-row table:style-name="ro4">
          <table:table-cell table:style-name="ce40" office:value-type="float" office:value="28" calcext:value-type="float">
            <text:p>28</text:p>
          </table:table-cell>
          <table:table-cell table:style-name="Content" office:value-type="string" calcext:value-type="string">
            <text:p>ORN</text:p>
          </table:table-cell>
          <table:table-cell table:style-name="Content" office:value-type="string" calcext:value-type="string">
            <text:p>Ourinhos (ORN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6</text:p>
          </table:table-cell>
          <table:table-cell table:style-name="Content" office:value-type="string" calcext:value-type="string">
            <text:p>Anem/Radiom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9486" calcext:value-type="float">
            <text:p>-22.9486</text:p>
          </table:table-cell>
          <table:table-cell table:style-name="Content" office:value-type="float" office:value="-49.8942" calcext:value-type="float">
            <text:p>-49.8942</text:p>
          </table:table-cell>
          <table:table-cell table:style-name="Content" office:value-type="float" office:value="446" calcext:value-type="float">
            <text:p>446</text:p>
          </table:table-cell>
        </table:table-row>
        <table:table-row table:style-name="ro4">
          <table:table-cell table:style-name="ce40"/>
          <table:table-cell table:style-name="Content" office:value-type="string" calcext:value-type="string">
            <text:p>BEL</text:p>
          </table:table-cell>
          <table:table-cell table:style-name="Content" office:value-type="string" calcext:value-type="string">
            <text:p>Belém (BEL)</text:p>
          </table:table-cell>
          <table:table-cell table:style-name="Content" office:value-type="string" calcext:value-type="string">
            <text:p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A</text:p>
          </table:table-cell>
          <table:table-cell table:style-name="Content" table:number-columns-repeated="3"/>
        </table:table-row>
        <table:table-row table:style-name="ro4">
          <table:table-cell table:style-name="ce40" office:value-type="float" office:value="20" calcext:value-type="float">
            <text:p>20</text:p>
          </table:table-cell>
          <table:table-cell table:style-name="Content" office:value-type="string" calcext:value-type="string">
            <text:p>CAI</text:p>
          </table:table-cell>
          <table:table-cell table:style-name="Content" office:value-type="string" calcext:value-type="string">
            <text:p>Caicó (CAI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10/2002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6.4669" calcext:value-type="float">
            <text:p>-6.4669</text:p>
          </table:table-cell>
          <table:table-cell table:style-name="Content" office:value-type="float" office:value="-37.0847" calcext:value-type="float">
            <text:p>-37.0847</text:p>
          </table:table-cell>
          <table:table-cell table:style-name="Content" office:value-type="float" office:value="176" calcext:value-type="float">
            <text:p>176</text:p>
          </table:table-cell>
        </table:table-row>
        <table:table-row table:style-name="ro4">
          <table:table-cell table:style-name="ce40"/>
          <table:table-cell table:style-name="Content" office:value-type="string" calcext:value-type="string">
            <text:p>STR</text:p>
          </table:table-cell>
          <table:table-cell table:style-name="Content" office:value-type="string" calcext:value-type="string">
            <text:p>Santarém (ST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A</text:p>
          </table:table-cell>
          <table:table-cell table:style-name="Content" table:number-columns-repeated="3"/>
        </table:table-row>
        <table:table-row table:style-name="ro4">
          <table:table-cell table:style-name="ce40"/>
          <table:table-cell table:style-name="Content" office:value-type="string" calcext:value-type="string">
            <text:p>CMA</text:p>
          </table:table-cell>
          <table:table-cell table:style-name="Content" office:value-type="string" calcext:value-type="string">
            <text:p>Camaçari (CMA)</text:p>
          </table:table-cell>
          <table:table-cell table:style-name="Content" office:value-type="string" calcext:value-type="string">
            <text:p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table:number-columns-repeated="3"/>
        </table:table-row>
        <table:table-row table:style-name="ro4">
          <table:table-cell table:style-name="ce40"/>
          <table:table-cell table:style-name="Content" office:value-type="string" calcext:value-type="string">
            <text:p>SMA</text:p>
          </table:table-cell>
          <table:table-cell table:style-name="Content" office:value-type="string" calcext:value-type="string">
            <text:p>São Mateus</text:p>
          </table:table-cell>
          <table:table-cell table:style-name="Content" office:value-type="string" calcext:value-type="string">
            <text:p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table:number-columns-repeated="3"/>
        </table:table-row>
        <table:table-row table:style-name="ro4">
          <table:table-cell table:style-name="ce40"/>
          <table:table-cell table:style-name="Content" office:value-type="string" calcext:value-type="string">
            <text:p>MAC</text:p>
          </table:table-cell>
          <table:table-cell table:style-name="Content" office:value-type="string" calcext:value-type="string">
            <text:p>Macaé (MAC)</text:p>
          </table:table-cell>
          <table:table-cell table:style-name="Content" office:value-type="string" calcext:value-type="string">
            <text:p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table:number-columns-repeated="3"/>
        </table:table-row>
        <table:table-row table:style-name="ro4">
          <table:table-cell table:style-name="ce40"/>
          <table:table-cell table:style-name="Content" office:value-type="string" calcext:value-type="string">
            <text:p>PGA</text:p>
          </table:table-cell>
          <table:table-cell table:style-name="Content" office:value-type="string" calcext:value-type="string">
            <text:p>Pirassununga (PGA)</text:p>
          </table:table-cell>
          <table:table-cell table:style-name="Content" office:value-type="string" calcext:value-type="string">
            <text:p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4">
          <table:table-cell table:style-name="ce40"/>
          <table:table-cell table:style-name="Content" office:value-type="string" calcext:value-type="string">
            <text:p>USP</text:p>
          </table:table-cell>
          <table:table-cell table:style-name="Content" office:value-type="string" calcext:value-type="string">
            <text:p>USP (USP)</text:p>
          </table:table-cell>
          <table:table-cell table:style-name="Content" office:value-type="string" calcext:value-type="string">
            <text:p>USP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4">
          <table:table-cell table:style-name="ce40" office:value-type="float" office:value="25" calcext:value-type="float">
            <text:p>25</text:p>
          </table:table-cell>
          <table:table-cell table:style-name="Content" office:value-type="string" calcext:value-type="string">
            <text:p>SCR</text:p>
          </table:table-cell>
          <table:table-cell table:style-name="Content" office:value-type="string" calcext:value-type="string">
            <text:p>São João do Cariri (SC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3817" calcext:value-type="float">
            <text:p>-7.3817</text:p>
          </table:table-cell>
          <table:table-cell table:style-name="Content" office:value-type="float" office:value="-36.5272" calcext:value-type="float">
            <text:p>-36.5272</text:p>
          </table:table-cell>
          <table:table-cell table:style-name="Content" office:value-type="float" office:value="486" calcext:value-type="float">
            <text:p>486</text:p>
          </table:table-cell>
        </table:table-row>
        <table:table-row table:style-name="ro4">
          <table:table-cell table:style-name="ce40" office:value-type="float" office:value="23" calcext:value-type="float">
            <text:p>23</text:p>
          </table:table-cell>
          <table:table-cell table:style-name="Content" office:value-type="string" calcext:value-type="string">
            <text:p>TRI</text:p>
          </table:table-cell>
          <table:table-cell table:style-name="Content" office:value-type="string" calcext:value-type="string">
            <text:p>Triunfo (TRI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7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272" calcext:value-type="float">
            <text:p>-7.8272</text:p>
          </table:table-cell>
          <table:table-cell table:style-name="Content" office:value-type="float" office:value="-38.1222" calcext:value-type="float">
            <text:p>-38.1222</text:p>
          </table:table-cell>
          <table:table-cell table:style-name="Content" office:value-type="float" office:value="1123" calcext:value-type="float">
            <text:p>1123</text:p>
          </table:table-cell>
        </table:table-row>
        <table:table-row table:style-name="ro4">
          <table:table-cell table:style-name="ce40" office:value-type="string" calcext:value-type="string">
            <text:p>03</text:p>
          </table:table-cell>
          <table:table-cell table:style-name="Content" office:value-type="string" calcext:value-type="string">
            <text:p>BAB</text:p>
          </table:table-cell>
          <table:table-cell table:style-name="Content" office:value-type="string" calcext:value-type="string">
            <text:p>Balbina (BAB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AM</text:p>
          </table:table-cell>
          <table:table-cell table:style-name="Content" office:value-type="float" office:value="-1.9311" calcext:value-type="float">
            <text:p>-1.9311</text:p>
          </table:table-cell>
          <table:table-cell table:style-name="Content" office:value-type="float" office:value="-59.4197" calcext:value-type="float">
            <text:p>-59.4197</text:p>
          </table:table-cell>
          <table:table-cell table:style-name="Content" office:value-type="float" office:value="230" calcext:value-type="float">
            <text:p>230</text:p>
          </table:table-cell>
        </table:table-row>
        <table:table-row table:style-name="ro4">
          <table:table-cell table:style-name="ce40" office:value-type="float" office:value="22" calcext:value-type="float">
            <text:p>22</text:p>
          </table:table-cell>
          <table:table-cell table:style-name="Content" office:value-type="string" calcext:value-type="string">
            <text:p>BJD</text:p>
          </table:table-cell>
          <table:table-cell table:style-name="Content" office:value-type="string" calcext:value-type="string">
            <text:p>Belo Jardim (BJD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3675" calcext:value-type="float">
            <text:p>-8.3675</text:p>
          </table:table-cell>
          <table:table-cell table:style-name="Content" office:value-type="float" office:value="-36.4294" calcext:value-type="float">
            <text:p>-36.4294</text:p>
          </table:table-cell>
          <table:table-cell table:style-name="Content" office:value-type="float" office:value="718" calcext:value-type="float">
            <text:p>718</text:p>
          </table:table-cell>
        </table:table-row>
        <table:table-row table:style-name="ro4">
          <table:table-cell table:style-name="ce40"/>
          <table:table-cell table:style-name="Content" office:value-type="string" calcext:value-type="string">
            <text:p>CPN</text:p>
          </table:table-cell>
          <table:table-cell table:style-name="Content" office:value-type="string" calcext:value-type="string">
            <text:p>Campos Novos (CPN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5/2006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5397" calcext:value-type="float">
            <text:p>-27.5397</text:p>
          </table:table-cell>
          <table:table-cell table:style-name="Content" office:value-type="float" office:value="-51.415" calcext:value-type="float">
            <text:p>-51.415</text:p>
          </table:table-cell>
          <table:table-cell table:style-name="Content" office:value-type="float" office:value="725" calcext:value-type="float">
            <text:p>725</text:p>
          </table:table-cell>
        </table:table-row>
        <table:table-row table:style-name="ro4">
          <table:table-cell table:style-name="ce40" office:value-type="string" calcext:value-type="string">
            <text:p>06</text:p>
          </table:table-cell>
          <table:table-cell table:style-name="Content" office:value-type="string" calcext:value-type="string">
            <text:p>CHP</text:p>
          </table:table-cell>
          <table:table-cell table:style-name="Content" office:value-type="string" calcext:value-type="string">
            <text:p>Chapecó (CHP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08" calcext:value-type="float">
            <text:p>-27.08</text:p>
          </table:table-cell>
          <table:table-cell table:style-name="Content" office:value-type="float" office:value="-52.6144" calcext:value-type="float">
            <text:p>-52.6144</text:p>
          </table:table-cell>
          <table:table-cell table:style-name="Content" office:value-type="float" office:value="700" calcext:value-type="float">
            <text:p>700</text:p>
          </table:table-cell>
        </table:table-row>
        <table:table-row table:style-name="ro4">
          <table:table-cell table:style-name="ce40" office:value-type="string" calcext:value-type="string">
            <text:p>02</text:p>
          </table:table-cell>
          <table:table-cell table:style-name="Content" office:value-type="string" calcext:value-type="string">
            <text:p>LEB</text:p>
          </table:table-cell>
          <table:table-cell table:style-name="Content" office:value-type="string" calcext:value-type="string">
            <text:p>Lebon Regis (LEB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5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6.9886" calcext:value-type="float">
            <text:p>-26.9886</text:p>
          </table:table-cell>
          <table:table-cell table:style-name="Content" office:value-type="float" office:value="-50.715" calcext:value-type="float">
            <text:p>-50.715</text:p>
          </table:table-cell>
          <table:table-cell table:style-name="Content" office:value-type="float" office:value="1036" calcext:value-type="float">
            <text:p>1036</text:p>
          </table:table-cell>
        </table:table-row>
        <table:table-row table:style-name="ro4">
          <table:table-cell table:style-name="ce40" office:value-type="string" calcext:value-type="string">
            <text:p>09</text:p>
          </table:table-cell>
          <table:table-cell table:style-name="Content" office:value-type="string" calcext:value-type="string">
            <text:p>OPO</text:p>
          </table:table-cell>
          <table:table-cell table:style-name="Content" office:value-type="string" calcext:value-type="string">
            <text:p>Ouro Preto d'Oeste (OPO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3/2004</text:p>
          </table:table-cell>
          <table:table-cell table:style-name="Content" office:value-type="string" calcext:value-type="string">
            <text:p>Anem/Radiom</text:p>
          </table:table-cell>
          <table:table-cell table:style-name="Content"/>
          <table:table-cell table:style-name="Content" office:value-type="string" calcext:value-type="string">
            <text:p>RO</text:p>
          </table:table-cell>
          <table:table-cell table:style-name="Content" office:value-type="float" office:value="-10.8814" calcext:value-type="float">
            <text:p>-10.8814</text:p>
          </table:table-cell>
          <table:table-cell table:style-name="Content" office:value-type="float" office:value="-61.9703" calcext:value-type="float">
            <text:p>-61.9703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4">
          <table:table-cell table:style-name="ce40" office:value-type="float" office:value="26" calcext:value-type="float">
            <text:p>26</text:p>
          </table:table-cell>
          <table:table-cell table:style-name="Content" office:value-type="string" calcext:value-type="string">
            <text:p>PIR</text:p>
          </table:table-cell>
          <table:table-cell table:style-name="Content" office:value-type="string" calcext:value-type="string">
            <text:p>Piranhas (PIR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6181" calcext:value-type="float">
            <text:p>-9.6181</text:p>
          </table:table-cell>
          <table:table-cell table:style-name="Content" office:value-type="float" office:value="-37.7786" calcext:value-type="float">
            <text:p>-37.7786</text:p>
          </table:table-cell>
          <table:table-cell table:style-name="Content" office:value-type="float" office:value="203" calcext:value-type="float">
            <text:p>203</text:p>
          </table:table-cell>
        </table:table-row>
        <table:table-row table:style-name="ro4">
          <table:table-cell table:style-name="ce40" office:value-type="float" office:value="27" calcext:value-type="float">
            <text:p>27</text:p>
          </table:table-cell>
          <table:table-cell table:style-name="Content" office:value-type="string" calcext:value-type="string">
            <text:p>RLM</text:p>
          </table:table-cell>
          <table:table-cell table:style-name="Content" office:value-type="string" calcext:value-type="string">
            <text:p>Rolim de Moura (RLM)</text:p>
          </table:table-cell>
          <table:table-cell table:style-name="Content" office:value-type="string" calcext:value-type="string">
            <text:p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12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O</text:p>
          </table:table-cell>
          <table:table-cell table:style-name="Content" office:value-type="float" office:value="-11.5817" calcext:value-type="float">
            <text:p>-11.5817</text:p>
          </table:table-cell>
          <table:table-cell table:style-name="Content" office:value-type="float" office:value="-61.7736" calcext:value-type="float">
            <text:p>-61.7736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4">
          <table:table-cell table:style-name="ce40" office:value-type="string" calcext:value-type="string">
            <text:p>A001</text:p>
          </table:table-cell>
          <table:table-cell table:style-name="Content" office:value-type="string" calcext:value-type="string">
            <text:p>001</text:p>
          </table:table-cell>
          <table:table-cell table:style-name="Content" office:value-type="string" calcext:value-type="string">
            <text:p>Brasil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5.78" calcext:value-type="float">
            <text:p>-15.78</text:p>
          </table:table-cell>
          <table:table-cell table:style-name="Content" office:value-type="float" office:value="-47.92" calcext:value-type="float">
            <text:p>-47.92</text:p>
          </table:table-cell>
          <table:table-cell table:style-name="Content" office:value-type="float" office:value="1160" calcext:value-type="float">
            <text:p>1160</text:p>
          </table:table-cell>
        </table:table-row>
        <table:table-row table:style-name="ro4">
          <table:table-cell table:style-name="ce40" office:value-type="string" calcext:value-type="string">
            <text:p>A002</text:p>
          </table:table-cell>
          <table:table-cell table:style-name="Content" office:value-type="string" calcext:value-type="string">
            <text:p>002</text:p>
          </table:table-cell>
          <table:table-cell table:style-name="Content" office:value-type="string" calcext:value-type="string">
            <text:p>Goi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63" calcext:value-type="float">
            <text:p>-16.63</text:p>
          </table:table-cell>
          <table:table-cell table:style-name="Content" office:value-type="float" office:value="-49.22" calcext:value-type="float">
            <text:p>-49.22</text:p>
          </table:table-cell>
          <table:table-cell table:style-name="Content" office:value-type="float" office:value="770" calcext:value-type="float">
            <text:p>770</text:p>
          </table:table-cell>
        </table:table-row>
        <table:table-row table:style-name="ro4">
          <table:table-cell table:style-name="ce40" office:value-type="string" calcext:value-type="string">
            <text:p>A003</text:p>
          </table:table-cell>
          <table:table-cell table:style-name="Content" office:value-type="string" calcext:value-type="string">
            <text:p>003</text:p>
          </table:table-cell>
          <table:table-cell table:style-name="Content" office:value-type="string" calcext:value-type="string">
            <text:p>Morrin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72" calcext:value-type="float">
            <text:p>-17.72</text:p>
          </table:table-cell>
          <table:table-cell table:style-name="Content" office:value-type="float" office:value="-49.1" calcext:value-type="float">
            <text:p>-49.1</text:p>
          </table:table-cell>
          <table:table-cell table:style-name="Content" office:value-type="float" office:value="771" calcext:value-type="float">
            <text:p>771</text:p>
          </table:table-cell>
        </table:table-row>
        <table:table-row table:style-name="ro4">
          <table:table-cell table:style-name="ce40" office:value-type="string" calcext:value-type="string">
            <text:p>A004</text:p>
          </table:table-cell>
          <table:table-cell table:style-name="Content" office:value-type="string" calcext:value-type="string">
            <text:p>004</text:p>
          </table:table-cell>
          <table:table-cell table:style-name="Content" office:value-type="string" calcext:value-type="string">
            <text:p>Nique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45" calcext:value-type="float">
            <text:p>-14.45</text:p>
          </table:table-cell>
          <table:table-cell table:style-name="Content" office:value-type="float" office:value="-48.45" calcext:value-type="float">
            <text:p>-48.45</text:p>
          </table:table-cell>
          <table:table-cell table:style-name="Content" office:value-type="float" office:value="583" calcext:value-type="float">
            <text:p>583</text:p>
          </table:table-cell>
        </table:table-row>
        <table:table-row table:style-name="ro4">
          <table:table-cell table:style-name="ce40" office:value-type="string" calcext:value-type="string">
            <text:p>A008</text:p>
          </table:table-cell>
          <table:table-cell table:style-name="Content" office:value-type="string" calcext:value-type="string">
            <text:p>008</text:p>
          </table:table-cell>
          <table:table-cell table:style-name="Content" office:value-type="string" calcext:value-type="string">
            <text:p>Fac. Da Te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5.9" calcext:value-type="float">
            <text:p>-15.9</text:p>
          </table:table-cell>
          <table:table-cell table:style-name="Content" office:value-type="float" office:value="-48.12" calcext:value-type="float">
            <text:p>-48.12</text:p>
          </table:table-cell>
          <table:table-cell table:style-name="Content" office:value-type="float" office:value="1152" calcext:value-type="float">
            <text:p>1152</text:p>
          </table:table-cell>
        </table:table-row>
        <table:table-row table:style-name="ro4">
          <table:table-cell table:style-name="ce40" office:value-type="string" calcext:value-type="string">
            <text:p>A011</text:p>
          </table:table-cell>
          <table:table-cell table:style-name="Content" office:value-type="string" calcext:value-type="string">
            <text:p>011</text:p>
          </table:table-cell>
          <table:table-cell table:style-name="Content" office:value-type="string" calcext:value-type="string">
            <text:p>São Sim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97" calcext:value-type="float">
            <text:p>-18.97</text:p>
          </table:table-cell>
          <table:table-cell table:style-name="Content" office:value-type="float" office:value="-50.62" calcext:value-type="float">
            <text:p>-50.62</text:p>
          </table:table-cell>
          <table:table-cell table:style-name="Content" office:value-type="float" office:value="488" calcext:value-type="float">
            <text:p>488</text:p>
          </table:table-cell>
        </table:table-row>
        <table:table-row table:style-name="ro4">
          <table:table-cell table:style-name="ce40" office:value-type="string" calcext:value-type="string">
            <text:p>A012</text:p>
          </table:table-cell>
          <table:table-cell table:style-name="Content" office:value-type="string" calcext:value-type="string">
            <text:p>012</text:p>
          </table:table-cell>
          <table:table-cell table:style-name="Content" office:value-type="string" calcext:value-type="string">
            <text:p>Luzi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27" calcext:value-type="float">
            <text:p>-16.27</text:p>
          </table:table-cell>
          <table:table-cell table:style-name="Content" office:value-type="float" office:value="-47.95" calcext:value-type="float">
            <text:p>-47.95</text:p>
          </table:table-cell>
          <table:table-cell table:style-name="Content" office:value-type="float" office:value="958" calcext:value-type="float">
            <text:p>958</text:p>
          </table:table-cell>
        </table:table-row>
        <table:table-row table:style-name="ro4">
          <table:table-cell table:style-name="ce40" office:value-type="string" calcext:value-type="string">
            <text:p>A013</text:p>
          </table:table-cell>
          <table:table-cell table:style-name="Content" office:value-type="string" calcext:value-type="string">
            <text:p>013</text:p>
          </table:table-cell>
          <table:table-cell table:style-name="Content" office:value-type="string" calcext:value-type="string">
            <text:p>Aragarç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9" calcext:value-type="float">
            <text:p>-15.9</text:p>
          </table:table-cell>
          <table:table-cell table:style-name="Content" office:value-type="float" office:value="-52.23" calcext:value-type="float">
            <text:p>-52.23</text:p>
          </table:table-cell>
          <table:table-cell table:style-name="Content" office:value-type="float" office:value="347" calcext:value-type="float">
            <text:p>347</text:p>
          </table:table-cell>
        </table:table-row>
        <table:table-row table:style-name="ro4">
          <table:table-cell table:style-name="ce40" office:value-type="string" calcext:value-type="string">
            <text:p>A014</text:p>
          </table:table-cell>
          <table:table-cell table:style-name="Content" office:value-type="string" calcext:value-type="string">
            <text:p>014</text:p>
          </table:table-cell>
          <table:table-cell table:style-name="Content" office:value-type="string" calcext:value-type="string">
            <text:p>Goiá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93" calcext:value-type="float">
            <text:p>-15.93</text:p>
          </table:table-cell>
          <table:table-cell table:style-name="Content" office:value-type="float" office:value="-50.13" calcext:value-type="float">
            <text:p>-50.13</text:p>
          </table:table-cell>
          <table:table-cell table:style-name="Content" office:value-type="float" office:value="512" calcext:value-type="float">
            <text:p>512</text:p>
          </table:table-cell>
        </table:table-row>
        <table:table-row table:style-name="ro4">
          <table:table-cell table:style-name="ce40" office:value-type="string" calcext:value-type="string">
            <text:p>A015</text:p>
          </table:table-cell>
          <table:table-cell table:style-name="Content" office:value-type="string" calcext:value-type="string">
            <text:p>015</text:p>
          </table:table-cell>
          <table:table-cell table:style-name="Content" office:value-type="string" calcext:value-type="string">
            <text:p>Itapac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97" calcext:value-type="float">
            <text:p>-14.97</text:p>
          </table:table-cell>
          <table:table-cell table:style-name="Content" office:value-type="float" office:value="-49.53" calcext:value-type="float">
            <text:p>-49.53</text:p>
          </table:table-cell>
          <table:table-cell table:style-name="Content" office:value-type="float" office:value="522" calcext:value-type="float">
            <text:p>522</text:p>
          </table:table-cell>
        </table:table-row>
        <table:table-row table:style-name="ro4">
          <table:table-cell table:style-name="ce40" office:value-type="string" calcext:value-type="string">
            <text:p>A016</text:p>
          </table:table-cell>
          <table:table-cell table:style-name="Content" office:value-type="string" calcext:value-type="string">
            <text:p>016</text:p>
          </table:table-cell>
          <table:table-cell table:style-name="Content" office:value-type="string" calcext:value-type="string">
            <text:p>Jata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92" calcext:value-type="float">
            <text:p>-17.92</text:p>
          </table:table-cell>
          <table:table-cell table:style-name="Content" office:value-type="float" office:value="-51.72" calcext:value-type="float">
            <text:p>-51.72</text:p>
          </table:table-cell>
          <table:table-cell table:style-name="Content" office:value-type="float" office:value="582" calcext:value-type="float">
            <text:p>582</text:p>
          </table:table-cell>
        </table:table-row>
        <table:table-row table:style-name="ro4">
          <table:table-cell table:style-name="ce40" office:value-type="string" calcext:value-type="string">
            <text:p>A017</text:p>
          </table:table-cell>
          <table:table-cell table:style-name="Content" office:value-type="string" calcext:value-type="string">
            <text:p>017</text:p>
          </table:table-cell>
          <table:table-cell table:style-name="Content" office:value-type="string" calcext:value-type="string">
            <text:p>Poss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08" calcext:value-type="float">
            <text:p>-14.08</text:p>
          </table:table-cell>
          <table:table-cell table:style-name="Content" office:value-type="float" office:value="-46.35" calcext:value-type="float">
            <text:p>-46.35</text:p>
          </table:table-cell>
          <table:table-cell table:style-name="Content" office:value-type="float" office:value="834" calcext:value-type="float">
            <text:p>834</text:p>
          </table:table-cell>
        </table:table-row>
        <table:table-row table:style-name="ro4">
          <table:table-cell table:style-name="ce40" office:value-type="string" calcext:value-type="string">
            <text:p>A022</text:p>
          </table:table-cell>
          <table:table-cell table:style-name="Content" office:value-type="string" calcext:value-type="string">
            <text:p>022</text:p>
          </table:table-cell>
          <table:table-cell table:style-name="Content" office:value-type="string" calcext:value-type="string">
            <text:p>Goianes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22" calcext:value-type="float">
            <text:p>-15.22</text:p>
          </table:table-cell>
          <table:table-cell table:style-name="Content" office:value-type="float" office:value="-48.98" calcext:value-type="float">
            <text:p>-48.98</text:p>
          </table:table-cell>
          <table:table-cell table:style-name="Content" office:value-type="float" office:value="667" calcext:value-type="float">
            <text:p>667</text:p>
          </table:table-cell>
        </table:table-row>
        <table:table-row table:style-name="ro4">
          <table:table-cell table:style-name="ce40" office:value-type="string" calcext:value-type="string">
            <text:p>A023</text:p>
          </table:table-cell>
          <table:table-cell table:style-name="Content" office:value-type="string" calcext:value-type="string">
            <text:p>023</text:p>
          </table:table-cell>
          <table:table-cell table:style-name="Content" office:value-type="string" calcext:value-type="string">
            <text:p>Caiapô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97" calcext:value-type="float">
            <text:p>-16.97</text:p>
          </table:table-cell>
          <table:table-cell table:style-name="Content" office:value-type="float" office:value="-51.82" calcext:value-type="float">
            <text:p>-51.82</text:p>
          </table:table-cell>
          <table:table-cell table:style-name="Content" office:value-type="float" office:value="737" calcext:value-type="float">
            <text:p>737</text:p>
          </table:table-cell>
        </table:table-row>
        <table:table-row table:style-name="ro4">
          <table:table-cell table:style-name="ce40" office:value-type="string" calcext:value-type="string">
            <text:p>A024</text:p>
          </table:table-cell>
          <table:table-cell table:style-name="Content" office:value-type="string" calcext:value-type="string">
            <text:p>024</text:p>
          </table:table-cell>
          <table:table-cell table:style-name="Content" office:value-type="string" calcext:value-type="string">
            <text:p>Alto Paraiso Go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12" calcext:value-type="float">
            <text:p>-14.12</text:p>
          </table:table-cell>
          <table:table-cell table:style-name="Content" office:value-type="float" office:value="-47.52" calcext:value-type="float">
            <text:p>-47.52</text:p>
          </table:table-cell>
          <table:table-cell table:style-name="Content" office:value-type="float" office:value="1260" calcext:value-type="float">
            <text:p>1260</text:p>
          </table:table-cell>
        </table:table-row>
        <table:table-row table:style-name="ro4">
          <table:table-cell table:style-name="ce40" office:value-type="string" calcext:value-type="string">
            <text:p>A025</text:p>
          </table:table-cell>
          <table:table-cell table:style-name="Content" office:value-type="string" calcext:value-type="string">
            <text:p>025</text:p>
          </table:table-cell>
          <table:table-cell table:style-name="Content" office:value-type="string" calcext:value-type="string">
            <text:p>Ri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78" calcext:value-type="float">
            <text:p>-17.78</text:p>
          </table:table-cell>
          <table:table-cell table:style-name="Content" office:value-type="float" office:value="-50.95" calcext:value-type="float">
            <text:p>-50.95</text:p>
          </table:table-cell>
          <table:table-cell table:style-name="Content" office:value-type="float" office:value="782" calcext:value-type="float">
            <text:p>782</text:p>
          </table:table-cell>
        </table:table-row>
        <table:table-row table:style-name="ro4">
          <table:table-cell table:style-name="ce40" office:value-type="string" calcext:value-type="string">
            <text:p>A026</text:p>
          </table:table-cell>
          <table:table-cell table:style-name="Content" office:value-type="string" calcext:value-type="string">
            <text:p>026</text:p>
          </table:table-cell>
          <table:table-cell table:style-name="Content" office:value-type="string" calcext:value-type="string">
            <text:p>Min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57" calcext:value-type="float">
            <text:p>-17.57</text:p>
          </table:table-cell>
          <table:table-cell table:style-name="Content" office:value-type="float" office:value="-52.58" calcext:value-type="float">
            <text:p>-52.58</text:p>
          </table:table-cell>
          <table:table-cell table:style-name="Content" office:value-type="float" office:value="706" calcext:value-type="float">
            <text:p>706</text:p>
          </table:table-cell>
        </table:table-row>
        <table:table-row table:style-name="ro4">
          <table:table-cell table:style-name="ce40" office:value-type="string" calcext:value-type="string">
            <text:p>A027</text:p>
          </table:table-cell>
          <table:table-cell table:style-name="Content" office:value-type="string" calcext:value-type="string">
            <text:p>027</text:p>
          </table:table-cell>
          <table:table-cell table:style-name="Content" office:value-type="string" calcext:value-type="string">
            <text:p>Parau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95" calcext:value-type="float">
            <text:p>-16.95</text:p>
          </table:table-cell>
          <table:table-cell table:style-name="Content" office:value-type="float" office:value="-50.42" calcext:value-type="float">
            <text:p>-50.42</text:p>
          </table:table-cell>
          <table:table-cell table:style-name="Content" office:value-type="float" office:value="678" calcext:value-type="float">
            <text:p>678</text:p>
          </table:table-cell>
        </table:table-row>
        <table:table-row table:style-name="ro4">
          <table:table-cell table:style-name="ce40" office:value-type="string" calcext:value-type="string">
            <text:p>A028</text:p>
          </table:table-cell>
          <table:table-cell table:style-name="Content" office:value-type="string" calcext:value-type="string">
            <text:p>028</text:p>
          </table:table-cell>
          <table:table-cell table:style-name="Content" office:value-type="string" calcext:value-type="string">
            <text:p>Ip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42" calcext:value-type="float">
            <text:p>-16.42</text:p>
          </table:table-cell>
          <table:table-cell table:style-name="Content" office:value-type="float" office:value="-51.13" calcext:value-type="float">
            <text:p>-51.13</text:p>
          </table:table-cell>
          <table:table-cell table:style-name="Content" office:value-type="float" office:value="625" calcext:value-type="float">
            <text:p>625</text:p>
          </table:table-cell>
        </table:table-row>
        <table:table-row table:style-name="ro4">
          <table:table-cell table:style-name="ce40" office:value-type="string" calcext:value-type="string">
            <text:p>A032</text:p>
          </table:table-cell>
          <table:table-cell table:style-name="Content" office:value-type="string" calcext:value-type="string">
            <text:p>032</text:p>
          </table:table-cell>
          <table:table-cell table:style-name="Content" office:value-type="string" calcext:value-type="string">
            <text:p>Monte Alegre De Go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3.23" calcext:value-type="float">
            <text:p>-13.23</text:p>
          </table:table-cell>
          <table:table-cell table:style-name="Content" office:value-type="float" office:value="-46.88" calcext:value-type="float">
            <text:p>-46.88</text:p>
          </table:table-cell>
          <table:table-cell table:style-name="Content" office:value-type="float" office:value="1253" calcext:value-type="float">
            <text:p>1253</text:p>
          </table:table-cell>
        </table:table-row>
        <table:table-row table:style-name="ro4">
          <table:table-cell table:style-name="ce40" office:value-type="string" calcext:value-type="string">
            <text:p>A033</text:p>
          </table:table-cell>
          <table:table-cell table:style-name="Content" office:value-type="string" calcext:value-type="string">
            <text:p>033</text:p>
          </table:table-cell>
          <table:table-cell table:style-name="Content" office:value-type="string" calcext:value-type="string">
            <text:p>Pires Do R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3" calcext:value-type="float">
            <text:p>-17.3</text:p>
          </table:table-cell>
          <table:table-cell table:style-name="Content" office:value-type="float" office:value="-48.27" calcext:value-type="float">
            <text:p>-48.27</text:p>
          </table:table-cell>
          <table:table-cell table:style-name="Content" office:value-type="float" office:value="752" calcext:value-type="float">
            <text:p>752</text:p>
          </table:table-cell>
        </table:table-row>
        <table:table-row table:style-name="ro4">
          <table:table-cell table:style-name="ce40" office:value-type="string" calcext:value-type="string">
            <text:p>A034</text:p>
          </table:table-cell>
          <table:table-cell table:style-name="Content" office:value-type="string" calcext:value-type="string">
            <text:p>034</text:p>
          </table:table-cell>
          <table:table-cell table:style-name="Content" office:value-type="string" calcext:value-type="string">
            <text:p>Catal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15" calcext:value-type="float">
            <text:p>-18.15</text:p>
          </table:table-cell>
          <table:table-cell table:style-name="Content" office:value-type="float" office:value="-47.92" calcext:value-type="float">
            <text:p>-47.92</text:p>
          </table:table-cell>
          <table:table-cell table:style-name="Content" office:value-type="float" office:value="890" calcext:value-type="float">
            <text:p>890</text:p>
          </table:table-cell>
        </table:table-row>
        <table:table-row table:style-name="ro4">
          <table:table-cell table:style-name="ce40" office:value-type="string" calcext:value-type="string">
            <text:p>A035</text:p>
          </table:table-cell>
          <table:table-cell table:style-name="Content" office:value-type="string" calcext:value-type="string">
            <text:p>035</text:p>
          </table:table-cell>
          <table:table-cell table:style-name="Content" office:value-type="string" calcext:value-type="string">
            <text:p>Itumbi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4" calcext:value-type="float">
            <text:p>-18.4</text:p>
          </table:table-cell>
          <table:table-cell table:style-name="Content" office:value-type="float" office:value="-49.18" calcext:value-type="float">
            <text:p>-49.18</text:p>
          </table:table-cell>
          <table:table-cell table:style-name="Content" office:value-type="float" office:value="488" calcext:value-type="float">
            <text:p>488</text:p>
          </table:table-cell>
        </table:table-row>
        <table:table-row table:style-name="ro4">
          <table:table-cell table:style-name="ce40" office:value-type="string" calcext:value-type="string">
            <text:p>A036</text:p>
          </table:table-cell>
          <table:table-cell table:style-name="Content" office:value-type="string" calcext:value-type="string">
            <text:p>036</text:p>
          </table:table-cell>
          <table:table-cell table:style-name="Content" office:value-type="string" calcext:value-type="string">
            <text:p>Crista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78" calcext:value-type="float">
            <text:p>-16.78</text:p>
          </table:table-cell>
          <table:table-cell table:style-name="Content" office:value-type="float" office:value="-47.6" calcext:value-type="float">
            <text:p>-47.6</text:p>
          </table:table-cell>
          <table:table-cell table:style-name="Content" office:value-type="float" office:value="1202" calcext:value-type="float">
            <text:p>1202</text:p>
          </table:table-cell>
        </table:table-row>
        <table:table-row table:style-name="ro4">
          <table:table-cell table:style-name="ce40" office:value-type="string" calcext:value-type="string">
            <text:p>A037</text:p>
          </table:table-cell>
          <table:table-cell table:style-name="Content" office:value-type="string" calcext:value-type="string">
            <text:p>037</text:p>
          </table:table-cell>
          <table:table-cell table:style-name="Content" office:value-type="string" calcext:value-type="string">
            <text:p>Silv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67" calcext:value-type="float">
            <text:p>-16.67</text:p>
          </table:table-cell>
          <table:table-cell table:style-name="Content" office:value-type="float" office:value="-48.62" calcext:value-type="float">
            <text:p>-48.62</text:p>
          </table:table-cell>
          <table:table-cell table:style-name="Content" office:value-type="float" office:value="949" calcext:value-type="float">
            <text:p>949</text:p>
          </table:table-cell>
        </table:table-row>
        <table:table-row table:style-name="ro4">
          <table:table-cell table:style-name="ce40" office:value-type="string" calcext:value-type="string">
            <text:p>A045</text:p>
          </table:table-cell>
          <table:table-cell table:style-name="Content" office:value-type="string" calcext:value-type="string">
            <text:p>045</text:p>
          </table:table-cell>
          <table:table-cell table:style-name="Content" office:value-type="string" calcext:value-type="string">
            <text:p>Aguas Emenda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58" calcext:value-type="float">
            <text:p>-15.58</text:p>
          </table:table-cell>
          <table:table-cell table:style-name="Content" office:value-type="float" office:value="-47.62" calcext:value-type="float">
            <text:p>-47.62</text:p>
          </table:table-cell>
          <table:table-cell table:style-name="Content" office:value-type="float" office:value="1200" calcext:value-type="float">
            <text:p>1200</text:p>
          </table:table-cell>
        </table:table-row>
        <table:table-row table:style-name="ro4">
          <table:table-cell table:style-name="ce40" office:value-type="string" calcext:value-type="string">
            <text:p>A046</text:p>
          </table:table-cell>
          <table:table-cell table:style-name="Content" office:value-type="string" calcext:value-type="string">
            <text:p>046</text:p>
          </table:table-cell>
          <table:table-cell table:style-name="Content" office:value-type="string" calcext:value-type="string">
            <text:p>Ponte Alta(Gam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8.22" calcext:value-type="float">
            <text:p>-48.22</text:p>
          </table:table-cell>
          <table:table-cell table:style-name="Content" office:value-type="float" office:value="990" calcext:value-type="float">
            <text:p>990</text:p>
          </table:table-cell>
        </table:table-row>
        <table:table-row table:style-name="ro4">
          <table:table-cell table:style-name="ce40" office:value-type="string" calcext:value-type="string">
            <text:p>A203</text:p>
          </table:table-cell>
          <table:table-cell table:style-name="Content" office:value-type="string" calcext:value-type="string">
            <text:p>203</text:p>
          </table:table-cell>
          <table:table-cell table:style-name="Content" office:value-type="string" calcext:value-type="string">
            <text:p>São Lui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3" calcext:value-type="float">
            <text:p>-2.53</text:p>
          </table:table-cell>
          <table:table-cell table:style-name="Content" office:value-type="float" office:value="-44.21" calcext:value-type="float">
            <text:p>-44.21</text:p>
          </table:table-cell>
          <table:table-cell table:style-name="Content" office:value-type="float" office:value="56" calcext:value-type="float">
            <text:p>56</text:p>
          </table:table-cell>
        </table:table-row>
        <table:table-row table:style-name="ro4">
          <table:table-cell table:style-name="ce40" office:value-type="string" calcext:value-type="string">
            <text:p>A204</text:p>
          </table:table-cell>
          <table:table-cell table:style-name="Content" office:value-type="string" calcext:value-type="string">
            <text:p>204</text:p>
          </table:table-cell>
          <table:table-cell table:style-name="Content" office:value-type="string" calcext:value-type="string">
            <text:p>Bals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7.45" calcext:value-type="float">
            <text:p>-7.45</text:p>
          </table:table-cell>
          <table:table-cell table:style-name="Content" office:value-type="float" office:value="-46.02" calcext:value-type="float">
            <text:p>-46.02</text:p>
          </table:table-cell>
          <table:table-cell table:style-name="Content" office:value-type="float" office:value="254" calcext:value-type="float">
            <text:p>254</text:p>
          </table:table-cell>
        </table:table-row>
        <table:table-row table:style-name="ro4">
          <table:table-cell table:style-name="ce40" office:value-type="string" calcext:value-type="string">
            <text:p>A205</text:p>
          </table:table-cell>
          <table:table-cell table:style-name="Content" office:value-type="string" calcext:value-type="string">
            <text:p>205</text:p>
          </table:table-cell>
          <table:table-cell table:style-name="Content" office:value-type="string" calcext:value-type="string">
            <text:p>Caro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7.34" calcext:value-type="float">
            <text:p>-7.34</text:p>
          </table:table-cell>
          <table:table-cell table:style-name="Content" office:value-type="float" office:value="-47.46" calcext:value-type="float">
            <text:p>-47.46</text:p>
          </table:table-cell>
          <table:table-cell table:style-name="Content" office:value-type="float" office:value="192" calcext:value-type="float">
            <text:p>192</text:p>
          </table:table-cell>
        </table:table-row>
        <table:table-row table:style-name="ro4">
          <table:table-cell table:style-name="ce40" office:value-type="string" calcext:value-type="string">
            <text:p>A206</text:p>
          </table:table-cell>
          <table:table-cell table:style-name="Content" office:value-type="string" calcext:value-type="string">
            <text:p>206</text:p>
          </table:table-cell>
          <table:table-cell table:style-name="Content" office:value-type="string" calcext:value-type="string">
            <text:p>Chapad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3.74" calcext:value-type="float">
            <text:p>-3.74</text:p>
          </table:table-cell>
          <table:table-cell table:style-name="Content" office:value-type="float" office:value="-43.35" calcext:value-type="float">
            <text:p>-43.35</text:p>
          </table:table-cell>
          <table:table-cell table:style-name="Content" office:value-type="float" office:value="91" calcext:value-type="float">
            <text:p>91</text:p>
          </table:table-cell>
        </table:table-row>
        <table:table-row table:style-name="ro4">
          <table:table-cell table:style-name="ce40" office:value-type="string" calcext:value-type="string">
            <text:p>A207</text:p>
          </table:table-cell>
          <table:table-cell table:style-name="Content" office:value-type="string" calcext:value-type="string">
            <text:p>207</text:p>
          </table:table-cell>
          <table:table-cell table:style-name="Content" office:value-type="string" calcext:value-type="string">
            <text:p>Graja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82" calcext:value-type="float">
            <text:p>-5.82</text:p>
          </table:table-cell>
          <table:table-cell table:style-name="Content" office:value-type="float" office:value="-46.16" calcext:value-type="float">
            <text:p>-46.16</text:p>
          </table:table-cell>
          <table:table-cell table:style-name="Content" office:value-type="float" office:value="230" calcext:value-type="float">
            <text:p>230</text:p>
          </table:table-cell>
        </table:table-row>
        <table:table-row table:style-name="ro4">
          <table:table-cell table:style-name="ce40" office:value-type="string" calcext:value-type="string">
            <text:p>A217</text:p>
          </table:table-cell>
          <table:table-cell table:style-name="Content" office:value-type="string" calcext:value-type="string">
            <text:p>217</text:p>
          </table:table-cell>
          <table:table-cell table:style-name="Content" office:value-type="string" calcext:value-type="string">
            <text:p>San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27" calcext:value-type="float">
            <text:p>-2.27</text:p>
          </table:table-cell>
          <table:table-cell table:style-name="Content" office:value-type="float" office:value="-43.62" calcext:value-type="float">
            <text:p>-43.62</text:p>
          </table:table-cell>
          <table:table-cell table:style-name="Content" office:value-type="float" office:value="8" calcext:value-type="float">
            <text:p>8</text:p>
          </table:table-cell>
        </table:table-row>
        <table:table-row table:style-name="ro4">
          <table:table-cell table:style-name="ce40" office:value-type="string" calcext:value-type="string">
            <text:p>A218</text:p>
          </table:table-cell>
          <table:table-cell table:style-name="Content" office:value-type="string" calcext:value-type="string">
            <text:p>218</text:p>
          </table:table-cell>
          <table:table-cell table:style-name="Content" office:value-type="string" calcext:value-type="string">
            <text:p>Preguiç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8" calcext:value-type="float">
            <text:p>-2.58</text:p>
          </table:table-cell>
          <table:table-cell table:style-name="Content" office:value-type="float" office:value="-42.7" calcext:value-type="float">
            <text:p>-42.7</text:p>
          </table:table-cell>
          <table:table-cell table:style-name="Content" office:value-type="float" office:value="0" calcext:value-type="float">
            <text:p>0</text:p>
          </table:table-cell>
        </table:table-row>
        <table:table-row table:style-name="ro4">
          <table:table-cell table:style-name="ce40" office:value-type="string" calcext:value-type="string">
            <text:p>A219</text:p>
          </table:table-cell>
          <table:table-cell table:style-name="Content" office:value-type="string" calcext:value-type="string">
            <text:p>219</text:p>
          </table:table-cell>
          <table:table-cell table:style-name="Content" office:value-type="string" calcext:value-type="string">
            <text:p>Turia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1.66" calcext:value-type="float">
            <text:p>-1.66</text:p>
          </table:table-cell>
          <table:table-cell table:style-name="Content" office:value-type="float" office:value="-45.37" calcext:value-type="float">
            <text:p>-45.37</text:p>
          </table:table-cell>
          <table:table-cell table:style-name="Content" office:value-type="float" office:value="41" calcext:value-type="float">
            <text:p>41</text:p>
          </table:table-cell>
        </table:table-row>
        <table:table-row table:style-name="ro4">
          <table:table-cell table:style-name="ce40" office:value-type="string" calcext:value-type="string">
            <text:p>A220</text:p>
          </table:table-cell>
          <table:table-cell table:style-name="Content" office:value-type="string" calcext:value-type="string">
            <text:p>220</text:p>
          </table:table-cell>
          <table:table-cell table:style-name="Content" office:value-type="string" calcext:value-type="string">
            <text:p>Bacab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23" calcext:value-type="float">
            <text:p>-4.23</text:p>
          </table:table-cell>
          <table:table-cell table:style-name="Content" office:value-type="float" office:value="-44.7" calcext:value-type="float">
            <text:p>-44.7</text:p>
          </table:table-cell>
          <table:table-cell table:style-name="Content" office:value-type="float" office:value="28" calcext:value-type="float">
            <text:p>28</text:p>
          </table:table-cell>
        </table:table-row>
        <table:table-row table:style-name="ro4">
          <table:table-cell table:style-name="ce40" office:value-type="string" calcext:value-type="string">
            <text:p>A221</text:p>
          </table:table-cell>
          <table:table-cell table:style-name="Content" office:value-type="string" calcext:value-type="string">
            <text:p>221</text:p>
          </table:table-cell>
          <table:table-cell table:style-name="Content" office:value-type="string" calcext:value-type="string">
            <text:p>B Da Cor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51" calcext:value-type="float">
            <text:p>-5.51</text:p>
          </table:table-cell>
          <table:table-cell table:style-name="Content" office:value-type="float" office:value="-45.24" calcext:value-type="float">
            <text:p>-45.24</text:p>
          </table:table-cell>
          <table:table-cell table:style-name="Content" office:value-type="float" office:value="153" calcext:value-type="float">
            <text:p>153</text:p>
          </table:table-cell>
        </table:table-row>
        <table:table-row table:style-name="ro4">
          <table:table-cell table:style-name="ce40" office:value-type="string" calcext:value-type="string">
            <text:p>A222</text:p>
          </table:table-cell>
          <table:table-cell table:style-name="Content" office:value-type="string" calcext:value-type="string">
            <text:p>222</text:p>
          </table:table-cell>
          <table:table-cell table:style-name="Content" office:value-type="string" calcext:value-type="string">
            <text:p>Col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6.03" calcext:value-type="float">
            <text:p>-6.03</text:p>
          </table:table-cell>
          <table:table-cell table:style-name="Content" office:value-type="float" office:value="-44.23" calcext:value-type="float">
            <text:p>-44.23</text:p>
          </table:table-cell>
          <table:table-cell table:style-name="Content" office:value-type="float" office:value="179" calcext:value-type="float">
            <text:p>179</text:p>
          </table:table-cell>
        </table:table-row>
        <table:table-row table:style-name="ro4">
          <table:table-cell table:style-name="ce40" office:value-type="string" calcext:value-type="string">
            <text:p>A223</text:p>
          </table:table-cell>
          <table:table-cell table:style-name="Content" office:value-type="string" calcext:value-type="string">
            <text:p>223</text:p>
          </table:table-cell>
          <table:table-cell table:style-name="Content" office:value-type="string" calcext:value-type="string">
            <text:p>Alto Parnaí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9.1" calcext:value-type="float">
            <text:p>-9.1</text:p>
          </table:table-cell>
          <table:table-cell table:style-name="Content" office:value-type="float" office:value="-45.92" calcext:value-type="float">
            <text:p>-45.92</text:p>
          </table:table-cell>
          <table:table-cell table:style-name="Content" office:value-type="float" office:value="281" calcext:value-type="float">
            <text:p>281</text:p>
          </table:table-cell>
        </table:table-row>
        <table:table-row table:style-name="ro4">
          <table:table-cell table:style-name="ce40" office:value-type="string" calcext:value-type="string">
            <text:p>A224</text:p>
          </table:table-cell>
          <table:table-cell table:style-name="Content" office:value-type="string" calcext:value-type="string">
            <text:p>224</text:p>
          </table:table-cell>
          <table:table-cell table:style-name="Content" office:value-type="string" calcext:value-type="string">
            <text:p>Estrei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6.65" calcext:value-type="float">
            <text:p>-6.65</text:p>
          </table:table-cell>
          <table:table-cell table:style-name="Content" office:value-type="float" office:value="-47.42" calcext:value-type="float">
            <text:p>-47.42</text:p>
          </table:table-cell>
          <table:table-cell table:style-name="Content" office:value-type="float" office:value="180" calcext:value-type="float">
            <text:p>180</text:p>
          </table:table-cell>
        </table:table-row>
        <table:table-row table:style-name="ro4">
          <table:table-cell table:style-name="ce40" office:value-type="string" calcext:value-type="string">
            <text:p>A225</text:p>
          </table:table-cell>
          <table:table-cell table:style-name="Content" office:value-type="string" calcext:value-type="string">
            <text:p>225</text:p>
          </table:table-cell>
          <table:table-cell table:style-name="Content" office:value-type="string" calcext:value-type="string">
            <text:p>Imperatri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55" calcext:value-type="float">
            <text:p>-5.55</text:p>
          </table:table-cell>
          <table:table-cell table:style-name="Content" office:value-type="float" office:value="-47.45" calcext:value-type="float">
            <text:p>-47.45</text:p>
          </table:table-cell>
          <table:table-cell table:style-name="Content" office:value-type="float" office:value="126" calcext:value-type="float">
            <text:p>126</text:p>
          </table:table-cell>
        </table:table-row>
        <table:table-row table:style-name="ro4">
          <table:table-cell table:style-name="ce40" office:value-type="string" calcext:value-type="string">
            <text:p>A237</text:p>
          </table:table-cell>
          <table:table-cell table:style-name="Content" office:value-type="string" calcext:value-type="string">
            <text:p>237</text:p>
          </table:table-cell>
          <table:table-cell table:style-name="Content" office:value-type="string" calcext:value-type="string">
            <text:p>Cax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82" calcext:value-type="float">
            <text:p>-4.82</text:p>
          </table:table-cell>
          <table:table-cell table:style-name="Content" office:value-type="float" office:value="-43.34" calcext:value-type="float">
            <text:p>-43.34</text:p>
          </table:table-cell>
          <table:table-cell table:style-name="Content" office:value-type="float" office:value="76" calcext:value-type="float">
            <text:p>76</text:p>
          </table:table-cell>
        </table:table-row>
        <table:table-row table:style-name="ro4">
          <table:table-cell table:style-name="ce40" office:value-type="string" calcext:value-type="string">
            <text:p>A238</text:p>
          </table:table-cell>
          <table:table-cell table:style-name="Content" office:value-type="string" calcext:value-type="string">
            <text:p>238</text:p>
          </table:table-cell>
          <table:table-cell table:style-name="Content" office:value-type="string" calcext:value-type="string">
            <text:p>Buriticup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32" calcext:value-type="float">
            <text:p>-4.32</text:p>
          </table:table-cell>
          <table:table-cell table:style-name="Content" office:value-type="float" office:value="-46.45" calcext:value-type="float">
            <text:p>-46.45</text:p>
          </table:table-cell>
          <table:table-cell table:style-name="Content" office:value-type="float" office:value="175" calcext:value-type="float">
            <text:p>175</text:p>
          </table:table-cell>
        </table:table-row>
        <table:table-row table:style-name="ro4">
          <table:table-cell table:style-name="ce40" office:value-type="string" calcext:value-type="string">
            <text:p>A301</text:p>
          </table:table-cell>
          <table:table-cell table:style-name="Content" office:value-type="string" calcext:value-type="string">
            <text:p>301</text:p>
          </table:table-cell>
          <table:table-cell table:style-name="Content" office:value-type="string" calcext:value-type="string">
            <text:p>Recif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05" calcext:value-type="float">
            <text:p>-8.05</text:p>
          </table:table-cell>
          <table:table-cell table:style-name="Content" office:value-type="float" office:value="-34.95" calcext:value-type="float">
            <text:p>-34.95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4">
          <table:table-cell table:style-name="ce40" office:value-type="string" calcext:value-type="string">
            <text:p>A303</text:p>
          </table:table-cell>
          <table:table-cell table:style-name="Content" office:value-type="string" calcext:value-type="string">
            <text:p>303</text:p>
          </table:table-cell>
          <table:table-cell table:style-name="Content" office:value-type="string" calcext:value-type="string">
            <text:p>Macei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55" calcext:value-type="float">
            <text:p>-9.55</text:p>
          </table:table-cell>
          <table:table-cell table:style-name="Content" office:value-type="float" office:value="-35.77" calcext:value-type="float">
            <text:p>-35.77</text:p>
          </table:table-cell>
          <table:table-cell table:style-name="Content" office:value-type="float" office:value="646" calcext:value-type="float">
            <text:p>646</text:p>
          </table:table-cell>
        </table:table-row>
        <table:table-row table:style-name="ro4">
          <table:table-cell table:style-name="ce40" office:value-type="string" calcext:value-type="string">
            <text:p>A304</text:p>
          </table:table-cell>
          <table:table-cell table:style-name="Content" office:value-type="string" calcext:value-type="string">
            <text:p>304</text:p>
          </table:table-cell>
          <table:table-cell table:style-name="Content" office:value-type="string" calcext:value-type="string">
            <text:p>Nat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83" calcext:value-type="float">
            <text:p>-5.83</text:p>
          </table:table-cell>
          <table:table-cell table:style-name="Content" office:value-type="float" office:value="-35.2" calcext:value-type="float">
            <text:p>-35.2</text:p>
          </table:table-cell>
          <table:table-cell table:style-name="Content" office:value-type="float" office:value="48" calcext:value-type="float">
            <text:p>48</text:p>
          </table:table-cell>
        </table:table-row>
        <table:table-row table:style-name="ro4">
          <table:table-cell table:style-name="ce40" office:value-type="string" calcext:value-type="string">
            <text:p>A305</text:p>
          </table:table-cell>
          <table:table-cell table:style-name="Content" office:value-type="string" calcext:value-type="string">
            <text:p>305</text:p>
          </table:table-cell>
          <table:table-cell table:style-name="Content" office:value-type="string" calcext:value-type="string">
            <text:p>Fortalez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8" calcext:value-type="float">
            <text:p>-3.8</text:p>
          </table:table-cell>
          <table:table-cell table:style-name="Content" office:value-type="float" office:value="-38.53" calcext:value-type="float">
            <text:p>-38.53</text:p>
          </table:table-cell>
          <table:table-cell table:style-name="Content" office:value-type="float" office:value="41" calcext:value-type="float">
            <text:p>41</text:p>
          </table:table-cell>
        </table:table-row>
        <table:table-row table:style-name="ro4">
          <table:table-cell table:style-name="ce40" office:value-type="string" calcext:value-type="string">
            <text:p>A306</text:p>
          </table:table-cell>
          <table:table-cell table:style-name="Content" office:value-type="string" calcext:value-type="string">
            <text:p>306</text:p>
          </table:table-cell>
          <table:table-cell table:style-name="Content" office:value-type="string" calcext:value-type="string">
            <text:p>Sobr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75" calcext:value-type="float">
            <text:p>-3.75</text:p>
          </table:table-cell>
          <table:table-cell table:style-name="Content" office:value-type="float" office:value="-40.35" calcext:value-type="float">
            <text:p>-40.35</text:p>
          </table:table-cell>
          <table:table-cell table:style-name="Content" office:value-type="float" office:value="64" calcext:value-type="float">
            <text:p>64</text:p>
          </table:table-cell>
        </table:table-row>
        <table:table-row table:style-name="ro4">
          <table:table-cell table:style-name="ce40" office:value-type="string" calcext:value-type="string">
            <text:p>A307</text:p>
          </table:table-cell>
          <table:table-cell table:style-name="Content" office:value-type="string" calcext:value-type="string">
            <text:p>307</text:p>
          </table:table-cell>
          <table:table-cell table:style-name="Content" office:value-type="string" calcext:value-type="string">
            <text:p>Petro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38" calcext:value-type="float">
            <text:p>-9.38</text:p>
          </table:table-cell>
          <table:table-cell table:style-name="Content" office:value-type="float" office:value="-40.8" calcext:value-type="float">
            <text:p>-40.8</text:p>
          </table:table-cell>
          <table:table-cell table:style-name="Content" office:value-type="float" office:value="370" calcext:value-type="float">
            <text:p>370</text:p>
          </table:table-cell>
        </table:table-row>
        <table:table-row table:style-name="ro4">
          <table:table-cell table:style-name="ce40" office:value-type="string" calcext:value-type="string">
            <text:p>A308</text:p>
          </table:table-cell>
          <table:table-cell table:style-name="Content" office:value-type="string" calcext:value-type="string">
            <text:p>308</text:p>
          </table:table-cell>
          <table:table-cell table:style-name="Content" office:value-type="string" calcext:value-type="string">
            <text:p>Parnaí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3.07" calcext:value-type="float">
            <text:p>-3.07</text:p>
          </table:table-cell>
          <table:table-cell table:style-name="Content" office:value-type="float" office:value="-41.78" calcext:value-type="float">
            <text:p>-41.78</text:p>
          </table:table-cell>
          <table:table-cell table:style-name="Content" office:value-type="float" office:value="79" calcext:value-type="float">
            <text:p>79</text:p>
          </table:table-cell>
        </table:table-row>
        <table:table-row table:style-name="ro4">
          <table:table-cell table:style-name="ce40" office:value-type="string" calcext:value-type="string">
            <text:p>A309</text:p>
          </table:table-cell>
          <table:table-cell table:style-name="Content" office:value-type="string" calcext:value-type="string">
            <text:p>309</text:p>
          </table:table-cell>
          <table:table-cell table:style-name="Content" office:value-type="string" calcext:value-type="string">
            <text:p>Arc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43" calcext:value-type="float">
            <text:p>-8.43</text:p>
          </table:table-cell>
          <table:table-cell table:style-name="Content" office:value-type="float" office:value="-37.08" calcext:value-type="float">
            <text:p>-37.08</text:p>
          </table:table-cell>
          <table:table-cell table:style-name="Content" office:value-type="float" office:value="680" calcext:value-type="float">
            <text:p>680</text:p>
          </table:table-cell>
        </table:table-row>
        <table:table-row table:style-name="ro4">
          <table:table-cell table:style-name="ce40" office:value-type="string" calcext:value-type="string">
            <text:p>A310</text:p>
          </table:table-cell>
          <table:table-cell table:style-name="Content" office:value-type="string" calcext:value-type="string">
            <text:p>310</text:p>
          </table:table-cell>
          <table:table-cell table:style-name="Content" office:value-type="string" calcext:value-type="string">
            <text:p>Are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97" calcext:value-type="float">
            <text:p>-6.97</text:p>
          </table:table-cell>
          <table:table-cell table:style-name="Content" office:value-type="float" office:value="-35.68" calcext:value-type="float">
            <text:p>-35.68</text:p>
          </table:table-cell>
          <table:table-cell table:style-name="Content" office:value-type="float" office:value="574" calcext:value-type="float">
            <text:p>574</text:p>
          </table:table-cell>
        </table:table-row>
        <table:table-row table:style-name="ro4">
          <table:table-cell table:style-name="ce40" office:value-type="string" calcext:value-type="string">
            <text:p>A311</text:p>
          </table:table-cell>
          <table:table-cell table:style-name="Content" office:value-type="string" calcext:value-type="string">
            <text:p>311</text:p>
          </table:table-cell>
          <table:table-cell table:style-name="Content" office:value-type="string" calcext:value-type="string">
            <text:p>Florian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77" calcext:value-type="float">
            <text:p>-6.77</text:p>
          </table:table-cell>
          <table:table-cell table:style-name="Content" office:value-type="float" office:value="-43.02" calcext:value-type="float">
            <text:p>-43.02</text:p>
          </table:table-cell>
          <table:table-cell table:style-name="Content" office:value-type="float" office:value="132" calcext:value-type="float">
            <text:p>132</text:p>
          </table:table-cell>
        </table:table-row>
        <table:table-row table:style-name="ro4">
          <table:table-cell table:style-name="ce40" office:value-type="string" calcext:value-type="string">
            <text:p>A312</text:p>
          </table:table-cell>
          <table:table-cell table:style-name="Content" office:value-type="string" calcext:value-type="string">
            <text:p>312</text:p>
          </table:table-cell>
          <table:table-cell table:style-name="Content" office:value-type="string" calcext:value-type="string">
            <text:p>Teres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03" calcext:value-type="float">
            <text:p>-5.03</text:p>
          </table:table-cell>
          <table:table-cell table:style-name="Content" office:value-type="float" office:value="-42.8" calcext:value-type="float">
            <text:p>-42.8</text:p>
          </table:table-cell>
          <table:table-cell table:style-name="Content" office:value-type="float" office:value="74" calcext:value-type="float">
            <text:p>74</text:p>
          </table:table-cell>
        </table:table-row>
        <table:table-row table:style-name="ro4">
          <table:table-cell table:style-name="ce40" office:value-type="string" calcext:value-type="string">
            <text:p>A313</text:p>
          </table:table-cell>
          <table:table-cell table:style-name="Content" office:value-type="string" calcext:value-type="string">
            <text:p>313</text:p>
          </table:table-cell>
          <table:table-cell table:style-name="Content" office:value-type="string" calcext:value-type="string">
            <text:p>Camp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23" calcext:value-type="float">
            <text:p>-7.23</text:p>
          </table:table-cell>
          <table:table-cell table:style-name="Content" office:value-type="float" office:value="-35.91" calcext:value-type="float">
            <text:p>-35.91</text:p>
          </table:table-cell>
          <table:table-cell table:style-name="Content" office:value-type="float" office:value="548" calcext:value-type="float">
            <text:p>548</text:p>
          </table:table-cell>
        </table:table-row>
        <table:table-row table:style-name="ro4">
          <table:table-cell table:style-name="ce40" office:value-type="string" calcext:value-type="string">
            <text:p>A314</text:p>
          </table:table-cell>
          <table:table-cell table:style-name="Content" office:value-type="string" calcext:value-type="string">
            <text:p>314</text:p>
          </table:table-cell>
          <table:table-cell table:style-name="Content" office:value-type="string" calcext:value-type="string">
            <text:p>Guaramira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4.26" calcext:value-type="float">
            <text:p>-4.26</text:p>
          </table:table-cell>
          <table:table-cell table:style-name="Content" office:value-type="float" office:value="-38.93" calcext:value-type="float">
            <text:p>-38.93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4">
          <table:table-cell table:style-name="ce40" office:value-type="string" calcext:value-type="string">
            <text:p>A315</text:p>
          </table:table-cell>
          <table:table-cell table:style-name="Content" office:value-type="string" calcext:value-type="string">
            <text:p>315</text:p>
          </table:table-cell>
          <table:table-cell table:style-name="Content" office:value-type="string" calcext:value-type="string">
            <text:p>Barbal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7.3" calcext:value-type="float">
            <text:p>-7.3</text:p>
          </table:table-cell>
          <table:table-cell table:style-name="Content" office:value-type="float" office:value="-39.27" calcext:value-type="float">
            <text:p>-39.27</text:p>
          </table:table-cell>
          <table:table-cell table:style-name="Content" office:value-type="float" office:value="409" calcext:value-type="float">
            <text:p>409</text:p>
          </table:table-cell>
        </table:table-row>
        <table:table-row table:style-name="ro4">
          <table:table-cell table:style-name="ce40" office:value-type="string" calcext:value-type="string">
            <text:p>A316</text:p>
          </table:table-cell>
          <table:table-cell table:style-name="Content" office:value-type="string" calcext:value-type="string">
            <text:p>316</text:p>
          </table:table-cell>
          <table:table-cell table:style-name="Content" office:value-type="string" calcext:value-type="string">
            <text:p>Caic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6.47" calcext:value-type="float">
            <text:p>-6.47</text:p>
          </table:table-cell>
          <table:table-cell table:style-name="Content" office:value-type="float" office:value="-37.08" calcext:value-type="float">
            <text:p>-37.08</text:p>
          </table:table-cell>
          <table:table-cell table:style-name="Content" office:value-type="float" office:value="170" calcext:value-type="float">
            <text:p>170</text:p>
          </table:table-cell>
        </table:table-row>
        <table:table-row table:style-name="ro4">
          <table:table-cell table:style-name="ce40" office:value-type="string" calcext:value-type="string">
            <text:p>A317</text:p>
          </table:table-cell>
          <table:table-cell table:style-name="Content" office:value-type="string" calcext:value-type="string">
            <text:p>317</text:p>
          </table:table-cell>
          <table:table-cell table:style-name="Content" office:value-type="string" calcext:value-type="string">
            <text:p>Mac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12" calcext:value-type="float">
            <text:p>-5.12</text:p>
          </table:table-cell>
          <table:table-cell table:style-name="Content" office:value-type="float" office:value="-36.72" calcext:value-type="float">
            <text:p>-36.7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4">
          <table:table-cell table:style-name="ce40" office:value-type="string" calcext:value-type="string">
            <text:p>A318</text:p>
          </table:table-cell>
          <table:table-cell table:style-name="Content" office:value-type="string" calcext:value-type="string">
            <text:p>318</text:p>
          </table:table-cell>
          <table:table-cell table:style-name="Content" office:value-type="string" calcext:value-type="string">
            <text:p>Mossor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08" calcext:value-type="float">
            <text:p>-5.08</text:p>
          </table:table-cell>
          <table:table-cell table:style-name="Content" office:value-type="float" office:value="-37.37" calcext:value-type="float">
            <text:p>-37.37</text:p>
          </table:table-cell>
          <table:table-cell table:style-name="Content" office:value-type="float" office:value="36" calcext:value-type="float">
            <text:p>36</text:p>
          </table:table-cell>
        </table:table-row>
        <table:table-row table:style-name="ro4">
          <table:table-cell table:style-name="ce40" office:value-type="string" calcext:value-type="string">
            <text:p>A319</text:p>
          </table:table-cell>
          <table:table-cell table:style-name="Content" office:value-type="string" calcext:value-type="string">
            <text:p>319</text:p>
          </table:table-cell>
          <table:table-cell table:style-name="Content" office:value-type="string" calcext:value-type="string">
            <text:p>Iguat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6.4" calcext:value-type="float">
            <text:p>-6.4</text:p>
          </table:table-cell>
          <table:table-cell table:style-name="Content" office:value-type="float" office:value="-39.27" calcext:value-type="float">
            <text:p>-39.27</text:p>
          </table:table-cell>
          <table:table-cell table:style-name="Content" office:value-type="float" office:value="233" calcext:value-type="float">
            <text:p>233</text:p>
          </table:table-cell>
        </table:table-row>
        <table:table-row table:style-name="ro4">
          <table:table-cell table:style-name="ce40" office:value-type="string" calcext:value-type="string">
            <text:p>A320</text:p>
          </table:table-cell>
          <table:table-cell table:style-name="Content" office:value-type="string" calcext:value-type="string">
            <text:p>320</text:p>
          </table:table-cell>
          <table:table-cell table:style-name="Content" office:value-type="string" calcext:value-type="string">
            <text:p>João Pesso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14" calcext:value-type="float">
            <text:p>-7.14</text:p>
          </table:table-cell>
          <table:table-cell table:style-name="Content" office:value-type="float" office:value="-34.85" calcext:value-type="float">
            <text:p>-34.85</text:p>
          </table:table-cell>
          <table:table-cell table:style-name="Content" office:value-type="float" office:value="44" calcext:value-type="float">
            <text:p>44</text:p>
          </table:table-cell>
        </table:table-row>
        <table:table-row table:style-name="ro4">
          <table:table-cell table:style-name="ce40" office:value-type="string" calcext:value-type="string">
            <text:p>A321</text:p>
          </table:table-cell>
          <table:table-cell table:style-name="Content" office:value-type="string" calcext:value-type="string">
            <text:p>321</text:p>
          </table:table-cell>
          <table:table-cell table:style-name="Content" office:value-type="string" calcext:value-type="string">
            <text:p>Pat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07" calcext:value-type="float">
            <text:p>-7.07</text:p>
          </table:table-cell>
          <table:table-cell table:style-name="Content" office:value-type="float" office:value="-37.27" calcext:value-type="float">
            <text:p>-37.27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4">
          <table:table-cell table:style-name="ce40" office:value-type="string" calcext:value-type="string">
            <text:p>A322</text:p>
          </table:table-cell>
          <table:table-cell table:style-name="Content" office:value-type="string" calcext:value-type="string">
            <text:p>322</text:p>
          </table:table-cell>
          <table:table-cell table:style-name="Content" office:value-type="string" calcext:value-type="string">
            <text:p>Garanh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91" calcext:value-type="float">
            <text:p>-8.91</text:p>
          </table:table-cell>
          <table:table-cell table:style-name="Content" office:value-type="float" office:value="-36.5" calcext:value-type="float">
            <text:p>-36.5</text:p>
          </table:table-cell>
          <table:table-cell table:style-name="Content" office:value-type="float" office:value="822" calcext:value-type="float">
            <text:p>822</text:p>
          </table:table-cell>
        </table:table-row>
        <table:table-row table:style-name="ro4">
          <table:table-cell table:style-name="ce40" office:value-type="string" calcext:value-type="string">
            <text:p>A323</text:p>
          </table:table-cell>
          <table:table-cell table:style-name="Content" office:value-type="string" calcext:value-type="string">
            <text:p>323</text:p>
          </table:table-cell>
          <table:table-cell table:style-name="Content" office:value-type="string" calcext:value-type="string">
            <text:p>P De Açuc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77" calcext:value-type="float">
            <text:p>-9.77</text:p>
          </table:table-cell>
          <table:table-cell table:style-name="Content" office:value-type="float" office:value="-37.45" calcext:value-type="float">
            <text:p>-37.45</text:p>
          </table:table-cell>
          <table:table-cell table:style-name="Content" office:value-type="float" office:value="19" calcext:value-type="float">
            <text:p>19</text:p>
          </table:table-cell>
        </table:table-row>
        <table:table-row table:style-name="ro4">
          <table:table-cell table:style-name="ce40" office:value-type="string" calcext:value-type="string">
            <text:p>A324</text:p>
          </table:table-cell>
          <table:table-cell table:style-name="Content" office:value-type="string" calcext:value-type="string">
            <text:p>324</text:p>
          </table:table-cell>
          <table:table-cell table:style-name="Content" office:value-type="string" calcext:value-type="string">
            <text:p>Tau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6.02" calcext:value-type="float">
            <text:p>-6.02</text:p>
          </table:table-cell>
          <table:table-cell table:style-name="Content" office:value-type="float" office:value="-40.28" calcext:value-type="float">
            <text:p>-40.28</text:p>
          </table:table-cell>
          <table:table-cell table:style-name="Content" office:value-type="float" office:value="415" calcext:value-type="float">
            <text:p>415</text:p>
          </table:table-cell>
        </table:table-row>
        <table:table-row table:style-name="ro4">
          <table:table-cell table:style-name="ce40" office:value-type="string" calcext:value-type="string">
            <text:p>A325</text:p>
          </table:table-cell>
          <table:table-cell table:style-name="Content" office:value-type="string" calcext:value-type="string">
            <text:p>325</text:p>
          </table:table-cell>
          <table:table-cell table:style-name="Content" office:value-type="string" calcext:value-type="string">
            <text:p>Quixeramo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7" calcext:value-type="float">
            <text:p>-5.17</text:p>
          </table:table-cell>
          <table:table-cell table:style-name="Content" office:value-type="float" office:value="-39.29" calcext:value-type="float">
            <text:p>-39.29</text:p>
          </table:table-cell>
          <table:table-cell table:style-name="Content" office:value-type="float" office:value="79" calcext:value-type="float">
            <text:p>79</text:p>
          </table:table-cell>
        </table:table-row>
        <table:table-row table:style-name="ro4">
          <table:table-cell table:style-name="ce40" office:value-type="string" calcext:value-type="string">
            <text:p>A326</text:p>
          </table:table-cell>
          <table:table-cell table:style-name="Content" office:value-type="string" calcext:value-type="string">
            <text:p>326</text:p>
          </table:table-cell>
          <table:table-cell table:style-name="Content" office:value-type="string" calcext:value-type="string">
            <text:p>B J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08" calcext:value-type="float">
            <text:p>-9.08</text:p>
          </table:table-cell>
          <table:table-cell table:style-name="Content" office:value-type="float" office:value="-44.33" calcext:value-type="float">
            <text:p>-44.33</text:p>
          </table:table-cell>
          <table:table-cell table:style-name="Content" office:value-type="float" office:value="297" calcext:value-type="float">
            <text:p>297</text:p>
          </table:table-cell>
        </table:table-row>
        <table:table-row table:style-name="ro4">
          <table:table-cell table:style-name="ce40" office:value-type="string" calcext:value-type="string">
            <text:p>A327</text:p>
          </table:table-cell>
          <table:table-cell table:style-name="Content" office:value-type="string" calcext:value-type="string">
            <text:p>327</text:p>
          </table:table-cell>
          <table:table-cell table:style-name="Content" office:value-type="string" calcext:value-type="string">
            <text:p>P Dos Índi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42" calcext:value-type="float">
            <text:p>-9.42</text:p>
          </table:table-cell>
          <table:table-cell table:style-name="Content" office:value-type="float" office:value="-36.62" calcext:value-type="float">
            <text:p>-36.62</text:p>
          </table:table-cell>
          <table:table-cell table:style-name="Content" office:value-type="float" office:value="275" calcext:value-type="float">
            <text:p>275</text:p>
          </table:table-cell>
        </table:table-row>
        <table:table-row table:style-name="ro4">
          <table:table-cell table:style-name="ce40" office:value-type="string" calcext:value-type="string">
            <text:p>A328</text:p>
          </table:table-cell>
          <table:table-cell table:style-name="Content" office:value-type="string" calcext:value-type="string">
            <text:p>328</text:p>
          </table:table-cell>
          <table:table-cell table:style-name="Content" office:value-type="string" calcext:value-type="string">
            <text:p>Suru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4" calcext:value-type="float">
            <text:p>-7.84</text:p>
          </table:table-cell>
          <table:table-cell table:style-name="Content" office:value-type="float" office:value="-35.8" calcext:value-type="float">
            <text:p>-35.8</text:p>
          </table:table-cell>
          <table:table-cell table:style-name="Content" office:value-type="float" office:value="418" calcext:value-type="float">
            <text:p>418</text:p>
          </table:table-cell>
        </table:table-row>
        <table:table-row table:style-name="ro4">
          <table:table-cell table:style-name="ce40" office:value-type="string" calcext:value-type="string">
            <text:p>A329</text:p>
          </table:table-cell>
          <table:table-cell table:style-name="Content" office:value-type="string" calcext:value-type="string">
            <text:p>329</text:p>
          </table:table-cell>
          <table:table-cell table:style-name="Content" office:value-type="string" calcext:value-type="string">
            <text:p>Cabrob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5" calcext:value-type="float">
            <text:p>-8.5</text:p>
          </table:table-cell>
          <table:table-cell table:style-name="Content" office:value-type="float" office:value="-39.31" calcext:value-type="float">
            <text:p>-39.31</text:p>
          </table:table-cell>
          <table:table-cell table:style-name="Content" office:value-type="float" office:value="342" calcext:value-type="float">
            <text:p>342</text:p>
          </table:table-cell>
        </table:table-row>
        <table:table-row table:style-name="ro4">
          <table:table-cell table:style-name="ce40" office:value-type="string" calcext:value-type="string">
            <text:p>A330</text:p>
          </table:table-cell>
          <table:table-cell table:style-name="Content" office:value-type="string" calcext:value-type="string">
            <text:p>330</text:p>
          </table:table-cell>
          <table:table-cell table:style-name="Content" office:value-type="string" calcext:value-type="string">
            <text:p>Paulis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13" calcext:value-type="float">
            <text:p>-8.13</text:p>
          </table:table-cell>
          <table:table-cell table:style-name="Content" office:value-type="float" office:value="-41.14" calcext:value-type="float">
            <text:p>-41.14</text:p>
          </table:table-cell>
          <table:table-cell table:style-name="Content" office:value-type="float" office:value="374" calcext:value-type="float">
            <text:p>374</text:p>
          </table:table-cell>
        </table:table-row>
        <table:table-row table:style-name="ro4">
          <table:table-cell table:style-name="ce40" office:value-type="string" calcext:value-type="string">
            <text:p>A331</text:p>
          </table:table-cell>
          <table:table-cell table:style-name="Content" office:value-type="string" calcext:value-type="string">
            <text:p>331</text:p>
          </table:table-cell>
          <table:table-cell table:style-name="Content" office:value-type="string" calcext:value-type="string">
            <text:p>S J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36" calcext:value-type="float">
            <text:p>-8.36</text:p>
          </table:table-cell>
          <table:table-cell table:style-name="Content" office:value-type="float" office:value="-42.25" calcext:value-type="float">
            <text:p>-42.25</text:p>
          </table:table-cell>
          <table:table-cell table:style-name="Content" office:value-type="float" office:value="235" calcext:value-type="float">
            <text:p>235</text:p>
          </table:table-cell>
        </table:table-row>
        <table:table-row table:style-name="ro4">
          <table:table-cell table:style-name="ce40" office:value-type="string" calcext:value-type="string">
            <text:p>A332</text:p>
          </table:table-cell>
          <table:table-cell table:style-name="Content" office:value-type="string" calcext:value-type="string">
            <text:p>332</text:p>
          </table:table-cell>
          <table:table-cell table:style-name="Content" office:value-type="string" calcext:value-type="string">
            <text:p>Morada No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4" calcext:value-type="float">
            <text:p>-5.14</text:p>
          </table:table-cell>
          <table:table-cell table:style-name="Content" office:value-type="float" office:value="-38.36" calcext:value-type="float">
            <text:p>-38.36</text:p>
          </table:table-cell>
          <table:table-cell table:style-name="Content" office:value-type="float" office:value="43" calcext:value-type="float">
            <text:p>43</text:p>
          </table:table-cell>
        </table:table-row>
        <table:table-row table:style-name="ro4">
          <table:table-cell table:style-name="ce40" office:value-type="string" calcext:value-type="string">
            <text:p>A333</text:p>
          </table:table-cell>
          <table:table-cell table:style-name="Content" office:value-type="string" calcext:value-type="string">
            <text:p>333</text:p>
          </table:table-cell>
          <table:table-cell table:style-name="Content" office:value-type="string" calcext:value-type="string">
            <text:p>S Gonça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84" calcext:value-type="float">
            <text:p>-6.84</text:p>
          </table:table-cell>
          <table:table-cell table:style-name="Content" office:value-type="float" office:value="-38.31" calcext:value-type="float">
            <text:p>-38.31</text:p>
          </table:table-cell>
          <table:table-cell table:style-name="Content" office:value-type="float" office:value="234" calcext:value-type="float">
            <text:p>234</text:p>
          </table:table-cell>
        </table:table-row>
        <table:table-row table:style-name="ro4">
          <table:table-cell table:style-name="ce40" office:value-type="string" calcext:value-type="string">
            <text:p>A334</text:p>
          </table:table-cell>
          <table:table-cell table:style-name="Content" office:value-type="string" calcext:value-type="string">
            <text:p>334</text:p>
          </table:table-cell>
          <table:table-cell table:style-name="Content" office:value-type="string" calcext:value-type="string">
            <text:p>Mont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89" calcext:value-type="float">
            <text:p>-7.89</text:p>
          </table:table-cell>
          <table:table-cell table:style-name="Content" office:value-type="float" office:value="-37.12" calcext:value-type="float">
            <text:p>-37.12</text:p>
          </table:table-cell>
          <table:table-cell table:style-name="Content" office:value-type="float" office:value="604" calcext:value-type="float">
            <text:p>604</text:p>
          </table:table-cell>
        </table:table-row>
        <table:table-row table:style-name="ro4">
          <table:table-cell table:style-name="ce40" office:value-type="string" calcext:value-type="string">
            <text:p>A335</text:p>
          </table:table-cell>
          <table:table-cell table:style-name="Content" office:value-type="string" calcext:value-type="string">
            <text:p>335</text:p>
          </table:table-cell>
          <table:table-cell table:style-name="Content" office:value-type="string" calcext:value-type="string">
            <text:p>Piripi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4.28" calcext:value-type="float">
            <text:p>-4.28</text:p>
          </table:table-cell>
          <table:table-cell table:style-name="Content" office:value-type="float" office:value="-41.79" calcext:value-type="float">
            <text:p>-41.79</text:p>
          </table:table-cell>
          <table:table-cell table:style-name="Content" office:value-type="float" office:value="161" calcext:value-type="float">
            <text:p>161</text:p>
          </table:table-cell>
        </table:table-row>
        <table:table-row table:style-name="ro4">
          <table:table-cell table:style-name="ce40" office:value-type="string" calcext:value-type="string">
            <text:p>A336</text:p>
          </table:table-cell>
          <table:table-cell table:style-name="Content" office:value-type="string" calcext:value-type="string">
            <text:p>336</text:p>
          </table:table-cell>
          <table:table-cell table:style-name="Content" office:value-type="string" calcext:value-type="string">
            <text:p>A Do Gurge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44" calcext:value-type="float">
            <text:p>-8.44</text:p>
          </table:table-cell>
          <table:table-cell table:style-name="Content" office:value-type="float" office:value="-43.86" calcext:value-type="float">
            <text:p>-43.86</text:p>
          </table:table-cell>
          <table:table-cell table:style-name="Content" office:value-type="float" office:value="270" calcext:value-type="float">
            <text:p>270</text:p>
          </table:table-cell>
        </table:table-row>
        <table:table-row table:style-name="ro4">
          <table:table-cell table:style-name="ce40" office:value-type="string" calcext:value-type="string">
            <text:p>A337</text:p>
          </table:table-cell>
          <table:table-cell table:style-name="Content" office:value-type="string" calcext:value-type="string">
            <text:p>337</text:p>
          </table:table-cell>
          <table:table-cell table:style-name="Content" office:value-type="string" calcext:value-type="string">
            <text:p>Caraco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29" calcext:value-type="float">
            <text:p>-9.29</text:p>
          </table:table-cell>
          <table:table-cell table:style-name="Content" office:value-type="float" office:value="-43.32" calcext:value-type="float">
            <text:p>-43.32</text:p>
          </table:table-cell>
          <table:table-cell table:style-name="Content" office:value-type="float" office:value="100" calcext:value-type="float">
            <text:p>100</text:p>
          </table:table-cell>
        </table:table-row>
        <table:table-row table:style-name="ro4">
          <table:table-cell table:style-name="ce40" office:value-type="string" calcext:value-type="string">
            <text:p>A338</text:p>
          </table:table-cell>
          <table:table-cell table:style-name="Content" office:value-type="string" calcext:value-type="string">
            <text:p>338</text:p>
          </table:table-cell>
          <table:table-cell table:style-name="Content" office:value-type="string" calcext:value-type="string">
            <text:p>Espera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3.9" calcext:value-type="float">
            <text:p>-3.9</text:p>
          </table:table-cell>
          <table:table-cell table:style-name="Content" office:value-type="float" office:value="-42.26" calcext:value-type="float">
            <text:p>-42.26</text:p>
          </table:table-cell>
          <table:table-cell table:style-name="Content" office:value-type="float" office:value="65" calcext:value-type="float">
            <text:p>65</text:p>
          </table:table-cell>
        </table:table-row>
        <table:table-row table:style-name="ro4">
          <table:table-cell table:style-name="ce40" office:value-type="string" calcext:value-type="string">
            <text:p>A339</text:p>
          </table:table-cell>
          <table:table-cell table:style-name="Content" office:value-type="string" calcext:value-type="string">
            <text:p>339</text:p>
          </table:table-cell>
          <table:table-cell table:style-name="Content" office:value-type="string" calcext:value-type="string">
            <text:p>Jaguaru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4.79" calcext:value-type="float">
            <text:p>-4.79</text:p>
          </table:table-cell>
          <table:table-cell table:style-name="Content" office:value-type="float" office:value="-37.78" calcext:value-type="float">
            <text:p>-37.78</text:p>
          </table:table-cell>
          <table:table-cell table:style-name="Content" office:value-type="float" office:value="12" calcext:value-type="float">
            <text:p>12</text:p>
          </table:table-cell>
        </table:table-row>
        <table:table-row table:style-name="ro4">
          <table:table-cell table:style-name="ce40" office:value-type="string" calcext:value-type="string">
            <text:p>A340</text:p>
          </table:table-cell>
          <table:table-cell table:style-name="Content" office:value-type="string" calcext:value-type="string">
            <text:p>340</text:p>
          </table:table-cell>
          <table:table-cell table:style-name="Content" office:value-type="string" calcext:value-type="string">
            <text:p>Apod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63" calcext:value-type="float">
            <text:p>-5.63</text:p>
          </table:table-cell>
          <table:table-cell table:style-name="Content" office:value-type="float" office:value="-37.83" calcext:value-type="float">
            <text:p>-37.83</text:p>
          </table:table-cell>
          <table:table-cell table:style-name="Content" office:value-type="float" office:value="150" calcext:value-type="float">
            <text:p>150</text:p>
          </table:table-cell>
        </table:table-row>
        <table:table-row table:style-name="ro4">
          <table:table-cell table:style-name="ce40" office:value-type="string" calcext:value-type="string">
            <text:p>A341</text:p>
          </table:table-cell>
          <table:table-cell table:style-name="Content" office:value-type="string" calcext:value-type="string">
            <text:p>341</text:p>
          </table:table-cell>
          <table:table-cell table:style-name="Content" office:value-type="string" calcext:value-type="string">
            <text:p>Caruar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24" calcext:value-type="float">
            <text:p>-8.24</text:p>
          </table:table-cell>
          <table:table-cell table:style-name="Content" office:value-type="float" office:value="-35.99" calcext:value-type="float">
            <text:p>-35.99</text:p>
          </table:table-cell>
          <table:table-cell table:style-name="Content" office:value-type="float" office:value="550" calcext:value-type="float">
            <text:p>550</text:p>
          </table:table-cell>
        </table:table-row>
        <table:table-row table:style-name="ro4">
          <table:table-cell table:style-name="ce40" office:value-type="string" calcext:value-type="string">
            <text:p>A342</text:p>
          </table:table-cell>
          <table:table-cell table:style-name="Content" office:value-type="string" calcext:value-type="string">
            <text:p>342</text:p>
          </table:table-cell>
          <table:table-cell table:style-name="Content" office:value-type="string" calcext:value-type="string">
            <text:p>Craté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9" calcext:value-type="float">
            <text:p>-5.19</text:p>
          </table:table-cell>
          <table:table-cell table:style-name="Content" office:value-type="float" office:value="-40.67" calcext:value-type="float">
            <text:p>-40.67</text:p>
          </table:table-cell>
          <table:table-cell table:style-name="Content" office:value-type="float" office:value="291" calcext:value-type="float">
            <text:p>291</text:p>
          </table:table-cell>
        </table:table-row>
        <table:table-row table:style-name="ro4">
          <table:table-cell table:style-name="ce40" office:value-type="string" calcext:value-type="string">
            <text:p>A343</text:p>
          </table:table-cell>
          <table:table-cell table:style-name="Content" office:value-type="string" calcext:value-type="string">
            <text:p>343</text:p>
          </table:table-cell>
          <table:table-cell table:style-name="Content" office:value-type="string" calcext:value-type="string">
            <text:p>Pic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7.07" calcext:value-type="float">
            <text:p>-7.07</text:p>
          </table:table-cell>
          <table:table-cell table:style-name="Content" office:value-type="float" office:value="-41.4" calcext:value-type="float">
            <text:p>-41.4</text:p>
          </table:table-cell>
          <table:table-cell table:style-name="Content" office:value-type="float" office:value="233" calcext:value-type="float">
            <text:p>233</text:p>
          </table:table-cell>
        </table:table-row>
        <table:table-row table:style-name="ro4">
          <table:table-cell table:style-name="ce40" office:value-type="string" calcext:value-type="string">
            <text:p>A344</text:p>
          </table:table-cell>
          <table:table-cell table:style-name="Content" office:value-type="string" calcext:value-type="string">
            <text:p>344</text:p>
          </table:table-cell>
          <table:table-cell table:style-name="Content" office:value-type="string" calcext:value-type="string">
            <text:p>Calcanh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16" calcext:value-type="float">
            <text:p>-5.16</text:p>
          </table:table-cell>
          <table:table-cell table:style-name="Content" office:value-type="float" office:value="-35.49" calcext:value-type="float">
            <text:p>-35.49</text:p>
          </table:table-cell>
          <table:table-cell table:style-name="Content" office:value-type="float" office:value="17" calcext:value-type="float">
            <text:p>17</text:p>
          </table:table-cell>
        </table:table-row>
        <table:table-row table:style-name="ro4">
          <table:table-cell table:style-name="ce40" office:value-type="string" calcext:value-type="string">
            <text:p>A345</text:p>
          </table:table-cell>
          <table:table-cell table:style-name="Content" office:value-type="string" calcext:value-type="string">
            <text:p>345</text:p>
          </table:table-cell>
          <table:table-cell table:style-name="Content" office:value-type="string" calcext:value-type="string">
            <text:p>S R Nona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03" calcext:value-type="float">
            <text:p>-9.03</text:p>
          </table:table-cell>
          <table:table-cell table:style-name="Content" office:value-type="float" office:value="-42.7" calcext:value-type="float">
            <text:p>-42.7</text:p>
          </table:table-cell>
          <table:table-cell table:style-name="Content" office:value-type="float" office:value="402" calcext:value-type="float">
            <text:p>402</text:p>
          </table:table-cell>
        </table:table-row>
        <table:table-row table:style-name="ro4">
          <table:table-cell table:style-name="ce40" office:value-type="string" calcext:value-type="string">
            <text:p>A346</text:p>
          </table:table-cell>
          <table:table-cell table:style-name="Content" office:value-type="string" calcext:value-type="string">
            <text:p>346</text:p>
          </table:table-cell>
          <table:table-cell table:style-name="Content" office:value-type="string" calcext:value-type="string">
            <text:p>Uru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7.47" calcext:value-type="float">
            <text:p>-7.47</text:p>
          </table:table-cell>
          <table:table-cell table:style-name="Content" office:value-type="float" office:value="-44.33" calcext:value-type="float">
            <text:p>-44.33</text:p>
          </table:table-cell>
          <table:table-cell table:style-name="Content" office:value-type="float" office:value="393" calcext:value-type="float">
            <text:p>393</text:p>
          </table:table-cell>
        </table:table-row>
        <table:table-row table:style-name="ro4">
          <table:table-cell table:style-name="ce40" office:value-type="string" calcext:value-type="string">
            <text:p>A347</text:p>
          </table:table-cell>
          <table:table-cell table:style-name="Content" office:value-type="string" calcext:value-type="string">
            <text:p>347</text:p>
          </table:table-cell>
          <table:table-cell table:style-name="Content" office:value-type="string" calcext:value-type="string">
            <text:p>C Sal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7.08" calcext:value-type="float">
            <text:p>-7.08</text:p>
          </table:table-cell>
          <table:table-cell table:style-name="Content" office:value-type="float" office:value="-40.36" calcext:value-type="float">
            <text:p>-40.36</text:p>
          </table:table-cell>
          <table:table-cell table:style-name="Content" office:value-type="float" office:value="572" calcext:value-type="float">
            <text:p>572</text:p>
          </table:table-cell>
        </table:table-row>
        <table:table-row table:style-name="ro4">
          <table:table-cell table:style-name="ce40" office:value-type="string" calcext:value-type="string">
            <text:p>A348</text:p>
          </table:table-cell>
          <table:table-cell table:style-name="Content" office:value-type="string" calcext:value-type="string">
            <text:p>348</text:p>
          </table:table-cell>
          <table:table-cell table:style-name="Content" office:value-type="string" calcext:value-type="string">
            <text:p>Cabaceir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48" calcext:value-type="float">
            <text:p>-7.48</text:p>
          </table:table-cell>
          <table:table-cell table:style-name="Content" office:value-type="float" office:value="-36.29" calcext:value-type="float">
            <text:p>-36.29</text:p>
          </table:table-cell>
          <table:table-cell table:style-name="Content" office:value-type="float" office:value="436" calcext:value-type="float">
            <text:p>436</text:p>
          </table:table-cell>
        </table:table-row>
        <table:table-row table:style-name="ro4">
          <table:table-cell table:style-name="ce40" office:value-type="string" calcext:value-type="string">
            <text:p>A349</text:p>
          </table:table-cell>
          <table:table-cell table:style-name="Content" office:value-type="string" calcext:value-type="string">
            <text:p>349</text:p>
          </table:table-cell>
          <table:table-cell table:style-name="Content" office:value-type="string" calcext:value-type="string">
            <text:p>Ibimir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51" calcext:value-type="float">
            <text:p>-8.51</text:p>
          </table:table-cell>
          <table:table-cell table:style-name="Content" office:value-type="float" office:value="-37.71" calcext:value-type="float">
            <text:p>-37.71</text:p>
          </table:table-cell>
          <table:table-cell table:style-name="Content" office:value-type="float" office:value="448" calcext:value-type="float">
            <text:p>448</text:p>
          </table:table-cell>
        </table:table-row>
        <table:table-row table:style-name="ro4">
          <table:table-cell table:style-name="ce40" office:value-type="string" calcext:value-type="string">
            <text:p>A350</text:p>
          </table:table-cell>
          <table:table-cell table:style-name="Content" office:value-type="string" calcext:value-type="string">
            <text:p>350</text:p>
          </table:table-cell>
          <table:table-cell table:style-name="Content" office:value-type="string" calcext:value-type="string">
            <text:p>S Talha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95" calcext:value-type="float">
            <text:p>-7.95</text:p>
          </table:table-cell>
          <table:table-cell table:style-name="Content" office:value-type="float" office:value="-38.29" calcext:value-type="float">
            <text:p>-38.29</text:p>
          </table:table-cell>
          <table:table-cell table:style-name="Content" office:value-type="float" office:value="461" calcext:value-type="float">
            <text:p>461</text:p>
          </table:table-cell>
        </table:table-row>
        <table:table-row table:style-name="ro4">
          <table:table-cell table:style-name="ce40" office:value-type="string" calcext:value-type="string">
            <text:p>A351</text:p>
          </table:table-cell>
          <table:table-cell table:style-name="Content" office:value-type="string" calcext:value-type="string">
            <text:p>351</text:p>
          </table:table-cell>
          <table:table-cell table:style-name="Content" office:value-type="string" calcext:value-type="string">
            <text:p>Flore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6" calcext:value-type="float">
            <text:p>-8.6</text:p>
          </table:table-cell>
          <table:table-cell table:style-name="Content" office:value-type="float" office:value="-38.58" calcext:value-type="float">
            <text:p>-38.58</text:p>
          </table:table-cell>
          <table:table-cell table:style-name="Content" office:value-type="float" office:value="329" calcext:value-type="float">
            <text:p>329</text:p>
          </table:table-cell>
        </table:table-row>
        <table:table-row table:style-name="ro4">
          <table:table-cell table:style-name="ce40" office:value-type="string" calcext:value-type="string">
            <text:p>A352</text:p>
          </table:table-cell>
          <table:table-cell table:style-name="Content" office:value-type="string" calcext:value-type="string">
            <text:p>352</text:p>
          </table:table-cell>
          <table:table-cell table:style-name="Content" office:value-type="string" calcext:value-type="string">
            <text:p>Camaratu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61" calcext:value-type="float">
            <text:p>-6.61</text:p>
          </table:table-cell>
          <table:table-cell table:style-name="Content" office:value-type="float" office:value="-35.13" calcext:value-type="float">
            <text:p>-35.13</text:p>
          </table:table-cell>
          <table:table-cell table:style-name="Content" office:value-type="float" office:value="136" calcext:value-type="float">
            <text:p>136</text:p>
          </table:table-cell>
        </table:table-row>
        <table:table-row table:style-name="ro4">
          <table:table-cell table:style-name="ce40" office:value-type="string" calcext:value-type="string">
            <text:p>A353</text:p>
          </table:table-cell>
          <table:table-cell table:style-name="Content" office:value-type="string" calcext:value-type="string">
            <text:p>353</text:p>
          </table:table-cell>
          <table:table-cell table:style-name="Content" office:value-type="string" calcext:value-type="string">
            <text:p>Arapira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8" calcext:value-type="float">
            <text:p>-9.8</text:p>
          </table:table-cell>
          <table:table-cell table:style-name="Content" office:value-type="float" office:value="-36.62" calcext:value-type="float">
            <text:p>-36.62</text:p>
          </table:table-cell>
          <table:table-cell table:style-name="Content" office:value-type="float" office:value="241" calcext:value-type="float">
            <text:p>241</text:p>
          </table:table-cell>
        </table:table-row>
        <table:table-row table:style-name="ro4">
          <table:table-cell table:style-name="ce40" office:value-type="string" calcext:value-type="string">
            <text:p>A354</text:p>
          </table:table-cell>
          <table:table-cell table:style-name="Content" office:value-type="string" calcext:value-type="string">
            <text:p>354</text:p>
          </table:table-cell>
          <table:table-cell table:style-name="Content" office:value-type="string" calcext:value-type="string">
            <text:p>Oeir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97" calcext:value-type="float">
            <text:p>-6.97</text:p>
          </table:table-cell>
          <table:table-cell table:style-name="Content" office:value-type="float" office:value="-42.15" calcext:value-type="float">
            <text:p>-42.15</text:p>
          </table:table-cell>
          <table:table-cell table:style-name="Content" office:value-type="float" office:value="156" calcext:value-type="float">
            <text:p>156</text:p>
          </table:table-cell>
        </table:table-row>
        <table:table-row table:style-name="ro4">
          <table:table-cell table:style-name="ce40" office:value-type="string" calcext:value-type="string">
            <text:p>A355</text:p>
          </table:table-cell>
          <table:table-cell table:style-name="Content" office:value-type="string" calcext:value-type="string">
            <text:p>355</text:p>
          </table:table-cell>
          <table:table-cell table:style-name="Content" office:value-type="string" calcext:value-type="string">
            <text:p>Coruri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10.13" calcext:value-type="float">
            <text:p>-10.13</text:p>
          </table:table-cell>
          <table:table-cell table:style-name="Content" office:value-type="float" office:value="-36.29" calcext:value-type="float">
            <text:p>-36.29</text:p>
          </table:table-cell>
          <table:table-cell table:style-name="Content" office:value-type="float" office:value="74" calcext:value-type="float">
            <text:p>74</text:p>
          </table:table-cell>
        </table:table-row>
        <table:table-row table:style-name="ro4">
          <table:table-cell table:style-name="ce40" office:value-type="string" calcext:value-type="string">
            <text:p>A356</text:p>
          </table:table-cell>
          <table:table-cell table:style-name="Content" office:value-type="string" calcext:value-type="string">
            <text:p>356</text:p>
          </table:table-cell>
          <table:table-cell table:style-name="Content" office:value-type="string" calcext:value-type="string">
            <text:p>S L Do Quitu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29" calcext:value-type="float">
            <text:p>-9.29</text:p>
          </table:table-cell>
          <table:table-cell table:style-name="Content" office:value-type="float" office:value="-35.57" calcext:value-type="float">
            <text:p>-35.57</text:p>
          </table:table-cell>
          <table:table-cell table:style-name="Content" office:value-type="float" office:value="19" calcext:value-type="float">
            <text:p>19</text:p>
          </table:table-cell>
        </table:table-row>
        <table:table-row table:style-name="ro4">
          <table:table-cell table:style-name="ce40" office:value-type="string" calcext:value-type="string">
            <text:p>A357</text:p>
          </table:table-cell>
          <table:table-cell table:style-name="Content" office:value-type="string" calcext:value-type="string">
            <text:p>357</text:p>
          </table:table-cell>
          <table:table-cell table:style-name="Content" office:value-type="string" calcext:value-type="string">
            <text:p>Palm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67" calcext:value-type="float">
            <text:p>-8.67</text:p>
          </table:table-cell>
          <table:table-cell table:style-name="Content" office:value-type="float" office:value="-35.57" calcext:value-type="float">
            <text:p>-35.57</text:p>
          </table:table-cell>
          <table:table-cell table:style-name="Content" office:value-type="float" office:value="180" calcext:value-type="float">
            <text:p>180</text:p>
          </table:table-cell>
        </table:table-row>
        <table:table-row table:style-name="ro4">
          <table:table-cell table:style-name="ce40" office:value-type="string" calcext:value-type="string">
            <text:p>A358</text:p>
          </table:table-cell>
          <table:table-cell table:style-name="Content" office:value-type="string" calcext:value-type="string">
            <text:p>358</text:p>
          </table:table-cell>
          <table:table-cell table:style-name="Content" office:value-type="string" calcext:value-type="string">
            <text:p>Jaguarib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91" calcext:value-type="float">
            <text:p>-5.91</text:p>
          </table:table-cell>
          <table:table-cell table:style-name="Content" office:value-type="float" office:value="-38.63" calcext:value-type="float">
            <text:p>-38.63</text:p>
          </table:table-cell>
          <table:table-cell table:style-name="Content" office:value-type="float" office:value="184" calcext:value-type="float">
            <text:p>184</text:p>
          </table:table-cell>
        </table:table-row>
        <table:table-row table:style-name="ro4">
          <table:table-cell table:style-name="ce40" office:value-type="string" calcext:value-type="string">
            <text:p>A359</text:p>
          </table:table-cell>
          <table:table-cell table:style-name="Content" office:value-type="string" calcext:value-type="string">
            <text:p>359</text:p>
          </table:table-cell>
          <table:table-cell table:style-name="Content" office:value-type="string" calcext:value-type="string">
            <text:p>Itapipo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48" calcext:value-type="float">
            <text:p>-3.48</text:p>
          </table:table-cell>
          <table:table-cell table:style-name="Content" office:value-type="float" office:value="-39.59" calcext:value-type="float">
            <text:p>-39.59</text:p>
          </table:table-cell>
          <table:table-cell table:style-name="Content" office:value-type="float" office:value="102" calcext:value-type="float">
            <text:p>102</text:p>
          </table:table-cell>
        </table:table-row>
        <table:table-row table:style-name="ro4">
          <table:table-cell table:style-name="ce40" office:value-type="string" calcext:value-type="string">
            <text:p>A360</text:p>
          </table:table-cell>
          <table:table-cell table:style-name="Content" office:value-type="string" calcext:value-type="string">
            <text:p>360</text:p>
          </table:table-cell>
          <table:table-cell table:style-name="Content" office:value-type="string" calcext:value-type="string">
            <text:p>Acar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12" calcext:value-type="float">
            <text:p>-3.12</text:p>
          </table:table-cell>
          <table:table-cell table:style-name="Content" office:value-type="float" office:value="-40.09" calcext:value-type="float">
            <text:p>-40.09</text:p>
          </table:table-cell>
          <table:table-cell table:style-name="Content" office:value-type="float" office:value="76" calcext:value-type="float">
            <text:p>76</text:p>
          </table:table-cell>
        </table:table-row>
        <table:table-row table:style-name="ro4">
          <table:table-cell table:style-name="ce40" office:value-type="string" calcext:value-type="string">
            <text:p>A361</text:p>
          </table:table-cell>
          <table:table-cell table:style-name="Content" office:value-type="string" calcext:value-type="string">
            <text:p>361</text:p>
          </table:table-cell>
          <table:table-cell table:style-name="Content" office:value-type="string" calcext:value-type="string">
            <text:p>C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35" calcext:value-type="float">
            <text:p>-5.35</text:p>
          </table:table-cell>
          <table:table-cell table:style-name="Content" office:value-type="float" office:value="-41.51" calcext:value-type="float">
            <text:p>-41.51</text:p>
          </table:table-cell>
          <table:table-cell table:style-name="Content" office:value-type="float" office:value="286" calcext:value-type="float">
            <text:p>286</text:p>
          </table:table-cell>
        </table:table-row>
        <table:table-row table:style-name="ro4">
          <table:table-cell table:style-name="ce40" office:value-type="string" calcext:value-type="string">
            <text:p>A362</text:p>
          </table:table-cell>
          <table:table-cell table:style-name="Content" office:value-type="string" calcext:value-type="string">
            <text:p>362</text:p>
          </table:table-cell>
          <table:table-cell table:style-name="Content" office:value-type="string" calcext:value-type="string">
            <text:p>S P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91" calcext:value-type="float">
            <text:p>-5.91</text:p>
          </table:table-cell>
          <table:table-cell table:style-name="Content" office:value-type="float" office:value="-42.72" calcext:value-type="float">
            <text:p>-42.72</text:p>
          </table:table-cell>
          <table:table-cell table:style-name="Content" office:value-type="float" office:value="287" calcext:value-type="float">
            <text:p>287</text:p>
          </table:table-cell>
        </table:table-row>
        <table:table-row table:style-name="ro4">
          <table:table-cell table:style-name="ce40" office:value-type="string" calcext:value-type="string">
            <text:p>A363</text:p>
          </table:table-cell>
          <table:table-cell table:style-name="Content" office:value-type="string" calcext:value-type="string">
            <text:p>363</text:p>
          </table:table-cell>
          <table:table-cell table:style-name="Content" office:value-type="string" calcext:value-type="string">
            <text:p>V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4" calcext:value-type="float">
            <text:p>-6.4</text:p>
          </table:table-cell>
          <table:table-cell table:style-name="Content" office:value-type="float" office:value="-41.74" calcext:value-type="float">
            <text:p>-41.74</text:p>
          </table:table-cell>
          <table:table-cell table:style-name="Content" office:value-type="float" office:value="301" calcext:value-type="float">
            <text:p>301</text:p>
          </table:table-cell>
        </table:table-row>
        <table:table-row table:style-name="ro4">
          <table:table-cell table:style-name="ce40" office:value-type="string" calcext:value-type="string">
            <text:p>A364</text:p>
          </table:table-cell>
          <table:table-cell table:style-name="Content" office:value-type="string" calcext:value-type="string">
            <text:p>364</text:p>
          </table:table-cell>
          <table:table-cell table:style-name="Content" office:value-type="string" calcext:value-type="string">
            <text:p>Giubué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87" calcext:value-type="float">
            <text:p>-9.87</text:p>
          </table:table-cell>
          <table:table-cell table:style-name="Content" office:value-type="float" office:value="-45.35" calcext:value-type="float">
            <text:p>-45.35</text:p>
          </table:table-cell>
          <table:table-cell table:style-name="Content" office:value-type="float" office:value="425" calcext:value-type="float">
            <text:p>425</text:p>
          </table:table-cell>
        </table:table-row>
        <table:table-row table:style-name="ro4">
          <table:table-cell table:style-name="ce40" office:value-type="string" calcext:value-type="string">
            <text:p>A365</text:p>
          </table:table-cell>
          <table:table-cell table:style-name="Content" office:value-type="string" calcext:value-type="string">
            <text:p>365</text:p>
          </table:table-cell>
          <table:table-cell table:style-name="Content" office:value-type="string" calcext:value-type="string">
            <text:p>Burit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12" calcext:value-type="float">
            <text:p>-8.12</text:p>
          </table:table-cell>
          <table:table-cell table:style-name="Content" office:value-type="float" office:value="-42.97" calcext:value-type="float">
            <text:p>-42.97</text:p>
          </table:table-cell>
          <table:table-cell table:style-name="Content" office:value-type="float" office:value="308" calcext:value-type="float">
            <text:p>308</text:p>
          </table:table-cell>
        </table:table-row>
        <table:table-row table:style-name="ro4">
          <table:table-cell table:style-name="ce40" office:value-type="string" calcext:value-type="string">
            <text:p>A366</text:p>
          </table:table-cell>
          <table:table-cell table:style-name="Content" office:value-type="string" calcext:value-type="string">
            <text:p>366</text:p>
          </table:table-cell>
          <table:table-cell table:style-name="Content" office:value-type="string" calcext:value-type="string">
            <text:p>Ouricu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8" calcext:value-type="float">
            <text:p>-7.88</text:p>
          </table:table-cell>
          <table:table-cell table:style-name="Content" office:value-type="float" office:value="-40.1" calcext:value-type="float">
            <text:p>-40.1</text:p>
          </table:table-cell>
          <table:table-cell table:style-name="Content" office:value-type="float" office:value="464" calcext:value-type="float">
            <text:p>464</text:p>
          </table:table-cell>
        </table:table-row>
        <table:table-row table:style-name="ro4">
          <table:table-cell table:style-name="ce40" office:value-type="string" calcext:value-type="string">
            <text:p>A367</text:p>
          </table:table-cell>
          <table:table-cell table:style-name="Content" office:value-type="string" calcext:value-type="string">
            <text:p>367</text:p>
          </table:table-cell>
          <table:table-cell table:style-name="Content" office:value-type="string" calcext:value-type="string">
            <text:p>Santa Cru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13.02" calcext:value-type="float">
            <text:p>-13.02</text:p>
          </table:table-cell>
          <table:table-cell table:style-name="Content" office:value-type="float" office:value="-45.02" calcext:value-type="float">
            <text:p>-45.02</text:p>
          </table:table-cell>
          <table:table-cell table:style-name="Content" office:value-type="float" office:value="237" calcext:value-type="float">
            <text:p>237</text:p>
          </table:table-cell>
        </table:table-row>
        <table:table-row table:style-name="ro4">
          <table:table-cell table:style-name="ce40" office:value-type="string" calcext:value-type="string">
            <text:p>A401</text:p>
          </table:table-cell>
          <table:table-cell table:style-name="Content" office:value-type="string" calcext:value-type="string">
            <text:p>401</text:p>
          </table:table-cell>
          <table:table-cell table:style-name="Content" office:value-type="string" calcext:value-type="string">
            <text:p>Salvado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01" calcext:value-type="float">
            <text:p>-13.01</text:p>
          </table:table-cell>
          <table:table-cell table:style-name="Content" office:value-type="float" office:value="-38.51" calcext:value-type="float">
            <text:p>-38.51</text:p>
          </table:table-cell>
          <table:table-cell table:style-name="Content" office:value-type="float" office:value="51" calcext:value-type="float">
            <text:p>51</text:p>
          </table:table-cell>
        </table:table-row>
        <table:table-row table:style-name="ro4">
          <table:table-cell table:style-name="ce40" office:value-type="string" calcext:value-type="string">
            <text:p>A402</text:p>
          </table:table-cell>
          <table:table-cell table:style-name="Content" office:value-type="string" calcext:value-type="string">
            <text:p>402</text:p>
          </table:table-cell>
          <table:table-cell table:style-name="Content" office:value-type="string" calcext:value-type="string">
            <text:p>Barre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5" calcext:value-type="float">
            <text:p>-12.15</text:p>
          </table:table-cell>
          <table:table-cell table:style-name="Content" office:value-type="float" office:value="-45.02" calcext:value-type="float">
            <text:p>-45.02</text:p>
          </table:table-cell>
          <table:table-cell table:style-name="Content" office:value-type="float" office:value="470" calcext:value-type="float">
            <text:p>470</text:p>
          </table:table-cell>
        </table:table-row>
        <table:table-row table:style-name="ro4">
          <table:table-cell table:style-name="ce40" office:value-type="string" calcext:value-type="string">
            <text:p>A403</text:p>
          </table:table-cell>
          <table:table-cell table:style-name="Content" office:value-type="string" calcext:value-type="string">
            <text:p>403</text:p>
          </table:table-cell>
          <table:table-cell table:style-name="Content" office:value-type="string" calcext:value-type="string">
            <text:p>Arembe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75" calcext:value-type="float">
            <text:p>-12.75</text:p>
          </table:table-cell>
          <table:table-cell table:style-name="Content" office:value-type="float" office:value="-38.17" calcext:value-type="float">
            <text:p>-38.17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4">
          <table:table-cell table:style-name="ce40" office:value-type="string" calcext:value-type="string">
            <text:p>A404</text:p>
          </table:table-cell>
          <table:table-cell table:style-name="Content" office:value-type="string" calcext:value-type="string">
            <text:p>404</text:p>
          </table:table-cell>
          <table:table-cell table:style-name="Content" office:value-type="string" calcext:value-type="string">
            <text:p>L E Magalhã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5" calcext:value-type="float">
            <text:p>-12.15</text:p>
          </table:table-cell>
          <table:table-cell table:style-name="Content" office:value-type="float" office:value="-45.82" calcext:value-type="float">
            <text:p>-45.82</text:p>
          </table:table-cell>
          <table:table-cell table:style-name="Content" office:value-type="float" office:value="754" calcext:value-type="float">
            <text:p>754</text:p>
          </table:table-cell>
        </table:table-row>
        <table:table-row table:style-name="ro4">
          <table:table-cell table:style-name="ce40" office:value-type="string" calcext:value-type="string">
            <text:p>A405</text:p>
          </table:table-cell>
          <table:table-cell table:style-name="Content" office:value-type="string" calcext:value-type="string">
            <text:p>405</text:p>
          </table:table-cell>
          <table:table-cell table:style-name="Content" office:value-type="string" calcext:value-type="string">
            <text:p>Caravel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7.73" calcext:value-type="float">
            <text:p>-17.73</text:p>
          </table:table-cell>
          <table:table-cell table:style-name="Content" office:value-type="float" office:value="-39.25" calcext:value-type="float">
            <text:p>-39.25</text:p>
          </table:table-cell>
          <table:table-cell table:style-name="Content" office:value-type="float" office:value="3" calcext:value-type="float">
            <text:p>3</text:p>
          </table:table-cell>
        </table:table-row>
        <table:table-row table:style-name="ro4">
          <table:table-cell table:style-name="ce40" office:value-type="string" calcext:value-type="string">
            <text:p>A406</text:p>
          </table:table-cell>
          <table:table-cell table:style-name="Content" office:value-type="string" calcext:value-type="string">
            <text:p>406</text:p>
          </table:table-cell>
          <table:table-cell table:style-name="Content" office:value-type="string" calcext:value-type="string">
            <text:p>C Das Alm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67" calcext:value-type="float">
            <text:p>-12.67</text:p>
          </table:table-cell>
          <table:table-cell table:style-name="Content" office:value-type="float" office:value="-39.15" calcext:value-type="float">
            <text:p>-39.15</text:p>
          </table:table-cell>
          <table:table-cell table:style-name="Content" office:value-type="float" office:value="225" calcext:value-type="float">
            <text:p>225</text:p>
          </table:table-cell>
        </table:table-row>
        <table:table-row table:style-name="ro4">
          <table:table-cell table:style-name="ce40" office:value-type="string" calcext:value-type="string">
            <text:p>A407</text:p>
          </table:table-cell>
          <table:table-cell table:style-name="Content" office:value-type="string" calcext:value-type="string">
            <text:p>407</text:p>
          </table:table-cell>
          <table:table-cell table:style-name="Content" office:value-type="string" calcext:value-type="string">
            <text:p>Itiru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53" calcext:value-type="float">
            <text:p>-13.53</text:p>
          </table:table-cell>
          <table:table-cell table:style-name="Content" office:value-type="float" office:value="-40.12" calcext:value-type="float">
            <text:p>-40.12</text:p>
          </table:table-cell>
          <table:table-cell table:style-name="Content" office:value-type="float" office:value="755" calcext:value-type="float">
            <text:p>755</text:p>
          </table:table-cell>
        </table:table-row>
        <table:table-row table:style-name="ro4">
          <table:table-cell table:style-name="ce40" office:value-type="string" calcext:value-type="string">
            <text:p>A408</text:p>
          </table:table-cell>
          <table:table-cell table:style-name="Content" office:value-type="string" calcext:value-type="string">
            <text:p>408</text:p>
          </table:table-cell>
          <table:table-cell table:style-name="Content" office:value-type="string" calcext:value-type="string">
            <text:p>Itaber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52" calcext:value-type="float">
            <text:p>-12.52</text:p>
          </table:table-cell>
          <table:table-cell table:style-name="Content" office:value-type="float" office:value="-40.28" calcext:value-type="float">
            <text:p>-40.28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4">
          <table:table-cell table:style-name="ce40" office:value-type="string" calcext:value-type="string">
            <text:p>A409</text:p>
          </table:table-cell>
          <table:table-cell table:style-name="Content" office:value-type="string" calcext:value-type="string">
            <text:p>409</text:p>
          </table:table-cell>
          <table:table-cell table:style-name="Content" office:value-type="string" calcext:value-type="string">
            <text:p>Aracaj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95" calcext:value-type="float">
            <text:p>-10.95</text:p>
          </table:table-cell>
          <table:table-cell table:style-name="Content" office:value-type="float" office:value="-37.05" calcext:value-type="float">
            <text:p>-37.05</text:p>
          </table:table-cell>
          <table:table-cell table:style-name="Content" office:value-type="float" office:value="5" calcext:value-type="float">
            <text:p>5</text:p>
          </table:table-cell>
        </table:table-row>
        <table:table-row table:style-name="ro4">
          <table:table-cell table:style-name="ce40" office:value-type="string" calcext:value-type="string">
            <text:p>A410</text:p>
          </table:table-cell>
          <table:table-cell table:style-name="Content" office:value-type="string" calcext:value-type="string">
            <text:p>410</text:p>
          </table:table-cell>
          <table:table-cell table:style-name="Content" office:value-type="string" calcext:value-type="string">
            <text:p>Ilhé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65" calcext:value-type="float">
            <text:p>-14.65</text:p>
          </table:table-cell>
          <table:table-cell table:style-name="Content" office:value-type="float" office:value="-39.17" calcext:value-type="float">
            <text:p>-39.17</text:p>
          </table:table-cell>
          <table:table-cell table:style-name="Content" office:value-type="float" office:value="78" calcext:value-type="float">
            <text:p>78</text:p>
          </table:table-cell>
        </table:table-row>
        <table:table-row table:style-name="ro4">
          <table:table-cell table:style-name="ce40" office:value-type="string" calcext:value-type="string">
            <text:p>A411</text:p>
          </table:table-cell>
          <table:table-cell table:style-name="Content" office:value-type="string" calcext:value-type="string">
            <text:p>411</text:p>
          </table:table-cell>
          <table:table-cell table:style-name="Content" office:value-type="string" calcext:value-type="string">
            <text:p>P Afon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37" calcext:value-type="float">
            <text:p>-9.37</text:p>
          </table:table-cell>
          <table:table-cell table:style-name="Content" office:value-type="float" office:value="-38.22" calcext:value-type="float">
            <text:p>-38.22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4">
          <table:table-cell table:style-name="ce40" office:value-type="string" calcext:value-type="string">
            <text:p>A412</text:p>
          </table:table-cell>
          <table:table-cell table:style-name="Content" office:value-type="string" calcext:value-type="string">
            <text:p>412</text:p>
          </table:table-cell>
          <table:table-cell table:style-name="Content" office:value-type="string" calcext:value-type="string">
            <text:p>Macaju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2" calcext:value-type="float">
            <text:p>-12.12</text:p>
          </table:table-cell>
          <table:table-cell table:style-name="Content" office:value-type="float" office:value="-40.35" calcext:value-type="float">
            <text:p>-40.35</text:p>
          </table:table-cell>
          <table:table-cell table:style-name="Content" office:value-type="float" office:value="380" calcext:value-type="float">
            <text:p>380</text:p>
          </table:table-cell>
        </table:table-row>
        <table:table-row table:style-name="ro4">
          <table:table-cell table:style-name="ce40" office:value-type="string" calcext:value-type="string">
            <text:p>A413</text:p>
          </table:table-cell>
          <table:table-cell table:style-name="Content" office:value-type="string" calcext:value-type="string">
            <text:p>413</text:p>
          </table:table-cell>
          <table:table-cell table:style-name="Content" office:value-type="string" calcext:value-type="string">
            <text:p>F De Sna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2" calcext:value-type="float">
            <text:p>-12.2</text:p>
          </table:table-cell>
          <table:table-cell table:style-name="Content" office:value-type="float" office:value="-38.99" calcext:value-type="float">
            <text:p>-38.99</text:p>
          </table:table-cell>
          <table:table-cell table:style-name="Content" office:value-type="float" office:value="231" calcext:value-type="float">
            <text:p>231</text:p>
          </table:table-cell>
        </table:table-row>
        <table:table-row table:style-name="ro4">
          <table:table-cell table:style-name="ce40" office:value-type="string" calcext:value-type="string">
            <text:p>A414</text:p>
          </table:table-cell>
          <table:table-cell table:style-name="Content" office:value-type="string" calcext:value-type="string">
            <text:p>414</text:p>
          </table:table-cell>
          <table:table-cell table:style-name="Content" office:value-type="string" calcext:value-type="string">
            <text:p>Vitoria Da Conqui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88" calcext:value-type="float">
            <text:p>-14.88</text:p>
          </table:table-cell>
          <table:table-cell table:style-name="Content" office:value-type="float" office:value="-40.47" calcext:value-type="float">
            <text:p>-40.47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4">
          <table:table-cell table:style-name="ce40" office:value-type="string" calcext:value-type="string">
            <text:p>A415</text:p>
          </table:table-cell>
          <table:table-cell table:style-name="Content" office:value-type="string" calcext:value-type="string">
            <text:p>415</text:p>
          </table:table-cell>
          <table:table-cell table:style-name="Content" office:value-type="string" calcext:value-type="string">
            <text:p>S R De Cass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02" calcext:value-type="float">
            <text:p>-11.02</text:p>
          </table:table-cell>
          <table:table-cell table:style-name="Content" office:value-type="float" office:value="-44.53" calcext:value-type="float">
            <text:p>-44.53</text:p>
          </table:table-cell>
          <table:table-cell table:style-name="Content" office:value-type="float" office:value="450" calcext:value-type="float">
            <text:p>450</text:p>
          </table:table-cell>
        </table:table-row>
        <table:table-row table:style-name="ro4">
          <table:table-cell table:style-name="ce40" office:value-type="string" calcext:value-type="string">
            <text:p>A416</text:p>
          </table:table-cell>
          <table:table-cell table:style-name="Content" office:value-type="string" calcext:value-type="string">
            <text:p>416</text:p>
          </table:table-cell>
          <table:table-cell table:style-name="Content" office:value-type="string" calcext:value-type="string">
            <text:p>Corre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33" calcext:value-type="float">
            <text:p>-13.33</text:p>
          </table:table-cell>
          <table:table-cell table:style-name="Content" office:value-type="float" office:value="-44.62" calcext:value-type="float">
            <text:p>-44.62</text:p>
          </table:table-cell>
          <table:table-cell table:style-name="Content" office:value-type="float" office:value="540" calcext:value-type="float">
            <text:p>540</text:p>
          </table:table-cell>
        </table:table-row>
        <table:table-row table:style-name="ro4">
          <table:table-cell table:style-name="ce40" office:value-type="string" calcext:value-type="string">
            <text:p>A417</text:p>
          </table:table-cell>
          <table:table-cell table:style-name="Content" office:value-type="string" calcext:value-type="string">
            <text:p>417</text:p>
          </table:table-cell>
          <table:table-cell table:style-name="Content" office:value-type="string" calcext:value-type="string">
            <text:p>Itabaian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1.27" calcext:value-type="float">
            <text:p>-11.27</text:p>
          </table:table-cell>
          <table:table-cell table:style-name="Content" office:value-type="float" office:value="-37.79" calcext:value-type="float">
            <text:p>-37.79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4">
          <table:table-cell table:style-name="ce40" office:value-type="string" calcext:value-type="string">
            <text:p>A418</text:p>
          </table:table-cell>
          <table:table-cell table:style-name="Content" office:value-type="string" calcext:value-type="string">
            <text:p>418</text:p>
          </table:table-cell>
          <table:table-cell table:style-name="Content" office:value-type="string" calcext:value-type="string">
            <text:p>B J Da Lap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42" calcext:value-type="float">
            <text:p>-13.42</text:p>
          </table:table-cell>
          <table:table-cell table:style-name="Content" office:value-type="float" office:value="-43.18" calcext:value-type="float">
            <text:p>-43.18</text:p>
          </table:table-cell>
          <table:table-cell table:style-name="Content" office:value-type="float" office:value="440" calcext:value-type="float">
            <text:p>440</text:p>
          </table:table-cell>
        </table:table-row>
        <table:table-row table:style-name="ro4">
          <table:table-cell table:style-name="ce40" office:value-type="string" calcext:value-type="string">
            <text:p>A419</text:p>
          </table:table-cell>
          <table:table-cell table:style-name="Content" office:value-type="string" calcext:value-type="string">
            <text:p>419</text:p>
          </table:table-cell>
          <table:table-cell table:style-name="Content" office:value-type="string" calcext:value-type="string">
            <text:p>Poç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74" calcext:value-type="float">
            <text:p>-10.74</text:p>
          </table:table-cell>
          <table:table-cell table:style-name="Content" office:value-type="float" office:value="-38.11" calcext:value-type="float">
            <text:p>-38.11</text:p>
          </table:table-cell>
          <table:table-cell table:style-name="Content" office:value-type="float" office:value="362" calcext:value-type="float">
            <text:p>362</text:p>
          </table:table-cell>
        </table:table-row>
        <table:table-row table:style-name="ro4">
          <table:table-cell table:style-name="ce40" office:value-type="string" calcext:value-type="string">
            <text:p>A420</text:p>
          </table:table-cell>
          <table:table-cell table:style-name="Content" office:value-type="string" calcext:value-type="string">
            <text:p>420</text:p>
          </table:table-cell>
          <table:table-cell table:style-name="Content" office:value-type="string" calcext:value-type="string">
            <text:p>Car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4" calcext:value-type="float">
            <text:p>-10.4</text:p>
          </table:table-cell>
          <table:table-cell table:style-name="Content" office:value-type="float" office:value="-37.75" calcext:value-type="float">
            <text:p>-37.75</text:p>
          </table:table-cell>
          <table:table-cell table:style-name="Content" office:value-type="float" office:value="308" calcext:value-type="float">
            <text:p>308</text:p>
          </table:table-cell>
        </table:table-row>
        <table:table-row table:style-name="ro4">
          <table:table-cell table:style-name="ce40" office:value-type="string" calcext:value-type="string">
            <text:p>A421</text:p>
          </table:table-cell>
          <table:table-cell table:style-name="Content" office:value-type="string" calcext:value-type="string">
            <text:p>421</text:p>
          </table:table-cell>
          <table:table-cell table:style-name="Content" office:value-type="string" calcext:value-type="string">
            <text:p>Brejo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47" calcext:value-type="float">
            <text:p>-10.47</text:p>
          </table:table-cell>
          <table:table-cell table:style-name="Content" office:value-type="float" office:value="-36.48" calcext:value-type="float">
            <text:p>-36.48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4">
          <table:table-cell table:style-name="ce40" office:value-type="string" calcext:value-type="string">
            <text:p>A422</text:p>
          </table:table-cell>
          <table:table-cell table:style-name="Content" office:value-type="string" calcext:value-type="string">
            <text:p>422</text:p>
          </table:table-cell>
          <table:table-cell table:style-name="Content" office:value-type="string" calcext:value-type="string">
            <text:p>Abrol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7.96" calcext:value-type="float">
            <text:p>-17.96</text:p>
          </table:table-cell>
          <table:table-cell table:style-name="Content" office:value-type="float" office:value="-38.69" calcext:value-type="float">
            <text:p>-38.69</text:p>
          </table:table-cell>
          <table:table-cell table:style-name="Content" office:value-type="float" office:value="25" calcext:value-type="float">
            <text:p>25</text:p>
          </table:table-cell>
        </table:table-row>
        <table:table-row table:style-name="ro4">
          <table:table-cell table:style-name="ce40" office:value-type="string" calcext:value-type="string">
            <text:p>A423</text:p>
          </table:table-cell>
          <table:table-cell table:style-name="Content" office:value-type="string" calcext:value-type="string">
            <text:p>423</text:p>
          </table:table-cell>
          <table:table-cell table:style-name="Content" office:value-type="string" calcext:value-type="string">
            <text:p>Reman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62" calcext:value-type="float">
            <text:p>-9.62</text:p>
          </table:table-cell>
          <table:table-cell table:style-name="Content" office:value-type="float" office:value="-42.08" calcext:value-type="float">
            <text:p>-42.08</text:p>
          </table:table-cell>
          <table:table-cell table:style-name="Content" office:value-type="float" office:value="401" calcext:value-type="float">
            <text:p>401</text:p>
          </table:table-cell>
        </table:table-row>
        <table:table-row table:style-name="ro4">
          <table:table-cell table:style-name="ce40" office:value-type="string" calcext:value-type="string">
            <text:p>A424</text:p>
          </table:table-cell>
          <table:table-cell table:style-name="Content" office:value-type="string" calcext:value-type="string">
            <text:p>424</text:p>
          </table:table-cell>
          <table:table-cell table:style-name="Content" office:value-type="string" calcext:value-type="string">
            <text:p>Irecê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33" calcext:value-type="float">
            <text:p>-11.33</text:p>
          </table:table-cell>
          <table:table-cell table:style-name="Content" office:value-type="float" office:value="-41.86" calcext:value-type="float">
            <text:p>-41.86</text:p>
          </table:table-cell>
          <table:table-cell table:style-name="Content" office:value-type="float" office:value="755" calcext:value-type="float">
            <text:p>755</text:p>
          </table:table-cell>
        </table:table-row>
        <table:table-row table:style-name="ro4">
          <table:table-cell table:style-name="ce40" office:value-type="string" calcext:value-type="string">
            <text:p>A425</text:p>
          </table:table-cell>
          <table:table-cell table:style-name="Content" office:value-type="string" calcext:value-type="string">
            <text:p>425</text:p>
          </table:table-cell>
          <table:table-cell table:style-name="Content" office:value-type="string" calcext:value-type="string">
            <text:p>Lençó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56" calcext:value-type="float">
            <text:p>-12.56</text:p>
          </table:table-cell>
          <table:table-cell table:style-name="Content" office:value-type="float" office:value="-41.39" calcext:value-type="float">
            <text:p>-41.39</text:p>
          </table:table-cell>
          <table:table-cell table:style-name="Content" office:value-type="float" office:value="439" calcext:value-type="float">
            <text:p>439</text:p>
          </table:table-cell>
        </table:table-row>
        <table:table-row table:style-name="ro4">
          <table:table-cell table:style-name="ce40" office:value-type="string" calcext:value-type="string">
            <text:p>A426</text:p>
          </table:table-cell>
          <table:table-cell table:style-name="Content" office:value-type="string" calcext:value-type="string">
            <text:p>426</text:p>
          </table:table-cell>
          <table:table-cell table:style-name="Content" office:value-type="string" calcext:value-type="string">
            <text:p>Guanamb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21" calcext:value-type="float">
            <text:p>-14.21</text:p>
          </table:table-cell>
          <table:table-cell table:style-name="Content" office:value-type="float" office:value="-42.75" calcext:value-type="float">
            <text:p>-42.75</text:p>
          </table:table-cell>
          <table:table-cell table:style-name="Content" office:value-type="float" office:value="882" calcext:value-type="float">
            <text:p>882</text:p>
          </table:table-cell>
        </table:table-row>
        <table:table-row table:style-name="ro4">
          <table:table-cell table:style-name="ce40" office:value-type="string" calcext:value-type="string">
            <text:p>A427</text:p>
          </table:table-cell>
          <table:table-cell table:style-name="Content" office:value-type="string" calcext:value-type="string">
            <text:p>427</text:p>
          </table:table-cell>
          <table:table-cell table:style-name="Content" office:value-type="string" calcext:value-type="string">
            <text:p>P Segu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6.39" calcext:value-type="float">
            <text:p>-16.39</text:p>
          </table:table-cell>
          <table:table-cell table:style-name="Content" office:value-type="float" office:value="-39.18" calcext:value-type="float">
            <text:p>-39.18</text:p>
          </table:table-cell>
          <table:table-cell table:style-name="Content" office:value-type="float" office:value="85" calcext:value-type="float">
            <text:p>85</text:p>
          </table:table-cell>
        </table:table-row>
        <table:table-row table:style-name="ro4">
          <table:table-cell table:style-name="ce40" office:value-type="string" calcext:value-type="string">
            <text:p>A428</text:p>
          </table:table-cell>
          <table:table-cell table:style-name="Content" office:value-type="string" calcext:value-type="string">
            <text:p>428</text:p>
          </table:table-cell>
          <table:table-cell table:style-name="Content" office:value-type="string" calcext:value-type="string">
            <text:p>Sºr Do Bom F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44" calcext:value-type="float">
            <text:p>-10.44</text:p>
          </table:table-cell>
          <table:table-cell table:style-name="Content" office:value-type="float" office:value="-40.15" calcext:value-type="float">
            <text:p>-40.15</text:p>
          </table:table-cell>
          <table:table-cell table:style-name="Content" office:value-type="float" office:value="548" calcext:value-type="float">
            <text:p>548</text:p>
          </table:table-cell>
        </table:table-row>
        <table:table-row table:style-name="ro4">
          <table:table-cell table:style-name="ce40" office:value-type="string" calcext:value-type="string">
            <text:p>A429</text:p>
          </table:table-cell>
          <table:table-cell table:style-name="Content" office:value-type="string" calcext:value-type="string">
            <text:p>429</text:p>
          </table:table-cell>
          <table:table-cell table:style-name="Content" office:value-type="string" calcext:value-type="string">
            <text:p>Ba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08" calcext:value-type="float">
            <text:p>-11.08</text:p>
          </table:table-cell>
          <table:table-cell table:style-name="Content" office:value-type="float" office:value="-43.14" calcext:value-type="float">
            <text:p>-43.14</text:p>
          </table:table-cell>
          <table:table-cell table:style-name="Content" office:value-type="float" office:value="403" calcext:value-type="float">
            <text:p>403</text:p>
          </table:table-cell>
        </table:table-row>
        <table:table-row table:style-name="ro4">
          <table:table-cell table:style-name="ce40" office:value-type="string" calcext:value-type="string">
            <text:p>A430</text:p>
          </table:table-cell>
          <table:table-cell table:style-name="Content" office:value-type="string" calcext:value-type="string">
            <text:p>430</text:p>
          </table:table-cell>
          <table:table-cell table:style-name="Content" office:value-type="string" calcext:value-type="string">
            <text:p>Piat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16" calcext:value-type="float">
            <text:p>-13.16</text:p>
          </table:table-cell>
          <table:table-cell table:style-name="Content" office:value-type="float" office:value="-41.77" calcext:value-type="float">
            <text:p>-41.77</text:p>
          </table:table-cell>
          <table:table-cell table:style-name="Content" office:value-type="float" office:value="1290" calcext:value-type="float">
            <text:p>1290</text:p>
          </table:table-cell>
        </table:table-row>
        <table:table-row table:style-name="ro4">
          <table:table-cell table:style-name="ce40" office:value-type="string" calcext:value-type="string">
            <text:p>A431</text:p>
          </table:table-cell>
          <table:table-cell table:style-name="Content" office:value-type="string" calcext:value-type="string">
            <text:p>431</text:p>
          </table:table-cell>
          <table:table-cell table:style-name="Content" office:value-type="string" calcext:value-type="string">
            <text:p>Co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81" calcext:value-type="float">
            <text:p>-11.81</text:p>
          </table:table-cell>
          <table:table-cell table:style-name="Content" office:value-type="float" office:value="-37.62" calcext:value-type="float">
            <text:p>-37.62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4">
          <table:table-cell table:style-name="ce40" office:value-type="string" calcext:value-type="string">
            <text:p>A432</text:p>
          </table:table-cell>
          <table:table-cell table:style-name="Content" office:value-type="string" calcext:value-type="string">
            <text:p>432</text:p>
          </table:table-cell>
          <table:table-cell table:style-name="Content" office:value-type="string" calcext:value-type="string">
            <text:p>Buritira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72" calcext:value-type="float">
            <text:p>-10.72</text:p>
          </table:table-cell>
          <table:table-cell table:style-name="Content" office:value-type="float" office:value="-43.65" calcext:value-type="float">
            <text:p>-43.65</text:p>
          </table:table-cell>
          <table:table-cell table:style-name="Content" office:value-type="float" office:value="502" calcext:value-type="float">
            <text:p>502</text:p>
          </table:table-cell>
        </table:table-row>
        <table:table-row table:style-name="ro4">
          <table:table-cell table:style-name="ce40" office:value-type="string" calcext:value-type="string">
            <text:p>A433</text:p>
          </table:table-cell>
          <table:table-cell table:style-name="Content" office:value-type="string" calcext:value-type="string">
            <text:p>433</text:p>
          </table:table-cell>
          <table:table-cell table:style-name="Content" office:value-type="string" calcext:value-type="string">
            <text:p>Brumad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18" calcext:value-type="float">
            <text:p>-14.18</text:p>
          </table:table-cell>
          <table:table-cell table:style-name="Content" office:value-type="float" office:value="-41.67" calcext:value-type="float">
            <text:p>-41.67</text:p>
          </table:table-cell>
          <table:table-cell table:style-name="Content" office:value-type="float" office:value="470" calcext:value-type="float">
            <text:p>470</text:p>
          </table:table-cell>
        </table:table-row>
        <table:table-row table:style-name="ro4">
          <table:table-cell table:style-name="ce40" office:value-type="string" calcext:value-type="string">
            <text:p>A434</text:p>
          </table:table-cell>
          <table:table-cell table:style-name="Content" office:value-type="string" calcext:value-type="string">
            <text:p>434</text:p>
          </table:table-cell>
          <table:table-cell table:style-name="Content" office:value-type="string" calcext:value-type="string">
            <text:p>Amarg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01" calcext:value-type="float">
            <text:p>-13.01</text:p>
          </table:table-cell>
          <table:table-cell table:style-name="Content" office:value-type="float" office:value="-39.62" calcext:value-type="float">
            <text:p>-39.62</text:p>
          </table:table-cell>
          <table:table-cell table:style-name="Content" office:value-type="float" office:value="407" calcext:value-type="float">
            <text:p>407</text:p>
          </table:table-cell>
        </table:table-row>
        <table:table-row table:style-name="ro4">
          <table:table-cell table:style-name="ce40" office:value-type="string" calcext:value-type="string">
            <text:p>A435</text:p>
          </table:table-cell>
          <table:table-cell table:style-name="Content" office:value-type="string" calcext:value-type="string">
            <text:p>435</text:p>
          </table:table-cell>
          <table:table-cell table:style-name="Content" office:value-type="string" calcext:value-type="string">
            <text:p>Uau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83" calcext:value-type="float">
            <text:p>-9.83</text:p>
          </table:table-cell>
          <table:table-cell table:style-name="Content" office:value-type="float" office:value="-39.5" calcext:value-type="float">
            <text:p>-39.5</text:p>
          </table:table-cell>
          <table:table-cell table:style-name="Content" office:value-type="float" office:value="453" calcext:value-type="float">
            <text:p>453</text:p>
          </table:table-cell>
        </table:table-row>
        <table:table-row table:style-name="ro4">
          <table:table-cell table:style-name="ce40" office:value-type="string" calcext:value-type="string">
            <text:p>A436</text:p>
          </table:table-cell>
          <table:table-cell table:style-name="Content" office:value-type="string" calcext:value-type="string">
            <text:p>436</text:p>
          </table:table-cell>
          <table:table-cell table:style-name="Content" office:value-type="string" calcext:value-type="string">
            <text:p>Queima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98" calcext:value-type="float">
            <text:p>-10.98</text:p>
          </table:table-cell>
          <table:table-cell table:style-name="Content" office:value-type="float" office:value="-39.62" calcext:value-type="float">
            <text:p>-39.62</text:p>
          </table:table-cell>
          <table:table-cell table:style-name="Content" office:value-type="float" office:value="315" calcext:value-type="float">
            <text:p>315</text:p>
          </table:table-cell>
        </table:table-row>
        <table:table-row table:style-name="ro4">
          <table:table-cell table:style-name="ce40" office:value-type="string" calcext:value-type="string">
            <text:p>A437</text:p>
          </table:table-cell>
          <table:table-cell table:style-name="Content" office:value-type="string" calcext:value-type="string">
            <text:p>437</text:p>
          </table:table-cell>
          <table:table-cell table:style-name="Content" office:value-type="string" calcext:value-type="string">
            <text:p>U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5.28" calcext:value-type="float">
            <text:p>-15.28</text:p>
          </table:table-cell>
          <table:table-cell table:style-name="Content" office:value-type="float" office:value="-39.09" calcext:value-type="float">
            <text:p>-39.09</text:p>
          </table:table-cell>
          <table:table-cell table:style-name="Content" office:value-type="float" office:value="82" calcext:value-type="float">
            <text:p>82</text:p>
          </table:table-cell>
        </table:table-row>
        <table:table-row table:style-name="ro4">
          <table:table-cell table:style-name="ce40" office:value-type="string" calcext:value-type="string">
            <text:p>A438</text:p>
          </table:table-cell>
          <table:table-cell table:style-name="Content" office:value-type="string" calcext:value-type="string">
            <text:p>438</text:p>
          </table:table-cell>
          <table:table-cell table:style-name="Content" office:value-type="string" calcext:value-type="string">
            <text:p>Mar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91" calcext:value-type="float">
            <text:p>-13.91</text:p>
          </table:table-cell>
          <table:table-cell table:style-name="Content" office:value-type="float" office:value="-38.97" calcext:value-type="float">
            <text:p>-38.97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4">
          <table:table-cell table:style-name="ce40" office:value-type="string" calcext:value-type="string">
            <text:p>A439</text:p>
          </table:table-cell>
          <table:table-cell table:style-name="Content" office:value-type="string" calcext:value-type="string">
            <text:p>439</text:p>
          </table:table-cell>
          <table:table-cell table:style-name="Content" office:value-type="string" calcext:value-type="string">
            <text:p>Ibotira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9" calcext:value-type="float">
            <text:p>-12.19</text:p>
          </table:table-cell>
          <table:table-cell table:style-name="Content" office:value-type="float" office:value="-43.21" calcext:value-type="float">
            <text:p>-43.21</text:p>
          </table:table-cell>
          <table:table-cell table:style-name="Content" office:value-type="float" office:value="430" calcext:value-type="float">
            <text:p>430</text:p>
          </table:table-cell>
        </table:table-row>
        <table:table-row table:style-name="ro4">
          <table:table-cell table:style-name="ce40" office:value-type="string" calcext:value-type="string">
            <text:p>A440</text:p>
          </table:table-cell>
          <table:table-cell table:style-name="Content" office:value-type="string" calcext:value-type="string">
            <text:p>440</text:p>
          </table:table-cell>
          <table:table-cell table:style-name="Content" office:value-type="string" calcext:value-type="string">
            <text:p>Jacob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21" calcext:value-type="float">
            <text:p>-11.21</text:p>
          </table:table-cell>
          <table:table-cell table:style-name="Content" office:value-type="float" office:value="-40.47" calcext:value-type="float">
            <text:p>-40.47</text:p>
          </table:table-cell>
          <table:table-cell table:style-name="Content" office:value-type="float" office:value="453" calcext:value-type="float">
            <text:p>453</text:p>
          </table:table-cell>
        </table:table-row>
        <table:table-row table:style-name="ro4">
          <table:table-cell table:style-name="ce40" office:value-type="string" calcext:value-type="string">
            <text:p>A441</text:p>
          </table:table-cell>
          <table:table-cell table:style-name="Content" office:value-type="string" calcext:value-type="string">
            <text:p>441</text:p>
          </table:table-cell>
          <table:table-cell table:style-name="Content" office:value-type="string" calcext:value-type="string">
            <text:p>Serr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66" calcext:value-type="float">
            <text:p>-11.66</text:p>
          </table:table-cell>
          <table:table-cell table:style-name="Content" office:value-type="float" office:value="-39.02" calcext:value-type="float">
            <text:p>-39.02</text:p>
          </table:table-cell>
          <table:table-cell table:style-name="Content" office:value-type="float" office:value="339" calcext:value-type="float">
            <text:p>339</text:p>
          </table:table-cell>
        </table:table-row>
        <table:table-row table:style-name="ro4">
          <table:table-cell table:style-name="ce40" office:value-type="string" calcext:value-type="string">
            <text:p>A442</text:p>
          </table:table-cell>
          <table:table-cell table:style-name="Content" office:value-type="string" calcext:value-type="string">
            <text:p>442</text:p>
          </table:table-cell>
          <table:table-cell table:style-name="Content" office:value-type="string" calcext:value-type="string">
            <text:p>E Da Cu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54" calcext:value-type="float">
            <text:p>-10.54</text:p>
          </table:table-cell>
          <table:table-cell table:style-name="Content" office:value-type="float" office:value="-39" calcext:value-type="float">
            <text:p>-39</text:p>
          </table:table-cell>
          <table:table-cell table:style-name="Content" office:value-type="float" office:value="432" calcext:value-type="float">
            <text:p>432</text:p>
          </table:table-cell>
        </table:table-row>
        <table:table-row table:style-name="ro4">
          <table:table-cell table:style-name="ce40" office:value-type="string" calcext:value-type="string">
            <text:p>A443</text:p>
          </table:table-cell>
          <table:table-cell table:style-name="Content" office:value-type="string" calcext:value-type="string">
            <text:p>443</text:p>
          </table:table-cell>
          <table:table-cell table:style-name="Content" office:value-type="string" calcext:value-type="string">
            <text:p>Deufin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46" calcext:value-type="float">
            <text:p>-10.46</text:p>
          </table:table-cell>
          <table:table-cell table:style-name="Content" office:value-type="float" office:value="-41.21" calcext:value-type="float">
            <text:p>-41.21</text:p>
          </table:table-cell>
          <table:table-cell table:style-name="Content" office:value-type="float" office:value="637" calcext:value-type="float">
            <text:p>637</text:p>
          </table:table-cell>
        </table:table-row>
        <table:table-row table:style-name="ro4">
          <table:table-cell table:style-name="ce40" office:value-type="string" calcext:value-type="string">
            <text:p>A444</text:p>
          </table:table-cell>
          <table:table-cell table:style-name="Content" office:value-type="string" calcext:value-type="string">
            <text:p>444</text:p>
          </table:table-cell>
          <table:table-cell table:style-name="Content" office:value-type="string" calcext:value-type="string">
            <text:p>Valenç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33" calcext:value-type="float">
            <text:p>-13.33</text:p>
          </table:table-cell>
          <table:table-cell table:style-name="Content" office:value-type="float" office:value="-39.12" calcext:value-type="float">
            <text:p>-39.12</text:p>
          </table:table-cell>
          <table:table-cell table:style-name="Content" office:value-type="float" office:value="105" calcext:value-type="float">
            <text:p>105</text:p>
          </table:table-cell>
        </table:table-row>
        <table:table-row table:style-name="ro4">
          <table:table-cell table:style-name="ce40" office:value-type="string" calcext:value-type="string">
            <text:p>A445</text:p>
          </table:table-cell>
          <table:table-cell table:style-name="Content" office:value-type="string" calcext:value-type="string">
            <text:p>445</text:p>
          </table:table-cell>
          <table:table-cell table:style-name="Content" office:value-type="string" calcext:value-type="string">
            <text:p>Ipi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17" calcext:value-type="float">
            <text:p>-14.17</text:p>
          </table:table-cell>
          <table:table-cell table:style-name="Content" office:value-type="float" office:value="-39.69" calcext:value-type="float">
            <text:p>-39.69</text:p>
          </table:table-cell>
          <table:table-cell table:style-name="Content" office:value-type="float" office:value="125" calcext:value-type="float">
            <text:p>125</text:p>
          </table:table-cell>
        </table:table-row>
        <table:table-row table:style-name="ro4">
          <table:table-cell table:style-name="ce40" office:value-type="string" calcext:value-type="string">
            <text:p>A446</text:p>
          </table:table-cell>
          <table:table-cell table:style-name="Content" office:value-type="string" calcext:value-type="string">
            <text:p>446</text:p>
          </table:table-cell>
          <table:table-cell table:style-name="Content" office:value-type="string" calcext:value-type="string">
            <text:p>Itape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5.24" calcext:value-type="float">
            <text:p>-15.24</text:p>
          </table:table-cell>
          <table:table-cell table:style-name="Content" office:value-type="float" office:value="-40.23" calcext:value-type="float">
            <text:p>-40.23</text:p>
          </table:table-cell>
          <table:table-cell table:style-name="Content" office:value-type="float" office:value="269" calcext:value-type="float">
            <text:p>269</text:p>
          </table:table-cell>
        </table:table-row>
        <table:table-row table:style-name="ro4">
          <table:table-cell table:style-name="ce40" office:value-type="string" calcext:value-type="string">
            <text:p>A447</text:p>
          </table:table-cell>
          <table:table-cell table:style-name="Content" office:value-type="string" calcext:value-type="string">
            <text:p>447</text:p>
          </table:table-cell>
          <table:table-cell table:style-name="Content" office:value-type="string" calcext:value-type="string">
            <text:p>Belmo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6.09" calcext:value-type="float">
            <text:p>-16.09</text:p>
          </table:table-cell>
          <table:table-cell table:style-name="Content" office:value-type="float" office:value="-39.22" calcext:value-type="float">
            <text:p>-39.22</text:p>
          </table:table-cell>
          <table:table-cell table:style-name="Content" office:value-type="float" office:value="88" calcext:value-type="float">
            <text:p>88</text:p>
          </table:table-cell>
        </table:table-row>
        <table:table-row table:style-name="ro4">
          <table:table-cell table:style-name="ce40" office:value-type="string" calcext:value-type="string">
            <text:p>A501</text:p>
          </table:table-cell>
          <table:table-cell table:style-name="Content" office:value-type="string" calcext:value-type="string">
            <text:p>501</text:p>
          </table:table-cell>
          <table:table-cell table:style-name="Content" office:value-type="string" calcext:value-type="string">
            <text:p>Belo Horizonte - Cercad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62" calcext:value-type="float">
            <text:p>-20.62</text:p>
          </table:table-cell>
          <table:table-cell table:style-name="Content" office:value-type="float" office:value="-44.58" calcext:value-type="float">
            <text:p>-44.58</text:p>
          </table:table-cell>
          <table:table-cell table:style-name="Content" office:value-type="float" office:value="1214" calcext:value-type="float">
            <text:p>1214</text:p>
          </table:table-cell>
        </table:table-row>
        <table:table-row table:style-name="ro4">
          <table:table-cell table:style-name="ce40" office:value-type="string" calcext:value-type="string">
            <text:p>A502</text:p>
          </table:table-cell>
          <table:table-cell table:style-name="Content" office:value-type="string" calcext:value-type="string">
            <text:p>502</text:p>
          </table:table-cell>
          <table:table-cell table:style-name="Content" office:value-type="string" calcext:value-type="string">
            <text:p>Barbace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22" calcext:value-type="float">
            <text:p>-21.22</text:p>
          </table:table-cell>
          <table:table-cell table:style-name="Content" office:value-type="float" office:value="-43.77" calcext:value-type="float">
            <text:p>-43.77</text:p>
          </table:table-cell>
          <table:table-cell table:style-name="Content" office:value-type="float" office:value="1155" calcext:value-type="float">
            <text:p>1155</text:p>
          </table:table-cell>
        </table:table-row>
        <table:table-row table:style-name="ro4">
          <table:table-cell table:style-name="ce40" office:value-type="string" calcext:value-type="string">
            <text:p>A505</text:p>
          </table:table-cell>
          <table:table-cell table:style-name="Content" office:value-type="string" calcext:value-type="string">
            <text:p>505</text:p>
          </table:table-cell>
          <table:table-cell table:style-name="Content" office:value-type="string" calcext:value-type="string">
            <text:p>Arax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6" calcext:value-type="float">
            <text:p>-19.6</text:p>
          </table:table-cell>
          <table:table-cell table:style-name="Content" office:value-type="float" office:value="-46.93" calcext:value-type="float">
            <text:p>-46.93</text:p>
          </table:table-cell>
          <table:table-cell table:style-name="Content" office:value-type="float" office:value="1020" calcext:value-type="float">
            <text:p>1020</text:p>
          </table:table-cell>
        </table:table-row>
        <table:table-row table:style-name="ro4">
          <table:table-cell table:style-name="ce40" office:value-type="string" calcext:value-type="string">
            <text:p>A506</text:p>
          </table:table-cell>
          <table:table-cell table:style-name="Content" office:value-type="string" calcext:value-type="string">
            <text:p>506</text:p>
          </table:table-cell>
          <table:table-cell table:style-name="Content" office:value-type="string" calcext:value-type="string">
            <text:p>Montes Clar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72" calcext:value-type="float">
            <text:p>-16.72</text:p>
          </table:table-cell>
          <table:table-cell table:style-name="Content" office:value-type="float" office:value="-43.87" calcext:value-type="float">
            <text:p>-43.87</text:p>
          </table:table-cell>
          <table:table-cell table:style-name="Content" office:value-type="float" office:value="646" calcext:value-type="float">
            <text:p>646</text:p>
          </table:table-cell>
        </table:table-row>
        <table:table-row table:style-name="ro4">
          <table:table-cell table:style-name="ce40" office:value-type="string" calcext:value-type="string">
            <text:p>A507</text:p>
          </table:table-cell>
          <table:table-cell table:style-name="Content" office:value-type="string" calcext:value-type="string">
            <text:p>507</text:p>
          </table:table-cell>
          <table:table-cell table:style-name="Content" office:value-type="string" calcext:value-type="string">
            <text:p>Uberlâ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92" calcext:value-type="float">
            <text:p>-18.92</text:p>
          </table:table-cell>
          <table:table-cell table:style-name="Content" office:value-type="float" office:value="-48.25" calcext:value-type="float">
            <text:p>-48.25</text:p>
          </table:table-cell>
          <table:table-cell table:style-name="Content" office:value-type="float" office:value="869" calcext:value-type="float">
            <text:p>869</text:p>
          </table:table-cell>
        </table:table-row>
        <table:table-row table:style-name="ro4">
          <table:table-cell table:style-name="ce40" office:value-type="string" calcext:value-type="string">
            <text:p>A508</text:p>
          </table:table-cell>
          <table:table-cell table:style-name="Content" office:value-type="string" calcext:value-type="string">
            <text:p>508</text:p>
          </table:table-cell>
          <table:table-cell table:style-name="Content" office:value-type="string" calcext:value-type="string">
            <text:p>Almen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27" calcext:value-type="float">
            <text:p>-16.27</text:p>
          </table:table-cell>
          <table:table-cell table:style-name="Content" office:value-type="float" office:value="-40.67" calcext:value-type="float">
            <text:p>-40.67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4">
          <table:table-cell table:style-name="ce40" office:value-type="string" calcext:value-type="string">
            <text:p>A509</text:p>
          </table:table-cell>
          <table:table-cell table:style-name="Content" office:value-type="string" calcext:value-type="string">
            <text:p>509</text:p>
          </table:table-cell>
          <table:table-cell table:style-name="Content" office:value-type="string" calcext:value-type="string">
            <text:p>Monte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46.03" calcext:value-type="float">
            <text:p>-46.03</text:p>
          </table:table-cell>
          <table:table-cell table:style-name="Content" office:value-type="float" office:value="1500" calcext:value-type="float">
            <text:p>1500</text:p>
          </table:table-cell>
        </table:table-row>
        <table:table-row table:style-name="ro4">
          <table:table-cell table:style-name="ce40" office:value-type="string" calcext:value-type="string">
            <text:p>A510</text:p>
          </table:table-cell>
          <table:table-cell table:style-name="Content" office:value-type="string" calcext:value-type="string">
            <text:p>510</text:p>
          </table:table-cell>
          <table:table-cell table:style-name="Content" office:value-type="string" calcext:value-type="string">
            <text:p>Viç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77" calcext:value-type="float">
            <text:p>-20.77</text:p>
          </table:table-cell>
          <table:table-cell table:style-name="Content" office:value-type="float" office:value="-42.87" calcext:value-type="float">
            <text:p>-42.87</text:p>
          </table:table-cell>
          <table:table-cell table:style-name="Content" office:value-type="float" office:value="712" calcext:value-type="float">
            <text:p>712</text:p>
          </table:table-cell>
        </table:table-row>
        <table:table-row table:style-name="ro4">
          <table:table-cell table:style-name="ce40" office:value-type="string" calcext:value-type="string">
            <text:p>A511</text:p>
          </table:table-cell>
          <table:table-cell table:style-name="Content" office:value-type="string" calcext:value-type="string">
            <text:p>511</text:p>
          </table:table-cell>
          <table:table-cell table:style-name="Content" office:value-type="string" calcext:value-type="string">
            <text:p>Timóte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57" calcext:value-type="float">
            <text:p>-19.57</text:p>
          </table:table-cell>
          <table:table-cell table:style-name="Content" office:value-type="float" office:value="-42.63" calcext:value-type="float">
            <text:p>-42.63</text:p>
          </table:table-cell>
          <table:table-cell table:style-name="Content" office:value-type="float" office:value="333" calcext:value-type="float">
            <text:p>333</text:p>
          </table:table-cell>
        </table:table-row>
        <table:table-row table:style-name="ro4">
          <table:table-cell table:style-name="ce40" office:value-type="string" calcext:value-type="string">
            <text:p>A512</text:p>
          </table:table-cell>
          <table:table-cell table:style-name="Content" office:value-type="string" calcext:value-type="string">
            <text:p>512</text:p>
          </table:table-cell>
          <table:table-cell table:style-name="Content" office:value-type="string" calcext:value-type="string">
            <text:p>Ituiut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95" calcext:value-type="float">
            <text:p>-18.95</text:p>
          </table:table-cell>
          <table:table-cell table:style-name="Content" office:value-type="float" office:value="-49.5" calcext:value-type="float">
            <text:p>-49.5</text:p>
          </table:table-cell>
          <table:table-cell table:style-name="Content" office:value-type="float" office:value="560" calcext:value-type="float">
            <text:p>560</text:p>
          </table:table-cell>
        </table:table-row>
        <table:table-row table:style-name="ro4">
          <table:table-cell table:style-name="ce40" office:value-type="string" calcext:value-type="string">
            <text:p>A513</text:p>
          </table:table-cell>
          <table:table-cell table:style-name="Content" office:value-type="string" calcext:value-type="string">
            <text:p>513</text:p>
          </table:table-cell>
          <table:table-cell table:style-name="Content" office:value-type="string" calcext:value-type="string">
            <text:p>Ouro Branc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52" calcext:value-type="float">
            <text:p>-20.52</text:p>
          </table:table-cell>
          <table:table-cell table:style-name="Content" office:value-type="float" office:value="-43.68" calcext:value-type="float">
            <text:p>-43.68</text:p>
          </table:table-cell>
          <table:table-cell table:style-name="Content" office:value-type="float" office:value="1061" calcext:value-type="float">
            <text:p>1061</text:p>
          </table:table-cell>
        </table:table-row>
        <table:table-row table:style-name="ro4">
          <table:table-cell table:style-name="ce40" office:value-type="string" calcext:value-type="string">
            <text:p>A514</text:p>
          </table:table-cell>
          <table:table-cell table:style-name="Content" office:value-type="string" calcext:value-type="string">
            <text:p>514</text:p>
          </table:table-cell>
          <table:table-cell table:style-name="Content" office:value-type="string" calcext:value-type="string">
            <text:p>S.J.Del Re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4.25" calcext:value-type="float">
            <text:p>-44.25</text:p>
          </table:table-cell>
          <table:table-cell table:style-name="Content" office:value-type="float" office:value="991" calcext:value-type="float">
            <text:p>991</text:p>
          </table:table-cell>
        </table:table-row>
        <table:table-row table:style-name="ro4">
          <table:table-cell table:style-name="ce40" office:value-type="string" calcext:value-type="string">
            <text:p>A515</text:p>
          </table:table-cell>
          <table:table-cell table:style-name="Content" office:value-type="string" calcext:value-type="string">
            <text:p>515</text:p>
          </table:table-cell>
          <table:table-cell table:style-name="Content" office:value-type="string" calcext:value-type="string">
            <text:p>Varg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57" calcext:value-type="float">
            <text:p>-21.57</text:p>
          </table:table-cell>
          <table:table-cell table:style-name="Content" office:value-type="float" office:value="-45.4" calcext:value-type="float">
            <text:p>-45.4</text:p>
          </table:table-cell>
          <table:table-cell table:style-name="Content" office:value-type="float" office:value="955" calcext:value-type="float">
            <text:p>955</text:p>
          </table:table-cell>
        </table:table-row>
        <table:table-row table:style-name="ro4">
          <table:table-cell table:style-name="ce40" office:value-type="string" calcext:value-type="string">
            <text:p>A516</text:p>
          </table:table-cell>
          <table:table-cell table:style-name="Content" office:value-type="string" calcext:value-type="string">
            <text:p>516</text:p>
          </table:table-cell>
          <table:table-cell table:style-name="Content" office:value-type="string" calcext:value-type="string">
            <text:p>Pass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73" calcext:value-type="float">
            <text:p>-20.73</text:p>
          </table:table-cell>
          <table:table-cell table:style-name="Content" office:value-type="float" office:value="-46.63" calcext:value-type="float">
            <text:p>-46.63</text:p>
          </table:table-cell>
          <table:table-cell table:style-name="Content" office:value-type="float" office:value="784" calcext:value-type="float">
            <text:p>784</text:p>
          </table:table-cell>
        </table:table-row>
        <table:table-row table:style-name="ro4">
          <table:table-cell table:style-name="ce40" office:value-type="string" calcext:value-type="string">
            <text:p>A517</text:p>
          </table:table-cell>
          <table:table-cell table:style-name="Content" office:value-type="string" calcext:value-type="string">
            <text:p>517</text:p>
          </table:table-cell>
          <table:table-cell table:style-name="Content" office:value-type="string" calcext:value-type="string">
            <text:p>Muria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2.38" calcext:value-type="float">
            <text:p>-42.38</text:p>
          </table:table-cell>
          <table:table-cell table:style-name="Content" office:value-type="float" office:value="297" calcext:value-type="float">
            <text:p>297</text:p>
          </table:table-cell>
        </table:table-row>
        <table:table-row table:style-name="ro4">
          <table:table-cell table:style-name="ce40" office:value-type="string" calcext:value-type="string">
            <text:p>A518</text:p>
          </table:table-cell>
          <table:table-cell table:style-name="Content" office:value-type="string" calcext:value-type="string">
            <text:p>518</text:p>
          </table:table-cell>
          <table:table-cell table:style-name="Content" office:value-type="string" calcext:value-type="string">
            <text:p>Juíz De F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43.35" calcext:value-type="float">
            <text:p>-43.35</text:p>
          </table:table-cell>
          <table:table-cell table:style-name="Content" office:value-type="float" office:value="950" calcext:value-type="float">
            <text:p>950</text:p>
          </table:table-cell>
        </table:table-row>
        <table:table-row table:style-name="ro4">
          <table:table-cell table:style-name="ce40" office:value-type="string" calcext:value-type="string">
            <text:p>A519</text:p>
          </table:table-cell>
          <table:table-cell table:style-name="Content" office:value-type="string" calcext:value-type="string">
            <text:p>519</text:p>
          </table:table-cell>
          <table:table-cell table:style-name="Content" office:value-type="string" calcext:value-type="string">
            <text:p>Campina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53" calcext:value-type="float">
            <text:p>-19.53</text:p>
          </table:table-cell>
          <table:table-cell table:style-name="Content" office:value-type="float" office:value="-49.53" calcext:value-type="float">
            <text:p>-49.53</text:p>
          </table:table-cell>
          <table:table-cell table:style-name="Content" office:value-type="float" office:value="555" calcext:value-type="float">
            <text:p>555</text:p>
          </table:table-cell>
        </table:table-row>
        <table:table-row table:style-name="ro4">
          <table:table-cell table:style-name="ce40" office:value-type="string" calcext:value-type="string">
            <text:p>A520</text:p>
          </table:table-cell>
          <table:table-cell table:style-name="Content" office:value-type="string" calcext:value-type="string">
            <text:p>520</text:p>
          </table:table-cell>
          <table:table-cell table:style-name="Content" office:value-type="string" calcext:value-type="string">
            <text:p>Conc. Das Alago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98" calcext:value-type="float">
            <text:p>-19.98</text:p>
          </table:table-cell>
          <table:table-cell table:style-name="Content" office:value-type="float" office:value="-48.15" calcext:value-type="float">
            <text:p>-48.15</text:p>
          </table:table-cell>
          <table:table-cell table:style-name="Content" office:value-type="float" office:value="568" calcext:value-type="float">
            <text:p>568</text:p>
          </table:table-cell>
        </table:table-row>
        <table:table-row table:style-name="ro4">
          <table:table-cell table:style-name="ce40" office:value-type="string" calcext:value-type="string">
            <text:p>A521</text:p>
          </table:table-cell>
          <table:table-cell table:style-name="Content" office:value-type="string" calcext:value-type="string">
            <text:p>521</text:p>
          </table:table-cell>
          <table:table-cell table:style-name="Content" office:value-type="string" calcext:value-type="string">
            <text:p>Belo Hor. (Pampulh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3.97" calcext:value-type="float">
            <text:p>-43.97</text:p>
          </table:table-cell>
          <table:table-cell table:style-name="Content" office:value-type="float" office:value="869" calcext:value-type="float">
            <text:p>869</text:p>
          </table:table-cell>
        </table:table-row>
        <table:table-row table:style-name="ro4">
          <table:table-cell table:style-name="ce40" office:value-type="string" calcext:value-type="string">
            <text:p>A522</text:p>
          </table:table-cell>
          <table:table-cell table:style-name="Content" office:value-type="string" calcext:value-type="string">
            <text:p>522</text:p>
          </table:table-cell>
          <table:table-cell table:style-name="Content" office:value-type="string" calcext:value-type="string">
            <text:p>Serra Dos Aimo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40.25" calcext:value-type="float">
            <text:p>-40.25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4">
          <table:table-cell table:style-name="ce40" office:value-type="string" calcext:value-type="string">
            <text:p>A523</text:p>
          </table:table-cell>
          <table:table-cell table:style-name="Content" office:value-type="string" calcext:value-type="string">
            <text:p>523</text:p>
          </table:table-cell>
          <table:table-cell table:style-name="Content" office:value-type="string" calcext:value-type="string">
            <text:p>Patrocín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" calcext:value-type="float">
            <text:p>-19</text:p>
          </table:table-cell>
          <table:table-cell table:style-name="Content" office:value-type="float" office:value="-46.97" calcext:value-type="float">
            <text:p>-46.97</text:p>
          </table:table-cell>
          <table:table-cell table:style-name="Content" office:value-type="float" office:value="976" calcext:value-type="float">
            <text:p>976</text:p>
          </table:table-cell>
        </table:table-row>
        <table:table-row table:style-name="ro4">
          <table:table-cell table:style-name="ce40" office:value-type="string" calcext:value-type="string">
            <text:p>A524</text:p>
          </table:table-cell>
          <table:table-cell table:style-name="Content" office:value-type="string" calcext:value-type="string">
            <text:p>524</text:p>
          </table:table-cell>
          <table:table-cell table:style-name="Content" office:value-type="string" calcext:value-type="string">
            <text:p>Formi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45" calcext:value-type="float">
            <text:p>-20.45</text:p>
          </table:table-cell>
          <table:table-cell table:style-name="Content" office:value-type="float" office:value="-45.45" calcext:value-type="float">
            <text:p>-45.45</text:p>
          </table:table-cell>
          <table:table-cell table:style-name="Content" office:value-type="float" office:value="873" calcext:value-type="float">
            <text:p>873</text:p>
          </table:table-cell>
        </table:table-row>
        <table:table-row table:style-name="ro4">
          <table:table-cell table:style-name="ce40" office:value-type="string" calcext:value-type="string">
            <text:p>A525</text:p>
          </table:table-cell>
          <table:table-cell table:style-name="Content" office:value-type="string" calcext:value-type="string">
            <text:p>525</text:p>
          </table:table-cell>
          <table:table-cell table:style-name="Content" office:value-type="string" calcext:value-type="string">
            <text:p>Sacramen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7.43" calcext:value-type="float">
            <text:p>-47.43</text:p>
          </table:table-cell>
          <table:table-cell table:style-name="Content" office:value-type="float" office:value="912" calcext:value-type="float">
            <text:p>912</text:p>
          </table:table-cell>
        </table:table-row>
        <table:table-row table:style-name="ro4">
          <table:table-cell table:style-name="ce40" office:value-type="string" calcext:value-type="string">
            <text:p>A526</text:p>
          </table:table-cell>
          <table:table-cell table:style-name="Content" office:value-type="string" calcext:value-type="string">
            <text:p>526</text:p>
          </table:table-cell>
          <table:table-cell table:style-name="Content" office:value-type="string" calcext:value-type="string">
            <text:p>Montalv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4.4" calcext:value-type="float">
            <text:p>-14.4</text:p>
          </table:table-cell>
          <table:table-cell table:style-name="Content" office:value-type="float" office:value="-44.35" calcext:value-type="float">
            <text:p>-44.35</text:p>
          </table:table-cell>
          <table:table-cell table:style-name="Content" office:value-type="float" office:value="512" calcext:value-type="float">
            <text:p>512</text:p>
          </table:table-cell>
        </table:table-row>
        <table:table-row table:style-name="ro4">
          <table:table-cell table:style-name="ce40" office:value-type="string" calcext:value-type="string">
            <text:p>A527</text:p>
          </table:table-cell>
          <table:table-cell table:style-name="Content" office:value-type="string" calcext:value-type="string">
            <text:p>527</text:p>
          </table:table-cell>
          <table:table-cell table:style-name="Content" office:value-type="string" calcext:value-type="string">
            <text:p>Teófilo Oton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9" calcext:value-type="float">
            <text:p>-17.9</text:p>
          </table:table-cell>
          <table:table-cell table:style-name="Content" office:value-type="float" office:value="-41.52" calcext:value-type="float">
            <text:p>-41.52</text:p>
          </table:table-cell>
          <table:table-cell table:style-name="Content" office:value-type="float" office:value="475" calcext:value-type="float">
            <text:p>475</text:p>
          </table:table-cell>
        </table:table-row>
        <table:table-row table:style-name="ro4">
          <table:table-cell table:style-name="ce40" office:value-type="string" calcext:value-type="string">
            <text:p>A528</text:p>
          </table:table-cell>
          <table:table-cell table:style-name="Content" office:value-type="string" calcext:value-type="string">
            <text:p>528</text:p>
          </table:table-cell>
          <table:table-cell table:style-name="Content" office:value-type="string" calcext:value-type="string">
            <text:p>Três Mar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2" calcext:value-type="float">
            <text:p>-18.2</text:p>
          </table:table-cell>
          <table:table-cell table:style-name="Content" office:value-type="float" office:value="-45.47" calcext:value-type="float">
            <text:p>-45.47</text:p>
          </table:table-cell>
          <table:table-cell table:style-name="Content" office:value-type="float" office:value="921" calcext:value-type="float">
            <text:p>921</text:p>
          </table:table-cell>
        </table:table-row>
        <table:table-row table:style-name="ro4">
          <table:table-cell table:style-name="ce40" office:value-type="string" calcext:value-type="string">
            <text:p>A529</text:p>
          </table:table-cell>
          <table:table-cell table:style-name="Content" office:value-type="string" calcext:value-type="string">
            <text:p>529</text:p>
          </table:table-cell>
          <table:table-cell table:style-name="Content" office:value-type="string" calcext:value-type="string">
            <text:p>Passa Quat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38" calcext:value-type="float">
            <text:p>-22.38</text:p>
          </table:table-cell>
          <table:table-cell table:style-name="Content" office:value-type="float" office:value="-44.95" calcext:value-type="float">
            <text:p>-44.95</text:p>
          </table:table-cell>
          <table:table-cell table:style-name="Content" office:value-type="float" office:value="1040" calcext:value-type="float">
            <text:p>1040</text:p>
          </table:table-cell>
        </table:table-row>
        <table:table-row table:style-name="ro4">
          <table:table-cell table:style-name="ce40" office:value-type="string" calcext:value-type="string">
            <text:p>A530</text:p>
          </table:table-cell>
          <table:table-cell table:style-name="Content" office:value-type="string" calcext:value-type="string">
            <text:p>530</text:p>
          </table:table-cell>
          <table:table-cell table:style-name="Content" office:value-type="string" calcext:value-type="string">
            <text:p>Cal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92" calcext:value-type="float">
            <text:p>-21.92</text:p>
          </table:table-cell>
          <table:table-cell table:style-name="Content" office:value-type="float" office:value="-46.37" calcext:value-type="float">
            <text:p>-46.37</text:p>
          </table:table-cell>
          <table:table-cell table:style-name="Content" office:value-type="float" office:value="1150" calcext:value-type="float">
            <text:p>1150</text:p>
          </table:table-cell>
        </table:table-row>
        <table:table-row table:style-name="ro4">
          <table:table-cell table:style-name="ce40" office:value-type="string" calcext:value-type="string">
            <text:p>A531</text:p>
          </table:table-cell>
          <table:table-cell table:style-name="Content" office:value-type="string" calcext:value-type="string">
            <text:p>531</text:p>
          </table:table-cell>
          <table:table-cell table:style-name="Content" office:value-type="string" calcext:value-type="string">
            <text:p>Maria Da F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45.37" calcext:value-type="float">
            <text:p>-45.37</text:p>
          </table:table-cell>
          <table:table-cell table:style-name="Content" office:value-type="float" office:value="1276" calcext:value-type="float">
            <text:p>1276</text:p>
          </table:table-cell>
        </table:table-row>
        <table:table-row table:style-name="ro4">
          <table:table-cell table:style-name="ce40" office:value-type="string" calcext:value-type="string">
            <text:p>A532</text:p>
          </table:table-cell>
          <table:table-cell table:style-name="Content" office:value-type="string" calcext:value-type="string">
            <text:p>532</text:p>
          </table:table-cell>
          <table:table-cell table:style-name="Content" office:value-type="string" calcext:value-type="string">
            <text:p>Governador Valad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8" calcext:value-type="float">
            <text:p>-18.78</text:p>
          </table:table-cell>
          <table:table-cell table:style-name="Content" office:value-type="float" office:value="-41.98" calcext:value-type="float">
            <text:p>-41.98</text:p>
          </table:table-cell>
          <table:table-cell table:style-name="Content" office:value-type="float" office:value="263" calcext:value-type="float">
            <text:p>263</text:p>
          </table:table-cell>
        </table:table-row>
        <table:table-row table:style-name="ro4">
          <table:table-cell table:style-name="ce40" office:value-type="string" calcext:value-type="string">
            <text:p>A533</text:p>
          </table:table-cell>
          <table:table-cell table:style-name="Content" office:value-type="string" calcext:value-type="string">
            <text:p>533</text:p>
          </table:table-cell>
          <table:table-cell table:style-name="Content" office:value-type="string" calcext:value-type="string">
            <text:p>Guanhã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8" calcext:value-type="float">
            <text:p>-18.78</text:p>
          </table:table-cell>
          <table:table-cell table:style-name="Content" office:value-type="float" office:value="-42.93" calcext:value-type="float">
            <text:p>-42.93</text:p>
          </table:table-cell>
          <table:table-cell table:style-name="Content" office:value-type="float" office:value="860" calcext:value-type="float">
            <text:p>860</text:p>
          </table:table-cell>
        </table:table-row>
        <table:table-row table:style-name="ro4">
          <table:table-cell table:style-name="ce40" office:value-type="string" calcext:value-type="string">
            <text:p>A534</text:p>
          </table:table-cell>
          <table:table-cell table:style-name="Content" office:value-type="string" calcext:value-type="string">
            <text:p>534</text:p>
          </table:table-cell>
          <table:table-cell table:style-name="Content" office:value-type="string" calcext:value-type="string">
            <text:p>Aimo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47" calcext:value-type="float">
            <text:p>-19.47</text:p>
          </table:table-cell>
          <table:table-cell table:style-name="Content" office:value-type="float" office:value="-41.05" calcext:value-type="float">
            <text:p>-41.05</text:p>
          </table:table-cell>
          <table:table-cell table:style-name="Content" office:value-type="float" office:value="83" calcext:value-type="float">
            <text:p>83</text:p>
          </table:table-cell>
        </table:table-row>
        <table:table-row table:style-name="ro4">
          <table:table-cell table:style-name="ce40" office:value-type="string" calcext:value-type="string">
            <text:p>A535</text:p>
          </table:table-cell>
          <table:table-cell table:style-name="Content" office:value-type="string" calcext:value-type="string">
            <text:p>535</text:p>
          </table:table-cell>
          <table:table-cell table:style-name="Content" office:value-type="string" calcext:value-type="string">
            <text:p>Florest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4.42" calcext:value-type="float">
            <text:p>-44.42</text:p>
          </table:table-cell>
          <table:table-cell table:style-name="Content" office:value-type="float" office:value="742" calcext:value-type="float">
            <text:p>742</text:p>
          </table:table-cell>
        </table:table-row>
        <table:table-row table:style-name="ro4">
          <table:table-cell table:style-name="ce40" office:value-type="string" calcext:value-type="string">
            <text:p>A536</text:p>
          </table:table-cell>
          <table:table-cell table:style-name="Content" office:value-type="string" calcext:value-type="string">
            <text:p>536</text:p>
          </table:table-cell>
          <table:table-cell table:style-name="Content" office:value-type="string" calcext:value-type="string">
            <text:p>Dores Do Indai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47" calcext:value-type="float">
            <text:p>-19.47</text:p>
          </table:table-cell>
          <table:table-cell table:style-name="Content" office:value-type="float" office:value="-45.58" calcext:value-type="float">
            <text:p>-45.58</text:p>
          </table:table-cell>
          <table:table-cell table:style-name="Content" office:value-type="float" office:value="722" calcext:value-type="float">
            <text:p>722</text:p>
          </table:table-cell>
        </table:table-row>
        <table:table-row table:style-name="ro4">
          <table:table-cell table:style-name="ce40" office:value-type="string" calcext:value-type="string">
            <text:p>A537</text:p>
          </table:table-cell>
          <table:table-cell table:style-name="Content" office:value-type="string" calcext:value-type="string">
            <text:p>537</text:p>
          </table:table-cell>
          <table:table-cell table:style-name="Content" office:value-type="string" calcext:value-type="string">
            <text:p>Diama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22" calcext:value-type="float">
            <text:p>-18.22</text:p>
          </table:table-cell>
          <table:table-cell table:style-name="Content" office:value-type="float" office:value="-43.63" calcext:value-type="float">
            <text:p>-43.63</text:p>
          </table:table-cell>
          <table:table-cell table:style-name="Content" office:value-type="float" office:value="1356" calcext:value-type="float">
            <text:p>1356</text:p>
          </table:table-cell>
        </table:table-row>
        <table:table-row table:style-name="ro4">
          <table:table-cell table:style-name="ce40" office:value-type="string" calcext:value-type="string">
            <text:p>A538</text:p>
          </table:table-cell>
          <table:table-cell table:style-name="Content" office:value-type="string" calcext:value-type="string">
            <text:p>538</text:p>
          </table:table-cell>
          <table:table-cell table:style-name="Content" office:value-type="string" calcext:value-type="string">
            <text:p>Curve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3" calcext:value-type="float">
            <text:p>-18.73</text:p>
          </table:table-cell>
          <table:table-cell table:style-name="Content" office:value-type="float" office:value="-44.45" calcext:value-type="float">
            <text:p>-44.45</text:p>
          </table:table-cell>
          <table:table-cell table:style-name="Content" office:value-type="float" office:value="670" calcext:value-type="float">
            <text:p>670</text:p>
          </table:table-cell>
        </table:table-row>
        <table:table-row table:style-name="ro4">
          <table:table-cell table:style-name="ce40" office:value-type="string" calcext:value-type="string">
            <text:p>A539</text:p>
          </table:table-cell>
          <table:table-cell table:style-name="Content" office:value-type="string" calcext:value-type="string">
            <text:p>539</text:p>
          </table:table-cell>
          <table:table-cell table:style-name="Content" office:value-type="string" calcext:value-type="string">
            <text:p>Mocamb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08" calcext:value-type="float">
            <text:p>-15.08</text:p>
          </table:table-cell>
          <table:table-cell table:style-name="Content" office:value-type="float" office:value="-44" calcext:value-type="float">
            <text:p>-44</text:p>
          </table:table-cell>
          <table:table-cell table:style-name="Content" office:value-type="float" office:value="460" calcext:value-type="float">
            <text:p>460</text:p>
          </table:table-cell>
        </table:table-row>
        <table:table-row table:style-name="ro4">
          <table:table-cell table:style-name="ce40" office:value-type="string" calcext:value-type="string">
            <text:p>A540</text:p>
          </table:table-cell>
          <table:table-cell table:style-name="Content" office:value-type="string" calcext:value-type="string">
            <text:p>540</text:p>
          </table:table-cell>
          <table:table-cell table:style-name="Content" office:value-type="string" calcext:value-type="string">
            <text:p>Mante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8" calcext:value-type="float">
            <text:p>-18.8</text:p>
          </table:table-cell>
          <table:table-cell table:style-name="Content" office:value-type="float" office:value="-40.93" calcext:value-type="float">
            <text:p>-40.93</text:p>
          </table:table-cell>
          <table:table-cell table:style-name="Content" office:value-type="float" office:value="213" calcext:value-type="float">
            <text:p>213</text:p>
          </table:table-cell>
        </table:table-row>
        <table:table-row table:style-name="ro4">
          <table:table-cell table:style-name="ce40" office:value-type="string" calcext:value-type="string">
            <text:p>A541</text:p>
          </table:table-cell>
          <table:table-cell table:style-name="Content" office:value-type="string" calcext:value-type="string">
            <text:p>541</text:p>
          </table:table-cell>
          <table:table-cell table:style-name="Content" office:value-type="string" calcext:value-type="string">
            <text:p>Capel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7" calcext:value-type="float">
            <text:p>-17.7</text:p>
          </table:table-cell>
          <table:table-cell table:style-name="Content" office:value-type="float" office:value="-42.38" calcext:value-type="float">
            <text:p>-42.38</text:p>
          </table:table-cell>
          <table:table-cell table:style-name="Content" office:value-type="float" office:value="932" calcext:value-type="float">
            <text:p>932</text:p>
          </table:table-cell>
        </table:table-row>
        <table:table-row table:style-name="ro4">
          <table:table-cell table:style-name="ce40" office:value-type="string" calcext:value-type="string">
            <text:p>A542</text:p>
          </table:table-cell>
          <table:table-cell table:style-name="Content" office:value-type="string" calcext:value-type="string">
            <text:p>542</text:p>
          </table:table-cell>
          <table:table-cell table:style-name="Content" office:value-type="string" calcext:value-type="string">
            <text:p>Un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6.87" calcext:value-type="float">
            <text:p>-46.87</text:p>
          </table:table-cell>
          <table:table-cell table:style-name="Content" office:value-type="float" office:value="631" calcext:value-type="float">
            <text:p>631</text:p>
          </table:table-cell>
        </table:table-row>
        <table:table-row table:style-name="ro4">
          <table:table-cell table:style-name="ce40" office:value-type="string" calcext:value-type="string">
            <text:p>A543</text:p>
          </table:table-cell>
          <table:table-cell table:style-name="Content" office:value-type="string" calcext:value-type="string">
            <text:p>543</text:p>
          </table:table-cell>
          <table:table-cell table:style-name="Content" office:value-type="string" calcext:value-type="string">
            <text:p>Espin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4.9" calcext:value-type="float">
            <text:p>-14.9</text:p>
          </table:table-cell>
          <table:table-cell table:style-name="Content" office:value-type="float" office:value="-42.83" calcext:value-type="float">
            <text:p>-42.83</text:p>
          </table:table-cell>
          <table:table-cell table:style-name="Content" office:value-type="float" office:value="570" calcext:value-type="float">
            <text:p>570</text:p>
          </table:table-cell>
        </table:table-row>
        <table:table-row table:style-name="ro4">
          <table:table-cell table:style-name="ce40" office:value-type="string" calcext:value-type="string">
            <text:p>A544</text:p>
          </table:table-cell>
          <table:table-cell table:style-name="Content" office:value-type="string" calcext:value-type="string">
            <text:p>544</text:p>
          </table:table-cell>
          <table:table-cell table:style-name="Content" office:value-type="string" calcext:value-type="string">
            <text:p>Burit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52" calcext:value-type="float">
            <text:p>-15.52</text:p>
          </table:table-cell>
          <table:table-cell table:style-name="Content" office:value-type="float" office:value="-46.43" calcext:value-type="float">
            <text:p>-46.43</text:p>
          </table:table-cell>
          <table:table-cell table:style-name="Content" office:value-type="float" office:value="894" calcext:value-type="float">
            <text:p>894</text:p>
          </table:table-cell>
        </table:table-row>
        <table:table-row table:style-name="ro4">
          <table:table-cell table:style-name="ce40" office:value-type="string" calcext:value-type="string">
            <text:p>A545</text:p>
          </table:table-cell>
          <table:table-cell table:style-name="Content" office:value-type="string" calcext:value-type="string">
            <text:p>545</text:p>
          </table:table-cell>
          <table:table-cell table:style-name="Content" office:value-type="string" calcext:value-type="string">
            <text:p>Pirap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33" calcext:value-type="float">
            <text:p>-17.33</text:p>
          </table:table-cell>
          <table:table-cell table:style-name="Content" office:value-type="float" office:value="-44.93" calcext:value-type="float">
            <text:p>-44.93</text:p>
          </table:table-cell>
          <table:table-cell table:style-name="Content" office:value-type="float" office:value="503" calcext:value-type="float">
            <text:p>503</text:p>
          </table:table-cell>
        </table:table-row>
        <table:table-row table:style-name="ro4">
          <table:table-cell table:style-name="ce40" office:value-type="string" calcext:value-type="string">
            <text:p>A546</text:p>
          </table:table-cell>
          <table:table-cell table:style-name="Content" office:value-type="string" calcext:value-type="string">
            <text:p>546</text:p>
          </table:table-cell>
          <table:table-cell table:style-name="Content" office:value-type="string" calcext:value-type="string">
            <text:p>Guarda-Mo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47.02" calcext:value-type="float">
            <text:p>-47.02</text:p>
          </table:table-cell>
          <table:table-cell table:style-name="Content" office:value-type="float" office:value="616" calcext:value-type="float">
            <text:p>616</text:p>
          </table:table-cell>
        </table:table-row>
        <table:table-row table:style-name="ro4">
          <table:table-cell table:style-name="ce40" office:value-type="string" calcext:value-type="string">
            <text:p>A547</text:p>
          </table:table-cell>
          <table:table-cell table:style-name="Content" office:value-type="string" calcext:value-type="string">
            <text:p>547</text:p>
          </table:table-cell>
          <table:table-cell table:style-name="Content" office:value-type="string" calcext:value-type="string">
            <text:p>São Rom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37" calcext:value-type="float">
            <text:p>-16.37</text:p>
          </table:table-cell>
          <table:table-cell table:style-name="Content" office:value-type="float" office:value="-45.07" calcext:value-type="float">
            <text:p>-45.07</text:p>
          </table:table-cell>
          <table:table-cell table:style-name="Content" office:value-type="float" office:value="460" calcext:value-type="float">
            <text:p>460</text:p>
          </table:table-cell>
        </table:table-row>
        <table:table-row table:style-name="ro4">
          <table:table-cell table:style-name="ce40" office:value-type="string" calcext:value-type="string">
            <text:p>A548</text:p>
          </table:table-cell>
          <table:table-cell table:style-name="Content" office:value-type="string" calcext:value-type="string">
            <text:p>548</text:p>
          </table:table-cell>
          <table:table-cell table:style-name="Content" office:value-type="string" calcext:value-type="string">
            <text:p>Chapada Gaúc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3" calcext:value-type="float">
            <text:p>-15.3</text:p>
          </table:table-cell>
          <table:table-cell table:style-name="Content" office:value-type="float" office:value="-45.62" calcext:value-type="float">
            <text:p>-45.62</text:p>
          </table:table-cell>
          <table:table-cell table:style-name="Content" office:value-type="float" office:value="880" calcext:value-type="float">
            <text:p>880</text:p>
          </table:table-cell>
        </table:table-row>
        <table:table-row table:style-name="ro4">
          <table:table-cell table:style-name="ce40" office:value-type="string" calcext:value-type="string">
            <text:p>A549</text:p>
          </table:table-cell>
          <table:table-cell table:style-name="Content" office:value-type="string" calcext:value-type="string">
            <text:p>549</text:p>
          </table:table-cell>
          <table:table-cell table:style-name="Content" office:value-type="string" calcext:value-type="string">
            <text:p>Águas Vermelh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68" calcext:value-type="float">
            <text:p>-15.68</text:p>
          </table:table-cell>
          <table:table-cell table:style-name="Content" office:value-type="float" office:value="-41.43" calcext:value-type="float">
            <text:p>-41.43</text:p>
          </table:table-cell>
          <table:table-cell table:style-name="Content" office:value-type="float" office:value="740" calcext:value-type="float">
            <text:p>740</text:p>
          </table:table-cell>
        </table:table-row>
        <table:table-row table:style-name="ro4">
          <table:table-cell table:style-name="ce40" office:value-type="string" calcext:value-type="string">
            <text:p>A550</text:p>
          </table:table-cell>
          <table:table-cell table:style-name="Content" office:value-type="string" calcext:value-type="string">
            <text:p>550</text:p>
          </table:table-cell>
          <table:table-cell table:style-name="Content" office:value-type="string" calcext:value-type="string">
            <text:p>Itao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1.5" calcext:value-type="float">
            <text:p>-41.5</text:p>
          </table:table-cell>
          <table:table-cell table:style-name="Content" office:value-type="float" office:value="266" calcext:value-type="float">
            <text:p>266</text:p>
          </table:table-cell>
        </table:table-row>
        <table:table-row table:style-name="ro4">
          <table:table-cell table:style-name="ce40" office:value-type="string" calcext:value-type="string">
            <text:p>A551</text:p>
          </table:table-cell>
          <table:table-cell table:style-name="Content" office:value-type="string" calcext:value-type="string">
            <text:p>551</text:p>
          </table:table-cell>
          <table:table-cell table:style-name="Content" office:value-type="string" calcext:value-type="string">
            <text:p>Rio Pardo De M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6" calcext:value-type="float">
            <text:p>-15.6</text:p>
          </table:table-cell>
          <table:table-cell table:style-name="Content" office:value-type="float" office:value="-43.6" calcext:value-type="float">
            <text:p>-43.6</text:p>
          </table:table-cell>
          <table:table-cell table:style-name="Content" office:value-type="float" office:value="950" calcext:value-type="float">
            <text:p>950</text:p>
          </table:table-cell>
        </table:table-row>
        <table:table-row table:style-name="ro4">
          <table:table-cell table:style-name="ce40" office:value-type="string" calcext:value-type="string">
            <text:p>A552</text:p>
          </table:table-cell>
          <table:table-cell table:style-name="Content" office:value-type="string" calcext:value-type="string">
            <text:p>552</text:p>
          </table:table-cell>
          <table:table-cell table:style-name="Content" office:value-type="string" calcext:value-type="string">
            <text:p>Sal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17" calcext:value-type="float">
            <text:p>-16.17</text:p>
          </table:table-cell>
          <table:table-cell table:style-name="Content" office:value-type="float" office:value="-42.28" calcext:value-type="float">
            <text:p>-42.28</text:p>
          </table:table-cell>
          <table:table-cell table:style-name="Content" office:value-type="float" office:value="495" calcext:value-type="float">
            <text:p>495</text:p>
          </table:table-cell>
        </table:table-row>
        <table:table-row table:style-name="ro4">
          <table:table-cell table:style-name="ce40" office:value-type="string" calcext:value-type="string">
            <text:p>A553</text:p>
          </table:table-cell>
          <table:table-cell table:style-name="Content" office:value-type="string" calcext:value-type="string">
            <text:p>553</text:p>
          </table:table-cell>
          <table:table-cell table:style-name="Content" office:value-type="string" calcext:value-type="string">
            <text:p>João Pinh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32" calcext:value-type="float">
            <text:p>-17.32</text:p>
          </table:table-cell>
          <table:table-cell table:style-name="Content" office:value-type="float" office:value="-45.82" calcext:value-type="float">
            <text:p>-45.82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4">
          <table:table-cell table:style-name="ce40" office:value-type="string" calcext:value-type="string">
            <text:p>A554</text:p>
          </table:table-cell>
          <table:table-cell table:style-name="Content" office:value-type="string" calcext:value-type="string">
            <text:p>554</text:p>
          </table:table-cell>
          <table:table-cell table:style-name="Content" office:value-type="string" calcext:value-type="string">
            <text:p>Car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73" calcext:value-type="float">
            <text:p>-19.73</text:p>
          </table:table-cell>
          <table:table-cell table:style-name="Content" office:value-type="float" office:value="-42.13" calcext:value-type="float">
            <text:p>-42.13</text:p>
          </table:table-cell>
          <table:table-cell table:style-name="Content" office:value-type="float" office:value="615" calcext:value-type="float">
            <text:p>615</text:p>
          </table:table-cell>
        </table:table-row>
        <table:table-row table:style-name="ro4">
          <table:table-cell table:style-name="ce40" office:value-type="string" calcext:value-type="string">
            <text:p>A555</text:p>
          </table:table-cell>
          <table:table-cell table:style-name="Content" office:value-type="string" calcext:value-type="string">
            <text:p>555</text:p>
          </table:table-cell>
          <table:table-cell table:style-name="Content" office:value-type="string" calcext:value-type="string">
            <text:p>Ibiritè (Rola Moç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02" calcext:value-type="float">
            <text:p>-20.02</text:p>
          </table:table-cell>
          <table:table-cell table:style-name="Content" office:value-type="float" office:value="-44.07" calcext:value-type="float">
            <text:p>-44.07</text:p>
          </table:table-cell>
          <table:table-cell table:style-name="Content" office:value-type="float" office:value="1208" calcext:value-type="float">
            <text:p>1208</text:p>
          </table:table-cell>
        </table:table-row>
        <table:table-row table:style-name="ro4">
          <table:table-cell table:style-name="ce40" office:value-type="string" calcext:value-type="string">
            <text:p>A556</text:p>
          </table:table-cell>
          <table:table-cell table:style-name="Content" office:value-type="string" calcext:value-type="string">
            <text:p>556</text:p>
          </table:table-cell>
          <table:table-cell table:style-name="Content" office:value-type="string" calcext:value-type="string">
            <text:p>Manhua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25" calcext:value-type="float">
            <text:p>-20.25</text:p>
          </table:table-cell>
          <table:table-cell table:style-name="Content" office:value-type="float" office:value="-40.17" calcext:value-type="float">
            <text:p>-40.17</text:p>
          </table:table-cell>
          <table:table-cell table:style-name="Content" office:value-type="float" office:value="836" calcext:value-type="float">
            <text:p>836</text:p>
          </table:table-cell>
        </table:table-row>
        <table:table-row table:style-name="ro4">
          <table:table-cell table:style-name="ce40" office:value-type="string" calcext:value-type="string">
            <text:p>A557</text:p>
          </table:table-cell>
          <table:table-cell table:style-name="Content" office:value-type="string" calcext:value-type="string">
            <text:p>557</text:p>
          </table:table-cell>
          <table:table-cell table:style-name="Content" office:value-type="string" calcext:value-type="string">
            <text:p>Coronel Pachec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9" calcext:value-type="float">
            <text:p>-21.9</text:p>
          </table:table-cell>
          <table:table-cell table:style-name="Content" office:value-type="float" office:value="-43.43" calcext:value-type="float">
            <text:p>-43.43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4">
          <table:table-cell table:style-name="ce40" office:value-type="string" calcext:value-type="string">
            <text:p>A601</text:p>
          </table:table-cell>
          <table:table-cell table:style-name="Content" office:value-type="string" calcext:value-type="string">
            <text:p>601</text:p>
          </table:table-cell>
          <table:table-cell table:style-name="Content" office:value-type="string" calcext:value-type="string">
            <text:p>Ecologia Agríco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8" calcext:value-type="float">
            <text:p>-22.8</text:p>
          </table:table-cell>
          <table:table-cell table:style-name="Content" office:value-type="float" office:value="-43.68" calcext:value-type="float">
            <text:p>-43.68</text:p>
          </table:table-cell>
          <table:table-cell table:style-name="Content" office:value-type="float" office:value="34" calcext:value-type="float">
            <text:p>34</text:p>
          </table:table-cell>
        </table:table-row>
        <table:table-row table:style-name="ro4">
          <table:table-cell table:style-name="ce40" office:value-type="string" calcext:value-type="string">
            <text:p>A602</text:p>
          </table:table-cell>
          <table:table-cell table:style-name="Content" office:value-type="string" calcext:value-type="string">
            <text:p>602</text:p>
          </table:table-cell>
          <table:table-cell table:style-name="Content" office:value-type="string" calcext:value-type="string">
            <text:p>Maramb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3.05" calcext:value-type="float">
            <text:p>-23.05</text:p>
          </table:table-cell>
          <table:table-cell table:style-name="Content" office:value-type="float" office:value="-43.6" calcext:value-type="float">
            <text:p>-43.6</text:p>
          </table:table-cell>
          <table:table-cell table:style-name="Content" office:value-type="float" office:value="9" calcext:value-type="float">
            <text:p>9</text:p>
          </table:table-cell>
        </table:table-row>
        <table:table-row table:style-name="ro4">
          <table:table-cell table:style-name="ce40" office:value-type="string" calcext:value-type="string">
            <text:p>A603</text:p>
          </table:table-cell>
          <table:table-cell table:style-name="Content" office:value-type="string" calcext:value-type="string">
            <text:p>603</text:p>
          </table:table-cell>
          <table:table-cell table:style-name="Content" office:value-type="string" calcext:value-type="string">
            <text:p>Xere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58" calcext:value-type="float">
            <text:p>-22.58</text:p>
          </table:table-cell>
          <table:table-cell table:style-name="Content" office:value-type="float" office:value="-43.27" calcext:value-type="float">
            <text:p>-43.27</text:p>
          </table:table-cell>
          <table:table-cell table:style-name="Content" office:value-type="float" office:value="33" calcext:value-type="float">
            <text:p>33</text:p>
          </table:table-cell>
        </table:table-row>
        <table:table-row table:style-name="ro4">
          <table:table-cell table:style-name="ce40" office:value-type="string" calcext:value-type="string">
            <text:p>A604</text:p>
          </table:table-cell>
          <table:table-cell table:style-name="Content" office:value-type="string" calcext:value-type="string">
            <text:p>604</text:p>
          </table:table-cell>
          <table:table-cell table:style-name="Content" office:value-type="string" calcext:value-type="string">
            <text:p>Cambuc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1.57" calcext:value-type="float">
            <text:p>-21.57</text:p>
          </table:table-cell>
          <table:table-cell table:style-name="Content" office:value-type="float" office:value="-41.95" calcext:value-type="float">
            <text:p>-41.95</text:p>
          </table:table-cell>
          <table:table-cell table:style-name="Content" office:value-type="float" office:value="35" calcext:value-type="float">
            <text:p>35</text:p>
          </table:table-cell>
        </table:table-row>
        <table:table-row table:style-name="ro4">
          <table:table-cell table:style-name="ce40" office:value-type="string" calcext:value-type="string">
            <text:p>A606</text:p>
          </table:table-cell>
          <table:table-cell table:style-name="Content" office:value-type="string" calcext:value-type="string">
            <text:p>606</text:p>
          </table:table-cell>
          <table:table-cell table:style-name="Content" office:value-type="string" calcext:value-type="string">
            <text:p>Arraial Do Cab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97" calcext:value-type="float">
            <text:p>-22.97</text:p>
          </table:table-cell>
          <table:table-cell table:style-name="Content" office:value-type="float" office:value="-42" calcext:value-type="float">
            <text:p>-4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4">
          <table:table-cell table:style-name="ce40" office:value-type="string" calcext:value-type="string">
            <text:p>A607</text:p>
          </table:table-cell>
          <table:table-cell table:style-name="Content" office:value-type="string" calcext:value-type="string">
            <text:p>607</text:p>
          </table:table-cell>
          <table:table-cell table:style-name="Content" office:value-type="string" calcext:value-type="string">
            <text:p>Camp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1.7" calcext:value-type="float">
            <text:p>-21.7</text:p>
          </table:table-cell>
          <table:table-cell table:style-name="Content" office:value-type="float" office:value="-41.35" calcext:value-type="float">
            <text:p>-41.35</text:p>
          </table:table-cell>
          <table:table-cell table:style-name="Content" office:value-type="float" office:value="25" calcext:value-type="float">
            <text:p>25</text:p>
          </table:table-cell>
        </table:table-row>
        <table:table-row table:style-name="ro4">
          <table:table-cell table:style-name="ce40" office:value-type="string" calcext:value-type="string">
            <text:p>A608</text:p>
          </table:table-cell>
          <table:table-cell table:style-name="Content" office:value-type="string" calcext:value-type="string">
            <text:p>608</text:p>
          </table:table-cell>
          <table:table-cell table:style-name="Content" office:value-type="string" calcext:value-type="string">
            <text:p>Maca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8" calcext:value-type="float">
            <text:p>-22.38</text:p>
          </table:table-cell>
          <table:table-cell table:style-name="Content" office:value-type="float" office:value="-41.82" calcext:value-type="float">
            <text:p>-41.82</text:p>
          </table:table-cell>
          <table:table-cell table:style-name="Content" office:value-type="float" office:value="32" calcext:value-type="float">
            <text:p>32</text:p>
          </table:table-cell>
        </table:table-row>
        <table:table-row table:style-name="ro4">
          <table:table-cell table:style-name="ce40" office:value-type="string" calcext:value-type="string">
            <text:p>A609</text:p>
          </table:table-cell>
          <table:table-cell table:style-name="Content" office:value-type="string" calcext:value-type="string">
            <text:p>609</text:p>
          </table:table-cell>
          <table:table-cell table:style-name="Content" office:value-type="string" calcext:value-type="string">
            <text:p>Rese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5" calcext:value-type="float">
            <text:p>-22.45</text:p>
          </table:table-cell>
          <table:table-cell table:style-name="Content" office:value-type="float" office:value="-44.45" calcext:value-type="float">
            <text:p>-44.45</text:p>
          </table:table-cell>
          <table:table-cell table:style-name="Content" office:value-type="float" office:value="439" calcext:value-type="float">
            <text:p>439</text:p>
          </table:table-cell>
        </table:table-row>
        <table:table-row table:style-name="ro4">
          <table:table-cell table:style-name="ce40" office:value-type="string" calcext:value-type="string">
            <text:p>A610</text:p>
          </table:table-cell>
          <table:table-cell table:style-name="Content" office:value-type="string" calcext:value-type="string">
            <text:p>610</text:p>
          </table:table-cell>
          <table:table-cell table:style-name="Content" office:value-type="string" calcext:value-type="string">
            <text:p>Pico Do Cou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5" calcext:value-type="float">
            <text:p>-22.45</text:p>
          </table:table-cell>
          <table:table-cell table:style-name="Content" office:value-type="float" office:value="-43.28" calcext:value-type="float">
            <text:p>-43.28</text:p>
          </table:table-cell>
          <table:table-cell table:style-name="Content" office:value-type="float" office:value="1777" calcext:value-type="float">
            <text:p>1777</text:p>
          </table:table-cell>
        </table:table-row>
        <table:table-row table:style-name="ro4">
          <table:table-cell table:style-name="ce40" office:value-type="string" calcext:value-type="string">
            <text:p>A611</text:p>
          </table:table-cell>
          <table:table-cell table:style-name="Content" office:value-type="string" calcext:value-type="string">
            <text:p>611</text:p>
          </table:table-cell>
          <table:table-cell table:style-name="Content" office:value-type="string" calcext:value-type="string">
            <text:p>Valenç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5" calcext:value-type="float">
            <text:p>-22.35</text:p>
          </table:table-cell>
          <table:table-cell table:style-name="Content" office:value-type="float" office:value="-43.7" calcext:value-type="float">
            <text:p>-43.7</text:p>
          </table:table-cell>
          <table:table-cell table:style-name="Content" office:value-type="float" office:value="367" calcext:value-type="float">
            <text:p>367</text:p>
          </table:table-cell>
        </table:table-row>
        <table:table-row table:style-name="ro4">
          <table:table-cell table:style-name="ce40" office:value-type="string" calcext:value-type="string">
            <text:p>A612</text:p>
          </table:table-cell>
          <table:table-cell table:style-name="Content" office:value-type="string" calcext:value-type="string">
            <text:p>612</text:p>
          </table:table-cell>
          <table:table-cell table:style-name="Content" office:value-type="string" calcext:value-type="string">
            <text:p>Vitór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27" calcext:value-type="float">
            <text:p>-20.27</text:p>
          </table:table-cell>
          <table:table-cell table:style-name="Content" office:value-type="float" office:value="-40.3" calcext:value-type="float">
            <text:p>-40.3</text:p>
          </table:table-cell>
          <table:table-cell table:style-name="Content" office:value-type="float" office:value="9" calcext:value-type="float">
            <text:p>9</text:p>
          </table:table-cell>
        </table:table-row>
        <table:table-row table:style-name="ro4">
          <table:table-cell table:style-name="ce40" office:value-type="string" calcext:value-type="string">
            <text:p>A613</text:p>
          </table:table-cell>
          <table:table-cell table:style-name="Content" office:value-type="string" calcext:value-type="string">
            <text:p>613</text:p>
          </table:table-cell>
          <table:table-cell table:style-name="Content" office:value-type="string" calcext:value-type="string">
            <text:p>Santa Tere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9.98" calcext:value-type="float">
            <text:p>-19.98</text:p>
          </table:table-cell>
          <table:table-cell table:style-name="Content" office:value-type="float" office:value="-40.57" calcext:value-type="float">
            <text:p>-40.57</text:p>
          </table:table-cell>
          <table:table-cell table:style-name="Content" office:value-type="float" office:value="988" calcext:value-type="float">
            <text:p>988</text:p>
          </table:table-cell>
        </table:table-row>
        <table:table-row table:style-name="ro4">
          <table:table-cell table:style-name="ce40" office:value-type="string" calcext:value-type="string">
            <text:p>A614</text:p>
          </table:table-cell>
          <table:table-cell table:style-name="Content" office:value-type="string" calcext:value-type="string">
            <text:p>614</text:p>
          </table:table-cell>
          <table:table-cell table:style-name="Content" office:value-type="string" calcext:value-type="string">
            <text:p>Linh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9.35" calcext:value-type="float">
            <text:p>-19.35</text:p>
          </table:table-cell>
          <table:table-cell table:style-name="Content" office:value-type="float" office:value="-40.07" calcext:value-type="float">
            <text:p>-40.07</text:p>
          </table:table-cell>
          <table:table-cell table:style-name="Content" office:value-type="float" office:value="40" calcext:value-type="float">
            <text:p>40</text:p>
          </table:table-cell>
        </table:table-row>
        <table:table-row table:style-name="ro4">
          <table:table-cell table:style-name="ce40" office:value-type="string" calcext:value-type="string">
            <text:p>A615</text:p>
          </table:table-cell>
          <table:table-cell table:style-name="Content" office:value-type="string" calcext:value-type="string">
            <text:p>615</text:p>
          </table:table-cell>
          <table:table-cell table:style-name="Content" office:value-type="string" calcext:value-type="string">
            <text:p>Alfredo Chav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63" calcext:value-type="float">
            <text:p>-20.63</text:p>
          </table:table-cell>
          <table:table-cell table:style-name="Content" office:value-type="float" office:value="-40.73" calcext:value-type="float">
            <text:p>-40.73</text:p>
          </table:table-cell>
          <table:table-cell table:style-name="Content" office:value-type="float" office:value="35" calcext:value-type="float">
            <text:p>35</text:p>
          </table:table-cell>
        </table:table-row>
        <table:table-row table:style-name="ro4">
          <table:table-cell table:style-name="ce40" office:value-type="string" calcext:value-type="string">
            <text:p>A616</text:p>
          </table:table-cell>
          <table:table-cell table:style-name="Content" office:value-type="string" calcext:value-type="string">
            <text:p>616</text:p>
          </table:table-cell>
          <table:table-cell table:style-name="Content" office:value-type="string" calcext:value-type="string">
            <text:p>São Mate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8.7" calcext:value-type="float">
            <text:p>-18.7</text:p>
          </table:table-cell>
          <table:table-cell table:style-name="Content" office:value-type="float" office:value="-39.83" calcext:value-type="float">
            <text:p>-39.83</text:p>
          </table:table-cell>
          <table:table-cell table:style-name="Content" office:value-type="float" office:value="39" calcext:value-type="float">
            <text:p>39</text:p>
          </table:table-cell>
        </table:table-row>
        <table:table-row table:style-name="ro4">
          <table:table-cell table:style-name="ce40" office:value-type="string" calcext:value-type="string">
            <text:p>A617</text:p>
          </table:table-cell>
          <table:table-cell table:style-name="Content" office:value-type="string" calcext:value-type="string">
            <text:p>617</text:p>
          </table:table-cell>
          <table:table-cell table:style-name="Content" office:value-type="string" calcext:value-type="string">
            <text:p>Alegr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75" calcext:value-type="float">
            <text:p>-20.75</text:p>
          </table:table-cell>
          <table:table-cell table:style-name="Content" office:value-type="float" office:value="-41.48" calcext:value-type="float">
            <text:p>-41.48</text:p>
          </table:table-cell>
          <table:table-cell table:style-name="Content" office:value-type="float" office:value="138" calcext:value-type="float">
            <text:p>138</text:p>
          </table:table-cell>
        </table:table-row>
        <table:table-row table:style-name="ro4">
          <table:table-cell table:style-name="ce40" office:value-type="string" calcext:value-type="string">
            <text:p>A618</text:p>
          </table:table-cell>
          <table:table-cell table:style-name="Content" office:value-type="string" calcext:value-type="string">
            <text:p>618</text:p>
          </table:table-cell>
          <table:table-cell table:style-name="Content" office:value-type="string" calcext:value-type="string">
            <text:p>Teres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3" calcext:value-type="float">
            <text:p>-22.43</text:p>
          </table:table-cell>
          <table:table-cell table:style-name="Content" office:value-type="float" office:value="-42.98" calcext:value-type="float">
            <text:p>-42.98</text:p>
          </table:table-cell>
          <table:table-cell table:style-name="Content" office:value-type="float" office:value="980" calcext:value-type="float">
            <text:p>980</text:p>
          </table:table-cell>
        </table:table-row>
        <table:table-row table:style-name="ro4">
          <table:table-cell table:style-name="ce40" office:value-type="string" calcext:value-type="string">
            <text:p>A619</text:p>
          </table:table-cell>
          <table:table-cell table:style-name="Content" office:value-type="string" calcext:value-type="string">
            <text:p>619</text:p>
          </table:table-cell>
          <table:table-cell table:style-name="Content" office:value-type="string" calcext:value-type="string">
            <text:p>Parat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3.22" calcext:value-type="float">
            <text:p>-23.22</text:p>
          </table:table-cell>
          <table:table-cell table:style-name="Content" office:value-type="float" office:value="-44.72" calcext:value-type="float">
            <text:p>-44.7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4">
          <table:table-cell table:style-name="ce40" office:value-type="string" calcext:value-type="string">
            <text:p>A620</text:p>
          </table:table-cell>
          <table:table-cell table:style-name="Content" office:value-type="string" calcext:value-type="string">
            <text:p>620</text:p>
          </table:table-cell>
          <table:table-cell table:style-name="Content" office:value-type="string" calcext:value-type="string">
            <text:p>São Tom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03" calcext:value-type="float">
            <text:p>-22.03</text:p>
          </table:table-cell>
          <table:table-cell table:style-name="Content" office:value-type="float" office:value="-41.05" calcext:value-type="float">
            <text:p>-41.05</text:p>
          </table:table-cell>
          <table:table-cell table:style-name="Content" office:value-type="float" office:value="8" calcext:value-type="float">
            <text:p>8</text:p>
          </table:table-cell>
        </table:table-row>
        <table:table-row table:style-name="ro4">
          <table:table-cell table:style-name="ce40" office:value-type="string" calcext:value-type="string">
            <text:p>A621</text:p>
          </table:table-cell>
          <table:table-cell table:style-name="Content" office:value-type="string" calcext:value-type="string">
            <text:p>621</text:p>
          </table:table-cell>
          <table:table-cell table:style-name="Content" office:value-type="string" calcext:value-type="string">
            <text:p>Vila Milit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43.4" calcext:value-type="float">
            <text:p>-43.4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4">
          <table:table-cell table:style-name="ce40" office:value-type="string" calcext:value-type="string">
            <text:p>A622</text:p>
          </table:table-cell>
          <table:table-cell table:style-name="Content" office:value-type="string" calcext:value-type="string">
            <text:p>622</text:p>
          </table:table-cell>
          <table:table-cell table:style-name="Content" office:value-type="string" calcext:value-type="string">
            <text:p>Pres. Kennedy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1.03" calcext:value-type="float">
            <text:p>-41.03</text:p>
          </table:table-cell>
          <table:table-cell table:style-name="Content" office:value-type="float" office:value="80" calcext:value-type="float">
            <text:p>80</text:p>
          </table:table-cell>
        </table:table-row>
        <table:table-row table:style-name="ro4">
          <table:table-cell table:style-name="ce40" office:value-type="string" calcext:value-type="string">
            <text:p>A623</text:p>
          </table:table-cell>
          <table:table-cell table:style-name="Content" office:value-type="string" calcext:value-type="string">
            <text:p>623</text:p>
          </table:table-cell>
          <table:table-cell table:style-name="Content" office:value-type="string" calcext:value-type="string">
            <text:p>Nova Venec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8.68" calcext:value-type="float">
            <text:p>-18.68</text:p>
          </table:table-cell>
          <table:table-cell table:style-name="Content" office:value-type="float" office:value="-40.38" calcext:value-type="float">
            <text:p>-40.38</text:p>
          </table:table-cell>
          <table:table-cell table:style-name="Content" office:value-type="float" office:value="154" calcext:value-type="float">
            <text:p>154</text:p>
          </table:table-cell>
        </table:table-row>
        <table:table-row table:style-name="ro4">
          <table:table-cell table:style-name="ce40" office:value-type="string" calcext:value-type="string">
            <text:p>A624</text:p>
          </table:table-cell>
          <table:table-cell table:style-name="Content" office:value-type="string" calcext:value-type="string">
            <text:p>624</text:p>
          </table:table-cell>
          <table:table-cell table:style-name="Content" office:value-type="string" calcext:value-type="string">
            <text:p>Nova Friburg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2" calcext:value-type="float">
            <text:p>-22.32</text:p>
          </table:table-cell>
          <table:table-cell table:style-name="Content" office:value-type="float" office:value="-42.67" calcext:value-type="float">
            <text:p>-42.67</text:p>
          </table:table-cell>
          <table:table-cell table:style-name="Content" office:value-type="float" office:value="1046" calcext:value-type="float">
            <text:p>1046</text:p>
          </table:table-cell>
        </table:table-row>
        <table:table-row table:style-name="ro4">
          <table:table-cell table:style-name="ce40" office:value-type="string" calcext:value-type="string">
            <text:p>A652</text:p>
          </table:table-cell>
          <table:table-cell table:style-name="Content" office:value-type="string" calcext:value-type="string">
            <text:p>652</text:p>
          </table:table-cell>
          <table:table-cell table:style-name="Content" office:value-type="string" calcext:value-type="string">
            <text:p>Forte De Copacab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98" calcext:value-type="float">
            <text:p>-22.98</text:p>
          </table:table-cell>
          <table:table-cell table:style-name="Content" office:value-type="float" office:value="-43.18" calcext:value-type="float">
            <text:p>-43.18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4">
          <table:table-cell table:style-name="ce40" office:value-type="string" calcext:value-type="string">
            <text:p>A657</text:p>
          </table:table-cell>
          <table:table-cell table:style-name="Content" office:value-type="string" calcext:value-type="string">
            <text:p>657</text:p>
          </table:table-cell>
          <table:table-cell table:style-name="Content" office:value-type="string" calcext:value-type="string">
            <text:p>Afonso Claud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1" calcext:value-type="float">
            <text:p>-20.1</text:p>
          </table:table-cell>
          <table:table-cell table:style-name="Content" office:value-type="float" office:value="-41.1" calcext:value-type="float">
            <text:p>-41.1</text:p>
          </table:table-cell>
          <table:table-cell table:style-name="Content" office:value-type="float" office:value="520" calcext:value-type="float">
            <text:p>520</text:p>
          </table:table-cell>
        </table:table-row>
        <table:table-row table:style-name="ro4">
          <table:table-cell table:style-name="ce40" office:value-type="string" calcext:value-type="string">
            <text:p>A701</text:p>
          </table:table-cell>
          <table:table-cell table:style-name="Content" office:value-type="string" calcext:value-type="string">
            <text:p>701</text:p>
          </table:table-cell>
          <table:table-cell table:style-name="Content" office:value-type="string" calcext:value-type="string">
            <text:p>Sao Pau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5" calcext:value-type="float">
            <text:p>-23.5</text:p>
          </table:table-cell>
          <table:table-cell table:style-name="Content" office:value-type="float" office:value="-46.62" calcext:value-type="float">
            <text:p>-46.62</text:p>
          </table:table-cell>
          <table:table-cell table:style-name="Content" office:value-type="float" office:value="792" calcext:value-type="float">
            <text:p>792</text:p>
          </table:table-cell>
        </table:table-row>
        <table:table-row table:style-name="ro4">
          <table:table-cell table:style-name="ce40" office:value-type="string" calcext:value-type="string">
            <text:p>A702</text:p>
          </table:table-cell>
          <table:table-cell table:style-name="Content" office:value-type="string" calcext:value-type="string">
            <text:p>702</text:p>
          </table:table-cell>
          <table:table-cell table:style-name="Content" office:value-type="string" calcext:value-type="string">
            <text:p>Campo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5" calcext:value-type="float">
            <text:p>-20.45</text:p>
          </table:table-cell>
          <table:table-cell table:style-name="Content" office:value-type="float" office:value="-54.6" calcext:value-type="float">
            <text:p>-54.6</text:p>
          </table:table-cell>
          <table:table-cell table:style-name="Content" office:value-type="float" office:value="530" calcext:value-type="float">
            <text:p>530</text:p>
          </table:table-cell>
        </table:table-row>
        <table:table-row table:style-name="ro4">
          <table:table-cell table:style-name="ce40" office:value-type="string" calcext:value-type="string">
            <text:p>A703</text:p>
          </table:table-cell>
          <table:table-cell table:style-name="Content" office:value-type="string" calcext:value-type="string">
            <text:p>703</text:p>
          </table:table-cell>
          <table:table-cell table:style-name="Content" office:value-type="string" calcext:value-type="string">
            <text:p>Ponta Por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53" calcext:value-type="float">
            <text:p>-22.53</text:p>
          </table:table-cell>
          <table:table-cell table:style-name="Content" office:value-type="float" office:value="-55.53" calcext:value-type="float">
            <text:p>-55.53</text:p>
          </table:table-cell>
          <table:table-cell table:style-name="Content" office:value-type="float" office:value="650" calcext:value-type="float">
            <text:p>650</text:p>
          </table:table-cell>
        </table:table-row>
        <table:table-row table:style-name="ro4">
          <table:table-cell table:style-name="ce40" office:value-type="string" calcext:value-type="string">
            <text:p>A704</text:p>
          </table:table-cell>
          <table:table-cell table:style-name="Content" office:value-type="string" calcext:value-type="string">
            <text:p>704</text:p>
          </table:table-cell>
          <table:table-cell table:style-name="Content" office:value-type="string" calcext:value-type="string">
            <text:p>Tres Lago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77" calcext:value-type="float">
            <text:p>-20.77</text:p>
          </table:table-cell>
          <table:table-cell table:style-name="Content" office:value-type="float" office:value="-51.7" calcext:value-type="float">
            <text:p>-51.7</text:p>
          </table:table-cell>
          <table:table-cell table:style-name="Content" office:value-type="float" office:value="313" calcext:value-type="float">
            <text:p>313</text:p>
          </table:table-cell>
        </table:table-row>
        <table:table-row table:style-name="ro4">
          <table:table-cell table:style-name="ce40" office:value-type="string" calcext:value-type="string">
            <text:p>A705</text:p>
          </table:table-cell>
          <table:table-cell table:style-name="Content" office:value-type="string" calcext:value-type="string">
            <text:p>705</text:p>
          </table:table-cell>
          <table:table-cell table:style-name="Content" office:value-type="string" calcext:value-type="string">
            <text:p>Baur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49.7" calcext:value-type="float">
            <text:p>-49.7</text:p>
          </table:table-cell>
          <table:table-cell table:style-name="Content" office:value-type="float" office:value="550" calcext:value-type="float">
            <text:p>550</text:p>
          </table:table-cell>
        </table:table-row>
        <table:table-row table:style-name="ro4">
          <table:table-cell table:style-name="ce40" office:value-type="string" calcext:value-type="string">
            <text:p>A706</text:p>
          </table:table-cell>
          <table:table-cell table:style-name="Content" office:value-type="string" calcext:value-type="string">
            <text:p>706</text:p>
          </table:table-cell>
          <table:table-cell table:style-name="Content" office:value-type="string" calcext:value-type="string">
            <text:p>Campos Do Jord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75" calcext:value-type="float">
            <text:p>-22.75</text:p>
          </table:table-cell>
          <table:table-cell table:style-name="Content" office:value-type="float" office:value="-45.6" calcext:value-type="float">
            <text:p>-45.6</text:p>
          </table:table-cell>
          <table:table-cell table:style-name="Content" office:value-type="float" office:value="1642" calcext:value-type="float">
            <text:p>1642</text:p>
          </table:table-cell>
        </table:table-row>
        <table:table-row table:style-name="ro4">
          <table:table-cell table:style-name="ce40" office:value-type="string" calcext:value-type="string">
            <text:p>A707</text:p>
          </table:table-cell>
          <table:table-cell table:style-name="Content" office:value-type="string" calcext:value-type="string">
            <text:p>707</text:p>
          </table:table-cell>
          <table:table-cell table:style-name="Content" office:value-type="string" calcext:value-type="string">
            <text:p>Presidente Prude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12" calcext:value-type="float">
            <text:p>-22.12</text:p>
          </table:table-cell>
          <table:table-cell table:style-name="Content" office:value-type="float" office:value="-51.4" calcext:value-type="float">
            <text:p>-51.4</text:p>
          </table:table-cell>
          <table:table-cell table:style-name="Content" office:value-type="float" office:value="435" calcext:value-type="float">
            <text:p>435</text:p>
          </table:table-cell>
        </table:table-row>
        <table:table-row table:style-name="ro4">
          <table:table-cell table:style-name="ce40" office:value-type="string" calcext:value-type="string">
            <text:p>A708</text:p>
          </table:table-cell>
          <table:table-cell table:style-name="Content" office:value-type="string" calcext:value-type="string">
            <text:p>708</text:p>
          </table:table-cell>
          <table:table-cell table:style-name="Content" office:value-type="string" calcext:value-type="string">
            <text:p>Fran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57" calcext:value-type="float">
            <text:p>-20.57</text:p>
          </table:table-cell>
          <table:table-cell table:style-name="Content" office:value-type="float" office:value="-47.37" calcext:value-type="float">
            <text:p>-47.37</text:p>
          </table:table-cell>
          <table:table-cell table:style-name="Content" office:value-type="float" office:value="1026" calcext:value-type="float">
            <text:p>1026</text:p>
          </table:table-cell>
        </table:table-row>
        <table:table-row table:style-name="ro4">
          <table:table-cell table:style-name="ce40" office:value-type="string" calcext:value-type="string">
            <text:p>A709</text:p>
          </table:table-cell>
          <table:table-cell table:style-name="Content" office:value-type="string" calcext:value-type="string">
            <text:p>709</text:p>
          </table:table-cell>
          <table:table-cell table:style-name="Content" office:value-type="string" calcext:value-type="string">
            <text:p>Ivinhe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53.82" calcext:value-type="float">
            <text:p>-53.82</text:p>
          </table:table-cell>
          <table:table-cell table:style-name="Content" office:value-type="float" office:value="373" calcext:value-type="float">
            <text:p>373</text:p>
          </table:table-cell>
        </table:table-row>
        <table:table-row table:style-name="ro4">
          <table:table-cell table:style-name="ce40" office:value-type="string" calcext:value-type="string">
            <text:p>A710</text:p>
          </table:table-cell>
          <table:table-cell table:style-name="Content" office:value-type="string" calcext:value-type="string">
            <text:p>710</text:p>
          </table:table-cell>
          <table:table-cell table:style-name="Content" office:value-type="string" calcext:value-type="string">
            <text:p>Paranai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68" calcext:value-type="float">
            <text:p>-19.68</text:p>
          </table:table-cell>
          <table:table-cell table:style-name="Content" office:value-type="float" office:value="-51.17" calcext:value-type="float">
            <text:p>-51.17</text:p>
          </table:table-cell>
          <table:table-cell table:style-name="Content" office:value-type="float" office:value="424" calcext:value-type="float">
            <text:p>424</text:p>
          </table:table-cell>
        </table:table-row>
        <table:table-row table:style-name="ro4">
          <table:table-cell table:style-name="ce40" office:value-type="string" calcext:value-type="string">
            <text:p>A711</text:p>
          </table:table-cell>
          <table:table-cell table:style-name="Content" office:value-type="string" calcext:value-type="string">
            <text:p>711</text:p>
          </table:table-cell>
          <table:table-cell table:style-name="Content" office:value-type="string" calcext:value-type="string">
            <text:p>São Carl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95" calcext:value-type="float">
            <text:p>-21.95</text:p>
          </table:table-cell>
          <table:table-cell table:style-name="Content" office:value-type="float" office:value="-47.87" calcext:value-type="float">
            <text:p>-47.87</text:p>
          </table:table-cell>
          <table:table-cell table:style-name="Content" office:value-type="float" office:value="863" calcext:value-type="float">
            <text:p>863</text:p>
          </table:table-cell>
        </table:table-row>
        <table:table-row table:style-name="ro4">
          <table:table-cell table:style-name="ce40" office:value-type="string" calcext:value-type="string">
            <text:p>A712</text:p>
          </table:table-cell>
          <table:table-cell table:style-name="Content" office:value-type="string" calcext:value-type="string">
            <text:p>712</text:p>
          </table:table-cell>
          <table:table-cell table:style-name="Content" office:value-type="string" calcext:value-type="string">
            <text:p>Igua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7" calcext:value-type="float">
            <text:p>-24.7</text:p>
          </table:table-cell>
          <table:table-cell table:style-name="Content" office:value-type="float" office:value="-47.55" calcext:value-type="float">
            <text:p>-47.55</text:p>
          </table:table-cell>
          <table:table-cell table:style-name="Content" office:value-type="float" office:value="3" calcext:value-type="float">
            <text:p>3</text:p>
          </table:table-cell>
        </table:table-row>
        <table:table-row table:style-name="ro4">
          <table:table-cell table:style-name="ce40" office:value-type="string" calcext:value-type="string">
            <text:p>A713</text:p>
          </table:table-cell>
          <table:table-cell table:style-name="Content" office:value-type="string" calcext:value-type="string">
            <text:p>713</text:p>
          </table:table-cell>
          <table:table-cell table:style-name="Content" office:value-type="string" calcext:value-type="string">
            <text:p>Soroc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35" calcext:value-type="float">
            <text:p>-23.35</text:p>
          </table:table-cell>
          <table:table-cell table:style-name="Content" office:value-type="float" office:value="-47.67" calcext:value-type="float">
            <text:p>-47.67</text:p>
          </table:table-cell>
          <table:table-cell table:style-name="Content" office:value-type="float" office:value="609" calcext:value-type="float">
            <text:p>609</text:p>
          </table:table-cell>
        </table:table-row>
        <table:table-row table:style-name="ro4">
          <table:table-cell table:style-name="ce40" office:value-type="string" calcext:value-type="string">
            <text:p>A714</text:p>
          </table:table-cell>
          <table:table-cell table:style-name="Content" office:value-type="string" calcext:value-type="string">
            <text:p>714</text:p>
          </table:table-cell>
          <table:table-cell table:style-name="Content" office:value-type="string" calcext:value-type="string">
            <text:p>Itape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97" calcext:value-type="float">
            <text:p>-23.97</text:p>
          </table:table-cell>
          <table:table-cell table:style-name="Content" office:value-type="float" office:value="-48.85" calcext:value-type="float">
            <text:p>-48.85</text:p>
          </table:table-cell>
          <table:table-cell table:style-name="Content" office:value-type="float" office:value="707" calcext:value-type="float">
            <text:p>707</text:p>
          </table:table-cell>
        </table:table-row>
        <table:table-row table:style-name="ro4">
          <table:table-cell table:style-name="ce40" office:value-type="string" calcext:value-type="string">
            <text:p>A715</text:p>
          </table:table-cell>
          <table:table-cell table:style-name="Content" office:value-type="string" calcext:value-type="string">
            <text:p>715</text:p>
          </table:table-cell>
          <table:table-cell table:style-name="Content" office:value-type="string" calcext:value-type="string">
            <text:p>S. Mig. Arcanj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85" calcext:value-type="float">
            <text:p>-23.85</text:p>
          </table:table-cell>
          <table:table-cell table:style-name="Content" office:value-type="float" office:value="-48.15" calcext:value-type="float">
            <text:p>-48.15</text:p>
          </table:table-cell>
          <table:table-cell table:style-name="Content" office:value-type="float" office:value="678" calcext:value-type="float">
            <text:p>678</text:p>
          </table:table-cell>
        </table:table-row>
        <table:table-row table:style-name="ro4">
          <table:table-cell table:style-name="ce40" office:value-type="string" calcext:value-type="string">
            <text:p>A716</text:p>
          </table:table-cell>
          <table:table-cell table:style-name="Content" office:value-type="string" calcext:value-type="string">
            <text:p>716</text:p>
          </table:table-cell>
          <table:table-cell table:style-name="Content" office:value-type="string" calcext:value-type="string">
            <text:p>Ourin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95" calcext:value-type="float">
            <text:p>-22.95</text:p>
          </table:table-cell>
          <table:table-cell table:style-name="Content" office:value-type="float" office:value="-49.85" calcext:value-type="float">
            <text:p>-49.85</text:p>
          </table:table-cell>
          <table:table-cell table:style-name="Content" office:value-type="float" office:value="448" calcext:value-type="float">
            <text:p>448</text:p>
          </table:table-cell>
        </table:table-row>
        <table:table-row table:style-name="ro4">
          <table:table-cell table:style-name="ce40" office:value-type="string" calcext:value-type="string">
            <text:p>A717</text:p>
          </table:table-cell>
          <table:table-cell table:style-name="Content" office:value-type="string" calcext:value-type="string">
            <text:p>717</text:p>
          </table:table-cell>
          <table:table-cell table:style-name="Content" office:value-type="string" calcext:value-type="string">
            <text:p>Nhumir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97" calcext:value-type="float">
            <text:p>-18.97</text:p>
          </table:table-cell>
          <table:table-cell table:style-name="Content" office:value-type="float" office:value="-56.65" calcext:value-type="float">
            <text:p>-56.65</text:p>
          </table:table-cell>
          <table:table-cell table:style-name="Content" office:value-type="float" office:value="104" calcext:value-type="float">
            <text:p>104</text:p>
          </table:table-cell>
        </table:table-row>
        <table:table-row table:style-name="ro4">
          <table:table-cell table:style-name="ce40" office:value-type="string" calcext:value-type="string">
            <text:p>A718</text:p>
          </table:table-cell>
          <table:table-cell table:style-name="Content" office:value-type="string" calcext:value-type="string">
            <text:p>718</text:p>
          </table:table-cell>
          <table:table-cell table:style-name="Content" office:value-type="string" calcext:value-type="string">
            <text:p>Ranchar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7" calcext:value-type="float">
            <text:p>-22.37</text:p>
          </table:table-cell>
          <table:table-cell table:style-name="Content" office:value-type="float" office:value="-50.97" calcext:value-type="float">
            <text:p>-50.97</text:p>
          </table:table-cell>
          <table:table-cell table:style-name="Content" office:value-type="float" office:value="350" calcext:value-type="float">
            <text:p>350</text:p>
          </table:table-cell>
        </table:table-row>
        <table:table-row table:style-name="ro4">
          <table:table-cell table:style-name="ce40" office:value-type="string" calcext:value-type="string">
            <text:p>A719</text:p>
          </table:table-cell>
          <table:table-cell table:style-name="Content" office:value-type="string" calcext:value-type="string">
            <text:p>719</text:p>
          </table:table-cell>
          <table:table-cell table:style-name="Content" office:value-type="string" calcext:value-type="string">
            <text:p>Aquidau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7" calcext:value-type="float">
            <text:p>-20.47</text:p>
          </table:table-cell>
          <table:table-cell table:style-name="Content" office:value-type="float" office:value="-55.78" calcext:value-type="float">
            <text:p>-55.78</text:p>
          </table:table-cell>
          <table:table-cell table:style-name="Content" office:value-type="float" office:value="155" calcext:value-type="float">
            <text:p>155</text:p>
          </table:table-cell>
        </table:table-row>
        <table:table-row table:style-name="ro4">
          <table:table-cell table:style-name="ce40" office:value-type="string" calcext:value-type="string">
            <text:p>A720</text:p>
          </table:table-cell>
          <table:table-cell table:style-name="Content" office:value-type="string" calcext:value-type="string">
            <text:p>720</text:p>
          </table:table-cell>
          <table:table-cell table:style-name="Content" office:value-type="string" calcext:value-type="string">
            <text:p>Cox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5" calcext:value-type="float">
            <text:p>-18.5</text:p>
          </table:table-cell>
          <table:table-cell table:style-name="Content" office:value-type="float" office:value="-54.73" calcext:value-type="float">
            <text:p>-54.73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4">
          <table:table-cell table:style-name="ce40" office:value-type="string" calcext:value-type="string">
            <text:p>A721</text:p>
          </table:table-cell>
          <table:table-cell table:style-name="Content" office:value-type="string" calcext:value-type="string">
            <text:p>721</text:p>
          </table:table-cell>
          <table:table-cell table:style-name="Content" office:value-type="string" calcext:value-type="string">
            <text:p>Dourad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18" calcext:value-type="float">
            <text:p>-22.18</text:p>
          </table:table-cell>
          <table:table-cell table:style-name="Content" office:value-type="float" office:value="-54.9" calcext:value-type="float">
            <text:p>-54.9</text:p>
          </table:table-cell>
          <table:table-cell table:style-name="Content" office:value-type="float" office:value="469" calcext:value-type="float">
            <text:p>469</text:p>
          </table:table-cell>
        </table:table-row>
        <table:table-row table:style-name="ro4">
          <table:table-cell table:style-name="ce40" office:value-type="string" calcext:value-type="string">
            <text:p>A722</text:p>
          </table:table-cell>
          <table:table-cell table:style-name="Content" office:value-type="string" calcext:value-type="string">
            <text:p>722</text:p>
          </table:table-cell>
          <table:table-cell table:style-name="Content" office:value-type="string" calcext:value-type="string">
            <text:p>Miran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38" calcext:value-type="float">
            <text:p>-20.38</text:p>
          </table:table-cell>
          <table:table-cell table:style-name="Content" office:value-type="float" office:value="-56.42" calcext:value-type="float">
            <text:p>-56.42</text:p>
          </table:table-cell>
          <table:table-cell table:style-name="Content" office:value-type="float" office:value="140" calcext:value-type="float">
            <text:p>140</text:p>
          </table:table-cell>
        </table:table-row>
        <table:table-row table:style-name="ro4">
          <table:table-cell table:style-name="ce40" office:value-type="string" calcext:value-type="string">
            <text:p>A723</text:p>
          </table:table-cell>
          <table:table-cell table:style-name="Content" office:value-type="string" calcext:value-type="string">
            <text:p>723</text:p>
          </table:table-cell>
          <table:table-cell table:style-name="Content" office:value-type="string" calcext:value-type="string">
            <text:p>Porto Murt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" calcext:value-type="float">
            <text:p>-21.7</text:p>
          </table:table-cell>
          <table:table-cell table:style-name="Content" office:value-type="float" office:value="-57.55" calcext:value-type="float">
            <text:p>-57.55</text:p>
          </table:table-cell>
          <table:table-cell table:style-name="Content" office:value-type="float" office:value="85" calcext:value-type="float">
            <text:p>85</text:p>
          </table:table-cell>
        </table:table-row>
        <table:table-row table:style-name="ro4">
          <table:table-cell table:style-name="ce40" office:value-type="string" calcext:value-type="string">
            <text:p>A724</text:p>
          </table:table-cell>
          <table:table-cell table:style-name="Content" office:value-type="string" calcext:value-type="string">
            <text:p>724</text:p>
          </table:table-cell>
          <table:table-cell table:style-name="Content" office:value-type="string" calcext:value-type="string">
            <text:p>Corumb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98" calcext:value-type="float">
            <text:p>-18.98</text:p>
          </table:table-cell>
          <table:table-cell table:style-name="Content" office:value-type="float" office:value="-57.63" calcext:value-type="float">
            <text:p>-57.63</text:p>
          </table:table-cell>
          <table:table-cell table:style-name="Content" office:value-type="float" office:value="126" calcext:value-type="float">
            <text:p>126</text:p>
          </table:table-cell>
        </table:table-row>
        <table:table-row table:style-name="ro4">
          <table:table-cell table:style-name="ce40" office:value-type="string" calcext:value-type="string">
            <text:p>A725</text:p>
          </table:table-cell>
          <table:table-cell table:style-name="Content" office:value-type="string" calcext:value-type="string">
            <text:p>725</text:p>
          </table:table-cell>
          <table:table-cell table:style-name="Content" office:value-type="string" calcext:value-type="string">
            <text:p>Avar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07" calcext:value-type="float">
            <text:p>-23.07</text:p>
          </table:table-cell>
          <table:table-cell table:style-name="Content" office:value-type="float" office:value="-48.88" calcext:value-type="float">
            <text:p>-48.88</text:p>
          </table:table-cell>
          <table:table-cell table:style-name="Content" office:value-type="float" office:value="654" calcext:value-type="float">
            <text:p>654</text:p>
          </table:table-cell>
        </table:table-row>
        <table:table-row table:style-name="ro4">
          <table:table-cell table:style-name="ce40" office:value-type="string" calcext:value-type="string">
            <text:p>A726</text:p>
          </table:table-cell>
          <table:table-cell table:style-name="Content" office:value-type="string" calcext:value-type="string">
            <text:p>726</text:p>
          </table:table-cell>
          <table:table-cell table:style-name="Content" office:value-type="string" calcext:value-type="string">
            <text:p>Piracic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7" calcext:value-type="float">
            <text:p>-22.7</text:p>
          </table:table-cell>
          <table:table-cell table:style-name="Content" office:value-type="float" office:value="-47.62" calcext:value-type="float">
            <text:p>-47.62</text:p>
          </table:table-cell>
          <table:table-cell table:style-name="Content" office:value-type="float" office:value="573" calcext:value-type="float">
            <text:p>573</text:p>
          </table:table-cell>
        </table:table-row>
        <table:table-row table:style-name="ro4">
          <table:table-cell table:style-name="ce40" office:value-type="string" calcext:value-type="string">
            <text:p>A727</text:p>
          </table:table-cell>
          <table:table-cell table:style-name="Content" office:value-type="string" calcext:value-type="string">
            <text:p>727</text:p>
          </table:table-cell>
          <table:table-cell table:style-name="Content" office:value-type="string" calcext:value-type="string">
            <text:p>Lin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65" calcext:value-type="float">
            <text:p>-21.65</text:p>
          </table:table-cell>
          <table:table-cell table:style-name="Content" office:value-type="float" office:value="-49.73" calcext:value-type="float">
            <text:p>-49.73</text:p>
          </table:table-cell>
          <table:table-cell table:style-name="Content" office:value-type="float" office:value="459" calcext:value-type="float">
            <text:p>459</text:p>
          </table:table-cell>
        </table:table-row>
        <table:table-row table:style-name="ro4">
          <table:table-cell table:style-name="ce40" office:value-type="string" calcext:value-type="string">
            <text:p>A728</text:p>
          </table:table-cell>
          <table:table-cell table:style-name="Content" office:value-type="string" calcext:value-type="string">
            <text:p>728</text:p>
          </table:table-cell>
          <table:table-cell table:style-name="Content" office:value-type="string" calcext:value-type="string">
            <text:p>Taubat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03" calcext:value-type="float">
            <text:p>-23.03</text:p>
          </table:table-cell>
          <table:table-cell table:style-name="Content" office:value-type="float" office:value="-45.52" calcext:value-type="float">
            <text:p>-45.52</text:p>
          </table:table-cell>
          <table:table-cell table:style-name="Content" office:value-type="float" office:value="571" calcext:value-type="float">
            <text:p>571</text:p>
          </table:table-cell>
        </table:table-row>
        <table:table-row table:style-name="ro4">
          <table:table-cell table:style-name="ce40" office:value-type="string" calcext:value-type="string">
            <text:p>A729</text:p>
          </table:table-cell>
          <table:table-cell table:style-name="Content" office:value-type="string" calcext:value-type="string">
            <text:p>729</text:p>
          </table:table-cell>
          <table:table-cell table:style-name="Content" office:value-type="string" calcext:value-type="string">
            <text:p>Votupora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4" calcext:value-type="float">
            <text:p>-20.4</text:p>
          </table:table-cell>
          <table:table-cell table:style-name="Content" office:value-type="float" office:value="-49.95" calcext:value-type="float">
            <text:p>-49.95</text:p>
          </table:table-cell>
          <table:table-cell table:style-name="Content" office:value-type="float" office:value="486" calcext:value-type="float">
            <text:p>486</text:p>
          </table:table-cell>
        </table:table-row>
        <table:table-row table:style-name="ro4">
          <table:table-cell table:style-name="ce40" office:value-type="string" calcext:value-type="string">
            <text:p>A730</text:p>
          </table:table-cell>
          <table:table-cell table:style-name="Content" office:value-type="string" calcext:value-type="string">
            <text:p>730</text:p>
          </table:table-cell>
          <table:table-cell table:style-name="Content" office:value-type="string" calcext:value-type="string">
            <text:p>Chapadão Do Su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8" calcext:value-type="float">
            <text:p>-18.8</text:p>
          </table:table-cell>
          <table:table-cell table:style-name="Content" office:value-type="float" office:value="-52.6" calcext:value-type="float">
            <text:p>-52.6</text:p>
          </table:table-cell>
          <table:table-cell table:style-name="Content" office:value-type="float" office:value="818" calcext:value-type="float">
            <text:p>818</text:p>
          </table:table-cell>
        </table:table-row>
        <table:table-row table:style-name="ro4">
          <table:table-cell table:style-name="ce40" office:value-type="string" calcext:value-type="string">
            <text:p>A731</text:p>
          </table:table-cell>
          <table:table-cell table:style-name="Content" office:value-type="string" calcext:value-type="string">
            <text:p>731</text:p>
          </table:table-cell>
          <table:table-cell table:style-name="Content" office:value-type="string" calcext:value-type="string">
            <text:p>Maracaj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6" calcext:value-type="float">
            <text:p>-21.6</text:p>
          </table:table-cell>
          <table:table-cell table:style-name="Content" office:value-type="float" office:value="-55.17" calcext:value-type="float">
            <text:p>-55.17</text:p>
          </table:table-cell>
          <table:table-cell table:style-name="Content" office:value-type="float" office:value="401" calcext:value-type="float">
            <text:p>401</text:p>
          </table:table-cell>
        </table:table-row>
        <table:table-row table:style-name="ro4">
          <table:table-cell table:style-name="ce40" office:value-type="string" calcext:value-type="string">
            <text:p>A732</text:p>
          </table:table-cell>
          <table:table-cell table:style-name="Content" office:value-type="string" calcext:value-type="string">
            <text:p>732</text:p>
          </table:table-cell>
          <table:table-cell table:style-name="Content" office:value-type="string" calcext:value-type="string">
            <text:p>São Gabriel Do Oes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42" calcext:value-type="float">
            <text:p>-19.42</text:p>
          </table:table-cell>
          <table:table-cell table:style-name="Content" office:value-type="float" office:value="-54.55" calcext:value-type="float">
            <text:p>-54.55</text:p>
          </table:table-cell>
          <table:table-cell table:style-name="Content" office:value-type="float" office:value="647" calcext:value-type="float">
            <text:p>647</text:p>
          </table:table-cell>
        </table:table-row>
        <table:table-row table:style-name="ro4">
          <table:table-cell table:style-name="ce40" office:value-type="string" calcext:value-type="string">
            <text:p>A733</text:p>
          </table:table-cell>
          <table:table-cell table:style-name="Content" office:value-type="string" calcext:value-type="string">
            <text:p>733</text:p>
          </table:table-cell>
          <table:table-cell table:style-name="Content" office:value-type="string" calcext:value-type="string">
            <text:p>Jal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15" calcext:value-type="float">
            <text:p>-20.15</text:p>
          </table:table-cell>
          <table:table-cell table:style-name="Content" office:value-type="float" office:value="-50.58" calcext:value-type="float">
            <text:p>-50.58</text:p>
          </table:table-cell>
          <table:table-cell table:style-name="Content" office:value-type="float" office:value="457" calcext:value-type="float">
            <text:p>457</text:p>
          </table:table-cell>
        </table:table-row>
        <table:table-row table:style-name="ro4">
          <table:table-cell table:style-name="ce40" office:value-type="string" calcext:value-type="string">
            <text:p>A734</text:p>
          </table:table-cell>
          <table:table-cell table:style-name="Content" office:value-type="string" calcext:value-type="string">
            <text:p>734</text:p>
          </table:table-cell>
          <table:table-cell table:style-name="Content" office:value-type="string" calcext:value-type="string">
            <text:p>Valparai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32" calcext:value-type="float">
            <text:p>-21.32</text:p>
          </table:table-cell>
          <table:table-cell table:style-name="Content" office:value-type="float" office:value="-50.92" calcext:value-type="float">
            <text:p>-50.92</text:p>
          </table:table-cell>
          <table:table-cell table:style-name="Content" office:value-type="float" office:value="374" calcext:value-type="float">
            <text:p>374</text:p>
          </table:table-cell>
        </table:table-row>
        <table:table-row table:style-name="ro4">
          <table:table-cell table:style-name="ce40" office:value-type="string" calcext:value-type="string">
            <text:p>A735</text:p>
          </table:table-cell>
          <table:table-cell table:style-name="Content" office:value-type="string" calcext:value-type="string">
            <text:p>735</text:p>
          </table:table-cell>
          <table:table-cell table:style-name="Content" office:value-type="string" calcext:value-type="string">
            <text:p>José Bonifác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03" calcext:value-type="float">
            <text:p>-21.03</text:p>
          </table:table-cell>
          <table:table-cell table:style-name="Content" office:value-type="float" office:value="-49.68" calcext:value-type="float">
            <text:p>-49.68</text:p>
          </table:table-cell>
          <table:table-cell table:style-name="Content" office:value-type="float" office:value="405" calcext:value-type="float">
            <text:p>405</text:p>
          </table:table-cell>
        </table:table-row>
        <table:table-row table:style-name="ro4">
          <table:table-cell table:style-name="ce40" office:value-type="string" calcext:value-type="string">
            <text:p>A736</text:p>
          </table:table-cell>
          <table:table-cell table:style-name="Content" office:value-type="string" calcext:value-type="string">
            <text:p>736</text:p>
          </table:table-cell>
          <table:table-cell table:style-name="Content" office:value-type="string" calcext:value-type="string">
            <text:p>Arira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12" calcext:value-type="float">
            <text:p>-21.12</text:p>
          </table:table-cell>
          <table:table-cell table:style-name="Content" office:value-type="float" office:value="-48.83" calcext:value-type="float">
            <text:p>-48.83</text:p>
          </table:table-cell>
          <table:table-cell table:style-name="Content" office:value-type="float" office:value="525" calcext:value-type="float">
            <text:p>525</text:p>
          </table:table-cell>
        </table:table-row>
        <table:table-row table:style-name="ro4">
          <table:table-cell table:style-name="ce40" office:value-type="string" calcext:value-type="string">
            <text:p>A737</text:p>
          </table:table-cell>
          <table:table-cell table:style-name="Content" office:value-type="string" calcext:value-type="string">
            <text:p>737</text:p>
          </table:table-cell>
          <table:table-cell table:style-name="Content" office:value-type="string" calcext:value-type="string">
            <text:p>Ibi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85" calcext:value-type="float">
            <text:p>-21.85</text:p>
          </table:table-cell>
          <table:table-cell table:style-name="Content" office:value-type="float" office:value="-48.8" calcext:value-type="float">
            <text:p>-48.8</text:p>
          </table:table-cell>
          <table:table-cell table:style-name="Content" office:value-type="float" office:value="492" calcext:value-type="float">
            <text:p>492</text:p>
          </table:table-cell>
        </table:table-row>
        <table:table-row table:style-name="ro4">
          <table:table-cell table:style-name="ce40" office:value-type="string" calcext:value-type="string">
            <text:p>A738</text:p>
          </table:table-cell>
          <table:table-cell table:style-name="Content" office:value-type="string" calcext:value-type="string">
            <text:p>738</text:p>
          </table:table-cell>
          <table:table-cell table:style-name="Content" office:value-type="string" calcext:value-type="string">
            <text:p>Casa Bran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47.07" calcext:value-type="float">
            <text:p>-47.07</text:p>
          </table:table-cell>
          <table:table-cell table:style-name="Content" office:value-type="float" office:value="730" calcext:value-type="float">
            <text:p>730</text:p>
          </table:table-cell>
        </table:table-row>
        <table:table-row table:style-name="ro4">
          <table:table-cell table:style-name="ce40" office:value-type="string" calcext:value-type="string">
            <text:p>A739</text:p>
          </table:table-cell>
          <table:table-cell table:style-name="Content" office:value-type="string" calcext:value-type="string">
            <text:p>739</text:p>
          </table:table-cell>
          <table:table-cell table:style-name="Content" office:value-type="string" calcext:value-type="string">
            <text:p>Itap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4" calcext:value-type="float">
            <text:p>-22.4</text:p>
          </table:table-cell>
          <table:table-cell table:style-name="Content" office:value-type="float" office:value="-46.8" calcext:value-type="float">
            <text:p>-46.8</text:p>
          </table:table-cell>
          <table:table-cell table:style-name="Content" office:value-type="float" office:value="633" calcext:value-type="float">
            <text:p>633</text:p>
          </table:table-cell>
        </table:table-row>
        <table:table-row table:style-name="ro4">
          <table:table-cell table:style-name="ce40" office:value-type="string" calcext:value-type="string">
            <text:p>A740</text:p>
          </table:table-cell>
          <table:table-cell table:style-name="Content" office:value-type="string" calcext:value-type="string">
            <text:p>740</text:p>
          </table:table-cell>
          <table:table-cell table:style-name="Content" office:value-type="string" calcext:value-type="string">
            <text:p>S Luis Do Parai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22" calcext:value-type="float">
            <text:p>-23.22</text:p>
          </table:table-cell>
          <table:table-cell table:style-name="Content" office:value-type="float" office:value="-45.42" calcext:value-type="float">
            <text:p>-45.42</text:p>
          </table:table-cell>
          <table:table-cell table:style-name="Content" office:value-type="float" office:value="874" calcext:value-type="float">
            <text:p>874</text:p>
          </table:table-cell>
        </table:table-row>
        <table:table-row table:style-name="ro4">
          <table:table-cell table:style-name="ce40" office:value-type="string" calcext:value-type="string">
            <text:p>A741</text:p>
          </table:table-cell>
          <table:table-cell table:style-name="Content" office:value-type="string" calcext:value-type="string">
            <text:p>741</text:p>
          </table:table-cell>
          <table:table-cell table:style-name="Content" office:value-type="string" calcext:value-type="string">
            <text:p>Barra Boni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3" calcext:value-type="float">
            <text:p>-22.33</text:p>
          </table:table-cell>
          <table:table-cell table:style-name="Content" office:value-type="float" office:value="-48.55" calcext:value-type="float">
            <text:p>-48.55</text:p>
          </table:table-cell>
          <table:table-cell table:style-name="Content" office:value-type="float" office:value="544" calcext:value-type="float">
            <text:p>544</text:p>
          </table:table-cell>
        </table:table-row>
        <table:table-row table:style-name="ro4">
          <table:table-cell table:style-name="ce40" office:value-type="string" calcext:value-type="string">
            <text:p>A742</text:p>
          </table:table-cell>
          <table:table-cell table:style-name="Content" office:value-type="string" calcext:value-type="string">
            <text:p>742</text:p>
          </table:table-cell>
          <table:table-cell table:style-name="Content" office:value-type="string" calcext:value-type="string">
            <text:p>Cassi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12" calcext:value-type="float">
            <text:p>-19.12</text:p>
          </table:table-cell>
          <table:table-cell table:style-name="Content" office:value-type="float" office:value="-51.72" calcext:value-type="float">
            <text:p>-51.72</text:p>
          </table:table-cell>
          <table:table-cell table:style-name="Content" office:value-type="float" office:value="516" calcext:value-type="float">
            <text:p>516</text:p>
          </table:table-cell>
        </table:table-row>
        <table:table-row table:style-name="ro4">
          <table:table-cell table:style-name="ce40" office:value-type="string" calcext:value-type="string">
            <text:p>A743</text:p>
          </table:table-cell>
          <table:table-cell table:style-name="Content" office:value-type="string" calcext:value-type="string">
            <text:p>743</text:p>
          </table:table-cell>
          <table:table-cell table:style-name="Content" office:value-type="string" calcext:value-type="string">
            <text:p>Rio Brilha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54.52" calcext:value-type="float">
            <text:p>-54.52</text:p>
          </table:table-cell>
          <table:table-cell table:style-name="Content" office:value-type="float" office:value="329" calcext:value-type="float">
            <text:p>329</text:p>
          </table:table-cell>
        </table:table-row>
        <table:table-row table:style-name="ro4">
          <table:table-cell table:style-name="ce40" office:value-type="string" calcext:value-type="string">
            <text:p>A745</text:p>
          </table:table-cell>
          <table:table-cell table:style-name="Content" office:value-type="string" calcext:value-type="string">
            <text:p>745</text:p>
          </table:table-cell>
          <table:table-cell table:style-name="Content" office:value-type="string" calcext:value-type="string">
            <text:p>Moe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03" calcext:value-type="float">
            <text:p>-24.03</text:p>
          </table:table-cell>
          <table:table-cell table:style-name="Content" office:value-type="float" office:value="-46.25" calcext:value-type="float">
            <text:p>-46.25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4">
          <table:table-cell table:style-name="ce40" office:value-type="string" calcext:value-type="string">
            <text:p>A746</text:p>
          </table:table-cell>
          <table:table-cell table:style-name="Content" office:value-type="string" calcext:value-type="string">
            <text:p>746</text:p>
          </table:table-cell>
          <table:table-cell table:style-name="Content" office:value-type="string" calcext:value-type="string">
            <text:p>Barra Do Turv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95" calcext:value-type="float">
            <text:p>-24.95</text:p>
          </table:table-cell>
          <table:table-cell table:style-name="Content" office:value-type="float" office:value="-48.4" calcext:value-type="float">
            <text:p>-48.4</text:p>
          </table:table-cell>
          <table:table-cell table:style-name="Content" office:value-type="float" office:value="667" calcext:value-type="float">
            <text:p>667</text:p>
          </table:table-cell>
        </table:table-row>
        <table:table-row table:style-name="ro4">
          <table:table-cell table:style-name="ce40" office:value-type="string" calcext:value-type="string">
            <text:p>A747</text:p>
          </table:table-cell>
          <table:table-cell table:style-name="Content" office:value-type="string" calcext:value-type="string">
            <text:p>747</text:p>
          </table:table-cell>
          <table:table-cell table:style-name="Content" office:value-type="string" calcext:value-type="string">
            <text:p>Prad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33" calcext:value-type="float">
            <text:p>-21.33</text:p>
          </table:table-cell>
          <table:table-cell table:style-name="Content" office:value-type="float" office:value="-48.1" calcext:value-type="float">
            <text:p>-48.1</text:p>
          </table:table-cell>
          <table:table-cell table:style-name="Content" office:value-type="float" office:value="544" calcext:value-type="float">
            <text:p>544</text:p>
          </table:table-cell>
        </table:table-row>
        <table:table-row table:style-name="ro4">
          <table:table-cell table:style-name="ce40" office:value-type="string" calcext:value-type="string">
            <text:p>A748</text:p>
          </table:table-cell>
          <table:table-cell table:style-name="Content" office:value-type="string" calcext:value-type="string">
            <text:p>748</text:p>
          </table:table-cell>
          <table:table-cell table:style-name="Content" office:value-type="string" calcext:value-type="string">
            <text:p>Barret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55" calcext:value-type="float">
            <text:p>-20.55</text:p>
          </table:table-cell>
          <table:table-cell table:style-name="Content" office:value-type="float" office:value="-48.53" calcext:value-type="float">
            <text:p>-48.53</text:p>
          </table:table-cell>
          <table:table-cell table:style-name="Content" office:value-type="float" office:value="533" calcext:value-type="float">
            <text:p>533</text:p>
          </table:table-cell>
        </table:table-row>
        <table:table-row table:style-name="ro4">
          <table:table-cell table:style-name="ce40" office:value-type="string" calcext:value-type="string">
            <text:p>A749</text:p>
          </table:table-cell>
          <table:table-cell table:style-name="Content" office:value-type="string" calcext:value-type="string">
            <text:p>749</text:p>
          </table:table-cell>
          <table:table-cell table:style-name="Content" office:value-type="string" calcext:value-type="string">
            <text:p>Jut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54.6" calcext:value-type="float">
            <text:p>-54.6</text:p>
          </table:table-cell>
          <table:table-cell table:style-name="Content" office:value-type="float" office:value="379" calcext:value-type="float">
            <text:p>379</text:p>
          </table:table-cell>
        </table:table-row>
        <table:table-row table:style-name="ro4">
          <table:table-cell table:style-name="ce40" office:value-type="string" calcext:value-type="string">
            <text:p>A750</text:p>
          </table:table-cell>
          <table:table-cell table:style-name="Content" office:value-type="string" calcext:value-type="string">
            <text:p>750</text:p>
          </table:table-cell>
          <table:table-cell table:style-name="Content" office:value-type="string" calcext:value-type="string">
            <text:p>Amamb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" calcext:value-type="float">
            <text:p>-23</text:p>
          </table:table-cell>
          <table:table-cell table:style-name="Content" office:value-type="float" office:value="-55.32" calcext:value-type="float">
            <text:p>-55.32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4">
          <table:table-cell table:style-name="ce40" office:value-type="string" calcext:value-type="string">
            <text:p>A751</text:p>
          </table:table-cell>
          <table:table-cell table:style-name="Content" office:value-type="string" calcext:value-type="string">
            <text:p>751</text:p>
          </table:table-cell>
          <table:table-cell table:style-name="Content" office:value-type="string" calcext:value-type="string">
            <text:p>Sete Que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.97" calcext:value-type="float">
            <text:p>-23.97</text:p>
          </table:table-cell>
          <table:table-cell table:style-name="Content" office:value-type="float" office:value="-55.02" calcext:value-type="float">
            <text:p>-55.02</text:p>
          </table:table-cell>
          <table:table-cell table:style-name="Content" office:value-type="float" office:value="402" calcext:value-type="float">
            <text:p>402</text:p>
          </table:table-cell>
        </table:table-row>
        <table:table-row table:style-name="ro4">
          <table:table-cell table:style-name="ce40" office:value-type="string" calcext:value-type="string">
            <text:p>A752</text:p>
          </table:table-cell>
          <table:table-cell table:style-name="Content" office:value-type="string" calcext:value-type="string">
            <text:p>752</text:p>
          </table:table-cell>
          <table:table-cell table:style-name="Content" office:value-type="string" calcext:value-type="string">
            <text:p>Itaquir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.43" calcext:value-type="float">
            <text:p>-23.43</text:p>
          </table:table-cell>
          <table:table-cell table:style-name="Content" office:value-type="float" office:value="-54.17" calcext:value-type="float">
            <text:p>-54.17</text:p>
          </table:table-cell>
          <table:table-cell table:style-name="Content" office:value-type="float" office:value="336" calcext:value-type="float">
            <text:p>336</text:p>
          </table:table-cell>
        </table:table-row>
        <table:table-row table:style-name="ro4">
          <table:table-cell table:style-name="ce40" office:value-type="string" calcext:value-type="string">
            <text:p>A753</text:p>
          </table:table-cell>
          <table:table-cell table:style-name="Content" office:value-type="string" calcext:value-type="string">
            <text:p>753</text:p>
          </table:table-cell>
          <table:table-cell table:style-name="Content" office:value-type="string" calcext:value-type="string">
            <text:p>Ituvera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35" calcext:value-type="float">
            <text:p>-20.35</text:p>
          </table:table-cell>
          <table:table-cell table:style-name="Content" office:value-type="float" office:value="-47.77" calcext:value-type="float">
            <text:p>-47.77</text:p>
          </table:table-cell>
          <table:table-cell table:style-name="Content" office:value-type="float" office:value="600" calcext:value-type="float">
            <text:p>600</text:p>
          </table:table-cell>
        </table:table-row>
        <table:table-row table:style-name="ro4">
          <table:table-cell table:style-name="ce40" office:value-type="string" calcext:value-type="string">
            <text:p>A754</text:p>
          </table:table-cell>
          <table:table-cell table:style-name="Content" office:value-type="string" calcext:value-type="string">
            <text:p>754</text:p>
          </table:table-cell>
          <table:table-cell table:style-name="Content" office:value-type="string" calcext:value-type="string">
            <text:p>Sidro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97" calcext:value-type="float">
            <text:p>-20.97</text:p>
          </table:table-cell>
          <table:table-cell table:style-name="Content" office:value-type="float" office:value="-54.97" calcext:value-type="float">
            <text:p>-54.97</text:p>
          </table:table-cell>
          <table:table-cell table:style-name="Content" office:value-type="float" office:value="464" calcext:value-type="float">
            <text:p>464</text:p>
          </table:table-cell>
        </table:table-row>
        <table:table-row table:style-name="ro4">
          <table:table-cell table:style-name="ce40" office:value-type="string" calcext:value-type="string">
            <text:p>A755</text:p>
          </table:table-cell>
          <table:table-cell table:style-name="Content" office:value-type="string" calcext:value-type="string">
            <text:p>755</text:p>
          </table:table-cell>
          <table:table-cell table:style-name="Content" office:value-type="string" calcext:value-type="string">
            <text:p>Barue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52" calcext:value-type="float">
            <text:p>-23.52</text:p>
          </table:table-cell>
          <table:table-cell table:style-name="Content" office:value-type="float" office:value="-46.87" calcext:value-type="float">
            <text:p>-46.87</text:p>
          </table:table-cell>
          <table:table-cell table:style-name="Content" office:value-type="float" office:value="791" calcext:value-type="float">
            <text:p>791</text:p>
          </table:table-cell>
        </table:table-row>
        <table:table-row table:style-name="ro4">
          <table:table-cell table:style-name="ce40" office:value-type="string" calcext:value-type="string">
            <text:p>A756</text:p>
          </table:table-cell>
          <table:table-cell table:style-name="Content" office:value-type="string" calcext:value-type="string">
            <text:p>756</text:p>
          </table:table-cell>
          <table:table-cell table:style-name="Content" office:value-type="string" calcext:value-type="string">
            <text:p>Água Cl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3" calcext:value-type="float">
            <text:p>-20.43</text:p>
          </table:table-cell>
          <table:table-cell table:style-name="Content" office:value-type="float" office:value="-52.87" calcext:value-type="float">
            <text:p>-52.87</text:p>
          </table:table-cell>
          <table:table-cell table:style-name="Content" office:value-type="float" office:value="338" calcext:value-type="float">
            <text:p>338</text:p>
          </table:table-cell>
        </table:table-row>
        <table:table-row table:style-name="ro4">
          <table:table-cell table:style-name="ce40" office:value-type="string" calcext:value-type="string">
            <text:p>A757</text:p>
          </table:table-cell>
          <table:table-cell table:style-name="Content" office:value-type="string" calcext:value-type="string">
            <text:p>757</text:p>
          </table:table-cell>
          <table:table-cell table:style-name="Content" office:value-type="string" calcext:value-type="string">
            <text:p>Bela Vi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1" calcext:value-type="float">
            <text:p>-22.1</text:p>
          </table:table-cell>
          <table:table-cell table:style-name="Content" office:value-type="float" office:value="-56.53" calcext:value-type="float">
            <text:p>-56.53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4">
          <table:table-cell table:style-name="ce40" office:value-type="string" calcext:value-type="string">
            <text:p>A758</text:p>
          </table:table-cell>
          <table:table-cell table:style-name="Content" office:value-type="string" calcext:value-type="string">
            <text:p>758</text:p>
          </table:table-cell>
          <table:table-cell table:style-name="Content" office:value-type="string" calcext:value-type="string">
            <text:p>Jard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47" calcext:value-type="float">
            <text:p>-21.47</text:p>
          </table:table-cell>
          <table:table-cell table:style-name="Content" office:value-type="float" office:value="-56.13" calcext:value-type="float">
            <text:p>-56.13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4">
          <table:table-cell table:style-name="ce40" office:value-type="string" calcext:value-type="string">
            <text:p>A759</text:p>
          </table:table-cell>
          <table:table-cell table:style-name="Content" office:value-type="string" calcext:value-type="string">
            <text:p>759</text:p>
          </table:table-cell>
          <table:table-cell table:style-name="Content" office:value-type="string" calcext:value-type="string">
            <text:p>Bataguass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5" calcext:value-type="float">
            <text:p>-21.75</text:p>
          </table:table-cell>
          <table:table-cell table:style-name="Content" office:value-type="float" office:value="-52.47" calcext:value-type="float">
            <text:p>-52.47</text:p>
          </table:table-cell>
          <table:table-cell table:style-name="Content" office:value-type="float" office:value="387" calcext:value-type="float">
            <text:p>387</text:p>
          </table:table-cell>
        </table:table-row>
        <table:table-row table:style-name="ro4">
          <table:table-cell table:style-name="ce40" office:value-type="string" calcext:value-type="string">
            <text:p>A760</text:p>
          </table:table-cell>
          <table:table-cell table:style-name="Content" office:value-type="string" calcext:value-type="string">
            <text:p>760</text:p>
          </table:table-cell>
          <table:table-cell table:style-name="Content" office:value-type="string" calcext:value-type="string">
            <text:p>Costa Ri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48" calcext:value-type="float">
            <text:p>-18.48</text:p>
          </table:table-cell>
          <table:table-cell table:style-name="Content" office:value-type="float" office:value="-53.17" calcext:value-type="float">
            <text:p>-53.17</text:p>
          </table:table-cell>
          <table:table-cell table:style-name="Content" office:value-type="float" office:value="730" calcext:value-type="float">
            <text:p>730</text:p>
          </table:table-cell>
        </table:table-row>
        <table:table-row table:style-name="ro4">
          <table:table-cell table:style-name="ce40" office:value-type="string" calcext:value-type="string">
            <text:p>A761</text:p>
          </table:table-cell>
          <table:table-cell table:style-name="Content" office:value-type="string" calcext:value-type="string">
            <text:p>761</text:p>
          </table:table-cell>
          <table:table-cell table:style-name="Content" office:value-type="string" calcext:value-type="string">
            <text:p>Son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7.63" calcext:value-type="float">
            <text:p>-17.63</text:p>
          </table:table-cell>
          <table:table-cell table:style-name="Content" office:value-type="float" office:value="-54.75" calcext:value-type="float">
            <text:p>-54.75</text:p>
          </table:table-cell>
          <table:table-cell table:style-name="Content" office:value-type="float" office:value="495" calcext:value-type="float">
            <text:p>495</text:p>
          </table:table-cell>
        </table:table-row>
        <table:table-row table:style-name="ro4">
          <table:table-cell table:style-name="ce40" office:value-type="string" calcext:value-type="string">
            <text:p>A901</text:p>
          </table:table-cell>
          <table:table-cell table:style-name="Content" office:value-type="string" calcext:value-type="string">
            <text:p>901</text:p>
          </table:table-cell>
          <table:table-cell table:style-name="Content" office:value-type="string" calcext:value-type="string">
            <text:p>Cuiab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62" calcext:value-type="float">
            <text:p>-15.62</text:p>
          </table:table-cell>
          <table:table-cell table:style-name="Content" office:value-type="float" office:value="-56.1" calcext:value-type="float">
            <text:p>-56.1</text:p>
          </table:table-cell>
          <table:table-cell table:style-name="Content" office:value-type="float" office:value="151" calcext:value-type="float">
            <text:p>151</text:p>
          </table:table-cell>
        </table:table-row>
        <table:table-row table:style-name="ro4">
          <table:table-cell table:style-name="ce40" office:value-type="string" calcext:value-type="string">
            <text:p>A902</text:p>
          </table:table-cell>
          <table:table-cell table:style-name="Content" office:value-type="string" calcext:value-type="string">
            <text:p>902</text:p>
          </table:table-cell>
          <table:table-cell table:style-name="Content" office:value-type="string" calcext:value-type="string">
            <text:p>Tangará Da Se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65" calcext:value-type="float">
            <text:p>-14.65</text:p>
          </table:table-cell>
          <table:table-cell table:style-name="Content" office:value-type="float" office:value="-57.42" calcext:value-type="float">
            <text:p>-57.42</text:p>
          </table:table-cell>
          <table:table-cell table:style-name="Content" office:value-type="float" office:value="321" calcext:value-type="float">
            <text:p>321</text:p>
          </table:table-cell>
        </table:table-row>
        <table:table-row table:style-name="ro4">
          <table:table-cell table:style-name="ce40" office:value-type="string" calcext:value-type="string">
            <text:p>A903</text:p>
          </table:table-cell>
          <table:table-cell table:style-name="Content" office:value-type="string" calcext:value-type="string">
            <text:p>903</text:p>
          </table:table-cell>
          <table:table-cell table:style-name="Content" office:value-type="string" calcext:value-type="string">
            <text:p>São José Do Rio Cla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45" calcext:value-type="float">
            <text:p>-13.45</text:p>
          </table:table-cell>
          <table:table-cell table:style-name="Content" office:value-type="float" office:value="-56.65" calcext:value-type="float">
            <text:p>-56.65</text:p>
          </table:table-cell>
          <table:table-cell table:style-name="Content" office:value-type="float" office:value="350" calcext:value-type="float">
            <text:p>350</text:p>
          </table:table-cell>
        </table:table-row>
        <table:table-row table:style-name="ro4">
          <table:table-cell table:style-name="ce40" office:value-type="string" calcext:value-type="string">
            <text:p>A904</text:p>
          </table:table-cell>
          <table:table-cell table:style-name="Content" office:value-type="string" calcext:value-type="string">
            <text:p>904</text:p>
          </table:table-cell>
          <table:table-cell table:style-name="Content" office:value-type="string" calcext:value-type="string">
            <text:p>Sorri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55" calcext:value-type="float">
            <text:p>-12.55</text:p>
          </table:table-cell>
          <table:table-cell table:style-name="Content" office:value-type="float" office:value="-55.72" calcext:value-type="float">
            <text:p>-55.72</text:p>
          </table:table-cell>
          <table:table-cell table:style-name="Content" office:value-type="float" office:value="380" calcext:value-type="float">
            <text:p>380</text:p>
          </table:table-cell>
        </table:table-row>
        <table:table-row table:style-name="ro4">
          <table:table-cell table:style-name="ce40" office:value-type="string" calcext:value-type="string">
            <text:p>A905</text:p>
          </table:table-cell>
          <table:table-cell table:style-name="Content" office:value-type="string" calcext:value-type="string">
            <text:p>905</text:p>
          </table:table-cell>
          <table:table-cell table:style-name="Content" office:value-type="string" calcext:value-type="string">
            <text:p>Campo Novo Dos Parec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78" calcext:value-type="float">
            <text:p>-13.78</text:p>
          </table:table-cell>
          <table:table-cell table:style-name="Content" office:value-type="float" office:value="-57.83" calcext:value-type="float">
            <text:p>-57.83</text:p>
          </table:table-cell>
          <table:table-cell table:style-name="Content" office:value-type="float" office:value="570" calcext:value-type="float">
            <text:p>570</text:p>
          </table:table-cell>
        </table:table-row>
        <table:table-row table:style-name="ro4">
          <table:table-cell table:style-name="ce40" office:value-type="string" calcext:value-type="string">
            <text:p>A906</text:p>
          </table:table-cell>
          <table:table-cell table:style-name="Content" office:value-type="string" calcext:value-type="string">
            <text:p>906</text:p>
          </table:table-cell>
          <table:table-cell table:style-name="Content" office:value-type="string" calcext:value-type="string">
            <text:p>Guarantã Do Nor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95" calcext:value-type="float">
            <text:p>-9.95</text:p>
          </table:table-cell>
          <table:table-cell table:style-name="Content" office:value-type="float" office:value="-54.88" calcext:value-type="float">
            <text:p>-54.88</text:p>
          </table:table-cell>
          <table:table-cell table:style-name="Content" office:value-type="float" office:value="320" calcext:value-type="float">
            <text:p>320</text:p>
          </table:table-cell>
        </table:table-row>
        <table:table-row table:style-name="ro4">
          <table:table-cell table:style-name="ce40" office:value-type="string" calcext:value-type="string">
            <text:p>A907</text:p>
          </table:table-cell>
          <table:table-cell table:style-name="Content" office:value-type="string" calcext:value-type="string">
            <text:p>907</text:p>
          </table:table-cell>
          <table:table-cell table:style-name="Content" office:value-type="string" calcext:value-type="string">
            <text:p>Rondon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45" calcext:value-type="float">
            <text:p>-16.45</text:p>
          </table:table-cell>
          <table:table-cell table:style-name="Content" office:value-type="float" office:value="-54.57" calcext:value-type="float">
            <text:p>-54.57</text:p>
          </table:table-cell>
          <table:table-cell table:style-name="Content" office:value-type="float" office:value="284" calcext:value-type="float">
            <text:p>284</text:p>
          </table:table-cell>
        </table:table-row>
        <table:table-row table:style-name="ro4">
          <table:table-cell table:style-name="ce40" office:value-type="string" calcext:value-type="string">
            <text:p>A908</text:p>
          </table:table-cell>
          <table:table-cell table:style-name="Content" office:value-type="string" calcext:value-type="string">
            <text:p>908</text:p>
          </table:table-cell>
          <table:table-cell table:style-name="Content" office:value-type="string" calcext:value-type="string">
            <text:p>Água Bo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" calcext:value-type="float">
            <text:p>-14</text:p>
          </table:table-cell>
          <table:table-cell table:style-name="Content" office:value-type="float" office:value="-52.2" calcext:value-type="float">
            <text:p>-52.2</text:p>
          </table:table-cell>
          <table:table-cell table:style-name="Content" office:value-type="float" office:value="432" calcext:value-type="float">
            <text:p>432</text:p>
          </table:table-cell>
        </table:table-row>
        <table:table-row table:style-name="ro4">
          <table:table-cell table:style-name="ce40" office:value-type="string" calcext:value-type="string">
            <text:p>A909</text:p>
          </table:table-cell>
          <table:table-cell table:style-name="Content" office:value-type="string" calcext:value-type="string">
            <text:p>909</text:p>
          </table:table-cell>
          <table:table-cell table:style-name="Content" office:value-type="string" calcext:value-type="string">
            <text:p>Alto Aragu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55" calcext:value-type="float">
            <text:p>-17.55</text:p>
          </table:table-cell>
          <table:table-cell table:style-name="Content" office:value-type="float" office:value="-53.37" calcext:value-type="float">
            <text:p>-53.37</text:p>
          </table:table-cell>
          <table:table-cell table:style-name="Content" office:value-type="float" office:value="753" calcext:value-type="float">
            <text:p>753</text:p>
          </table:table-cell>
        </table:table-row>
        <table:table-row table:style-name="ro4">
          <table:table-cell table:style-name="ce40" office:value-type="string" calcext:value-type="string">
            <text:p>A910</text:p>
          </table:table-cell>
          <table:table-cell table:style-name="Content" office:value-type="string" calcext:value-type="string">
            <text:p>910</text:p>
          </table:table-cell>
          <table:table-cell table:style-name="Content" office:value-type="string" calcext:value-type="string">
            <text:p>Apiac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55" calcext:value-type="float">
            <text:p>-9.55</text:p>
          </table:table-cell>
          <table:table-cell table:style-name="Content" office:value-type="float" office:value="-57.38" calcext:value-type="float">
            <text:p>-57.38</text:p>
          </table:table-cell>
          <table:table-cell table:style-name="Content" office:value-type="float" office:value="220" calcext:value-type="float">
            <text:p>220</text:p>
          </table:table-cell>
        </table:table-row>
        <table:table-row table:style-name="ro4">
          <table:table-cell table:style-name="ce40" office:value-type="string" calcext:value-type="string">
            <text:p>A912</text:p>
          </table:table-cell>
          <table:table-cell table:style-name="Content" office:value-type="string" calcext:value-type="string">
            <text:p>912</text:p>
          </table:table-cell>
          <table:table-cell table:style-name="Content" office:value-type="string" calcext:value-type="string">
            <text:p>Camp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52" calcext:value-type="float">
            <text:p>-15.52</text:p>
          </table:table-cell>
          <table:table-cell table:style-name="Content" office:value-type="float" office:value="-55.13" calcext:value-type="float">
            <text:p>-55.13</text:p>
          </table:table-cell>
          <table:table-cell table:style-name="Content" office:value-type="float" office:value="749" calcext:value-type="float">
            <text:p>749</text:p>
          </table:table-cell>
        </table:table-row>
        <table:table-row table:style-name="ro4">
          <table:table-cell table:style-name="ce40" office:value-type="string" calcext:value-type="string">
            <text:p>A913</text:p>
          </table:table-cell>
          <table:table-cell table:style-name="Content" office:value-type="string" calcext:value-type="string">
            <text:p>913</text:p>
          </table:table-cell>
          <table:table-cell table:style-name="Content" office:value-type="string" calcext:value-type="string">
            <text:p>Comodo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7" calcext:value-type="float">
            <text:p>-13.7</text:p>
          </table:table-cell>
          <table:table-cell table:style-name="Content" office:value-type="float" office:value="-59.75" calcext:value-type="float">
            <text:p>-59.75</text:p>
          </table:table-cell>
          <table:table-cell table:style-name="Content" office:value-type="float" office:value="591" calcext:value-type="float">
            <text:p>591</text:p>
          </table:table-cell>
        </table:table-row>
        <table:table-row table:style-name="ro4">
          <table:table-cell table:style-name="ce40" office:value-type="string" calcext:value-type="string">
            <text:p>A914</text:p>
          </table:table-cell>
          <table:table-cell table:style-name="Content" office:value-type="string" calcext:value-type="string">
            <text:p>914</text:p>
          </table:table-cell>
          <table:table-cell table:style-name="Content" office:value-type="string" calcext:value-type="string">
            <text:p>Ju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27" calcext:value-type="float">
            <text:p>-11.27</text:p>
          </table:table-cell>
          <table:table-cell table:style-name="Content" office:value-type="float" office:value="-57.52" calcext:value-type="float">
            <text:p>-57.52</text:p>
          </table:table-cell>
          <table:table-cell table:style-name="Content" office:value-type="float" office:value="260" calcext:value-type="float">
            <text:p>260</text:p>
          </table:table-cell>
        </table:table-row>
        <table:table-row table:style-name="ro4">
          <table:table-cell table:style-name="ce40" office:value-type="string" calcext:value-type="string">
            <text:p>A915</text:p>
          </table:table-cell>
          <table:table-cell table:style-name="Content" office:value-type="string" calcext:value-type="string">
            <text:p>915</text:p>
          </table:table-cell>
          <table:table-cell table:style-name="Content" office:value-type="string" calcext:value-type="string">
            <text:p>Paran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42" calcext:value-type="float">
            <text:p>-14.42</text:p>
          </table:table-cell>
          <table:table-cell table:style-name="Content" office:value-type="float" office:value="-54.03" calcext:value-type="float">
            <text:p>-54.03</text:p>
          </table:table-cell>
          <table:table-cell table:style-name="Content" office:value-type="float" office:value="474" calcext:value-type="float">
            <text:p>474</text:p>
          </table:table-cell>
        </table:table-row>
        <table:table-row table:style-name="ro4">
          <table:table-cell table:style-name="ce40" office:value-type="string" calcext:value-type="string">
            <text:p>A916</text:p>
          </table:table-cell>
          <table:table-cell table:style-name="Content" office:value-type="string" calcext:value-type="string">
            <text:p>916</text:p>
          </table:table-cell>
          <table:table-cell table:style-name="Content" office:value-type="string" calcext:value-type="string">
            <text:p>Querênc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62" calcext:value-type="float">
            <text:p>-12.62</text:p>
          </table:table-cell>
          <table:table-cell table:style-name="Content" office:value-type="float" office:value="-52.22" calcext:value-type="float">
            <text:p>-52.22</text:p>
          </table:table-cell>
          <table:table-cell table:style-name="Content" office:value-type="float" office:value="382" calcext:value-type="float">
            <text:p>382</text:p>
          </table:table-cell>
        </table:table-row>
        <table:table-row table:style-name="ro4">
          <table:table-cell table:style-name="ce40" office:value-type="string" calcext:value-type="string">
            <text:p>A917</text:p>
          </table:table-cell>
          <table:table-cell table:style-name="Content" office:value-type="string" calcext:value-type="string">
            <text:p>917</text:p>
          </table:table-cell>
          <table:table-cell table:style-name="Content" office:value-type="string" calcext:value-type="string">
            <text:p>Sinop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97" calcext:value-type="float">
            <text:p>-11.97</text:p>
          </table:table-cell>
          <table:table-cell table:style-name="Content" office:value-type="float" office:value="-55.55" calcext:value-type="float">
            <text:p>-55.55</text:p>
          </table:table-cell>
          <table:table-cell table:style-name="Content" office:value-type="float" office:value="371" calcext:value-type="float">
            <text:p>371</text:p>
          </table:table-cell>
        </table:table-row>
        <table:table-row table:style-name="ro4">
          <table:table-cell table:style-name="ce40" office:value-type="string" calcext:value-type="string">
            <text:p>A918</text:p>
          </table:table-cell>
          <table:table-cell table:style-name="Content" office:value-type="string" calcext:value-type="string">
            <text:p>918</text:p>
          </table:table-cell>
          <table:table-cell table:style-name="Content" office:value-type="string" calcext:value-type="string">
            <text:p>Confre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0.65" calcext:value-type="float">
            <text:p>-10.65</text:p>
          </table:table-cell>
          <table:table-cell table:style-name="Content" office:value-type="float" office:value="-51.57" calcext:value-type="float">
            <text:p>-51.57</text:p>
          </table:table-cell>
          <table:table-cell table:style-name="Content" office:value-type="float" office:value="237" calcext:value-type="float">
            <text:p>237</text:p>
          </table:table-cell>
        </table:table-row>
        <table:table-row table:style-name="ro4">
          <table:table-cell table:style-name="ce40" office:value-type="string" calcext:value-type="string">
            <text:p>A919</text:p>
          </table:table-cell>
          <table:table-cell table:style-name="Content" office:value-type="string" calcext:value-type="string">
            <text:p>919</text:p>
          </table:table-cell>
          <table:table-cell table:style-name="Content" office:value-type="string" calcext:value-type="string">
            <text:p>Cotriguaç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9" calcext:value-type="float">
            <text:p>-9.9</text:p>
          </table:table-cell>
          <table:table-cell table:style-name="Content" office:value-type="float" office:value="-58.57" calcext:value-type="float">
            <text:p>-58.57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4">
          <table:table-cell table:style-name="ce40" office:value-type="string" calcext:value-type="string">
            <text:p>A920</text:p>
          </table:table-cell>
          <table:table-cell table:style-name="Content" office:value-type="string" calcext:value-type="string">
            <text:p>920</text:p>
          </table:table-cell>
          <table:table-cell table:style-name="Content" office:value-type="string" calcext:value-type="string">
            <text:p>Juí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37" calcext:value-type="float">
            <text:p>-11.37</text:p>
          </table:table-cell>
          <table:table-cell table:style-name="Content" office:value-type="float" office:value="-58.72" calcext:value-type="float">
            <text:p>-58.72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4">
          <table:table-cell table:style-name="ce40" office:value-type="string" calcext:value-type="string">
            <text:p>A921</text:p>
          </table:table-cell>
          <table:table-cell table:style-name="Content" office:value-type="string" calcext:value-type="string">
            <text:p>921</text:p>
          </table:table-cell>
          <table:table-cell table:style-name="Content" office:value-type="string" calcext:value-type="string">
            <text:p>São Felix Do Aragu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62" calcext:value-type="float">
            <text:p>-11.62</text:p>
          </table:table-cell>
          <table:table-cell table:style-name="Content" office:value-type="float" office:value="-50.72" calcext:value-type="float">
            <text:p>-50.72</text:p>
          </table:table-cell>
          <table:table-cell table:style-name="Content" office:value-type="float" office:value="218" calcext:value-type="float">
            <text:p>218</text:p>
          </table:table-cell>
        </table:table-row>
        <table:table-row table:style-name="ro4">
          <table:table-cell table:style-name="ce40" office:value-type="string" calcext:value-type="string">
            <text:p>A922</text:p>
          </table:table-cell>
          <table:table-cell table:style-name="Content" office:value-type="string" calcext:value-type="string">
            <text:p>922</text:p>
          </table:table-cell>
          <table:table-cell table:style-name="Content" office:value-type="string" calcext:value-type="string">
            <text:p>Vila Bela Da Santa Trinda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05" calcext:value-type="float">
            <text:p>-15.05</text:p>
          </table:table-cell>
          <table:table-cell table:style-name="Content" office:value-type="float" office:value="-59.87" calcext:value-type="float">
            <text:p>-59.87</text:p>
          </table:table-cell>
          <table:table-cell table:style-name="Content" office:value-type="float" office:value="222" calcext:value-type="float">
            <text:p>222</text:p>
          </table:table-cell>
        </table:table-row>
        <table:table-row table:style-name="ro4">
          <table:table-cell table:style-name="ce40" office:value-type="string" calcext:value-type="string">
            <text:p>A924</text:p>
          </table:table-cell>
          <table:table-cell table:style-name="Content" office:value-type="string" calcext:value-type="string">
            <text:p>924</text:p>
          </table:table-cell>
          <table:table-cell table:style-name="Content" office:value-type="string" calcext:value-type="string">
            <text:p>Alta Flore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83" calcext:value-type="float">
            <text:p>-9.83</text:p>
          </table:table-cell>
          <table:table-cell table:style-name="Content" office:value-type="float" office:value="-56.1" calcext:value-type="float">
            <text:p>-56.1</text:p>
          </table:table-cell>
          <table:table-cell table:style-name="Content" office:value-type="float" office:value="289" calcext:value-type="float">
            <text:p>289</text:p>
          </table:table-cell>
        </table:table-row>
        <table:table-row table:style-name="ro4">
          <table:table-cell table:style-name="ce40" office:value-type="string" calcext:value-type="string">
            <text:p>A926</text:p>
          </table:table-cell>
          <table:table-cell table:style-name="Content" office:value-type="string" calcext:value-type="string">
            <text:p>926</text:p>
          </table:table-cell>
          <table:table-cell table:style-name="Content" office:value-type="string" calcext:value-type="string">
            <text:p>Carlin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0" calcext:value-type="float">
            <text:p>-10</text:p>
          </table:table-cell>
          <table:table-cell table:style-name="Content" office:value-type="float" office:value="-55.78" calcext:value-type="float">
            <text:p>-55.78</text:p>
          </table:table-cell>
          <table:table-cell table:style-name="Content" office:value-type="float" office:value="2900" calcext:value-type="float">
            <text:p>2900</text:p>
          </table:table-cell>
        </table:table-row>
        <table:table-row table:style-name="ro4">
          <table:table-cell table:style-name="ce40" office:value-type="string" calcext:value-type="string">
            <text:p>A927</text:p>
          </table:table-cell>
          <table:table-cell table:style-name="Content" office:value-type="string" calcext:value-type="string">
            <text:p>927</text:p>
          </table:table-cell>
          <table:table-cell table:style-name="Content" office:value-type="string" calcext:value-type="string">
            <text:p>Novo Mund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52" calcext:value-type="float">
            <text:p>-12.52</text:p>
          </table:table-cell>
          <table:table-cell table:style-name="Content" office:value-type="float" office:value="-58.22" calcext:value-type="float">
            <text:p>-58.22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4">
          <table:table-cell table:style-name="ce40" office:value-type="string" calcext:value-type="string">
            <text:p>A928</text:p>
          </table:table-cell>
          <table:table-cell table:style-name="Content" office:value-type="string" calcext:value-type="string">
            <text:p>928</text:p>
          </table:table-cell>
          <table:table-cell table:style-name="Content" office:value-type="string" calcext:value-type="string">
            <text:p>Nova Mar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03" calcext:value-type="float">
            <text:p>-13.03</text:p>
          </table:table-cell>
          <table:table-cell table:style-name="Content" office:value-type="float" office:value="-57.08" calcext:value-type="float">
            <text:p>-57.08</text:p>
          </table:table-cell>
          <table:table-cell table:style-name="Content" office:value-type="float" office:value="353" calcext:value-type="float">
            <text:p>353</text:p>
          </table:table-cell>
        </table:table-row>
        <table:table-row table:style-name="ro4">
          <table:table-cell table:style-name="ce40" office:value-type="string" calcext:value-type="string">
            <text:p>A929</text:p>
          </table:table-cell>
          <table:table-cell table:style-name="Content" office:value-type="string" calcext:value-type="string">
            <text:p>929</text:p>
          </table:table-cell>
          <table:table-cell table:style-name="Content" office:value-type="string" calcext:value-type="string">
            <text:p>Novo Ubirat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4" calcext:value-type="float">
            <text:p>-13.4</text:p>
          </table:table-cell>
          <table:table-cell table:style-name="Content" office:value-type="float" office:value="-54.75" calcext:value-type="float">
            <text:p>-54.75</text:p>
          </table:table-cell>
          <table:table-cell table:style-name="Content" office:value-type="float" office:value="518" calcext:value-type="float">
            <text:p>518</text:p>
          </table:table-cell>
        </table:table-row>
        <table:table-row table:style-name="ro4">
          <table:table-cell table:style-name="ce40" office:value-type="string" calcext:value-type="string">
            <text:p>A930</text:p>
          </table:table-cell>
          <table:table-cell table:style-name="Content" office:value-type="string" calcext:value-type="string">
            <text:p>930</text:p>
          </table:table-cell>
          <table:table-cell table:style-name="Content" office:value-type="string" calcext:value-type="string">
            <text:p>Gaucha Do Nor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18" calcext:value-type="float">
            <text:p>-13.18</text:p>
          </table:table-cell>
          <table:table-cell table:style-name="Content" office:value-type="float" office:value="-53.25" calcext:value-type="float">
            <text:p>-53.25</text:p>
          </table:table-cell>
          <table:table-cell table:style-name="Content" office:value-type="float" office:value="379" calcext:value-type="float">
            <text:p>379</text:p>
          </table:table-cell>
        </table:table-row>
        <table:table-row table:style-name="ro4">
          <table:table-cell table:style-name="ce40" office:value-type="string" calcext:value-type="string">
            <text:p>A931</text:p>
          </table:table-cell>
          <table:table-cell table:style-name="Content" office:value-type="string" calcext:value-type="string">
            <text:p>931</text:p>
          </table:table-cell>
          <table:table-cell table:style-name="Content" office:value-type="string" calcext:value-type="string">
            <text:p>Santo Antonio Do Les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92" calcext:value-type="float">
            <text:p>-14.92</text:p>
          </table:table-cell>
          <table:table-cell table:style-name="Content" office:value-type="float" office:value="-53.88" calcext:value-type="float">
            <text:p>-53.88</text:p>
          </table:table-cell>
          <table:table-cell table:style-name="Content" office:value-type="float" office:value="648" calcext:value-type="float">
            <text:p>648</text:p>
          </table:table-cell>
        </table:table-row>
        <table:table-row table:style-name="ro4">
          <table:table-cell table:style-name="ce40" office:value-type="string" calcext:value-type="string">
            <text:p>A932</text:p>
          </table:table-cell>
          <table:table-cell table:style-name="Content" office:value-type="string" calcext:value-type="string">
            <text:p>932</text:p>
          </table:table-cell>
          <table:table-cell table:style-name="Content" office:value-type="string" calcext:value-type="string">
            <text:p>Guir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33" calcext:value-type="float">
            <text:p>-16.33</text:p>
          </table:table-cell>
          <table:table-cell table:style-name="Content" office:value-type="float" office:value="-53.75" calcext:value-type="float">
            <text:p>-53.75</text:p>
          </table:table-cell>
          <table:table-cell table:style-name="Content" office:value-type="float" office:value="526" calcext:value-type="float">
            <text:p>526</text:p>
          </table:table-cell>
        </table:table-row>
        <table:table-row table:style-name="ro4">
          <table:table-cell table:style-name="ce40" office:value-type="string" calcext:value-type="string">
            <text:p>A933</text:p>
          </table:table-cell>
          <table:table-cell table:style-name="Content" office:value-type="string" calcext:value-type="string">
            <text:p>933</text:p>
          </table:table-cell>
          <table:table-cell table:style-name="Content" office:value-type="string" calcext:value-type="string">
            <text:p>Itiqu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17" calcext:value-type="float">
            <text:p>-17.17</text:p>
          </table:table-cell>
          <table:table-cell table:style-name="Content" office:value-type="float" office:value="-54.5" calcext:value-type="float">
            <text:p>-54.5</text:p>
          </table:table-cell>
          <table:table-cell table:style-name="Content" office:value-type="float" office:value="585" calcext:value-type="float">
            <text:p>585</text:p>
          </table:table-cell>
        </table:table-row>
        <table:table-row table:style-name="ro4">
          <table:table-cell table:style-name="ce40" office:value-type="string" calcext:value-type="string">
            <text:p>A934</text:p>
          </table:table-cell>
          <table:table-cell table:style-name="Content" office:value-type="string" calcext:value-type="string">
            <text:p>934</text:p>
          </table:table-cell>
          <table:table-cell table:style-name="Content" office:value-type="string" calcext:value-type="string">
            <text:p>Alto Taqua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53.28" calcext:value-type="float">
            <text:p>-53.28</text:p>
          </table:table-cell>
          <table:table-cell table:style-name="Content" office:value-type="float" office:value="875" calcext:value-type="float">
            <text:p>875</text:p>
          </table:table-cell>
        </table:table-row>
        <table:table-row table:style-name="ro4">
          <table:table-cell table:style-name="ce40" office:value-type="string" calcext:value-type="string">
            <text:p>A935</text:p>
          </table:table-cell>
          <table:table-cell table:style-name="Content" office:value-type="string" calcext:value-type="string">
            <text:p>935</text:p>
          </table:table-cell>
          <table:table-cell table:style-name="Content" office:value-type="string" calcext:value-type="string">
            <text:p>Porto Estre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35" calcext:value-type="float">
            <text:p>-15.35</text:p>
          </table:table-cell>
          <table:table-cell table:style-name="Content" office:value-type="float" office:value="-57.22" calcext:value-type="float">
            <text:p>-57.22</text:p>
          </table:table-cell>
          <table:table-cell table:style-name="Content" office:value-type="float" office:value="145" calcext:value-type="float">
            <text:p>145</text:p>
          </table:table-cell>
        </table:table-row>
        <table:table-row table:style-name="ro4">
          <table:table-cell table:style-name="ce40" office:value-type="string" calcext:value-type="string">
            <text:p>A936</text:p>
          </table:table-cell>
          <table:table-cell table:style-name="Content" office:value-type="string" calcext:value-type="string">
            <text:p>936</text:p>
          </table:table-cell>
          <table:table-cell table:style-name="Content" office:value-type="string" calcext:value-type="string">
            <text:p>Salto Do Ce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13" calcext:value-type="float">
            <text:p>-15.13</text:p>
          </table:table-cell>
          <table:table-cell table:style-name="Content" office:value-type="float" office:value="-58.1" calcext:value-type="float">
            <text:p>-58.1</text:p>
          </table:table-cell>
          <table:table-cell table:style-name="Content" office:value-type="float" office:value="303" calcext:value-type="float">
            <text:p>303</text:p>
          </table:table-cell>
        </table:table-row>
        <table:table-row table:style-name="ro4">
          <table:table-cell table:style-name="ce40" office:value-type="string" calcext:value-type="string">
            <text:p>A937</text:p>
          </table:table-cell>
          <table:table-cell table:style-name="Content" office:value-type="string" calcext:value-type="string">
            <text:p>937</text:p>
          </table:table-cell>
          <table:table-cell table:style-name="Content" office:value-type="string" calcext:value-type="string">
            <text:p>Pontes De Lacer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25" calcext:value-type="float">
            <text:p>-15.25</text:p>
          </table:table-cell>
          <table:table-cell table:style-name="Content" office:value-type="float" office:value="-59.33" calcext:value-type="float">
            <text:p>-59.33</text:p>
          </table:table-cell>
          <table:table-cell table:style-name="Content" office:value-type="float" office:value="256" calcext:value-type="float">
            <text:p>256</text:p>
          </table:table-cell>
        </table:table-row>
        <table:table-row table:style-name="ro4">
          <table:table-cell table:style-name="ce40" office:value-type="string" calcext:value-type="string">
            <text:p>A941</text:p>
          </table:table-cell>
          <table:table-cell table:style-name="Content" office:value-type="string" calcext:value-type="string">
            <text:p>941</text:p>
          </table:table-cell>
          <table:table-cell table:style-name="Content" office:value-type="string" calcext:value-type="string">
            <text:p>Cace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03" calcext:value-type="float">
            <text:p>-16.03</text:p>
          </table:table-cell>
          <table:table-cell table:style-name="Content" office:value-type="float" office:value="-57.68" calcext:value-type="float">
            <text:p>-57.68</text:p>
          </table:table-cell>
          <table:table-cell table:style-name="Content" office:value-type="float" office:value="116" calcext:value-type="float">
            <text:p>116</text:p>
          </table:table-cell>
        </table:table-row>
        <table:table-row table:style-name="ro4">
          <table:table-cell table:style-name="ce40" office:value-type="string" calcext:value-type="string">
            <text:p>SBSJ</text:p>
          </table:table-cell>
          <table:table-cell table:style-name="Content" office:value-type="string" calcext:value-type="string">
            <text:p>BSJ</text:p>
          </table:table-cell>
          <table:table-cell table:style-name="Content" office:value-type="string" calcext:value-type="string">
            <text:p>São José dos Campos</text:p>
          </table:table-cell>
          <table:table-cell table:style-name="Content" office:value-type="string" calcext:value-type="string">
            <text:p>METAR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4" table:number-rows-repeated="1048196">
          <table:table-cell table:number-columns-repeated="12"/>
        </table:table-row>
        <table:table-row table:style-name="ro5" table:number-rows-repeated="9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Cabeçalhos SONDA" table:style-name="ta1">
        <table:table-column table:style-name="co26" table:default-cell-style-name="Default"/>
        <table:table-column table:style-name="co27" table:default-cell-style-name="Content"/>
        <table:table-column table:style-name="co28" table:default-cell-style-name="Content"/>
        <table:table-column table:style-name="co29" table:default-cell-style-name="Content"/>
        <table:table-column table:style-name="co30" table:default-cell-style-name="Content"/>
        <table:table-column table:style-name="co31" table:default-cell-style-name="Content"/>
        <table:table-column table:style-name="co32" table:default-cell-style-name="Content"/>
        <table:table-column table:style-name="co33" table:default-cell-style-name="Default"/>
        <table:table-column table:style-name="co9" table:default-cell-style-name="Content"/>
        <table:table-column table:style-name="co34" table:default-cell-style-name="Default"/>
        <table:table-column table:style-name="co5" table:default-cell-style-name="Content"/>
        <table:table-column table:style-name="co9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1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table:style-name="ce8" office:value-type="string" calcext:value-type="string">
            <text:p>Rede SONDA</text:p>
          </table:table-cell>
          <table:table-cell table:style-name="ce15" office:value-type="string" calcext:value-type="string" table:number-columns-spanned="38" table:number-rows-spanned="1">
            <text:p>Cabeçalhos dos Dados Solarimétricos</text:p>
          </table:table-cell>
          <table:covered-table-cell table:style-name="ce19"/>
          <table:covered-table-cell table:number-columns-repeated="32" table:style-name="ce16"/>
          <table:covered-table-cell table:number-columns-repeated="4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17" office:value-type="string" calcext:value-type="string" table:number-columns-spanned="38" table:number-rows-spanned="1">
            <text:p>Arquivos formatados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8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</text:p>
          </table:table-cell>
          <table:table-cell table:style-name="Content" office:value-type="string" calcext:value-type="string">
            <text:p>glo_std</text:p>
          </table:table-cell>
          <table:table-cell office:value-type="string" calcext:value-type="string">
            <text:p>glo_max</text:p>
          </table:table-cell>
          <table:table-cell table:style-name="Content" office:value-type="string" calcext:value-type="string">
            <text:p>glo_min</text:p>
          </table:table-cell>
          <table:table-cell office:value-type="string" calcext:value-type="string">
            <text:p>dif_avg</text:p>
          </table:table-cell>
          <table:table-cell table:style-name="Content" office:value-type="string" calcext:value-type="string">
            <text:p>dif_std</text:p>
          </table:table-cell>
          <table:table-cell table:style-name="Content" office:value-type="string" calcext:value-type="string">
            <text:p>dif_max</text:p>
          </table:table-cell>
          <table:table-cell table:style-name="Content" office:value-type="string" calcext:value-type="string">
            <text:p>dif_min</text:p>
          </table:table-cell>
          <table:table-cell table:style-name="Content" office:value-type="string" calcext:value-type="string">
            <text:p>par_avg</text:p>
          </table:table-cell>
          <table:table-cell table:style-name="Content" office:value-type="string" calcext:value-type="string">
            <text:p>par_std</text:p>
          </table:table-cell>
          <table:table-cell table:style-name="Content" office:value-type="string" calcext:value-type="string">
            <text:p>par_max</text:p>
          </table:table-cell>
          <table:table-cell table:style-name="Content" office:value-type="string" calcext:value-type="string">
            <text:p>par_min</text:p>
          </table:table-cell>
          <table:table-cell table:style-name="Content" office:value-type="string" calcext:value-type="string">
            <text:p>lux_avg</text:p>
          </table:table-cell>
          <table:table-cell table:style-name="Content" office:value-type="string" calcext:value-type="string">
            <text:p>lux_std</text:p>
          </table:table-cell>
          <table:table-cell table:style-name="Content" office:value-type="string" calcext:value-type="string">
            <text:p>lux_max</text:p>
          </table:table-cell>
          <table:table-cell table:style-name="Content" office:value-type="string" calcext:value-type="string">
            <text:p>lux_min</text:p>
          </table:table-cell>
          <table:table-cell table:style-name="Content" office:value-type="string" calcext:value-type="string">
            <text:p>dir_avg</text:p>
          </table:table-cell>
          <table:table-cell table:style-name="Content" office:value-type="string" calcext:value-type="string">
            <text:p>dir_std</text:p>
          </table:table-cell>
          <table:table-cell table:style-name="Content" office:value-type="string" calcext:value-type="string">
            <text:p>dir_max</text:p>
          </table:table-cell>
          <table:table-cell table:style-name="Content" office:value-type="string" calcext:value-type="string">
            <text:p>dir_min</text:p>
          </table:table-cell>
          <table:table-cell table:style-name="Content" office:value-type="string" calcext:value-type="string">
            <text:p>lw_calc_avg</text:p>
          </table:table-cell>
          <table:table-cell table:style-name="Content" office:value-type="string" calcext:value-type="string">
            <text:p>lw_calc_std</text:p>
          </table:table-cell>
          <table:table-cell table:style-name="Content" office:value-type="string" calcext:value-type="string">
            <text:p>lw_calc_max</text:p>
          </table:table-cell>
          <table:table-cell table:style-name="Content" office:value-type="string" calcext:value-type="string">
            <text:p>lw_calc_min</text:p>
          </table:table-cell>
          <table:table-cell table:style-name="Content" office:value-type="string" calcext:value-type="string">
            <text:p>lw_raw_avg</text:p>
          </table:table-cell>
          <table:table-cell table:style-name="Content" office:value-type="string" calcext:value-type="string">
            <text:p>lw_raw_std</text:p>
          </table:table-cell>
          <table:table-cell table:style-name="Content" office:value-type="string" calcext:value-type="string">
            <text:p>lw_raw_max</text:p>
          </table:table-cell>
          <table:table-cell table:style-name="Content" office:value-type="string" calcext:value-type="string">
            <text:p>lw_raw_min</text:p>
          </table:table-cell>
          <table:table-cell table:style-name="ce33" office:value-type="string" calcext:value-type="string">
            <text:p>tp_glo<text:span text:style-name="T5"> (2)</text:span></text:p>
          </table:table-cell>
          <table:table-cell table:style-name="ce33" office:value-type="string" calcext:value-type="string">
            <text:p><text:span text:style-name="T2">tp_dir</text:span><text:span text:style-name="T7"> (2)</text:span></text:p>
          </table:table-cell>
          <table:table-cell table:style-name="ce33" office:value-type="string" calcext:value-type="string">
            <text:p><text:span text:style-name="T2">tp_dif</text:span><text:span text:style-name="T7"> (2)</text:span></text:p>
          </table:table-cell>
          <table:table-cell table:style-name="ce33" office:value-type="string" calcext:value-type="string">
            <text:p><text:span text:style-name="T2">tp_lw_dome</text:span><text:span text:style-name="T7"> (2)</text:span></text:p>
          </table:table-cell>
          <table:table-cell table:style-name="ce33" office:value-type="string" calcext:value-type="string">
            <text:p><text:span text:style-name="T2">tp_lw_case</text:span><text:span text:style-name="T7"> (2)</text:span></text:p>
          </table:table-cell>
        </table:table-row>
        <table:table-row table:style-name="ro7">
          <table:table-cell table:style-name="Explic" office:value-type="string" calcext:value-type="string">
            <text:p>Sensor utilizado &gt;</text:p>
          </table:table-cell>
          <table:table-cell table:number-columns-repeated="5"/>
          <table:table-cell office:value-type="string" calcext:value-type="string">
            <text:p>pir_thermpil</text:p>
          </table:table-cell>
          <table:table-cell table:style-name="Content" office:value-type="string" calcext:value-type="string">
            <text:p>pir_thermpil</text:p>
          </table:table-cell>
          <table:table-cell office:value-type="string" calcext:value-type="string">
            <text:p>pir_thermpil</text:p>
          </table:table-cell>
          <table:table-cell table:style-name="Content" office:value-type="string" calcext:value-type="string">
            <text:p>pir_thermpil</text:p>
          </table:table-cell>
          <table:table-cell office:value-type="string" calcext:value-type="string">
            <text:p>pir_shdtrker</text:p>
            <text:p><text:span text:style-name="T2">pir_shdring</text:span></text:p>
          </table:table-cell>
          <table:table-cell table:style-name="Content" office:value-type="string" calcext:value-type="string">
            <text:p>pir_shdtrker</text:p>
            <text:p><text:span text:style-name="T2">pir_shdring</text:span></text:p>
          </table:table-cell>
          <table:table-cell table:style-name="Content" office:value-type="string" calcext:value-type="string">
            <text:p>pir_shdtrker</text:p>
            <text:p><text:span text:style-name="T2">pir_shdring</text:span></text:p>
          </table:table-cell>
          <table:table-cell table:style-name="Content" office:value-type="string" calcext:value-type="string">
            <text:p>pir_shdtrker</text:p>
            <text:p><text:span text:style-name="T2">pir_shdring</text:span></text:p>
          </table:table-cell>
          <table:table-cell table:number-columns-repeated="4" table:style-name="Content" office:value-type="string" calcext:value-type="string">
            <text:p>par_photodio</text:p>
          </table:table-cell>
          <table:table-cell table:number-columns-repeated="4" table:style-name="Content" office:value-type="string" calcext:value-type="string">
            <text:p>lux_photodio</text:p>
          </table:table-cell>
          <table:table-cell table:number-columns-repeated="4" table:style-name="Content" office:value-type="string" calcext:value-type="string">
            <text:p>phl_thermpil</text:p>
          </table:table-cell>
          <table:table-cell table:number-columns-repeated="8" table:style-name="Content" office:value-type="string" calcext:value-type="string">
            <text:p>prg_shdtrker</text:p>
          </table:table-cell>
          <table:table-cell table:number-columns-repeated="5" table:style-name="Content" office:value-type="string" calcext:value-type="string">
            <text:p>tcp_sensor</text:p>
          </table:table-cell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17" office:value-type="string" calcext:value-type="string" table:number-columns-spanned="33" table:number-rows-spanned="1">
            <text:p>Arquivos DQC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19"/>
          <table:covered-table-cell table:style-name="ce34"/>
          <table:covered-table-cell table:number-columns-repeated="3"/>
          <table:table-cell table:number-columns-repeated="5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_dqc</text:p>
          </table:table-cell>
          <table:table-cell table:style-name="Content" office:value-type="string" calcext:value-type="string">
            <text:p>glo_std_dqc</text:p>
          </table:table-cell>
          <table:table-cell office:value-type="string" calcext:value-type="string">
            <text:p>glo_max_dqc</text:p>
          </table:table-cell>
          <table:table-cell table:style-name="Content" office:value-type="string" calcext:value-type="string">
            <text:p>glo_min_dqc</text:p>
          </table:table-cell>
          <table:table-cell office:value-type="string" calcext:value-type="string">
            <text:p>dif_avg_dqc</text:p>
          </table:table-cell>
          <table:table-cell table:style-name="Content" office:value-type="string" calcext:value-type="string">
            <text:p>dif_std_dqc</text:p>
          </table:table-cell>
          <table:table-cell table:style-name="Content" office:value-type="string" calcext:value-type="string">
            <text:p>dif_max_dqc</text:p>
          </table:table-cell>
          <table:table-cell table:style-name="Content" office:value-type="string" calcext:value-type="string">
            <text:p>dif_min_dqc</text:p>
          </table:table-cell>
          <table:table-cell table:style-name="Content" office:value-type="string" calcext:value-type="string">
            <text:p>par_avg_dqc</text:p>
          </table:table-cell>
          <table:table-cell table:style-name="Content" office:value-type="string" calcext:value-type="string">
            <text:p>par_std_dqc</text:p>
          </table:table-cell>
          <table:table-cell table:style-name="Content" office:value-type="string" calcext:value-type="string">
            <text:p>par_max_dqc</text:p>
          </table:table-cell>
          <table:table-cell table:style-name="Content" office:value-type="string" calcext:value-type="string">
            <text:p>par_min_dqc</text:p>
          </table:table-cell>
          <table:table-cell table:style-name="Content" office:value-type="string" calcext:value-type="string">
            <text:p>lux_avg_dqc</text:p>
          </table:table-cell>
          <table:table-cell table:style-name="Content" office:value-type="string" calcext:value-type="string">
            <text:p>lux_std_dqc</text:p>
          </table:table-cell>
          <table:table-cell table:style-name="Content" office:value-type="string" calcext:value-type="string">
            <text:p>lux_max_dqc</text:p>
          </table:table-cell>
          <table:table-cell table:style-name="Content" office:value-type="string" calcext:value-type="string">
            <text:p>lux_min_dqc</text:p>
          </table:table-cell>
          <table:table-cell table:style-name="Content" office:value-type="string" calcext:value-type="string">
            <text:p>dir_avg_dqc</text:p>
          </table:table-cell>
          <table:table-cell table:style-name="Content" office:value-type="string" calcext:value-type="string">
            <text:p>dir_std_dqc</text:p>
          </table:table-cell>
          <table:table-cell table:style-name="Content" office:value-type="string" calcext:value-type="string">
            <text:p>dir_max_dqc</text:p>
          </table:table-cell>
          <table:table-cell table:style-name="Content" office:value-type="string" calcext:value-type="string">
            <text:p>dir_min_dqc</text:p>
          </table:table-cell>
          <table:table-cell table:style-name="Content" office:value-type="string" calcext:value-type="string">
            <text:p>lw_calc_avg_dqc</text:p>
          </table:table-cell>
          <table:table-cell table:style-name="Content" office:value-type="string" calcext:value-type="string">
            <text:p>lw_calc_std_dqc</text:p>
          </table:table-cell>
          <table:table-cell table:style-name="Content" office:value-type="string" calcext:value-type="string">
            <text:p>lw_calc_max_dqc</text:p>
          </table:table-cell>
          <table:table-cell table:style-name="Content" office:value-type="string" calcext:value-type="string">
            <text:p>lw_calc_min_dqc</text:p>
          </table:table-cell>
          <table:table-cell table:style-name="ce33" office:value-type="string" calcext:value-type="string">
            <text:p>lw_raw_avg_dqc<text:span text:style-name="T10"> (1)</text:span></text:p>
          </table:table-cell>
          <table:table-cell table:style-name="ce33" office:value-type="string" calcext:value-type="string">
            <text:p><text:span text:style-name="T2">lw_raw_std_dqc</text:span><text:span text:style-name="T7"> (1)</text:span></text:p>
          </table:table-cell>
          <table:table-cell table:style-name="ce33" office:value-type="string" calcext:value-type="string">
            <text:p><text:span text:style-name="T2">lw_raw_max_dqc</text:span><text:span text:style-name="T7"> (1)</text:span></text:p>
          </table:table-cell>
          <table:table-cell table:style-name="ce33" office:value-type="string" calcext:value-type="string">
            <text:p><text:span text:style-name="T2">lw_raw_min_dqc</text:span><text:span text:style-name="T7"> (1)</text:span></text:p>
          </table:table-cell>
          <table:table-cell table:number-columns-repeated="5"/>
        </table:table-row>
        <table:table-row table:style-name="ro1">
          <table:table-cell table:style-name="Explic" office:value-type="string" calcext:value-type="string">
            <text:p>Versão do qualificador &gt;</text:p>
          </table:table-cell>
          <table:table-cell table:number-columns-repeated="5"/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number-columns-repeated="23" table:style-name="Content" office:value-type="string" calcext:value-type="string">
            <text:p>dqc_v1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11" office:value-type="string" calcext:value-type="string" table:number-columns-spanned="17" table:number-rows-spanned="1">
            <text:p>Arquivos públicos para distribuição na web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7"/>
          <table:table-cell table:number-columns-repeated="21"/>
        </table:table-row>
        <table:table-row table:style-name="ro1">
          <table:table-cell table:style-name="Explic" office:value-type="string" calcext:value-type="string">
            <text:p>Metadados da estação &gt;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Nome da Estação</text:p>
          </table:table-cell>
          <table:table-cell office:value-type="string" calcext:value-type="string">
            <text:p>lat: -nn.nnnnnn</text:p>
          </table:table-cell>
          <table:table-cell office:value-type="string" calcext:value-type="string">
            <text:p>lon: -nn.nnnnnn</text:p>
          </table:table-cell>
          <table:table-cell office:value-type="string" calcext:value-type="string">
            <text:p>alt: nnnn</text:p>
          </table:table-cell>
          <table:table-cell office:value-type="string" calcext:value-type="string">
            <text:p>SONDA Network</text:p>
          </table:table-cell>
          <table:table-cell table:style-name="Content"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style-name="Content"/>
          <table:table-cell/>
          <table:table-cell table:style-name="Content" table:number-columns-repeated="7"/>
          <table:table-cell table:number-columns-repeated="21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</text:p>
          </table:table-cell>
          <table:table-cell table:style-name="Content" office:value-type="string" calcext:value-type="string">
            <text:p>glo_avg_dqc</text:p>
          </table:table-cell>
          <table:table-cell office:value-type="string" calcext:value-type="string">
            <text:p>dir_avg</text:p>
          </table:table-cell>
          <table:table-cell table:style-name="Content" office:value-type="string" calcext:value-type="string">
            <text:p>dir_avg_dqc</text:p>
          </table:table-cell>
          <table:table-cell office:value-type="string" calcext:value-type="string">
            <text:p>dif_avg</text:p>
          </table:table-cell>
          <table:table-cell table:style-name="Content" office:value-type="string" calcext:value-type="string">
            <text:p>dif_avg_dqc</text:p>
          </table:table-cell>
          <table:table-cell table:style-name="Content" office:value-type="string" calcext:value-type="string">
            <text:p>lw_avg</text:p>
          </table:table-cell>
          <table:table-cell table:style-name="Content" office:value-type="string" calcext:value-type="string">
            <text:p>lw_avg_dqc</text:p>
          </table:table-cell>
          <table:table-cell table:style-name="Content" office:value-type="string" calcext:value-type="string">
            <text:p>par_avg</text:p>
          </table:table-cell>
          <table:table-cell table:style-name="Content" office:value-type="string" calcext:value-type="string">
            <text:p>par_avg_dqc</text:p>
          </table:table-cell>
          <table:table-cell table:style-name="Content" office:value-type="string" calcext:value-type="string">
            <text:p>lux_avg</text:p>
          </table:table-cell>
          <table:table-cell table:style-name="Content" office:value-type="string" calcext:value-type="string">
            <text:p>lux_avg_dqc</text:p>
          </table:table-cell>
          <table:table-cell table:number-columns-repeated="21"/>
        </table:table-row>
        <table:table-row table:style-name="ro1">
          <table:table-cell table:style-name="Explic" office:value-type="string" calcext:value-type="string">
            <text:p>Unidade &gt;</text:p>
          </table:table-cell>
          <table:table-cell table:number-columns-repeated="5"/>
          <table:table-cell office:value-type="string" calcext:value-type="string">
            <text:p>W/m2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W/m2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W/m2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W/m2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µmols/m2.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klux</text:p>
          </table:table-cell>
          <table:table-cell table:style-name="Content" office:value-type="string" calcext:value-type="string">
            <text:p>dqc</text:p>
          </table:table-cell>
          <table:table-cell table:number-columns-repeated="21"/>
        </table:table-row>
        <table:table-row table:style-name="ro3" table:number-rows-repeated="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6">
          <table:table-cell table:style-name="ce8" office:value-type="string" calcext:value-type="string">
            <text:p>Rede SONDA</text:p>
          </table:table-cell>
          <table:table-cell table:style-name="ce20" office:value-type="string" calcext:value-type="string" table:number-columns-spanned="21" table:number-rows-spanned="1">
            <text:p>Cabeçalhos dos Dados Meteorológicos</text:p>
          </table:table-cell>
          <table:covered-table-cell table:style-name="ce19"/>
          <table:covered-table-cell table:number-columns-repeated="19" table:style-name="ce16"/>
          <table:table-cell table:number-columns-repeated="17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28" office:value-type="string" calcext:value-type="string" table:number-columns-spanned="13" table:number-rows-spanned="1">
            <text:p>Arquivos formatados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3"/>
          <table:table-cell table:number-columns-repeated="25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</text:p>
          </table:table-cell>
          <table:table-cell table:style-name="Content" office:value-type="string" calcext:value-type="string">
            <text:p>humid_sfc</text:p>
          </table:table-cell>
          <table:table-cell office:value-type="string" calcext:value-type="string">
            <text:p>press</text:p>
          </table:table-cell>
          <table:table-cell table:style-name="Content" office:value-type="string" calcext:value-type="string">
            <text:p>rain</text:p>
          </table:table-cell>
          <table:table-cell office:value-type="string" calcext:value-type="string">
            <text:p>ws10_avg</text:p>
          </table:table-cell>
          <table:table-cell table:style-name="Content" office:value-type="string" calcext:value-type="string">
            <text:p>ws10_std</text:p>
          </table:table-cell>
          <table:table-cell table:style-name="Content" office:value-type="string" calcext:value-type="string">
            <text:p>wd10_avg</text:p>
          </table:table-cell>
          <table:table-cell table:style-name="Content" office:value-type="string" calcext:value-type="string">
            <text:p>wd10_std</text:p>
          </table:table-cell>
          <table:table-cell table:number-columns-repeated="25"/>
        </table:table-row>
        <table:table-row table:style-name="ro7">
          <table:table-cell table:style-name="Explic" office:value-type="string" calcext:value-type="string">
            <text:p>Sensor utilizado &gt;</text:p>
          </table:table-cell>
          <table:table-cell table:number-columns-repeated="5"/>
          <table:table-cell office:value-type="string" calcext:value-type="string">
            <text:p>tmo_aspirat</text:p>
          </table:table-cell>
          <table:table-cell table:style-name="Content" office:value-type="string" calcext:value-type="string">
            <text:p>hgr_aspirat</text:p>
          </table:table-cell>
          <table:table-cell office:value-type="string" calcext:value-type="string">
            <text:p>bar_atmosph</text:p>
          </table:table-cell>
          <table:table-cell table:style-name="Content" office:value-type="string" calcext:value-type="string">
            <text:p>plv_tipbuk</text:p>
          </table:table-cell>
          <table:table-cell office:value-type="string" calcext:value-type="string">
            <text:p><text:span text:style-name="T2">anm_propel</text:span></text:p>
            <text:p>anm_sonic</text:p>
          </table:table-cell>
          <table:table-cell table:style-name="Content" office:value-type="string" calcext:value-type="string">
            <text:p><text:span text:style-name="T2">anm_propel</text:span></text:p>
            <text:p>anm_sonic</text:p>
          </table:table-cell>
          <table:table-cell table:style-name="Content" office:value-type="string" calcext:value-type="string">
            <text:p><text:span text:style-name="T2">anm_propel</text:span></text:p>
            <text:p>anm_sonic</text:p>
          </table:table-cell>
          <table:table-cell table:style-name="Content" office:value-type="string" calcext:value-type="string">
            <text:p><text:span text:style-name="T2">anm_propel</text:span></text:p>
            <text:p>anm_sonic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28" office:value-type="string" calcext:value-type="string" table:number-columns-spanned="13" table:number-rows-spanned="1">
            <text:p>Arquivos DQC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3"/>
          <table:table-cell table:number-columns-repeated="25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_dqc</text:p>
          </table:table-cell>
          <table:table-cell table:style-name="Content" office:value-type="string" calcext:value-type="string">
            <text:p>humid_dqc</text:p>
          </table:table-cell>
          <table:table-cell office:value-type="string" calcext:value-type="string">
            <text:p>press_dqc</text:p>
          </table:table-cell>
          <table:table-cell table:style-name="Content" office:value-type="string" calcext:value-type="string">
            <text:p>rain_dqc</text:p>
          </table:table-cell>
          <table:table-cell office:value-type="string" calcext:value-type="string">
            <text:p>ws10_avg_dqc</text:p>
          </table:table-cell>
          <table:table-cell table:style-name="Content" office:value-type="string" calcext:value-type="string">
            <text:p>ws10_std_dqc</text:p>
          </table:table-cell>
          <table:table-cell table:style-name="Content" office:value-type="string" calcext:value-type="string">
            <text:p>wd10_avg_dqc</text:p>
          </table:table-cell>
          <table:table-cell table:style-name="Content" office:value-type="string" calcext:value-type="string">
            <text:p>wd10_std_dqc</text:p>
          </table:table-cell>
          <table:table-cell table:number-columns-repeated="25"/>
        </table:table-row>
        <table:table-row table:style-name="ro1">
          <table:table-cell table:style-name="Explic" office:value-type="string" calcext:value-type="string">
            <text:p>Versão do qualificador &gt;</text:p>
          </table:table-cell>
          <table:table-cell table:number-columns-repeated="5"/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number-columns-repeated="3" table:style-name="Content" office:value-type="string" calcext:value-type="string">
            <text:p>dqc_v1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22" office:value-type="string" calcext:value-type="string" table:number-columns-spanned="21" table:number-rows-spanned="1">
            <text:p>Arquivos para distribuição na web</text:p>
          </table:table-cell>
          <table:covered-table-cell table:style-name="ce22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17"/>
        </table:table-row>
        <table:table-row table:style-name="ro1">
          <table:table-cell table:style-name="Explic" office:value-type="string" calcext:value-type="string">
            <text:p>Metadados da estação &gt;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Nome da Estação</text:p>
          </table:table-cell>
          <table:table-cell office:value-type="string" calcext:value-type="string">
            <text:p>lat: -nn.nnnnnn</text:p>
          </table:table-cell>
          <table:table-cell office:value-type="string" calcext:value-type="string">
            <text:p>lon: -nn.nnnnnn</text:p>
          </table:table-cell>
          <table:table-cell office:value-type="string" calcext:value-type="string">
            <text:p>alt: nnnn</text:p>
          </table:table-cell>
          <table:table-cell office:value-type="string" calcext:value-type="string">
            <text:p>SONDA Network</text:p>
          </table:table-cell>
          <table:table-cell table:style-name="Content"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style-name="Content"/>
          <table:table-cell/>
          <table:table-cell table:style-name="Content" table:number-columns-repeated="11"/>
          <table:table-cell table:number-columns-repeated="17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</text:p>
          </table:table-cell>
          <table:table-cell table:style-name="Content" office:value-type="string" calcext:value-type="string">
            <text:p>tp_sfc_dqc</text:p>
          </table:table-cell>
          <table:table-cell office:value-type="string" calcext:value-type="string">
            <text:p>humid</text:p>
          </table:table-cell>
          <table:table-cell table:style-name="Content" office:value-type="string" calcext:value-type="string">
            <text:p>humid_dqc</text:p>
          </table:table-cell>
          <table:table-cell office:value-type="string" calcext:value-type="string">
            <text:p>press</text:p>
          </table:table-cell>
          <table:table-cell table:style-name="Content" office:value-type="string" calcext:value-type="string">
            <text:p>press_dqc</text:p>
          </table:table-cell>
          <table:table-cell table:style-name="Content" office:value-type="string" calcext:value-type="string">
            <text:p>rain</text:p>
          </table:table-cell>
          <table:table-cell table:style-name="Content" office:value-type="string" calcext:value-type="string">
            <text:p>rain_dqc</text:p>
          </table:table-cell>
          <table:table-cell table:style-name="Content" office:value-type="string" calcext:value-type="string">
            <text:p>ws10_avg</text:p>
          </table:table-cell>
          <table:table-cell table:style-name="Content" office:value-type="string" calcext:value-type="string">
            <text:p>ws10_avg_dqc</text:p>
          </table:table-cell>
          <table:table-cell table:style-name="Content" office:value-type="string" calcext:value-type="string">
            <text:p>ws10_std</text:p>
          </table:table-cell>
          <table:table-cell table:style-name="Content" office:value-type="string" calcext:value-type="string">
            <text:p>ws10_std_dqc</text:p>
          </table:table-cell>
          <table:table-cell table:style-name="Content" office:value-type="string" calcext:value-type="string">
            <text:p>wd10_med</text:p>
          </table:table-cell>
          <table:table-cell table:style-name="Content" office:value-type="string" calcext:value-type="string">
            <text:p>wd10_med_dqc</text:p>
          </table:table-cell>
          <table:table-cell table:style-name="Content" office:value-type="string" calcext:value-type="string">
            <text:p>wd10_std</text:p>
          </table:table-cell>
          <table:table-cell table:style-name="Content" office:value-type="string" calcext:value-type="string">
            <text:p>wd10_std_dqc</text:p>
          </table:table-cell>
          <table:table-cell table:number-columns-repeated="17"/>
        </table:table-row>
        <table:table-row table:style-name="ro1">
          <table:table-cell table:style-name="Explic" office:value-type="string" calcext:value-type="string">
            <text:p>Unidade &gt;</text:p>
          </table:table-cell>
          <table:table-cell table:number-columns-repeated="5"/>
          <table:table-cell office:value-type="string" calcext:value-type="string">
            <text:p>°C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%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mb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m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eg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eg</text:p>
          </table:table-cell>
          <table:table-cell table:style-name="Content" office:value-type="string" calcext:value-type="string">
            <text:p>dqc</text:p>
          </table:table-cell>
          <table:table-cell table:number-columns-repeated="17"/>
        </table:table-row>
        <table:table-row table:style-name="ro3" table:number-rows-repeated="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6">
          <table:table-cell table:style-name="ce8" office:value-type="string" calcext:value-type="string">
            <text:p>Rede SONDA</text:p>
          </table:table-cell>
          <table:table-cell table:style-name="ce20" office:value-type="string" calcext:value-type="string" table:number-columns-spanned="33" table:number-rows-spanned="1">
            <text:p>Cabeçalhos dos Dados Anemométricos</text:p>
          </table:table-cell>
          <table:covered-table-cell table:style-name="Cabec_20_verde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3"/>
          <table:table-cell table:number-columns-repeated="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abec_20_cinza" office:value-type="string" calcext:value-type="string" table:number-columns-spanned="31" table:number-rows-spanned="1">
            <text:p>Arquivos formatados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1"/>
          <table:table-cell table:number-columns-repeated="7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s10_avg</text:p>
          </table:table-cell>
          <table:table-cell table:style-name="Content" office:value-type="string" calcext:value-type="string">
            <text:p>ws10_std</text:p>
          </table:table-cell>
          <table:table-cell office:value-type="string" calcext:value-type="string">
            <text:p>ws10_min</text:p>
          </table:table-cell>
          <table:table-cell table:style-name="Content" office:value-type="string" calcext:value-type="string">
            <text:p>ws10_max</text:p>
          </table:table-cell>
          <table:table-cell office:value-type="string" calcext:value-type="string">
            <text:p>wd10_avg</text:p>
          </table:table-cell>
          <table:table-cell table:style-name="Content" office:value-type="string" calcext:value-type="string">
            <text:p>wd10_std</text:p>
          </table:table-cell>
          <table:table-cell table:style-name="Content" office:value-type="string" calcext:value-type="string">
            <text:p>wd10_min</text:p>
          </table:table-cell>
          <table:table-cell table:style-name="Content" office:value-type="string" calcext:value-type="string">
            <text:p>wd10_max</text:p>
          </table:table-cell>
          <table:table-cell table:style-name="Content" office:value-type="string" calcext:value-type="string">
            <text:p>ws25_avg</text:p>
          </table:table-cell>
          <table:table-cell table:style-name="Content" office:value-type="string" calcext:value-type="string">
            <text:p>ws25_std</text:p>
          </table:table-cell>
          <table:table-cell table:style-name="Content" office:value-type="string" calcext:value-type="string">
            <text:p>ws25_min</text:p>
          </table:table-cell>
          <table:table-cell table:style-name="Content" office:value-type="string" calcext:value-type="string">
            <text:p>ws25_max</text:p>
          </table:table-cell>
          <table:table-cell table:style-name="Content" office:value-type="string" calcext:value-type="string">
            <text:p>wd25_avg</text:p>
          </table:table-cell>
          <table:table-cell table:style-name="Content" office:value-type="string" calcext:value-type="string">
            <text:p>wd25_std</text:p>
          </table:table-cell>
          <table:table-cell table:style-name="Content" office:value-type="string" calcext:value-type="string">
            <text:p>wd25_min</text:p>
          </table:table-cell>
          <table:table-cell table:style-name="Content" office:value-type="string" calcext:value-type="string">
            <text:p>wd25_max</text:p>
          </table:table-cell>
          <table:table-cell table:style-name="Content" office:value-type="string" calcext:value-type="string">
            <text:p>tp_25</text:p>
          </table:table-cell>
          <table:table-cell table:style-name="Content" office:value-type="string" calcext:value-type="string">
            <text:p>ws50_avg</text:p>
          </table:table-cell>
          <table:table-cell table:style-name="Content" office:value-type="string" calcext:value-type="string">
            <text:p>ws50_std</text:p>
          </table:table-cell>
          <table:table-cell table:style-name="Content" office:value-type="string" calcext:value-type="string">
            <text:p>ws50_min</text:p>
          </table:table-cell>
          <table:table-cell table:style-name="Content" office:value-type="string" calcext:value-type="string">
            <text:p>ws50_max</text:p>
          </table:table-cell>
          <table:table-cell table:style-name="Content" office:value-type="string" calcext:value-type="string">
            <text:p>wd50_avg</text:p>
          </table:table-cell>
          <table:table-cell table:style-name="Content" office:value-type="string" calcext:value-type="string">
            <text:p>wd50_std</text:p>
          </table:table-cell>
          <table:table-cell table:style-name="Content" office:value-type="string" calcext:value-type="string">
            <text:p>wd50_min</text:p>
          </table:table-cell>
          <table:table-cell table:style-name="Content" office:value-type="string" calcext:value-type="string">
            <text:p>wd50_max</text:p>
          </table:table-cell>
          <table:table-cell table:style-name="Content" office:value-type="string" calcext:value-type="string">
            <text:p>tp_50</text:p>
          </table:table-cell>
          <table:table-cell table:number-columns-repeated="7"/>
        </table:table-row>
        <table:table-row table:style-name="ro7">
          <table:table-cell table:style-name="Explic" office:value-type="string" calcext:value-type="string">
            <text:p>Sensor utilizado &gt;</text:p>
          </table:table-cell>
          <table:table-cell table:number-columns-repeated="5"/>
          <table:table-cell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tmo_ventil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anm_propel</text:p>
            <text:p>anm_sonic</text:p>
          </table:table-cell>
          <table:table-cell table:style-name="Content" office:value-type="string" calcext:value-type="string">
            <text:p>tmo_ventil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abec_20_cinza" office:value-type="string" calcext:value-type="string" table:number-columns-spanned="31" table:number-rows-spanned="1">
            <text:p>Arquivos DQC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1"/>
          <table:table-cell table:number-columns-repeated="7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s10_avg_dqc</text:p>
          </table:table-cell>
          <table:table-cell table:style-name="Content" office:value-type="string" calcext:value-type="string">
            <text:p>ws10_std_dqc</text:p>
          </table:table-cell>
          <table:table-cell office:value-type="string" calcext:value-type="string">
            <text:p>ws10_min_dqc</text:p>
          </table:table-cell>
          <table:table-cell table:style-name="Content" office:value-type="string" calcext:value-type="string">
            <text:p>ws10_max_dqc</text:p>
          </table:table-cell>
          <table:table-cell office:value-type="string" calcext:value-type="string">
            <text:p>wd10_avg_dqc</text:p>
          </table:table-cell>
          <table:table-cell table:style-name="Content" office:value-type="string" calcext:value-type="string">
            <text:p>wd10_std_dqc</text:p>
          </table:table-cell>
          <table:table-cell table:style-name="Content" office:value-type="string" calcext:value-type="string">
            <text:p>wd10_min_dqc</text:p>
          </table:table-cell>
          <table:table-cell table:style-name="Content" office:value-type="string" calcext:value-type="string">
            <text:p>wd10_max_dqc</text:p>
          </table:table-cell>
          <table:table-cell table:style-name="Content" office:value-type="string" calcext:value-type="string">
            <text:p>ws25_avg_dqc</text:p>
          </table:table-cell>
          <table:table-cell table:style-name="Content" office:value-type="string" calcext:value-type="string">
            <text:p>ws25_std_dqc</text:p>
          </table:table-cell>
          <table:table-cell table:style-name="Content" office:value-type="string" calcext:value-type="string">
            <text:p>ws25_min_dqc</text:p>
          </table:table-cell>
          <table:table-cell table:style-name="Content" office:value-type="string" calcext:value-type="string">
            <text:p>ws25_max_dqc</text:p>
          </table:table-cell>
          <table:table-cell table:style-name="Content" office:value-type="string" calcext:value-type="string">
            <text:p>wd25_avg_dqc</text:p>
          </table:table-cell>
          <table:table-cell table:style-name="Content" office:value-type="string" calcext:value-type="string">
            <text:p>wd25_std_dqc</text:p>
          </table:table-cell>
          <table:table-cell table:style-name="Content" office:value-type="string" calcext:value-type="string">
            <text:p>wd25_min_dqc</text:p>
          </table:table-cell>
          <table:table-cell table:style-name="Content" office:value-type="string" calcext:value-type="string">
            <text:p>wd25_max_dqc</text:p>
          </table:table-cell>
          <table:table-cell table:style-name="Content" office:value-type="string" calcext:value-type="string">
            <text:p>tp_25_dqc</text:p>
          </table:table-cell>
          <table:table-cell table:style-name="Content" office:value-type="string" calcext:value-type="string">
            <text:p>ws50_avg_dqc</text:p>
          </table:table-cell>
          <table:table-cell table:style-name="Content" office:value-type="string" calcext:value-type="string">
            <text:p>ws50_std_dqc</text:p>
          </table:table-cell>
          <table:table-cell table:style-name="Content" office:value-type="string" calcext:value-type="string">
            <text:p>ws50_min_dqc</text:p>
          </table:table-cell>
          <table:table-cell table:style-name="Content" office:value-type="string" calcext:value-type="string">
            <text:p>ws50_max_dqc</text:p>
          </table:table-cell>
          <table:table-cell table:style-name="Content" office:value-type="string" calcext:value-type="string">
            <text:p>wd50_avg_dqc</text:p>
          </table:table-cell>
          <table:table-cell table:style-name="Content" office:value-type="string" calcext:value-type="string">
            <text:p>wd50_std_dqc</text:p>
          </table:table-cell>
          <table:table-cell table:style-name="Content" office:value-type="string" calcext:value-type="string">
            <text:p>wd50_min_dqc</text:p>
          </table:table-cell>
          <table:table-cell table:style-name="Content" office:value-type="string" calcext:value-type="string">
            <text:p>wd50_max_dqc</text:p>
          </table:table-cell>
          <table:table-cell table:style-name="Content" office:value-type="string" calcext:value-type="string">
            <text:p>tp_50_dqc</text:p>
          </table:table-cell>
          <table:table-cell table:number-columns-repeated="7"/>
        </table:table-row>
        <table:table-row table:style-name="ro1">
          <table:table-cell table:style-name="Explic" office:value-type="string" calcext:value-type="string">
            <text:p>Versão do qualificador &gt;</text:p>
          </table:table-cell>
          <table:table-cell table:number-columns-repeated="5"/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number-columns-repeated="21" table:style-name="Content" office:value-type="string" calcext:value-type="string">
            <text:p>dqc_v1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abec_20_cinza" office:value-type="string" calcext:value-type="string" table:number-columns-spanned="33" table:number-rows-spanned="1">
            <text:p>Arquivos para distribuição na web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3"/>
          <table:table-cell table:number-columns-repeated="5"/>
        </table:table-row>
        <table:table-row table:style-name="ro1">
          <table:table-cell table:style-name="Explic" office:value-type="string" calcext:value-type="string">
            <text:p>Metadados da estação &gt;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Nome da Estação</text:p>
          </table:table-cell>
          <table:table-cell office:value-type="string" calcext:value-type="string">
            <text:p>lat: -nn.nnnnnn</text:p>
          </table:table-cell>
          <table:table-cell office:value-type="string" calcext:value-type="string">
            <text:p>lon: -nn.nnnnnn</text:p>
          </table:table-cell>
          <table:table-cell office:value-type="string" calcext:value-type="string">
            <text:p>alt: nnnn</text:p>
          </table:table-cell>
          <table:table-cell office:value-type="string" calcext:value-type="string">
            <text:p>SONDA Network</text:p>
          </table:table-cell>
          <table:table-cell table:style-name="Content"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style-name="Content"/>
          <table:table-cell/>
          <table:table-cell table:style-name="Content" table:number-columns-repeated="23"/>
          <table:table-cell table:number-columns-repeated="5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s10_avg</text:p>
          </table:table-cell>
          <table:table-cell table:style-name="Content" office:value-type="string" calcext:value-type="string">
            <text:p>ws10_avg_dqc</text:p>
          </table:table-cell>
          <table:table-cell office:value-type="string" calcext:value-type="string">
            <text:p>ws10_std</text:p>
          </table:table-cell>
          <table:table-cell table:style-name="Content" office:value-type="string" calcext:value-type="string">
            <text:p>ws10_std_dqc</text:p>
          </table:table-cell>
          <table:table-cell office:value-type="string" calcext:value-type="string">
            <text:p>ws10_max</text:p>
          </table:table-cell>
          <table:table-cell table:style-name="Content" office:value-type="string" calcext:value-type="string">
            <text:p>ws10_max_dqc</text:p>
          </table:table-cell>
          <table:table-cell table:style-name="Content" office:value-type="string" calcext:value-type="string">
            <text:p>wd10_avg</text:p>
          </table:table-cell>
          <table:table-cell table:style-name="Content" office:value-type="string" calcext:value-type="string">
            <text:p>wd10_avg_dqc</text:p>
          </table:table-cell>
          <table:table-cell table:style-name="Content" office:value-type="string" calcext:value-type="string">
            <text:p>ws25_avg</text:p>
          </table:table-cell>
          <table:table-cell table:style-name="Content" office:value-type="string" calcext:value-type="string">
            <text:p>ws25_avg_dqc</text:p>
          </table:table-cell>
          <table:table-cell table:style-name="Content" office:value-type="string" calcext:value-type="string">
            <text:p>ws25_std</text:p>
          </table:table-cell>
          <table:table-cell table:style-name="Content" office:value-type="string" calcext:value-type="string">
            <text:p>ws25_std_dqc</text:p>
          </table:table-cell>
          <table:table-cell table:style-name="Content" office:value-type="string" calcext:value-type="string">
            <text:p>ws25_max</text:p>
          </table:table-cell>
          <table:table-cell table:style-name="Content" office:value-type="string" calcext:value-type="string">
            <text:p>ws25_max_dqc</text:p>
          </table:table-cell>
          <table:table-cell table:style-name="Content" office:value-type="string" calcext:value-type="string">
            <text:p>wd25_avg</text:p>
          </table:table-cell>
          <table:table-cell table:style-name="Content" office:value-type="string" calcext:value-type="string">
            <text:p>wd25_avg_dqc</text:p>
          </table:table-cell>
          <table:table-cell table:style-name="Content" office:value-type="string" calcext:value-type="string">
            <text:p>tp_25</text:p>
          </table:table-cell>
          <table:table-cell table:style-name="Content" office:value-type="string" calcext:value-type="string">
            <text:p>tp_25_dqc</text:p>
          </table:table-cell>
          <table:table-cell table:style-name="Content" office:value-type="string" calcext:value-type="string">
            <text:p>ws50_avg</text:p>
          </table:table-cell>
          <table:table-cell table:style-name="Content" office:value-type="string" calcext:value-type="string">
            <text:p>ws50_avg_dqc</text:p>
          </table:table-cell>
          <table:table-cell table:style-name="Content" office:value-type="string" calcext:value-type="string">
            <text:p>ws50_std</text:p>
          </table:table-cell>
          <table:table-cell table:style-name="Content" office:value-type="string" calcext:value-type="string">
            <text:p>ws50_std_dqc</text:p>
          </table:table-cell>
          <table:table-cell table:style-name="Content" office:value-type="string" calcext:value-type="string">
            <text:p>ws50_max</text:p>
          </table:table-cell>
          <table:table-cell table:style-name="Content" office:value-type="string" calcext:value-type="string">
            <text:p>ws50_max_dqc</text:p>
          </table:table-cell>
          <table:table-cell table:style-name="Content" office:value-type="string" calcext:value-type="string">
            <text:p>wd50_avg</text:p>
          </table:table-cell>
          <table:table-cell table:style-name="Content" office:value-type="string" calcext:value-type="string">
            <text:p>wd50_avg_dqc</text:p>
          </table:table-cell>
          <table:table-cell table:style-name="Content" office:value-type="string" calcext:value-type="string">
            <text:p>tp_50</text:p>
          </table:table-cell>
          <table:table-cell table:style-name="Content" office:value-type="string" calcext:value-type="string">
            <text:p>tp_50_dqc</text:p>
          </table:table-cell>
          <table:table-cell table:number-columns-repeated="5"/>
        </table:table-row>
        <table:table-row table:style-name="ro1">
          <table:table-cell table:style-name="Explic" office:value-type="string" calcext:value-type="string">
            <text:p>Unidade &gt;</text:p>
          </table:table-cell>
          <table:table-cell table:number-columns-repeated="5"/>
          <table:table-cell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eg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eg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°C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eg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°C</text:p>
          </table:table-cell>
          <table:table-cell table:style-name="Content" office:value-type="string" calcext:value-type="string">
            <text:p>dqc</text:p>
          </table:table-cell>
          <table:table-cell table:number-columns-repeated="5"/>
        </table:table-row>
        <table:table-row table:style-name="ro3" table:number-rows-repeated="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6">
          <table:table-cell table:style-name="ce8" office:value-type="string" calcext:value-type="string">
            <text:p>Rede SONDA</text:p>
          </table:table-cell>
          <table:table-cell table:style-name="ce15" office:value-type="string" calcext:value-type="string" table:number-columns-spanned="15" table:number-rows-spanned="1">
            <text:p>Cabeçalhos dos Dados de Cobertura de Nuvens</text:p>
          </table:table-cell>
          <table:covered-table-cell table:style-name="ce19"/>
          <table:covered-table-cell table:number-columns-repeated="7" table:style-name="ce16"/>
          <table:covered-table-cell table:style-name="Default"/>
          <table:covered-table-cell table:number-columns-repeated="5"/>
          <table:table-cell table:number-columns-repeated="23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Arquivos formatados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28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v_brbg</text:p>
          </table:table-cell>
          <table:table-cell table:style-name="Content" office:value-type="string" calcext:value-type="string">
            <text:p>cov_cdoc</text:p>
          </table:table-cell>
          <table:table-cell office:value-type="string" calcext:value-type="string">
            <text:p>cov_cdoc_thick</text:p>
          </table:table-cell>
          <table:table-cell table:style-name="Content" office:value-type="string" calcext:value-type="string">
            <text:p>cov_cdoc_thin</text:p>
          </table:table-cell>
          <table:table-cell office:value-type="string" calcext:value-type="string">
            <text:p>cov_sun</text:p>
          </table:table-cell>
          <table:table-cell table:number-columns-repeated="28"/>
        </table:table-row>
        <table:table-row table:style-name="ro7">
          <table:table-cell table:style-name="Explic" office:value-type="string" calcext:value-type="string">
            <text:p>Sensor utilizado &gt;</text:p>
          </table:table-cell>
          <table:table-cell table:number-columns-repeated="5"/>
          <table:table-cell office:value-type="string" calcext:value-type="string">
            <text:p>sky_camera</text:p>
            <text:p>sky_mirror</text:p>
          </table:table-cell>
          <table:table-cell table:style-name="Content" office:value-type="string" calcext:value-type="string">
            <text:p>sky_camera</text:p>
            <text:p>sky_mirror</text:p>
          </table:table-cell>
          <table:table-cell office:value-type="string" calcext:value-type="string">
            <text:p>sky_camera</text:p>
            <text:p>sky_mirror</text:p>
          </table:table-cell>
          <table:table-cell table:style-name="Content" office:value-type="string" calcext:value-type="string">
            <text:p>sky_camera</text:p>
            <text:p>sky_mirror</text:p>
          </table:table-cell>
          <table:table-cell office:value-type="string" calcext:value-type="string">
            <text:p>sky_camera</text:p>
            <text:p>sky_mirror</text:p>
          </table:table-cell>
          <table:table-cell table:number-columns-repeated="28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30" office:value-type="string" calcext:value-type="string" table:number-columns-spanned="10" table:number-rows-spanned="1">
            <text:p>Arquivos DQC para inserção no BD</text:p>
          </table:table-cell>
          <table:covered-table-cell table:style-name="Cabec_20_cinza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28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table:style-name="ce33" office:value-type="string" calcext:value-type="string">
            <text:p>cov_brbg_dqc<text:span text:style-name="T5"> (1)</text:span></text:p>
          </table:table-cell>
          <table:table-cell table:style-name="ce33" office:value-type="string" calcext:value-type="string">
            <text:p><text:span text:style-name="T2">cov_cdoc_dqc</text:span><text:span text:style-name="T7"> (1)</text:span></text:p>
          </table:table-cell>
          <table:table-cell table:style-name="ce33" office:value-type="string" calcext:value-type="string">
            <text:p><text:span text:style-name="T2">cov_cdoc_thick_dqc</text:span><text:span text:style-name="T7"> (1)</text:span></text:p>
          </table:table-cell>
          <table:table-cell table:style-name="ce33" office:value-type="string" calcext:value-type="string">
            <text:p><text:span text:style-name="T2">cov_cdoc_thin_dqc</text:span><text:span text:style-name="T7"> (1)</text:span></text:p>
          </table:table-cell>
          <table:table-cell table:style-name="ce33" office:value-type="string" calcext:value-type="string">
            <text:p><text:span text:style-name="T2">cov_sun_dqc</text:span><text:span text:style-name="T7"> (1)</text:span></text:p>
          </table:table-cell>
          <table:table-cell table:number-columns-repeated="28"/>
        </table:table-row>
        <table:table-row table:style-name="ro1">
          <table:table-cell table:style-name="Explic" office:value-type="string" calcext:value-type="string">
            <text:p>Versão do qualificador &gt;</text:p>
          </table:table-cell>
          <table:table-cell table:number-columns-repeated="5"/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style-name="Content" office:value-type="string" calcext:value-type="string">
            <text:p>dqc_v1</text:p>
          </table:table-cell>
          <table:table-cell office:value-type="string" calcext:value-type="string">
            <text:p>dqc_v1</text:p>
          </table:table-cell>
          <table:table-cell table:number-columns-repeated="28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/>
          <table:table-cell table:style-name="ce17" office:value-type="string" calcext:value-type="string" table:number-columns-spanned="15" table:number-rows-spanned="1">
            <text:p>Arquivos para distribuição na web</text:p>
          </table:table-cell>
          <table:covered-table-cell table:style-name="ce22"/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5"/>
          <table:table-cell table:number-columns-repeated="23"/>
        </table:table-row>
        <table:table-row table:style-name="ro1">
          <table:table-cell table:style-name="Explic" office:value-type="string" calcext:value-type="string">
            <text:p>Metadados da estação &gt;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Nome da Estação</text:p>
          </table:table-cell>
          <table:table-cell office:value-type="string" calcext:value-type="string">
            <text:p>lat: -nn.nnnnnn</text:p>
          </table:table-cell>
          <table:table-cell office:value-type="string" calcext:value-type="string">
            <text:p>lon: -nn.nnnnnn</text:p>
          </table:table-cell>
          <table:table-cell office:value-type="string" calcext:value-type="string">
            <text:p>alt: nnnn</text:p>
          </table:table-cell>
          <table:table-cell office:value-type="string" calcext:value-type="string">
            <text:p>SONDA Network</text:p>
          </table:table-cell>
          <table:table-cell table:style-name="Content"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style-name="Content"/>
          <table:table-cell/>
          <table:table-cell table:style-name="Content" table:number-columns-repeated="5"/>
          <table:table-cell table:number-columns-repeated="23"/>
        </table:table-row>
        <table:table-row table:style-name="ro1">
          <table:table-cell table:style-name="Explic" office:value-type="string" calcext:value-type="string">
            <text:p>Identificação da coluna &gt;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v_brbg</text:p>
          </table:table-cell>
          <table:table-cell table:style-name="ce33" office:value-type="string" calcext:value-type="string">
            <text:p>cov_brbg_dqc<text:span text:style-name="T5"> (1)</text:span></text:p>
          </table:table-cell>
          <table:table-cell office:value-type="string" calcext:value-type="string">
            <text:p>cov_cdoc</text:p>
          </table:table-cell>
          <table:table-cell table:style-name="ce33" office:value-type="string" calcext:value-type="string">
            <text:p><text:span text:style-name="T2">cov_cdoc_dqc</text:span><text:span text:style-name="T7"> (1)</text:span></text:p>
          </table:table-cell>
          <table:table-cell office:value-type="string" calcext:value-type="string">
            <text:p>cov_cdoc_thick</text:p>
          </table:table-cell>
          <table:table-cell table:style-name="ce33" office:value-type="string" calcext:value-type="string">
            <text:p><text:span text:style-name="T2">cov_cdoc_thick_dqc</text:span><text:span text:style-name="T7"> (1)</text:span></text:p>
          </table:table-cell>
          <table:table-cell table:style-name="Content" office:value-type="string" calcext:value-type="string">
            <text:p>cov_cdoc_thin</text:p>
          </table:table-cell>
          <table:table-cell table:style-name="ce33" office:value-type="string" calcext:value-type="string">
            <text:p><text:span text:style-name="T2">cov_cdoc_thin_dqc</text:span><text:span text:style-name="T7"> (1)</text:span></text:p>
          </table:table-cell>
          <table:table-cell table:style-name="Content" office:value-type="string" calcext:value-type="string">
            <text:p>cov_sun</text:p>
          </table:table-cell>
          <table:table-cell table:style-name="ce33" office:value-type="string" calcext:value-type="string">
            <text:p><text:span text:style-name="T2">cov_sun_dqc</text:span><text:span text:style-name="T7"> (1)</text:span></text:p>
          </table:table-cell>
          <table:table-cell table:number-columns-repeated="23"/>
        </table:table-row>
        <table:table-row table:style-name="ro1">
          <table:table-cell table:style-name="Explic" office:value-type="string" calcext:value-type="string">
            <text:p>Unidade &gt;</text:p>
          </table:table-cell>
          <table:table-cell table:number-columns-repeated="5"/>
          <table:table-cell office:value-type="string" calcext:value-type="string">
            <text:p>dimensionless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dimensionless</text:p>
          </table:table-cell>
          <table:table-cell table:style-name="Content" office:value-type="string" calcext:value-type="string">
            <text:p>dqc</text:p>
          </table:table-cell>
          <table:table-cell office:value-type="string" calcext:value-type="string">
            <text:p>dimensionles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dimensionles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code</text:p>
          </table:table-cell>
          <table:table-cell table:style-name="Content" office:value-type="string" calcext:value-type="string">
            <text:p>dqc</text:p>
          </table:table-cell>
          <table:table-cell table:number-columns-repeated="23"/>
        </table:table-row>
        <table:table-row table:style-name="ro3" table:number-rows-repeated="2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 table:style-name="ce27" office:value-type="string" calcext:value-type="string">
            <text:p>(1)</text:p>
          </table:table-cell>
          <table:table-cell table:style-name="ce31" office:value-type="string" calcext:value-type="string" table:number-columns-spanned="4" table:number-rows-spanned="1">
            <text:p>Não serão qualificados no momento</text:p>
          </table:table-cell>
          <table:covered-table-cell table:number-columns-repeated="3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 table:style-name="ce27" office:value-type="string" calcext:value-type="string">
            <text:p>(2)</text:p>
          </table:table-cell>
          <table:table-cell table:style-name="ce31" office:value-type="string" calcext:value-type="string" table:number-columns-spanned="4" table:number-rows-spanned="1">
            <text:p>Não são qualificados, por serem dados operacionais</text:p>
          </table:table-cell>
          <table:covered-table-cell table:number-columns-repeated="3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8"/>
        </table:table-row>
      </table:table>
      <table:table table:name="Nomes arquivos" table:style-name="ta1">
        <table:table-column table:style-name="co9" table:default-cell-style-name="ce44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ce45"/>
        <table:table-column table:style-name="co4" table:number-columns-repeated="1018" table:default-cell-style-name="Default"/>
        <table:table-row table:style-name="ro6">
          <table:table-cell table:style-name="ce15" office:value-type="string" calcext:value-type="string" table:number-columns-spanned="6" table:number-rows-spanned="1">
            <text:p>Nomes adotados para os arquivos de dados</text:p>
          </table:table-cell>
          <table:covered-table-cell table:number-columns-repeated="5" table:style-name="Default"/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3" office:value-type="string" calcext:value-type="string">
            <text:p>Dados</text:p>
          </table:table-cell>
          <table:table-cell table:style-name="ce43" office:value-type="string" calcext:value-type="string">
            <text:p>Brutos</text:p>
          </table:table-cell>
          <table:table-cell table:style-name="ce43" office:value-type="string" calcext:value-type="string">
            <text:p>Temporários</text:p>
          </table:table-cell>
          <table:table-cell table:style-name="ce43" office:value-type="string" calcext:value-type="string">
            <text:p>Formatados</text:p>
          </table:table-cell>
          <table:table-cell table:style-name="ce43" office:value-type="string" calcext:value-type="string">
            <text:p>Qualificados</text:p>
          </table:table-cell>
          <table:table-cell table:style-name="ce43" office:value-type="string" calcext:value-type="string">
            <text:p>Publicados</text:p>
          </table:table-cell>
          <table:table-cell table:style-name="ce41"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Solarimétricos</text:p>
          </table:table-cell>
          <table:table-cell office:value-type="string" calcext:value-type="string">
            <text:p>SIGLA_YYYY_DDD_a_DDD.dat *</text:p>
          </table:table-cell>
          <table:table-cell office:value-type="string" calcext:value-type="string">
            <text:p>SIGLA_YYYY_MM_ED_temporario.dat</text:p>
          </table:table-cell>
          <table:table-cell office:value-type="string" calcext:value-type="string">
            <text:p>SIGLA_YYYY_MM_SD_formatado.dat</text:p>
          </table:table-cell>
          <table:table-cell office:value-type="string" calcext:value-type="string">
            <text:p>SIGLA_YYYY_MM_SD_DQC.dat</text:p>
          </table:table-cell>
          <table:table-cell office:value-type="string" calcext:value-type="string">
            <text:p>SIGLA_YYYY_MM_SD.zip</text:p>
          </table:table-cell>
          <table:table-cell table:number-columns-repeated="1018"/>
        </table:table-row>
        <table:table-row table:style-name="ro7">
          <table:covered-table-cell/>
          <table:table-cell table:style-name="ce46" office:value-type="string" calcext:value-type="string">
            <text:p>ex.: BRB_2020_001_a_031.dat</text:p>
          </table:table-cell>
          <table:table-cell table:style-name="ce46" office:value-type="string" calcext:value-type="string">
            <text:p>ex.: BRB_2020_01_ED_temporario.dat ou</text:p>
            <text:p>BRB0408ED_prequalificado.dat</text:p>
          </table:table-cell>
          <table:table-cell table:style-name="ce46" office:value-type="string" calcext:value-type="string">
            <text:p>ex.: CPA_2020_06_SD_formatado.dat</text:p>
          </table:table-cell>
          <table:table-cell table:style-name="ce46" office:value-type="string" calcext:value-type="string">
            <text:p>ex.: CPA_2020_06_SD_DQC.dat</text:p>
          </table:table-cell>
          <table:table-cell table:style-name="ce46" office:value-type="string" calcext:value-type="string">
            <text:p>ex.: CPA_2020_06_SD.zip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Anemométricos</text:p>
          </table:table-cell>
          <table:table-cell office:value-type="string" calcext:value-type="string">
            <text:p>SIGLA_YYYY_DDD_a_DDD_Vento.dat *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GLA_YYYY_MM_WD_formatado.dat</text:p>
          </table:table-cell>
          <table:table-cell office:value-type="string" calcext:value-type="string">
            <text:p>SIGLA_YYYY_MM_WD_DQC.dat</text:p>
          </table:table-cell>
          <table:table-cell office:value-type="string" calcext:value-type="string">
            <text:p>SIGLA_YYYY_MM_WD.zip</text:p>
          </table:table-cell>
          <table:table-cell table:number-columns-repeated="1018"/>
        </table:table-row>
        <table:table-row table:style-name="ro1">
          <table:covered-table-cell/>
          <table:table-cell table:style-name="ce46" office:value-type="string" calcext:value-type="string">
            <text:p>ex.: BRB_2020_001_a_031_Vento.dat</text:p>
          </table:table-cell>
          <table:table-cell table:style-name="ce49"/>
          <table:table-cell table:style-name="ce46" office:value-type="string" calcext:value-type="string">
            <text:p>ex.: PTR_2015_08_WD_formatado.dat</text:p>
          </table:table-cell>
          <table:table-cell table:style-name="ce46" office:value-type="string" calcext:value-type="string">
            <text:p>ex.: PTR_2015_08_WD_DQC.dat</text:p>
          </table:table-cell>
          <table:table-cell table:style-name="ce46" office:value-type="string" calcext:value-type="string">
            <text:p>ex.: PTR_2015_08_WD.zip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Meteorológicos</text:p>
          </table:table-cell>
          <table:table-cell office:value-type="string" calcext:value-type="string">
            <text:p>SIGLA_YYYY_DDD_a_DDD.dat *</text:p>
          </table:table-cell>
          <table:table-cell office:value-type="string" calcext:value-type="string">
            <text:p>SIGLA_YYYY_MM_ED_temporario.dat</text:p>
          </table:table-cell>
          <table:table-cell office:value-type="string" calcext:value-type="string">
            <text:p>SIGLA_YYYY_MM_MD_formatado.dat</text:p>
          </table:table-cell>
          <table:table-cell office:value-type="string" calcext:value-type="string">
            <text:p>SIGLA_YYYY_MM_MD_DQC.dat</text:p>
          </table:table-cell>
          <table:table-cell office:value-type="string" calcext:value-type="string">
            <text:p>SIGLA_YYYY_MM_MD.zip</text:p>
          </table:table-cell>
          <table:table-cell table:number-columns-repeated="1018"/>
        </table:table-row>
        <table:table-row table:style-name="ro7">
          <table:covered-table-cell/>
          <table:table-cell table:style-name="ce46" office:value-type="string" calcext:value-type="string">
            <text:p>ex.: BRB_2020_001_a_031.dat</text:p>
          </table:table-cell>
          <table:table-cell table:style-name="ce46" office:value-type="string" calcext:value-type="string">
            <text:p>ex.: BRB_2020_01_ED_temporario.dat ou</text:p>
            <text:p>BRB0408ED_prequalificado.dat</text:p>
          </table:table-cell>
          <table:table-cell table:style-name="ce46" office:value-type="string" calcext:value-type="string">
            <text:p>ex.: BRB_2019_04_MD_formatado.dat</text:p>
          </table:table-cell>
          <table:table-cell table:style-name="ce46" office:value-type="string" calcext:value-type="string">
            <text:p>ex.: BRB_2019_04_MD_DQC.dat</text:p>
          </table:table-cell>
          <table:table-cell table:style-name="ce46" office:value-type="string" calcext:value-type="string">
            <text:p>ex.: BRB_2019_04_MD.zip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Cobertura de Nuvens</text:p>
          </table:table-cell>
          <table:table-cell office:value-type="string" calcext:value-type="string">
            <text:p>cloudiness_YYYYMMDD.tx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GLA_YYYY_MM_CD_formatado.dat</text:p>
          </table:table-cell>
          <table:table-cell office:value-type="string" calcext:value-type="string">
            <text:p>SIGLA_YYYY_MM_CD_DQC.dat</text:p>
          </table:table-cell>
          <table:table-cell office:value-type="string" calcext:value-type="string">
            <text:p>SIGLA_YYYY_MM_CD.zip</text:p>
          </table:table-cell>
          <table:table-cell table:number-columns-repeated="1018"/>
        </table:table-row>
        <table:table-row table:style-name="ro1">
          <table:covered-table-cell/>
          <table:table-cell table:style-name="ce46" office:value-type="string" calcext:value-type="string">
            <text:p>ex.: cloudiness_20191231.txt</text:p>
          </table:table-cell>
          <table:table-cell table:style-name="ce49"/>
          <table:table-cell table:style-name="ce46" office:value-type="string" calcext:value-type="string">
            <text:p>ex.: BRB_2020_06_CD_formatado.dat</text:p>
          </table:table-cell>
          <table:table-cell table:style-name="ce46" office:value-type="string" calcext:value-type="string">
            <text:p>ex.: BRB_2020_06_CD_DQC.dat</text:p>
          </table:table-cell>
          <table:table-cell table:style-name="ce46" office:value-type="string" calcext:value-type="string">
            <text:p>ex.: BRB_2020_06_CD.zip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ce4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48" office:value-type="string" calcext:value-type="string" table:number-columns-spanned="5" table:number-rows-spanned="1">
            <text:p>* - dia juliano</text:p>
          </table:table-cell>
          <table:covered-table-cell table:number-columns-repeated="4" table:style-name="ce50"/>
          <table:table-cell table:number-columns-repeated="1018"/>
        </table:table-row>
      </table:table>
      <table:named-expressions/>
      <table:database-ranges>
        <table:database-range table:name="__Anonymous_Sheet_DB__1" table:target-range-address="'Tabela-variavel'.A1:'Tabela-variavel'.H61">
          <table:sort>
            <table:sort-by table:field-number="0" table:data-type="automatic"/>
          </table:sort>
        </table:database-range>
        <table:database-range table:name="__Anonymous_Sheet_DB__2" table:target-range-address="'Tabela-sensor'.A2:'Tabela-sensor'.C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Tabela-estacao'.C2:'Tabela-estacao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month number:style="long"/>
      <number:text>/</number:text>
      <number:year number:style="long"/>
    </number:date-style>
    <number:number-style style:name="N153">
      <number:number number:decimal-places="6" loext:min-decimal-places="6" number:min-integer-digits="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tent" style:family="table-cell" style:parent-style-name="Default">
      <style:table-cell-properties fo:background-color="#ffffff" style:diagonal-bl-tr="none" style:diagonal-tl-br="none" fo:border="0.06pt solid #808080" fo:padding-bottom="1.01mm" fo:padding-left="1.99mm" fo:padding-right="1.99mm" fo:padding-top="1.01mm" style:vertical-align="middle"/>
      <style:text-properties fo:color="#000000"/>
    </style:style>
    <style:style style:name="Cabec_20_verde" style:display-name="Cabec verde" style:family="table-cell" style:parent-style-name="Content">
      <style:table-cell-properties fo:background-color="#e8f2a1" style:text-align-source="fix" style:repeat-content="false"/>
      <style:paragraph-properties fo:text-align="center"/>
      <style:text-properties fo:color="#000000" fo:font-style="italic" fo:font-weight="bold"/>
    </style:style>
    <style:style style:name="Cabec_20_cinza" style:display-name="Cabec cinza" style:family="table-cell" style:parent-style-name="Content">
      <style:table-cell-properties fo:background-color="#eeeeee" style:text-align-source="fix" style:repeat-content="false"/>
      <style:paragraph-properties fo:text-align="start"/>
      <style:text-properties fo:font-style="italic" fo:font-weight="bold"/>
    </style:style>
    <style:style style:name="Explic" style:family="table-cell" style:parent-style-name="Content">
      <style:table-cell-properties fo:background-color="#e2e4d1"/>
      <style:text-properties fo:color="#127622" fo:font-size="9pt" fo:font-style="italic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07:30.7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21:51.705000000</meta:creation-date>
    <dc:date>2020-09-02T15:12:30.027000000</dc:date>
    <meta:editing-duration>PT19H3M22S</meta:editing-duration>
    <meta:editing-cycles>198</meta:editing-cycles>
    <meta:generator>LibreOffice/6.4.6.2$Windows_X86_64 LibreOffice_project/0ce51a4fd21bff07a5c061082cc82c5ed232f115</meta:generator>
    <dc:creator>Silvia V. Pereira</dc:creator>
    <meta:document-statistic meta:table-count="6" meta:cell-count="4908" meta:object-count="0"/>
  </office:meta>
</office:document-meta>
</file>